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228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1.0752in"/>
    </style:style>
    <style:style style:name="co8" style:family="table-column">
      <style:table-column-properties fo:break-before="auto" style:column-width="1.5256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246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li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38032" calcext:value-type="float">
            <text:p>8.838032</text:p>
          </table:table-cell>
          <table:table-cell office:value-type="float" office:value="0.176761" calcext:value-type="float">
            <text:p>0.176761</text:p>
          </table:table-cell>
          <table:table-cell office:value-type="float" office:value="0.184621" calcext:value-type="float">
            <text:p>0.184621</text:p>
          </table:table-cell>
          <table:table-cell office:value-type="float" office:value="0.172678" calcext:value-type="float">
            <text:p>0.172678</text:p>
          </table:table-cell>
          <table:table-cell office:value-type="float" office:value="50" calcext:value-type="float">
            <text:p>50</text:p>
          </table:table-cell>
          <table:table-cell office:value-type="float" office:value="9.556766" calcext:value-type="float">
            <text:p>9.556766</text:p>
          </table:table-cell>
          <table:table-cell office:value-type="float" office:value="0.191135" calcext:value-type="float">
            <text:p>0.191135</text:p>
          </table:table-cell>
          <table:table-cell office:value-type="float" office:value="0.809486" calcext:value-type="float">
            <text:p>0.809486</text:p>
          </table:table-cell>
          <table:table-cell office:value-type="float" office:value="0.172971" calcext:value-type="float">
            <text:p>0.1729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197637" calcext:value-type="float">
            <text:p>10.197637</text:p>
          </table:table-cell>
          <table:table-cell office:value-type="float" office:value="0.188845" calcext:value-type="float">
            <text:p>0.188845</text:p>
          </table:table-cell>
          <table:table-cell office:value-type="float" office:value="0.809465" calcext:value-type="float">
            <text:p>0.809465</text:p>
          </table:table-cell>
          <table:table-cell office:value-type="float" office:value="0.172335" calcext:value-type="float">
            <text:p>0.172335</text:p>
          </table:table-cell>
          <table:table-cell office:value-type="float" office:value="46" calcext:value-type="float">
            <text:p>46</text:p>
          </table:table-cell>
          <table:table-cell office:value-type="float" office:value="8.197188" calcext:value-type="float">
            <text:p>8.197188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84717" calcext:value-type="float">
            <text:p>0.184717</text:p>
          </table:table-cell>
          <table:table-cell office:value-type="float" office:value="0.173072" calcext:value-type="float">
            <text:p>0.173072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106292" calcext:value-type="float">
            <text:p>10.106292</text:p>
          </table:table-cell>
          <table:table-cell office:value-type="float" office:value="0.180469" calcext:value-type="float">
            <text:p>0.180469</text:p>
          </table:table-cell>
          <table:table-cell office:value-type="float" office:value="0.184752" calcext:value-type="float">
            <text:p>0.184752</text:p>
          </table:table-cell>
          <table:table-cell office:value-type="float" office:value="0.173382" calcext:value-type="float">
            <text:p>0.173382</text:p>
          </table:table-cell>
          <table:table-cell office:value-type="float" office:value="44" calcext:value-type="float">
            <text:p>44</text:p>
          </table:table-cell>
          <table:table-cell office:value-type="float" office:value="8.494026" calcext:value-type="float">
            <text:p>8.494026</text:p>
          </table:table-cell>
          <table:table-cell office:value-type="float" office:value="0.193046" calcext:value-type="float">
            <text:p>0.193046</text:p>
          </table:table-cell>
          <table:table-cell office:value-type="float" office:value="0.81004" calcext:value-type="float">
            <text:p>0.81004</text:p>
          </table:table-cell>
          <table:table-cell office:value-type="float" office:value="0.173051" calcext:value-type="float">
            <text:p>0.1730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025458" calcext:value-type="float">
            <text:p>10.025458</text:p>
          </table:table-cell>
          <table:table-cell office:value-type="float" office:value="0.179026" calcext:value-type="float">
            <text:p>0.179026</text:p>
          </table:table-cell>
          <table:table-cell office:value-type="float" office:value="0.184716" calcext:value-type="float">
            <text:p>0.184716</text:p>
          </table:table-cell>
          <table:table-cell office:value-type="float" office:value="0.173187" calcext:value-type="float">
            <text:p>0.173187</text:p>
          </table:table-cell>
          <table:table-cell office:value-type="float" office:value="44" calcext:value-type="float">
            <text:p>44</text:p>
          </table:table-cell>
          <table:table-cell office:value-type="float" office:value="8.574838" calcext:value-type="float">
            <text:p>8.574838</text:p>
          </table:table-cell>
          <table:table-cell office:value-type="float" office:value="0.194883" calcext:value-type="float">
            <text:p>0.194883</text:p>
          </table:table-cell>
          <table:table-cell office:value-type="float" office:value="0.810004" calcext:value-type="float">
            <text:p>0.810004</text:p>
          </table:table-cell>
          <table:table-cell office:value-type="float" office:value="0.173129" calcext:value-type="float">
            <text:p>0.173129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377572" calcext:value-type="float">
            <text:p>10.377572</text:p>
          </table:table-cell>
          <table:table-cell office:value-type="float" office:value="0.182063" calcext:value-type="float">
            <text:p>0.182063</text:p>
          </table:table-cell>
          <table:table-cell office:value-type="float" office:value="0.184606" calcext:value-type="float">
            <text:p>0.184606</text:p>
          </table:table-cell>
          <table:table-cell office:value-type="float" office:value="0.173411" calcext:value-type="float">
            <text:p>0.173411</text:p>
          </table:table-cell>
          <table:table-cell office:value-type="float" office:value="43" calcext:value-type="float">
            <text:p>43</text:p>
          </table:table-cell>
          <table:table-cell office:value-type="float" office:value="8.427893" calcext:value-type="float">
            <text:p>8.427893</text:p>
          </table:table-cell>
          <table:table-cell office:value-type="float" office:value="0.195998" calcext:value-type="float">
            <text:p>0.195998</text:p>
          </table:table-cell>
          <table:table-cell office:value-type="float" office:value="0.809332" calcext:value-type="float">
            <text:p>0.809332</text:p>
          </table:table-cell>
          <table:table-cell office:value-type="float" office:value="0.17266" calcext:value-type="float">
            <text:p>0.1726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747521" calcext:value-type="float">
            <text:p>8.747521</text:p>
          </table:table-cell>
          <table:table-cell office:value-type="float" office:value="0.18224" calcext:value-type="float">
            <text:p>0.18224</text:p>
          </table:table-cell>
          <table:table-cell office:value-type="float" office:value="0.185682" calcext:value-type="float">
            <text:p>0.185682</text:p>
          </table:table-cell>
          <table:table-cell office:value-type="float" office:value="0.172609" calcext:value-type="float">
            <text:p>0.172609</text:p>
          </table:table-cell>
          <table:table-cell office:value-type="float" office:value="52" calcext:value-type="float">
            <text:p>52</text:p>
          </table:table-cell>
          <table:table-cell office:value-type="float" office:value="10.058021" calcext:value-type="float">
            <text:p>10.058021</text:p>
          </table:table-cell>
          <table:table-cell office:value-type="float" office:value="0.193423" calcext:value-type="float">
            <text:p>0.193423</text:p>
          </table:table-cell>
          <table:table-cell office:value-type="float" office:value="0.809385" calcext:value-type="float">
            <text:p>0.809385</text:p>
          </table:table-cell>
          <table:table-cell office:value-type="float" office:value="0.172924" calcext:value-type="float">
            <text:p>0.17292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511207" calcext:value-type="float">
            <text:p>11.511207</text:p>
          </table:table-cell>
          <table:table-cell office:value-type="float" office:value="0.188708" calcext:value-type="float">
            <text:p>0.188708</text:p>
          </table:table-cell>
          <table:table-cell office:value-type="float" office:value="0.799868" calcext:value-type="float">
            <text:p>0.799868</text:p>
          </table:table-cell>
          <table:table-cell office:value-type="float" office:value="0.172984" calcext:value-type="float">
            <text:p>0.172984</text:p>
          </table:table-cell>
          <table:table-cell office:value-type="float" office:value="39" calcext:value-type="float">
            <text:p>39</text:p>
          </table:table-cell>
          <table:table-cell office:value-type="float" office:value="6.89126" calcext:value-type="float">
            <text:p>6.89126</text:p>
          </table:table-cell>
          <table:table-cell office:value-type="float" office:value="0.176699" calcext:value-type="float">
            <text:p>0.176699</text:p>
          </table:table-cell>
          <table:table-cell office:value-type="float" office:value="0.184214" calcext:value-type="float">
            <text:p>0.184214</text:p>
          </table:table-cell>
          <table:table-cell office:value-type="float" office:value="0.173225" calcext:value-type="float">
            <text:p>0.1732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702817" calcext:value-type="float">
            <text:p>9.702817</text:p>
          </table:table-cell>
          <table:table-cell office:value-type="float" office:value="0.190251" calcext:value-type="float">
            <text:p>0.190251</text:p>
          </table:table-cell>
          <table:table-cell office:value-type="float" office:value="0.799731" calcext:value-type="float">
            <text:p>0.799731</text:p>
          </table:table-cell>
          <table:table-cell office:value-type="float" office:value="0.17305" calcext:value-type="float">
            <text:p>0.17305</text:p>
          </table:table-cell>
          <table:table-cell office:value-type="float" office:value="49" calcext:value-type="float">
            <text:p>49</text:p>
          </table:table-cell>
          <table:table-cell office:value-type="float" office:value="8.699754" calcext:value-type="float">
            <text:p>8.699754</text:p>
          </table:table-cell>
          <table:table-cell office:value-type="float" office:value="0.177546" calcext:value-type="float">
            <text:p>0.177546</text:p>
          </table:table-cell>
          <table:table-cell office:value-type="float" office:value="0.18432" calcext:value-type="float">
            <text:p>0.18432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13789" calcext:value-type="float">
            <text:p>8.913789</text:p>
          </table:table-cell>
          <table:table-cell office:value-type="float" office:value="0.178276" calcext:value-type="float">
            <text:p>0.178276</text:p>
          </table:table-cell>
          <table:table-cell office:value-type="float" office:value="0.184524" calcext:value-type="float">
            <text:p>0.184524</text:p>
          </table:table-cell>
          <table:table-cell office:value-type="float" office:value="0.172901" calcext:value-type="float">
            <text:p>0.172901</text:p>
          </table:table-cell>
          <table:table-cell office:value-type="float" office:value="50" calcext:value-type="float">
            <text:p>50</text:p>
          </table:table-cell>
          <table:table-cell office:value-type="float" office:value="9.488888" calcext:value-type="float">
            <text:p>9.488888</text:p>
          </table:table-cell>
          <table:table-cell office:value-type="float" office:value="0.189778" calcext:value-type="float">
            <text:p>0.189778</text:p>
          </table:table-cell>
          <table:table-cell office:value-type="float" office:value="0.79977" calcext:value-type="float">
            <text:p>0.79977</text:p>
          </table:table-cell>
          <table:table-cell office:value-type="float" office:value="0.173044" calcext:value-type="float">
            <text:p>0.1730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271822" calcext:value-type="float">
            <text:p>9.271822</text:p>
          </table:table-cell>
          <table:table-cell office:value-type="float" office:value="0.178304" calcext:value-type="float">
            <text:p>0.178304</text:p>
          </table:table-cell>
          <table:table-cell office:value-type="float" office:value="0.184537" calcext:value-type="float">
            <text:p>0.184537</text:p>
          </table:table-cell>
          <table:table-cell office:value-type="float" office:value="0.173102" calcext:value-type="float">
            <text:p>0.173102</text:p>
          </table:table-cell>
          <table:table-cell office:value-type="float" office:value="48" calcext:value-type="float">
            <text:p>48</text:p>
          </table:table-cell>
          <table:table-cell office:value-type="float" office:value="9.130515" calcext:value-type="float">
            <text:p>9.130515</text:p>
          </table:table-cell>
          <table:table-cell office:value-type="float" office:value="0.190219" calcext:value-type="float">
            <text:p>0.190219</text:p>
          </table:table-cell>
          <table:table-cell office:value-type="float" office:value="0.79943" calcext:value-type="float">
            <text:p>0.79943</text:p>
          </table:table-cell>
          <table:table-cell office:value-type="float" office:value="0.173117" calcext:value-type="float">
            <text:p>0.17311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01444" calcext:value-type="float">
            <text:p>9.001444</text:p>
          </table:table-cell>
          <table:table-cell office:value-type="float" office:value="0.180029" calcext:value-type="float">
            <text:p>0.180029</text:p>
          </table:table-cell>
          <table:table-cell office:value-type="float" office:value="0.184514" calcext:value-type="float">
            <text:p>0.184514</text:p>
          </table:table-cell>
          <table:table-cell office:value-type="float" office:value="0.172498" calcext:value-type="float">
            <text:p>0.172498</text:p>
          </table:table-cell>
          <table:table-cell office:value-type="float" office:value="50" calcext:value-type="float">
            <text:p>50</text:p>
          </table:table-cell>
          <table:table-cell office:value-type="float" office:value="9.602016" calcext:value-type="float">
            <text:p>9.602016</text:p>
          </table:table-cell>
          <table:table-cell office:value-type="float" office:value="0.19204" calcext:value-type="float">
            <text:p>0.19204</text:p>
          </table:table-cell>
          <table:table-cell office:value-type="float" office:value="0.800433" calcext:value-type="float">
            <text:p>0.800433</text:p>
          </table:table-cell>
          <table:table-cell office:value-type="float" office:value="0.172603" calcext:value-type="float">
            <text:p>0.17260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706632" calcext:value-type="float">
            <text:p>10.706632</text:p>
          </table:table-cell>
          <table:table-cell office:value-type="float" office:value="0.19119" calcext:value-type="float">
            <text:p>0.19119</text:p>
          </table:table-cell>
          <table:table-cell office:value-type="float" office:value="0.80043" calcext:value-type="float">
            <text:p>0.80043</text:p>
          </table:table-cell>
          <table:table-cell office:value-type="float" office:value="0.172511" calcext:value-type="float">
            <text:p>0.172511</text:p>
          </table:table-cell>
          <table:table-cell office:value-type="float" office:value="44" calcext:value-type="float">
            <text:p>44</text:p>
          </table:table-cell>
          <table:table-cell office:value-type="float" office:value="7.89716" calcext:value-type="float">
            <text:p>7.89716</text:p>
          </table:table-cell>
          <table:table-cell office:value-type="float" office:value="0.179481" calcext:value-type="float">
            <text:p>0.179481</text:p>
          </table:table-cell>
          <table:table-cell office:value-type="float" office:value="0.184988" calcext:value-type="float">
            <text:p>0.184988</text:p>
          </table:table-cell>
          <table:table-cell office:value-type="float" office:value="0.172621" calcext:value-type="float">
            <text:p>0.17262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451803" calcext:value-type="float">
            <text:p>11.451803</text:p>
          </table:table-cell>
          <table:table-cell office:value-type="float" office:value="0.190863" calcext:value-type="float">
            <text:p>0.190863</text:p>
          </table:table-cell>
          <table:table-cell office:value-type="float" office:value="0.800402" calcext:value-type="float">
            <text:p>0.800402</text:p>
          </table:table-cell>
          <table:table-cell office:value-type="float" office:value="0.172706" calcext:value-type="float">
            <text:p>0.172706</text:p>
          </table:table-cell>
          <table:table-cell office:value-type="float" office:value="40" calcext:value-type="float">
            <text:p>40</text:p>
          </table:table-cell>
          <table:table-cell office:value-type="float" office:value="7.151956" calcext:value-type="float">
            <text:p>7.151956</text:p>
          </table:table-cell>
          <table:table-cell office:value-type="float" office:value="0.178799" calcext:value-type="float">
            <text:p>0.178799</text:p>
          </table:table-cell>
          <table:table-cell office:value-type="float" office:value="0.184392" calcext:value-type="float">
            <text:p>0.184392</text:p>
          </table:table-cell>
          <table:table-cell office:value-type="float" office:value="0.172648" calcext:value-type="float">
            <text:p>0.17264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708183" calcext:value-type="float">
            <text:p>9.708183</text:p>
          </table:table-cell>
          <table:table-cell office:value-type="float" office:value="0.179781" calcext:value-type="float">
            <text:p>0.179781</text:p>
          </table:table-cell>
          <table:table-cell office:value-type="float" office:value="0.184512" calcext:value-type="float">
            <text:p>0.184512</text:p>
          </table:table-cell>
          <table:table-cell office:value-type="float" office:value="0.172626" calcext:value-type="float">
            <text:p>0.172626</text:p>
          </table:table-cell>
          <table:table-cell office:value-type="float" office:value="46" calcext:value-type="float">
            <text:p>46</text:p>
          </table:table-cell>
          <table:table-cell office:value-type="float" office:value="8.895747" calcext:value-type="float">
            <text:p>8.895747</text:p>
          </table:table-cell>
          <table:table-cell office:value-type="float" office:value="0.193386" calcext:value-type="float">
            <text:p>0.193386</text:p>
          </table:table-cell>
          <table:table-cell office:value-type="float" office:value="0.800477" calcext:value-type="float">
            <text:p>0.800477</text:p>
          </table:table-cell>
          <table:table-cell office:value-type="float" office:value="0.172664" calcext:value-type="float">
            <text:p>0.17266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14935" calcext:value-type="float">
            <text:p>8.514935</text:p>
          </table:table-cell>
          <table:table-cell office:value-type="float" office:value="0.181169" calcext:value-type="float">
            <text:p>0.181169</text:p>
          </table:table-cell>
          <table:table-cell office:value-type="float" office:value="0.185068" calcext:value-type="float">
            <text:p>0.185068</text:p>
          </table:table-cell>
          <table:table-cell office:value-type="float" office:value="0.172655" calcext:value-type="float">
            <text:p>0.172655</text:p>
          </table:table-cell>
          <table:table-cell office:value-type="float" office:value="53" calcext:value-type="float">
            <text:p>53</text:p>
          </table:table-cell>
          <table:table-cell office:value-type="float" office:value="10.28582" calcext:value-type="float">
            <text:p>10.28582</text:p>
          </table:table-cell>
          <table:table-cell office:value-type="float" office:value="0.194072" calcext:value-type="float">
            <text:p>0.194072</text:p>
          </table:table-cell>
          <table:table-cell office:value-type="float" office:value="0.81109" calcext:value-type="float">
            <text:p>0.81109</text:p>
          </table:table-cell>
          <table:table-cell office:value-type="float" office:value="0.172922" calcext:value-type="float">
            <text:p>0.1729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714795" calcext:value-type="float">
            <text:p>8.714795</text:p>
          </table:table-cell>
          <table:table-cell office:value-type="float" office:value="0.181558" calcext:value-type="float">
            <text:p>0.181558</text:p>
          </table:table-cell>
          <table:table-cell office:value-type="float" office:value="0.185531" calcext:value-type="float">
            <text:p>0.185531</text:p>
          </table:table-cell>
          <table:table-cell office:value-type="float" office:value="0.172695" calcext:value-type="float">
            <text:p>0.172695</text:p>
          </table:table-cell>
          <table:table-cell office:value-type="float" office:value="52" calcext:value-type="float">
            <text:p>52</text:p>
          </table:table-cell>
          <table:table-cell office:value-type="float" office:value="10.085937" calcext:value-type="float">
            <text:p>10.085937</text:p>
          </table:table-cell>
          <table:table-cell office:value-type="float" office:value="0.19396" calcext:value-type="float">
            <text:p>0.19396</text:p>
          </table:table-cell>
          <table:table-cell office:value-type="float" office:value="0.811105" calcext:value-type="float">
            <text:p>0.811105</text:p>
          </table:table-cell>
          <table:table-cell office:value-type="float" office:value="0.172843" calcext:value-type="float">
            <text:p>0.1728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29911" calcext:value-type="float">
            <text:p>9.29911</text:p>
          </table:table-cell>
          <table:table-cell office:value-type="float" office:value="0.182335" calcext:value-type="float">
            <text:p>0.182335</text:p>
          </table:table-cell>
          <table:table-cell office:value-type="float" office:value="0.185598" calcext:value-type="float">
            <text:p>0.185598</text:p>
          </table:table-cell>
          <table:table-cell office:value-type="float" office:value="0.172794" calcext:value-type="float">
            <text:p>0.172794</text:p>
          </table:table-cell>
          <table:table-cell office:value-type="float" office:value="49" calcext:value-type="float">
            <text:p>49</text:p>
          </table:table-cell>
          <table:table-cell office:value-type="float" office:value="9.501476" calcext:value-type="float">
            <text:p>9.501476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811046" calcext:value-type="float">
            <text:p>0.811046</text:p>
          </table:table-cell>
          <table:table-cell office:value-type="float" office:value="0.172864" calcext:value-type="float">
            <text:p>0.1728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975426" calcext:value-type="float">
            <text:p>9.975426</text:p>
          </table:table-cell>
          <table:table-cell office:value-type="float" office:value="0.181371" calcext:value-type="float">
            <text:p>0.181371</text:p>
          </table:table-cell>
          <table:table-cell office:value-type="float" office:value="0.185532" calcext:value-type="float">
            <text:p>0.185532</text:p>
          </table:table-cell>
          <table:table-cell office:value-type="float" office:value="0.172865" calcext:value-type="float">
            <text:p>0.172865</text:p>
          </table:table-cell>
          <table:table-cell office:value-type="float" office:value="45" calcext:value-type="float">
            <text:p>45</text:p>
          </table:table-cell>
          <table:table-cell office:value-type="float" office:value="8.824842" calcext:value-type="float">
            <text:p>8.824842</text:p>
          </table:table-cell>
          <table:table-cell office:value-type="float" office:value="0.196108" calcext:value-type="float">
            <text:p>0.196108</text:p>
          </table:table-cell>
          <table:table-cell office:value-type="float" office:value="0.811034" calcext:value-type="float">
            <text:p>0.811034</text:p>
          </table:table-cell>
          <table:table-cell office:value-type="float" office:value="0.172663" calcext:value-type="float">
            <text:p>0.172663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624181" calcext:value-type="float">
            <text:p>7.624181</text:p>
          </table:table-cell>
          <table:table-cell office:value-type="float" office:value="0.177307" calcext:value-type="float">
            <text:p>0.177307</text:p>
          </table:table-cell>
          <table:table-cell office:value-type="float" office:value="0.186281" calcext:value-type="float">
            <text:p>0.186281</text:p>
          </table:table-cell>
          <table:table-cell office:value-type="float" office:value="0.172631" calcext:value-type="float">
            <text:p>0.172631</text:p>
          </table:table-cell>
          <table:table-cell office:value-type="float" office:value="57" calcext:value-type="float">
            <text:p>57</text:p>
          </table:table-cell>
          <table:table-cell office:value-type="float" office:value="10.767989" calcext:value-type="float">
            <text:p>10.767989</text:p>
          </table:table-cell>
          <table:table-cell office:value-type="float" office:value="0.188912" calcext:value-type="float">
            <text:p>0.188912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173219" calcext:value-type="float">
            <text:p>0.1732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177478" calcext:value-type="float">
            <text:p>8.177478</text:p>
          </table:table-cell>
          <table:table-cell office:value-type="float" office:value="0.177771" calcext:value-type="float">
            <text:p>0.177771</text:p>
          </table:table-cell>
          <table:table-cell office:value-type="float" office:value="0.186453" calcext:value-type="float">
            <text:p>0.186453</text:p>
          </table:table-cell>
          <table:table-cell office:value-type="float" office:value="0.172713" calcext:value-type="float">
            <text:p>0.172713</text:p>
          </table:table-cell>
          <table:table-cell office:value-type="float" office:value="54" calcext:value-type="float">
            <text:p>54</text:p>
          </table:table-cell>
          <table:table-cell office:value-type="float" office:value="10.214931" calcext:value-type="float">
            <text:p>10.214931</text:p>
          </table:table-cell>
          <table:table-cell office:value-type="float" office:value="0.189165" calcext:value-type="float">
            <text:p>0.189165</text:p>
          </table:table-cell>
          <table:table-cell office:value-type="float" office:value="0.808372" calcext:value-type="float">
            <text:p>0.808372</text:p>
          </table:table-cell>
          <table:table-cell office:value-type="float" office:value="0.172996" calcext:value-type="float">
            <text:p>0.17299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09341" calcext:value-type="float">
            <text:p>8.709341</text:p>
          </table:table-cell>
          <table:table-cell office:value-type="float" office:value="0.177742" calcext:value-type="float">
            <text:p>0.177742</text:p>
          </table:table-cell>
          <table:table-cell office:value-type="float" office:value="0.18692" calcext:value-type="float">
            <text:p>0.18692</text:p>
          </table:table-cell>
          <table:table-cell office:value-type="float" office:value="0.172152" calcext:value-type="float">
            <text:p>0.172152</text:p>
          </table:table-cell>
          <table:table-cell office:value-type="float" office:value="51" calcext:value-type="float">
            <text:p>51</text:p>
          </table:table-cell>
          <table:table-cell office:value-type="float" office:value="9.681926" calcext:value-type="float">
            <text:p>9.681926</text:p>
          </table:table-cell>
          <table:table-cell office:value-type="float" office:value="0.189842" calcext:value-type="float">
            <text:p>0.189842</text:p>
          </table:table-cell>
          <table:table-cell office:value-type="float" office:value="0.808845" calcext:value-type="float">
            <text:p>0.808845</text:p>
          </table:table-cell>
          <table:table-cell office:value-type="float" office:value="0.172603" calcext:value-type="float">
            <text:p>0.1726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981633" calcext:value-type="float">
            <text:p>8.981633</text:p>
          </table:table-cell>
          <table:table-cell office:value-type="float" office:value="0.191099" calcext:value-type="float">
            <text:p>0.191099</text:p>
          </table:table-cell>
          <table:table-cell office:value-type="float" office:value="0.808765" calcext:value-type="float">
            <text:p>0.808765</text:p>
          </table:table-cell>
          <table:table-cell office:value-type="float" office:value="0.172531" calcext:value-type="float">
            <text:p>0.172531</text:p>
          </table:table-cell>
          <table:table-cell office:value-type="float" office:value="53" calcext:value-type="float">
            <text:p>53</text:p>
          </table:table-cell>
          <table:table-cell office:value-type="float" office:value="9.40908" calcext:value-type="float">
            <text:p>9.40908</text:p>
          </table:table-cell>
          <table:table-cell office:value-type="float" office:value="0.17753" calcext:value-type="float">
            <text:p>0.17753</text:p>
          </table:table-cell>
          <table:table-cell office:value-type="float" office:value="0.185989" calcext:value-type="float">
            <text:p>0.185989</text:p>
          </table:table-cell>
          <table:table-cell office:value-type="float" office:value="0.171599" calcext:value-type="float">
            <text:p>0.17159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393873" calcext:value-type="float">
            <text:p>10.393873</text:p>
          </table:table-cell>
          <table:table-cell office:value-type="float" office:value="0.18898" calcext:value-type="float">
            <text:p>0.18898</text:p>
          </table:table-cell>
          <table:table-cell office:value-type="float" office:value="0.808475" calcext:value-type="float">
            <text:p>0.808475</text:p>
          </table:table-cell>
          <table:table-cell office:value-type="float" office:value="0.171247" calcext:value-type="float">
            <text:p>0.171247</text:p>
          </table:table-cell>
          <table:table-cell office:value-type="float" office:value="45" calcext:value-type="float">
            <text:p>45</text:p>
          </table:table-cell>
          <table:table-cell office:value-type="float" office:value="7.997937" calcext:value-type="float">
            <text:p>7.997937</text:p>
          </table:table-cell>
          <table:table-cell office:value-type="float" office:value="0.177732" calcext:value-type="float">
            <text:p>0.177732</text:p>
          </table:table-cell>
          <table:table-cell office:value-type="float" office:value="0.18474" calcext:value-type="float">
            <text:p>0.18474</text:p>
          </table:table-cell>
          <table:table-cell office:value-type="float" office:value="0.173164" calcext:value-type="float">
            <text:p>0.1731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438711" calcext:value-type="float">
            <text:p>9.438711</text:p>
          </table:table-cell>
          <table:table-cell office:value-type="float" office:value="0.178089" calcext:value-type="float">
            <text:p>0.178089</text:p>
          </table:table-cell>
          <table:table-cell office:value-type="float" office:value="0.187698" calcext:value-type="float">
            <text:p>0.187698</text:p>
          </table:table-cell>
          <table:table-cell office:value-type="float" office:value="0.172982" calcext:value-type="float">
            <text:p>0.172982</text:p>
          </table:table-cell>
          <table:table-cell office:value-type="float" office:value="47" calcext:value-type="float">
            <text:p>47</text:p>
          </table:table-cell>
          <table:table-cell office:value-type="float" office:value="8.954209" calcext:value-type="float">
            <text:p>8.954209</text:p>
          </table:table-cell>
          <table:table-cell office:value-type="float" office:value="0.190515" calcext:value-type="float">
            <text:p>0.190515</text:p>
          </table:table-cell>
          <table:table-cell office:value-type="float" office:value="0.808618" calcext:value-type="float">
            <text:p>0.808618</text:p>
          </table:table-cell>
          <table:table-cell office:value-type="float" office:value="0.173132" calcext:value-type="float">
            <text:p>0.17313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466065" calcext:value-type="float">
            <text:p>7.466065</text:p>
          </table:table-cell>
          <table:table-cell office:value-type="float" office:value="0.177763" calcext:value-type="float">
            <text:p>0.177763</text:p>
          </table:table-cell>
          <table:table-cell office:value-type="float" office:value="0.187086" calcext:value-type="float">
            <text:p>0.187086</text:p>
          </table:table-cell>
          <table:table-cell office:value-type="float" office:value="0.17308" calcext:value-type="float">
            <text:p>0.17308</text:p>
          </table:table-cell>
          <table:table-cell office:value-type="float" office:value="58" calcext:value-type="float">
            <text:p>58</text:p>
          </table:table-cell>
          <table:table-cell office:value-type="float" office:value="10.927228" calcext:value-type="float">
            <text:p>10.927228</text:p>
          </table:table-cell>
          <table:table-cell office:value-type="float" office:value="0.1884" calcext:value-type="float">
            <text:p>0.1884</text:p>
          </table:table-cell>
          <table:table-cell office:value-type="float" office:value="0.808473" calcext:value-type="float">
            <text:p>0.808473</text:p>
          </table:table-cell>
          <table:table-cell office:value-type="float" office:value="0.173053" calcext:value-type="float">
            <text:p>0.1730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652806" calcext:value-type="float">
            <text:p>9.652806</text:p>
          </table:table-cell>
          <table:table-cell office:value-type="float" office:value="0.189271" calcext:value-type="float">
            <text:p>0.189271</text:p>
          </table:table-cell>
          <table:table-cell office:value-type="float" office:value="0.80882" calcext:value-type="float">
            <text:p>0.80882</text:p>
          </table:table-cell>
          <table:table-cell office:value-type="float" office:value="0.172319" calcext:value-type="float">
            <text:p>0.172319</text:p>
          </table:table-cell>
          <table:table-cell office:value-type="float" office:value="49" calcext:value-type="float">
            <text:p>49</text:p>
          </table:table-cell>
          <table:table-cell office:value-type="float" office:value="8.741315" calcext:value-type="float">
            <text:p>8.741315</text:p>
          </table:table-cell>
          <table:table-cell office:value-type="float" office:value="0.178394" calcext:value-type="float">
            <text:p>0.178394</text:p>
          </table:table-cell>
          <table:table-cell office:value-type="float" office:value="0.187732" calcext:value-type="float">
            <text:p>0.187732</text:p>
          </table:table-cell>
          <table:table-cell office:value-type="float" office:value="0.172994" calcext:value-type="float">
            <text:p>0.172994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58019" calcext:value-type="float">
            <text:p>9.958019</text:p>
          </table:table-cell>
          <table:table-cell office:value-type="float" office:value="0.1915" calcext:value-type="float">
            <text:p>0.1915</text:p>
          </table:table-cell>
          <table:table-cell office:value-type="float" office:value="0.803837" calcext:value-type="float">
            <text:p>0.803837</text:p>
          </table:table-cell>
          <table:table-cell office:value-type="float" office:value="0.17183" calcext:value-type="float">
            <text:p>0.17183</text:p>
          </table:table-cell>
          <table:table-cell office:value-type="float" office:value="48" calcext:value-type="float">
            <text:p>48</text:p>
          </table:table-cell>
          <table:table-cell office:value-type="float" office:value="8.675059" calcext:value-type="float">
            <text:p>8.675059</text:p>
          </table:table-cell>
          <table:table-cell office:value-type="float" office:value="0.18073" calcext:value-type="float">
            <text:p>0.18073</text:p>
          </table:table-cell>
          <table:table-cell office:value-type="float" office:value="0.186222" calcext:value-type="float">
            <text:p>0.186222</text:p>
          </table:table-cell>
          <table:table-cell office:value-type="float" office:value="0.172774" calcext:value-type="float">
            <text:p>0.1727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888125" calcext:value-type="float">
            <text:p>8.888125</text:p>
          </table:table-cell>
          <table:table-cell office:value-type="float" office:value="0.19322" calcext:value-type="float">
            <text:p>0.19322</text:p>
          </table:table-cell>
          <table:table-cell office:value-type="float" office:value="0.803709" calcext:value-type="float">
            <text:p>0.803709</text:p>
          </table:table-cell>
          <table:table-cell office:value-type="float" office:value="0.17252" calcext:value-type="float">
            <text:p>0.17252</text:p>
          </table:table-cell>
          <table:table-cell office:value-type="float" office:value="54" calcext:value-type="float">
            <text:p>54</text:p>
          </table:table-cell>
          <table:table-cell office:value-type="float" office:value="9.744874" calcext:value-type="float">
            <text:p>9.744874</text:p>
          </table:table-cell>
          <table:table-cell office:value-type="float" office:value="0.180461" calcext:value-type="float">
            <text:p>0.180461</text:p>
          </table:table-cell>
          <table:table-cell office:value-type="float" office:value="0.186918" calcext:value-type="float">
            <text:p>0.186918</text:p>
          </table:table-cell>
          <table:table-cell office:value-type="float" office:value="0.172967" calcext:value-type="float">
            <text:p>0.1729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20087" calcext:value-type="float">
            <text:p>8.20087</text:p>
          </table:table-cell>
          <table:table-cell office:value-type="float" office:value="0.195259" calcext:value-type="float">
            <text:p>0.195259</text:p>
          </table:table-cell>
          <table:table-cell office:value-type="float" office:value="0.803531" calcext:value-type="float">
            <text:p>0.803531</text:p>
          </table:table-cell>
          <table:table-cell office:value-type="float" office:value="0.173175" calcext:value-type="float">
            <text:p>0.173175</text:p>
          </table:table-cell>
          <table:table-cell office:value-type="float" office:value="58" calcext:value-type="float">
            <text:p>58</text:p>
          </table:table-cell>
          <table:table-cell office:value-type="float" office:value="10.432503" calcext:value-type="float">
            <text:p>10.432503</text:p>
          </table:table-cell>
          <table:table-cell office:value-type="float" office:value="0.179871" calcext:value-type="float">
            <text:p>0.179871</text:p>
          </table:table-cell>
          <table:table-cell office:value-type="float" office:value="0.185785" calcext:value-type="float">
            <text:p>0.185785</text:p>
          </table:table-cell>
          <table:table-cell office:value-type="float" office:value="0.173043" calcext:value-type="float">
            <text:p>0.17304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366501" calcext:value-type="float">
            <text:p>11.366501</text:p>
          </table:table-cell>
          <table:table-cell office:value-type="float" office:value="0.180421" calcext:value-type="float">
            <text:p>0.180421</text:p>
          </table:table-cell>
          <table:table-cell office:value-type="float" office:value="0.185971" calcext:value-type="float">
            <text:p>0.185971</text:p>
          </table:table-cell>
          <table:table-cell office:value-type="float" office:value="0.173275" calcext:value-type="float">
            <text:p>0.173275</text:p>
          </table:table-cell>
          <table:table-cell office:value-type="float" office:value="37" calcext:value-type="float">
            <text:p>37</text:p>
          </table:table-cell>
          <table:table-cell office:value-type="float" office:value="7.266002" calcext:value-type="float">
            <text:p>7.266002</text:p>
          </table:table-cell>
          <table:table-cell office:value-type="float" office:value="0.196378" calcext:value-type="float">
            <text:p>0.196378</text:p>
          </table:table-cell>
          <table:table-cell office:value-type="float" office:value="0.803453" calcext:value-type="float">
            <text:p>0.803453</text:p>
          </table:table-cell>
          <table:table-cell office:value-type="float" office:value="0.173015" calcext:value-type="float">
            <text:p>0.17301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92195" calcext:value-type="float">
            <text:p>9.192195</text:p>
          </table:table-cell>
          <table:table-cell office:value-type="float" office:value="0.180239" calcext:value-type="float">
            <text:p>0.180239</text:p>
          </table:table-cell>
          <table:table-cell office:value-type="float" office:value="0.185761" calcext:value-type="float">
            <text:p>0.185761</text:p>
          </table:table-cell>
          <table:table-cell office:value-type="float" office:value="0.17299" calcext:value-type="float">
            <text:p>0.17299</text:p>
          </table:table-cell>
          <table:table-cell office:value-type="float" office:value="49" calcext:value-type="float">
            <text:p>49</text:p>
          </table:table-cell>
          <table:table-cell office:value-type="float" office:value="9.440985" calcext:value-type="float">
            <text:p>9.440985</text:p>
          </table:table-cell>
          <table:table-cell office:value-type="float" office:value="0.192673" calcext:value-type="float">
            <text:p>0.192673</text:p>
          </table:table-cell>
          <table:table-cell office:value-type="float" office:value="0.803585" calcext:value-type="float">
            <text:p>0.803585</text:p>
          </table:table-cell>
          <table:table-cell office:value-type="float" office:value="0.172937" calcext:value-type="float">
            <text:p>0.17293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70643" calcext:value-type="float">
            <text:p>10.370643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0.803557" calcext:value-type="float">
            <text:p>0.803557</text:p>
          </table:table-cell>
          <table:table-cell office:value-type="float" office:value="0.172882" calcext:value-type="float">
            <text:p>0.172882</text:p>
          </table:table-cell>
          <table:table-cell office:value-type="float" office:value="46" calcext:value-type="float">
            <text:p>46</text:p>
          </table:table-cell>
          <table:table-cell office:value-type="float" office:value="8.263437" calcext:value-type="float">
            <text:p>8.263437</text:p>
          </table:table-cell>
          <table:table-cell office:value-type="float" office:value="0.17964" calcext:value-type="float">
            <text:p>0.17964</text:p>
          </table:table-cell>
          <table:table-cell office:value-type="float" office:value="0.18531" calcext:value-type="float">
            <text:p>0.18531</text:p>
          </table:table-cell>
          <table:table-cell office:value-type="float" office:value="0.173291" calcext:value-type="float">
            <text:p>0.1732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918596" calcext:value-type="float">
            <text:p>7.918596</text:p>
          </table:table-cell>
          <table:table-cell office:value-type="float" office:value="0.179968" calcext:value-type="float">
            <text:p>0.179968</text:p>
          </table:table-cell>
          <table:table-cell office:value-type="float" office:value="0.185878" calcext:value-type="float">
            <text:p>0.185878</text:p>
          </table:table-cell>
          <table:table-cell office:value-type="float" office:value="0.172885" calcext:value-type="float">
            <text:p>0.172885</text:p>
          </table:table-cell>
          <table:table-cell office:value-type="float" office:value="56" calcext:value-type="float">
            <text:p>56</text:p>
          </table:table-cell>
          <table:table-cell office:value-type="float" office:value="10.71475" calcext:value-type="float">
            <text:p>10.71475</text:p>
          </table:table-cell>
          <table:table-cell office:value-type="float" office:value="0.191335" calcext:value-type="float">
            <text:p>0.191335</text:p>
          </table:table-cell>
          <table:table-cell office:value-type="float" office:value="0.803625" calcext:value-type="float">
            <text:p>0.803625</text:p>
          </table:table-cell>
          <table:table-cell office:value-type="float" office:value="0.173574" calcext:value-type="float">
            <text:p>0.1735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934799" calcext:value-type="float">
            <text:p>8.934799</text:p>
          </table:table-cell>
          <table:table-cell office:value-type="float" office:value="0.194235" calcext:value-type="float">
            <text:p>0.194235</text:p>
          </table:table-cell>
          <table:table-cell office:value-type="float" office:value="0.803494" calcext:value-type="float">
            <text:p>0.803494</text:p>
          </table:table-cell>
          <table:table-cell office:value-type="float" office:value="0.172956" calcext:value-type="float">
            <text:p>0.172956</text:p>
          </table:table-cell>
          <table:table-cell office:value-type="float" office:value="54" calcext:value-type="float">
            <text:p>54</text:p>
          </table:table-cell>
          <table:table-cell office:value-type="float" office:value="9.69881" calcext:value-type="float">
            <text:p>9.69881</text:p>
          </table:table-cell>
          <table:table-cell office:value-type="float" office:value="0.179608" calcext:value-type="float">
            <text:p>0.179608</text:p>
          </table:table-cell>
          <table:table-cell office:value-type="float" office:value="0.186783" calcext:value-type="float">
            <text:p>0.186783</text:p>
          </table:table-cell>
          <table:table-cell office:value-type="float" office:value="0.171971" calcext:value-type="float">
            <text:p>0.171971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913981" calcext:value-type="float">
            <text:p>8.913981</text:p>
          </table:table-cell>
          <table:table-cell office:value-type="float" office:value="0.181918" calcext:value-type="float">
            <text:p>0.181918</text:p>
          </table:table-cell>
          <table:table-cell office:value-type="float" office:value="0.186242" calcext:value-type="float">
            <text:p>0.186242</text:p>
          </table:table-cell>
          <table:table-cell office:value-type="float" office:value="0.171914" calcext:value-type="float">
            <text:p>0.171914</text:p>
          </table:table-cell>
          <table:table-cell office:value-type="float" office:value="51" calcext:value-type="float">
            <text:p>51</text:p>
          </table:table-cell>
          <table:table-cell office:value-type="float" office:value="9.935924" calcext:value-type="float">
            <text:p>9.935924</text:p>
          </table:table-cell>
          <table:table-cell office:value-type="float" office:value="0.194822" calcext:value-type="float">
            <text:p>0.194822</text:p>
          </table:table-cell>
          <table:table-cell office:value-type="float" office:value="0.799453" calcext:value-type="float">
            <text:p>0.799453</text:p>
          </table:table-cell>
          <table:table-cell office:value-type="float" office:value="0.172667" calcext:value-type="float">
            <text:p>0.172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562812" calcext:value-type="float">
            <text:p>9.562812</text:p>
          </table:table-cell>
          <table:table-cell office:value-type="float" office:value="0.195159" calcext:value-type="float">
            <text:p>0.195159</text:p>
          </table:table-cell>
          <table:table-cell office:value-type="float" office:value="0.799249" calcext:value-type="float">
            <text:p>0.799249</text:p>
          </table:table-cell>
          <table:table-cell office:value-type="float" office:value="0.172957" calcext:value-type="float">
            <text:p>0.172957</text:p>
          </table:table-cell>
          <table:table-cell office:value-type="float" office:value="51" calcext:value-type="float">
            <text:p>51</text:p>
          </table:table-cell>
          <table:table-cell office:value-type="float" office:value="9.286456" calcext:value-type="float">
            <text:p>9.286456</text:p>
          </table:table-cell>
          <table:table-cell office:value-type="float" office:value="0.182087" calcext:value-type="float">
            <text:p>0.182087</text:p>
          </table:table-cell>
          <table:table-cell office:value-type="float" office:value="0.186709" calcext:value-type="float">
            <text:p>0.186709</text:p>
          </table:table-cell>
          <table:table-cell office:value-type="float" office:value="0.172136" calcext:value-type="float">
            <text:p>0.1721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307865" calcext:value-type="float">
            <text:p>7.307865</text:p>
          </table:table-cell>
          <table:table-cell office:value-type="float" office:value="0.182697" calcext:value-type="float">
            <text:p>0.182697</text:p>
          </table:table-cell>
          <table:table-cell office:value-type="float" office:value="0.186535" calcext:value-type="float">
            <text:p>0.186535</text:p>
          </table:table-cell>
          <table:table-cell office:value-type="float" office:value="0.173266" calcext:value-type="float">
            <text:p>0.173266</text:p>
          </table:table-cell>
          <table:table-cell office:value-type="float" office:value="60" calcext:value-type="float">
            <text:p>60</text:p>
          </table:table-cell>
          <table:table-cell office:value-type="float" office:value="11.541878" calcext:value-type="float">
            <text:p>11.541878</text:p>
          </table:table-cell>
          <table:table-cell office:value-type="float" office:value="0.192365" calcext:value-type="float">
            <text:p>0.192365</text:p>
          </table:table-cell>
          <table:table-cell office:value-type="float" office:value="0.799478" calcext:value-type="float">
            <text:p>0.799478</text:p>
          </table:table-cell>
          <table:table-cell office:value-type="float" office:value="0.172446" calcext:value-type="float">
            <text:p>0.1724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83787" calcext:value-type="float">
            <text:p>7.83787</text:p>
          </table:table-cell>
          <table:table-cell office:value-type="float" office:value="0.182276" calcext:value-type="float">
            <text:p>0.182276</text:p>
          </table:table-cell>
          <table:table-cell office:value-type="float" office:value="0.185169" calcext:value-type="float">
            <text:p>0.185169</text:p>
          </table:table-cell>
          <table:table-cell office:value-type="float" office:value="0.173203" calcext:value-type="float">
            <text:p>0.173203</text:p>
          </table:table-cell>
          <table:table-cell office:value-type="float" office:value="57" calcext:value-type="float">
            <text:p>57</text:p>
          </table:table-cell>
          <table:table-cell office:value-type="float" office:value="11.011888" calcext:value-type="float">
            <text:p>11.011888</text:p>
          </table:table-cell>
          <table:table-cell office:value-type="float" office:value="0.193191" calcext:value-type="float">
            <text:p>0.193191</text:p>
          </table:table-cell>
          <table:table-cell office:value-type="float" office:value="0.799085" calcext:value-type="float">
            <text:p>0.799085</text:p>
          </table:table-cell>
          <table:table-cell office:value-type="float" office:value="0.172468" calcext:value-type="float">
            <text:p>0.1724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841563" calcext:value-type="float">
            <text:p>10.841563</text:p>
          </table:table-cell>
          <table:table-cell office:value-type="float" office:value="0.193599" calcext:value-type="float">
            <text:p>0.193599</text:p>
          </table:table-cell>
          <table:table-cell office:value-type="float" office:value="0.799211" calcext:value-type="float">
            <text:p>0.799211</text:p>
          </table:table-cell>
          <table:table-cell office:value-type="float" office:value="0.172267" calcext:value-type="float">
            <text:p>0.172267</text:p>
          </table:table-cell>
          <table:table-cell office:value-type="float" office:value="44" calcext:value-type="float">
            <text:p>44</text:p>
          </table:table-cell>
          <table:table-cell office:value-type="float" office:value="8.006249" calcext:value-type="float">
            <text:p>8.006249</text:p>
          </table:table-cell>
          <table:table-cell office:value-type="float" office:value="0.18196" calcext:value-type="float">
            <text:p>0.18196</text:p>
          </table:table-cell>
          <table:table-cell office:value-type="float" office:value="0.185643" calcext:value-type="float">
            <text:p>0.185643</text:p>
          </table:table-cell>
          <table:table-cell office:value-type="float" office:value="0.173506" calcext:value-type="float">
            <text:p>0.17350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603407" calcext:value-type="float">
            <text:p>10.603407</text:p>
          </table:table-cell>
          <table:table-cell office:value-type="float" office:value="0.182817" calcext:value-type="float">
            <text:p>0.182817</text:p>
          </table:table-cell>
          <table:table-cell office:value-type="float" office:value="0.186973" calcext:value-type="float">
            <text:p>0.186973</text:p>
          </table:table-cell>
          <table:table-cell office:value-type="float" office:value="0.172142" calcext:value-type="float">
            <text:p>0.172142</text:p>
          </table:table-cell>
          <table:table-cell office:value-type="float" office:value="42" calcext:value-type="float">
            <text:p>42</text:p>
          </table:table-cell>
          <table:table-cell office:value-type="float" office:value="8.246228" calcext:value-type="float">
            <text:p>8.246228</text:p>
          </table:table-cell>
          <table:table-cell office:value-type="float" office:value="0.196339" calcext:value-type="float">
            <text:p>0.196339</text:p>
          </table:table-cell>
          <table:table-cell office:value-type="float" office:value="0.79965" calcext:value-type="float">
            <text:p>0.79965</text:p>
          </table:table-cell>
          <table:table-cell office:value-type="float" office:value="0.173527" calcext:value-type="float">
            <text:p>0.1735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682772" calcext:value-type="float">
            <text:p>9.682772</text:p>
          </table:table-cell>
          <table:table-cell office:value-type="float" office:value="0.182694" calcext:value-type="float">
            <text:p>0.182694</text:p>
          </table:table-cell>
          <table:table-cell office:value-type="float" office:value="0.187272" calcext:value-type="float">
            <text:p>0.187272</text:p>
          </table:table-cell>
          <table:table-cell office:value-type="float" office:value="0.173031" calcext:value-type="float">
            <text:p>0.173031</text:p>
          </table:table-cell>
          <table:table-cell office:value-type="float" office:value="47" calcext:value-type="float">
            <text:p>47</text:p>
          </table:table-cell>
          <table:table-cell office:value-type="float" office:value="9.167241" calcext:value-type="float">
            <text:p>9.167241</text:p>
          </table:table-cell>
          <table:table-cell office:value-type="float" office:value="0.195048" calcext:value-type="float">
            <text:p>0.195048</text:p>
          </table:table-cell>
          <table:table-cell office:value-type="float" office:value="0.799331" calcext:value-type="float">
            <text:p>0.799331</text:p>
          </table:table-cell>
          <table:table-cell office:value-type="float" office:value="0.169956" calcext:value-type="float">
            <text:p>0.1699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821586" calcext:value-type="float">
            <text:p>10.821586</text:p>
          </table:table-cell>
          <table:table-cell office:value-type="float" office:value="0.193243" calcext:value-type="float">
            <text:p>0.193243</text:p>
          </table:table-cell>
          <table:table-cell office:value-type="float" office:value="0.799343" calcext:value-type="float">
            <text:p>0.799343</text:p>
          </table:table-cell>
          <table:table-cell office:value-type="float" office:value="0.172548" calcext:value-type="float">
            <text:p>0.172548</text:p>
          </table:table-cell>
          <table:table-cell office:value-type="float" office:value="44" calcext:value-type="float">
            <text:p>44</text:p>
          </table:table-cell>
          <table:table-cell office:value-type="float" office:value="8.027506" calcext:value-type="float">
            <text:p>8.027506</text:p>
          </table:table-cell>
          <table:table-cell office:value-type="float" office:value="0.182443" calcext:value-type="float">
            <text:p>0.182443</text:p>
          </table:table-cell>
          <table:table-cell office:value-type="float" office:value="0.185065" calcext:value-type="float">
            <text:p>0.185065</text:p>
          </table:table-cell>
          <table:table-cell office:value-type="float" office:value="0.173232" calcext:value-type="float">
            <text:p>0.173232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001797" calcext:value-type="float">
            <text:p>10.001797</text:p>
          </table:table-cell>
          <table:table-cell office:value-type="float" office:value="0.188713" calcext:value-type="float">
            <text:p>0.188713</text:p>
          </table:table-cell>
          <table:table-cell office:value-type="float" office:value="0.805355" calcext:value-type="float">
            <text:p>0.805355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47" calcext:value-type="float">
            <text:p>47</text:p>
          </table:table-cell>
          <table:table-cell office:value-type="float" office:value="8.403051" calcext:value-type="float">
            <text:p>8.403051</text:p>
          </table:table-cell>
          <table:table-cell office:value-type="float" office:value="0.178788" calcext:value-type="float">
            <text:p>0.178788</text:p>
          </table:table-cell>
          <table:table-cell office:value-type="float" office:value="0.190363" calcext:value-type="float">
            <text:p>0.190363</text:p>
          </table:table-cell>
          <table:table-cell office:value-type="float" office:value="0.16965" calcext:value-type="float">
            <text:p>0.169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186093" calcext:value-type="float">
            <text:p>9.186093</text:p>
          </table:table-cell>
          <table:table-cell office:value-type="float" office:value="0.191377" calcext:value-type="float">
            <text:p>0.191377</text:p>
          </table:table-cell>
          <table:table-cell office:value-type="float" office:value="0.803909" calcext:value-type="float">
            <text:p>0.803909</text:p>
          </table:table-cell>
          <table:table-cell office:value-type="float" office:value="0.170996" calcext:value-type="float">
            <text:p>0.170996</text:p>
          </table:table-cell>
          <table:table-cell office:value-type="float" office:value="52" calcext:value-type="float">
            <text:p>52</text:p>
          </table:table-cell>
          <table:table-cell office:value-type="float" office:value="9.218262" calcext:value-type="float">
            <text:p>9.218262</text:p>
          </table:table-cell>
          <table:table-cell office:value-type="float" office:value="0.177274" calcext:value-type="float">
            <text:p>0.177274</text:p>
          </table:table-cell>
          <table:table-cell office:value-type="float" office:value="0.189606" calcext:value-type="float">
            <text:p>0.189606</text:p>
          </table:table-cell>
          <table:table-cell office:value-type="float" office:value="0.17001" calcext:value-type="float">
            <text:p>0.170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782348" calcext:value-type="float">
            <text:p>9.782348</text:p>
          </table:table-cell>
          <table:table-cell office:value-type="float" office:value="0.177861" calcext:value-type="float">
            <text:p>0.177861</text:p>
          </table:table-cell>
          <table:table-cell office:value-type="float" office:value="0.188375" calcext:value-type="float">
            <text:p>0.188375</text:p>
          </table:table-cell>
          <table:table-cell office:value-type="float" office:value="0.171325" calcext:value-type="float">
            <text:p>0.171325</text:p>
          </table:table-cell>
          <table:table-cell office:value-type="float" office:value="45" calcext:value-type="float">
            <text:p>45</text:p>
          </table:table-cell>
          <table:table-cell office:value-type="float" office:value="8.619685" calcext:value-type="float">
            <text:p>8.619685</text:p>
          </table:table-cell>
          <table:table-cell office:value-type="float" office:value="0.191549" calcext:value-type="float">
            <text:p>0.191549</text:p>
          </table:table-cell>
          <table:table-cell office:value-type="float" office:value="0.80571" calcext:value-type="float">
            <text:p>0.80571</text:p>
          </table:table-cell>
          <table:table-cell office:value-type="float" office:value="0.169841" calcext:value-type="float">
            <text:p>0.169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594954" calcext:value-type="float">
            <text:p>9.594954</text:p>
          </table:table-cell>
          <table:table-cell office:value-type="float" office:value="0.177684" calcext:value-type="float">
            <text:p>0.177684</text:p>
          </table:table-cell>
          <table:table-cell office:value-type="float" office:value="0.188282" calcext:value-type="float">
            <text:p>0.188282</text:p>
          </table:table-cell>
          <table:table-cell office:value-type="float" office:value="0.17086" calcext:value-type="float">
            <text:p>0.17086</text:p>
          </table:table-cell>
          <table:table-cell office:value-type="float" office:value="46" calcext:value-type="float">
            <text:p>46</text:p>
          </table:table-cell>
          <table:table-cell office:value-type="float" office:value="8.810595" calcext:value-type="float">
            <text:p>8.810595</text:p>
          </table:table-cell>
          <table:table-cell office:value-type="float" office:value="0.191535" calcext:value-type="float">
            <text:p>0.191535</text:p>
          </table:table-cell>
          <table:table-cell office:value-type="float" office:value="0.803866" calcext:value-type="float">
            <text:p>0.803866</text:p>
          </table:table-cell>
          <table:table-cell office:value-type="float" office:value="0.172354" calcext:value-type="float">
            <text:p>0.17235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557123" calcext:value-type="float">
            <text:p>8.557123</text:p>
          </table:table-cell>
          <table:table-cell office:value-type="float" office:value="0.178273" calcext:value-type="float">
            <text:p>0.178273</text:p>
          </table:table-cell>
          <table:table-cell office:value-type="float" office:value="0.188951" calcext:value-type="float">
            <text:p>0.188951</text:p>
          </table:table-cell>
          <table:table-cell office:value-type="float" office:value="0.173053" calcext:value-type="float">
            <text:p>0.173053</text:p>
          </table:table-cell>
          <table:table-cell office:value-type="float" office:value="52" calcext:value-type="float">
            <text:p>52</text:p>
          </table:table-cell>
          <table:table-cell office:value-type="float" office:value="9.848348" calcext:value-type="float">
            <text:p>9.848348</text:p>
          </table:table-cell>
          <table:table-cell office:value-type="float" office:value="0.189391" calcext:value-type="float">
            <text:p>0.189391</text:p>
          </table:table-cell>
          <table:table-cell office:value-type="float" office:value="0.805568" calcext:value-type="float">
            <text:p>0.805568</text:p>
          </table:table-cell>
          <table:table-cell office:value-type="float" office:value="0.171107" calcext:value-type="float">
            <text:p>0.1711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967299" calcext:value-type="float">
            <text:p>7.967299</text:p>
          </table:table-cell>
          <table:table-cell office:value-type="float" office:value="0.177051" calcext:value-type="float">
            <text:p>0.177051</text:p>
          </table:table-cell>
          <table:table-cell office:value-type="float" office:value="0.186904" calcext:value-type="float">
            <text:p>0.186904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55" calcext:value-type="float">
            <text:p>55</text:p>
          </table:table-cell>
          <table:table-cell office:value-type="float" office:value="10.436626" calcext:value-type="float">
            <text:p>10.436626</text:p>
          </table:table-cell>
          <table:table-cell office:value-type="float" office:value="0.189757" calcext:value-type="float">
            <text:p>0.189757</text:p>
          </table:table-cell>
          <table:table-cell office:value-type="float" office:value="0.803803" calcext:value-type="float">
            <text:p>0.803803</text:p>
          </table:table-cell>
          <table:table-cell office:value-type="float" office:value="0.172264" calcext:value-type="float">
            <text:p>0.17226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418248" calcext:value-type="float">
            <text:p>9.418248</text:p>
          </table:table-cell>
          <table:table-cell office:value-type="float" office:value="0.177703" calcext:value-type="float">
            <text:p>0.177703</text:p>
          </table:table-cell>
          <table:table-cell office:value-type="float" office:value="0.189863" calcext:value-type="float">
            <text:p>0.189863</text:p>
          </table:table-cell>
          <table:table-cell office:value-type="float" office:value="0.169886" calcext:value-type="float">
            <text:p>0.169886</text:p>
          </table:table-cell>
          <table:table-cell office:value-type="float" office:value="47" calcext:value-type="float">
            <text:p>47</text:p>
          </table:table-cell>
          <table:table-cell office:value-type="float" office:value="8.986838" calcext:value-type="float">
            <text:p>8.986838</text:p>
          </table:table-cell>
          <table:table-cell office:value-type="float" office:value="0.191209" calcext:value-type="float">
            <text:p>0.191209</text:p>
          </table:table-cell>
          <table:table-cell office:value-type="float" office:value="0.803229" calcext:value-type="float">
            <text:p>0.803229</text:p>
          </table:table-cell>
          <table:table-cell office:value-type="float" office:value="0.172115" calcext:value-type="float">
            <text:p>0.1721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632514" calcext:value-type="float">
            <text:p>9.632514</text:p>
          </table:table-cell>
          <table:table-cell office:value-type="float" office:value="0.17838" calcext:value-type="float">
            <text:p>0.17838</text:p>
          </table:table-cell>
          <table:table-cell office:value-type="float" office:value="0.187256" calcext:value-type="float">
            <text:p>0.187256</text:p>
          </table:table-cell>
          <table:table-cell office:value-type="float" office:value="0.172659" calcext:value-type="float">
            <text:p>0.172659</text:p>
          </table:table-cell>
          <table:table-cell office:value-type="float" office:value="46" calcext:value-type="float">
            <text:p>46</text:p>
          </table:table-cell>
          <table:table-cell office:value-type="float" office:value="8.773245" calcext:value-type="float">
            <text:p>8.773245</text:p>
          </table:table-cell>
          <table:table-cell office:value-type="float" office:value="0.190723" calcext:value-type="float">
            <text:p>0.190723</text:p>
          </table:table-cell>
          <table:table-cell office:value-type="float" office:value="0.803803" calcext:value-type="float">
            <text:p>0.803803</text:p>
          </table:table-cell>
          <table:table-cell office:value-type="float" office:value="0.173048" calcext:value-type="float">
            <text:p>0.1730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987286" calcext:value-type="float">
            <text:p>7.987286</text:p>
          </table:table-cell>
          <table:table-cell office:value-type="float" office:value="0.177495" calcext:value-type="float">
            <text:p>0.177495</text:p>
          </table:table-cell>
          <table:table-cell office:value-type="float" office:value="0.186353" calcext:value-type="float">
            <text:p>0.186353</text:p>
          </table:table-cell>
          <table:table-cell office:value-type="float" office:value="0.16932" calcext:value-type="float">
            <text:p>0.16932</text:p>
          </table:table-cell>
          <table:table-cell office:value-type="float" office:value="55" calcext:value-type="float">
            <text:p>55</text:p>
          </table:table-cell>
          <table:table-cell office:value-type="float" office:value="10.417984" calcext:value-type="float">
            <text:p>10.417984</text:p>
          </table:table-cell>
          <table:table-cell office:value-type="float" office:value="0.189418" calcext:value-type="float">
            <text:p>0.189418</text:p>
          </table:table-cell>
          <table:table-cell office:value-type="float" office:value="0.804465" calcext:value-type="float">
            <text:p>0.804465</text:p>
          </table:table-cell>
          <table:table-cell office:value-type="float" office:value="0.17233" calcext:value-type="float">
            <text:p>0.172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572003" calcext:value-type="float">
            <text:p>8.572003</text:p>
          </table:table-cell>
          <table:table-cell office:value-type="float" office:value="0.178583" calcext:value-type="float">
            <text:p>0.178583</text:p>
          </table:table-cell>
          <table:table-cell office:value-type="float" office:value="0.188268" calcext:value-type="float">
            <text:p>0.188268</text:p>
          </table:table-cell>
          <table:table-cell office:value-type="float" office:value="0.172954" calcext:value-type="float">
            <text:p>0.172954</text:p>
          </table:table-cell>
          <table:table-cell office:value-type="float" office:value="52" calcext:value-type="float">
            <text:p>52</text:p>
          </table:table-cell>
          <table:table-cell office:value-type="float" office:value="9.833044" calcext:value-type="float">
            <text:p>9.833044</text:p>
          </table:table-cell>
          <table:table-cell office:value-type="float" office:value="0.189097" calcext:value-type="float">
            <text:p>0.189097</text:p>
          </table:table-cell>
          <table:table-cell office:value-type="float" office:value="0.803991" calcext:value-type="float">
            <text:p>0.803991</text:p>
          </table:table-cell>
          <table:table-cell office:value-type="float" office:value="0.172626" calcext:value-type="float">
            <text:p>0.17262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201447" calcext:value-type="float">
            <text:p>10.201447</text:p>
          </table:table-cell>
          <table:table-cell office:value-type="float" office:value="0.188916" calcext:value-type="float">
            <text:p>0.188916</text:p>
          </table:table-cell>
          <table:table-cell office:value-type="float" office:value="0.805492" calcext:value-type="float">
            <text:p>0.805492</text:p>
          </table:table-cell>
          <table:table-cell office:value-type="float" office:value="0.171775" calcext:value-type="float">
            <text:p>0.171775</text:p>
          </table:table-cell>
          <table:table-cell office:value-type="float" office:value="46" calcext:value-type="float">
            <text:p>46</text:p>
          </table:table-cell>
          <table:table-cell office:value-type="float" office:value="8.203411" calcext:value-type="float">
            <text:p>8.203411</text:p>
          </table:table-cell>
          <table:table-cell office:value-type="float" office:value="0.178335" calcext:value-type="float">
            <text:p>0.178335</text:p>
          </table:table-cell>
          <table:table-cell office:value-type="float" office:value="0.186499" calcext:value-type="float">
            <text:p>0.186499</text:p>
          </table:table-cell>
          <table:table-cell office:value-type="float" office:value="0.172851" calcext:value-type="float">
            <text:p>0.1728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98622" calcext:value-type="float">
            <text:p>8.898622</text:p>
          </table:table-cell>
          <table:table-cell office:value-type="float" office:value="0.177972" calcext:value-type="float">
            <text:p>0.177972</text:p>
          </table:table-cell>
          <table:table-cell office:value-type="float" office:value="0.189398" calcext:value-type="float">
            <text:p>0.189398</text:p>
          </table:table-cell>
          <table:table-cell office:value-type="float" office:value="0.172022" calcext:value-type="float">
            <text:p>0.172022</text:p>
          </table:table-cell>
          <table:table-cell office:value-type="float" office:value="50" calcext:value-type="float">
            <text:p>50</text:p>
          </table:table-cell>
          <table:table-cell office:value-type="float" office:value="9.505674" calcext:value-type="float">
            <text:p>9.505674</text:p>
          </table:table-cell>
          <table:table-cell office:value-type="float" office:value="0.190113" calcext:value-type="float">
            <text:p>0.190113</text:p>
          </table:table-cell>
          <table:table-cell office:value-type="float" office:value="0.80466" calcext:value-type="float">
            <text:p>0.80466</text:p>
          </table:table-cell>
          <table:table-cell office:value-type="float" office:value="0.17302" calcext:value-type="float">
            <text:p>0.1730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168382" calcext:value-type="float">
            <text:p>9.168382</text:p>
          </table:table-cell>
          <table:table-cell office:value-type="float" office:value="0.191008" calcext:value-type="float">
            <text:p>0.191008</text:p>
          </table:table-cell>
          <table:table-cell office:value-type="float" office:value="0.805459" calcext:value-type="float">
            <text:p>0.805459</text:p>
          </table:table-cell>
          <table:table-cell office:value-type="float" office:value="0.172363" calcext:value-type="float">
            <text:p>0.172363</text:p>
          </table:table-cell>
          <table:table-cell office:value-type="float" office:value="52" calcext:value-type="float">
            <text:p>52</text:p>
          </table:table-cell>
          <table:table-cell office:value-type="float" office:value="9.23498" calcext:value-type="float">
            <text:p>9.23498</text:p>
          </table:table-cell>
          <table:table-cell office:value-type="float" office:value="0.177596" calcext:value-type="float">
            <text:p>0.177596</text:p>
          </table:table-cell>
          <table:table-cell office:value-type="float" office:value="0.188427" calcext:value-type="float">
            <text:p>0.188427</text:p>
          </table:table-cell>
          <table:table-cell office:value-type="float" office:value="0.173163" calcext:value-type="float">
            <text:p>0.173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976609" calcext:value-type="float">
            <text:p>9.976609</text:p>
          </table:table-cell>
          <table:table-cell office:value-type="float" office:value="0.178154" calcext:value-type="float">
            <text:p>0.178154</text:p>
          </table:table-cell>
          <table:table-cell office:value-type="float" office:value="0.188329" calcext:value-type="float">
            <text:p>0.188329</text:p>
          </table:table-cell>
          <table:table-cell office:value-type="float" office:value="0.170632" calcext:value-type="float">
            <text:p>0.170632</text:p>
          </table:table-cell>
          <table:table-cell office:value-type="float" office:value="44" calcext:value-type="float">
            <text:p>44</text:p>
          </table:table-cell>
          <table:table-cell office:value-type="float" office:value="8.428331" calcext:value-type="float">
            <text:p>8.428331</text:p>
          </table:table-cell>
          <table:table-cell office:value-type="float" office:value="0.191553" calcext:value-type="float">
            <text:p>0.191553</text:p>
          </table:table-cell>
          <table:table-cell office:value-type="float" office:value="0.804995" calcext:value-type="float">
            <text:p>0.804995</text:p>
          </table:table-cell>
          <table:table-cell office:value-type="float" office:value="0.171463" calcext:value-type="float">
            <text:p>0.1714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71391" calcext:value-type="float">
            <text:p>9.71391</text:p>
          </table:table-cell>
          <table:table-cell office:value-type="float" office:value="0.190469" calcext:value-type="float">
            <text:p>0.190469</text:p>
          </table:table-cell>
          <table:table-cell office:value-type="float" office:value="0.804459" calcext:value-type="float">
            <text:p>0.804459</text:p>
          </table:table-cell>
          <table:table-cell office:value-type="float" office:value="0.172415" calcext:value-type="float">
            <text:p>0.172415</text:p>
          </table:table-cell>
          <table:table-cell office:value-type="float" office:value="49" calcext:value-type="float">
            <text:p>49</text:p>
          </table:table-cell>
          <table:table-cell office:value-type="float" office:value="8.690624" calcext:value-type="float">
            <text:p>8.690624</text:p>
          </table:table-cell>
          <table:table-cell office:value-type="float" office:value="0.17736" calcext:value-type="float">
            <text:p>0.17736</text:p>
          </table:table-cell>
          <table:table-cell office:value-type="float" office:value="0.186321" calcext:value-type="float">
            <text:p>0.186321</text:p>
          </table:table-cell>
          <table:table-cell office:value-type="float" office:value="0.171691" calcext:value-type="float">
            <text:p>0.1716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.000743" calcext:value-type="float">
            <text:p>12.000743</text:p>
          </table:table-cell>
          <table:table-cell office:value-type="float" office:value="0.187512" calcext:value-type="float">
            <text:p>0.187512</text:p>
          </table:table-cell>
          <table:table-cell office:value-type="float" office:value="0.803291" calcext:value-type="float">
            <text:p>0.803291</text:p>
          </table:table-cell>
          <table:table-cell office:value-type="float" office:value="0.171877" calcext:value-type="float">
            <text:p>0.171877</text:p>
          </table:table-cell>
          <table:table-cell office:value-type="float" office:value="36" calcext:value-type="float">
            <text:p>36</text:p>
          </table:table-cell>
          <table:table-cell office:value-type="float" office:value="6.402828" calcext:value-type="float">
            <text:p>6.402828</text:p>
          </table:table-cell>
          <table:table-cell office:value-type="float" office:value="0.177856" calcext:value-type="float">
            <text:p>0.177856</text:p>
          </table:table-cell>
          <table:table-cell office:value-type="float" office:value="0.186736" calcext:value-type="float">
            <text:p>0.186736</text:p>
          </table:table-cell>
          <table:table-cell office:value-type="float" office:value="0.173748" calcext:value-type="float">
            <text:p>0.173748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523073" calcext:value-type="float">
            <text:p>10.523073</text:p>
          </table:table-cell>
          <table:table-cell office:value-type="float" office:value="0.191329" calcext:value-type="float">
            <text:p>0.191329</text:p>
          </table:table-cell>
          <table:table-cell office:value-type="float" office:value="0.801977" calcext:value-type="float">
            <text:p>0.801977</text:p>
          </table:table-cell>
          <table:table-cell office:value-type="float" office:value="0.172174" calcext:value-type="float">
            <text:p>0.172174</text:p>
          </table:table-cell>
          <table:table-cell office:value-type="float" office:value="45" calcext:value-type="float">
            <text:p>45</text:p>
          </table:table-cell>
          <table:table-cell office:value-type="float" office:value="8.105921" calcext:value-type="float">
            <text:p>8.105921</text:p>
          </table:table-cell>
          <table:table-cell office:value-type="float" office:value="0.180132" calcext:value-type="float">
            <text:p>0.180132</text:p>
          </table:table-cell>
          <table:table-cell office:value-type="float" office:value="0.18975" calcext:value-type="float">
            <text:p>0.18975</text:p>
          </table:table-cell>
          <table:table-cell office:value-type="float" office:value="0.171356" calcext:value-type="float">
            <text:p>0.171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90608" calcext:value-type="float">
            <text:p>9.290608</text:p>
          </table:table-cell>
          <table:table-cell office:value-type="float" office:value="0.193554" calcext:value-type="float">
            <text:p>0.193554</text:p>
          </table:table-cell>
          <table:table-cell office:value-type="float" office:value="0.801298" calcext:value-type="float">
            <text:p>0.801298</text:p>
          </table:table-cell>
          <table:table-cell office:value-type="float" office:value="0.171363" calcext:value-type="float">
            <text:p>0.171363</text:p>
          </table:table-cell>
          <table:table-cell office:value-type="float" office:value="52" calcext:value-type="float">
            <text:p>52</text:p>
          </table:table-cell>
          <table:table-cell office:value-type="float" office:value="9.337298" calcext:value-type="float">
            <text:p>9.337298</text:p>
          </table:table-cell>
          <table:table-cell office:value-type="float" office:value="0.179563" calcext:value-type="float">
            <text:p>0.179563</text:p>
          </table:table-cell>
          <table:table-cell office:value-type="float" office:value="0.18956" calcext:value-type="float">
            <text:p>0.18956</text:p>
          </table:table-cell>
          <table:table-cell office:value-type="float" office:value="0.172396" calcext:value-type="float">
            <text:p>0.1723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482663" calcext:value-type="float">
            <text:p>8.482663</text:p>
          </table:table-cell>
          <table:table-cell office:value-type="float" office:value="0.180482" calcext:value-type="float">
            <text:p>0.180482</text:p>
          </table:table-cell>
          <table:table-cell office:value-type="float" office:value="0.189264" calcext:value-type="float">
            <text:p>0.189264</text:p>
          </table:table-cell>
          <table:table-cell office:value-type="float" office:value="0.172798" calcext:value-type="float">
            <text:p>0.172798</text:p>
          </table:table-cell>
          <table:table-cell office:value-type="float" office:value="53" calcext:value-type="float">
            <text:p>53</text:p>
          </table:table-cell>
          <table:table-cell office:value-type="float" office:value="10.146043" calcext:value-type="float">
            <text:p>10.146043</text:p>
          </table:table-cell>
          <table:table-cell office:value-type="float" office:value="0.191435" calcext:value-type="float">
            <text:p>0.191435</text:p>
          </table:table-cell>
          <table:table-cell office:value-type="float" office:value="0.801485" calcext:value-type="float">
            <text:p>0.801485</text:p>
          </table:table-cell>
          <table:table-cell office:value-type="float" office:value="0.172028" calcext:value-type="float">
            <text:p>0.1720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86819" calcext:value-type="float">
            <text:p>8.986819</text:p>
          </table:table-cell>
          <table:table-cell office:value-type="float" office:value="0.179736" calcext:value-type="float">
            <text:p>0.179736</text:p>
          </table:table-cell>
          <table:table-cell office:value-type="float" office:value="0.188526" calcext:value-type="float">
            <text:p>0.188526</text:p>
          </table:table-cell>
          <table:table-cell office:value-type="float" office:value="0.171911" calcext:value-type="float">
            <text:p>0.171911</text:p>
          </table:table-cell>
          <table:table-cell office:value-type="float" office:value="50" calcext:value-type="float">
            <text:p>50</text:p>
          </table:table-cell>
          <table:table-cell office:value-type="float" office:value="9.641734" calcext:value-type="float">
            <text:p>9.641734</text:p>
          </table:table-cell>
          <table:table-cell office:value-type="float" office:value="0.192835" calcext:value-type="float">
            <text:p>0.192835</text:p>
          </table:table-cell>
          <table:table-cell office:value-type="float" office:value="0.801494" calcext:value-type="float">
            <text:p>0.801494</text:p>
          </table:table-cell>
          <table:table-cell office:value-type="float" office:value="0.172255" calcext:value-type="float">
            <text:p>0.1722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833747" calcext:value-type="float">
            <text:p>8.833747</text:p>
          </table:table-cell>
          <table:table-cell office:value-type="float" office:value="0.180281" calcext:value-type="float">
            <text:p>0.180281</text:p>
          </table:table-cell>
          <table:table-cell office:value-type="float" office:value="0.190438" calcext:value-type="float">
            <text:p>0.190438</text:p>
          </table:table-cell>
          <table:table-cell office:value-type="float" office:value="0.170921" calcext:value-type="float">
            <text:p>0.170921</text:p>
          </table:table-cell>
          <table:table-cell office:value-type="float" office:value="51" calcext:value-type="float">
            <text:p>51</text:p>
          </table:table-cell>
          <table:table-cell office:value-type="float" office:value="9.794768" calcext:value-type="float">
            <text:p>9.794768</text:p>
          </table:table-cell>
          <table:table-cell office:value-type="float" office:value="0.192054" calcext:value-type="float">
            <text:p>0.192054</text:p>
          </table:table-cell>
          <table:table-cell office:value-type="float" office:value="0.801797" calcext:value-type="float">
            <text:p>0.801797</text:p>
          </table:table-cell>
          <table:table-cell office:value-type="float" office:value="0.170091" calcext:value-type="float">
            <text:p>0.170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50273" calcext:value-type="float">
            <text:p>9.250273</text:p>
          </table:table-cell>
          <table:table-cell office:value-type="float" office:value="0.192714" calcext:value-type="float">
            <text:p>0.192714</text:p>
          </table:table-cell>
          <table:table-cell office:value-type="float" office:value="0.801722" calcext:value-type="float">
            <text:p>0.801722</text:p>
          </table:table-cell>
          <table:table-cell office:value-type="float" office:value="0.170136" calcext:value-type="float">
            <text:p>0.170136</text:p>
          </table:table-cell>
          <table:table-cell office:value-type="float" office:value="52" calcext:value-type="float">
            <text:p>52</text:p>
          </table:table-cell>
          <table:table-cell office:value-type="float" office:value="9.379293" calcext:value-type="float">
            <text:p>9.379293</text:p>
          </table:table-cell>
          <table:table-cell office:value-type="float" office:value="0.180371" calcext:value-type="float">
            <text:p>0.180371</text:p>
          </table:table-cell>
          <table:table-cell office:value-type="float" office:value="0.188043" calcext:value-type="float">
            <text:p>0.188043</text:p>
          </table:table-cell>
          <table:table-cell office:value-type="float" office:value="0.168259" calcext:value-type="float">
            <text:p>0.1682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835847" calcext:value-type="float">
            <text:p>7.835847</text:p>
          </table:table-cell>
          <table:table-cell office:value-type="float" office:value="0.195896" calcext:value-type="float">
            <text:p>0.195896</text:p>
          </table:table-cell>
          <table:table-cell office:value-type="float" office:value="0.801704" calcext:value-type="float">
            <text:p>0.801704</text:p>
          </table:table-cell>
          <table:table-cell office:value-type="float" office:value="0.171623" calcext:value-type="float">
            <text:p>0.171623</text:p>
          </table:table-cell>
          <table:table-cell office:value-type="float" office:value="60" calcext:value-type="float">
            <text:p>60</text:p>
          </table:table-cell>
          <table:table-cell office:value-type="float" office:value="10.793467" calcext:value-type="float">
            <text:p>10.793467</text:p>
          </table:table-cell>
          <table:table-cell office:value-type="float" office:value="0.179891" calcext:value-type="float">
            <text:p>0.179891</text:p>
          </table:table-cell>
          <table:table-cell office:value-type="float" office:value="0.192432" calcext:value-type="float">
            <text:p>0.192432</text:p>
          </table:table-cell>
          <table:table-cell office:value-type="float" office:value="0.169528" calcext:value-type="float">
            <text:p>0.1695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517561" calcext:value-type="float">
            <text:p>10.517561</text:p>
          </table:table-cell>
          <table:table-cell office:value-type="float" office:value="0.191228" calcext:value-type="float">
            <text:p>0.191228</text:p>
          </table:table-cell>
          <table:table-cell office:value-type="float" office:value="0.802078" calcext:value-type="float">
            <text:p>0.802078</text:p>
          </table:table-cell>
          <table:table-cell office:value-type="float" office:value="0.17116" calcext:value-type="float">
            <text:p>0.17116</text:p>
          </table:table-cell>
          <table:table-cell office:value-type="float" office:value="45" calcext:value-type="float">
            <text:p>45</text:p>
          </table:table-cell>
          <table:table-cell office:value-type="float" office:value="8.110557" calcext:value-type="float">
            <text:p>8.110557</text:p>
          </table:table-cell>
          <table:table-cell office:value-type="float" office:value="0.180235" calcext:value-type="float">
            <text:p>0.180235</text:p>
          </table:table-cell>
          <table:table-cell office:value-type="float" office:value="0.18837" calcext:value-type="float">
            <text:p>0.18837</text:p>
          </table:table-cell>
          <table:table-cell office:value-type="float" office:value="0.172239" calcext:value-type="float">
            <text:p>0.1722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070635" calcext:value-type="float">
            <text:p>10.070635</text:p>
          </table:table-cell>
          <table:table-cell office:value-type="float" office:value="0.179833" calcext:value-type="float">
            <text:p>0.179833</text:p>
          </table:table-cell>
          <table:table-cell office:value-type="float" office:value="0.189103" calcext:value-type="float">
            <text:p>0.189103</text:p>
          </table:table-cell>
          <table:table-cell office:value-type="float" office:value="0.172938" calcext:value-type="float">
            <text:p>0.172938</text:p>
          </table:table-cell>
          <table:table-cell office:value-type="float" office:value="44" calcext:value-type="float">
            <text:p>44</text:p>
          </table:table-cell>
          <table:table-cell office:value-type="float" office:value="8.559796" calcext:value-type="float">
            <text:p>8.559796</text:p>
          </table:table-cell>
          <table:table-cell office:value-type="float" office:value="0.194541" calcext:value-type="float">
            <text:p>0.194541</text:p>
          </table:table-cell>
          <table:table-cell office:value-type="float" office:value="0.801979" calcext:value-type="float">
            <text:p>0.801979</text:p>
          </table:table-cell>
          <table:table-cell office:value-type="float" office:value="0.1707" calcext:value-type="float">
            <text:p>0.170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656563" calcext:value-type="float">
            <text:p>10.656563</text:p>
          </table:table-cell>
          <table:table-cell office:value-type="float" office:value="0.18062" calcext:value-type="float">
            <text:p>0.18062</text:p>
          </table:table-cell>
          <table:table-cell office:value-type="float" office:value="0.186735" calcext:value-type="float">
            <text:p>0.186735</text:p>
          </table:table-cell>
          <table:table-cell office:value-type="float" office:value="0.172416" calcext:value-type="float">
            <text:p>0.172416</text:p>
          </table:table-cell>
          <table:table-cell office:value-type="float" office:value="41" calcext:value-type="float">
            <text:p>41</text:p>
          </table:table-cell>
          <table:table-cell office:value-type="float" office:value="7.973741" calcext:value-type="float">
            <text:p>7.973741</text:p>
          </table:table-cell>
          <table:table-cell office:value-type="float" office:value="0.194481" calcext:value-type="float">
            <text:p>0.194481</text:p>
          </table:table-cell>
          <table:table-cell office:value-type="float" office:value="0.802013" calcext:value-type="float">
            <text:p>0.802013</text:p>
          </table:table-cell>
          <table:table-cell office:value-type="float" office:value="0.172889" calcext:value-type="float">
            <text:p>0.172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56984" calcext:value-type="float">
            <text:p>9.856984</text:p>
          </table:table-cell>
          <table:table-cell office:value-type="float" office:value="0.193274" calcext:value-type="float">
            <text:p>0.193274</text:p>
          </table:table-cell>
          <table:table-cell office:value-type="float" office:value="0.801632" calcext:value-type="float">
            <text:p>0.801632</text:p>
          </table:table-cell>
          <table:table-cell office:value-type="float" office:value="0.17275" calcext:value-type="float">
            <text:p>0.17275</text:p>
          </table:table-cell>
          <table:table-cell office:value-type="float" office:value="49" calcext:value-type="float">
            <text:p>49</text:p>
          </table:table-cell>
          <table:table-cell office:value-type="float" office:value="8.773238" calcext:value-type="float">
            <text:p>8.773238</text:p>
          </table:table-cell>
          <table:table-cell office:value-type="float" office:value="0.179046" calcext:value-type="float">
            <text:p>0.179046</text:p>
          </table:table-cell>
          <table:table-cell office:value-type="float" office:value="0.187945" calcext:value-type="float">
            <text:p>0.187945</text:p>
          </table:table-cell>
          <table:table-cell office:value-type="float" office:value="0.171807" calcext:value-type="float">
            <text:p>0.17180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185361" calcext:value-type="float">
            <text:p>10.185361</text:p>
          </table:table-cell>
          <table:table-cell office:value-type="float" office:value="0.192177" calcext:value-type="float">
            <text:p>0.192177</text:p>
          </table:table-cell>
          <table:table-cell office:value-type="float" office:value="0.801896" calcext:value-type="float">
            <text:p>0.801896</text:p>
          </table:table-cell>
          <table:table-cell office:value-type="float" office:value="0.172788" calcext:value-type="float">
            <text:p>0.172788</text:p>
          </table:table-cell>
          <table:table-cell office:value-type="float" office:value="47" calcext:value-type="float">
            <text:p>47</text:p>
          </table:table-cell>
          <table:table-cell office:value-type="float" office:value="8.440995" calcext:value-type="float">
            <text:p>8.440995</text:p>
          </table:table-cell>
          <table:table-cell office:value-type="float" office:value="0.179596" calcext:value-type="float">
            <text:p>0.179596</text:p>
          </table:table-cell>
          <table:table-cell office:value-type="float" office:value="0.189951" calcext:value-type="float">
            <text:p>0.189951</text:p>
          </table:table-cell>
          <table:table-cell office:value-type="float" office:value="0.168521" calcext:value-type="float">
            <text:p>0.16852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466601" calcext:value-type="float">
            <text:p>9.466601</text:p>
          </table:table-cell>
          <table:table-cell office:value-type="float" office:value="0.193196" calcext:value-type="float">
            <text:p>0.193196</text:p>
          </table:table-cell>
          <table:table-cell office:value-type="float" office:value="0.801364" calcext:value-type="float">
            <text:p>0.801364</text:p>
          </table:table-cell>
          <table:table-cell office:value-type="float" office:value="0.171715" calcext:value-type="float">
            <text:p>0.171715</text:p>
          </table:table-cell>
          <table:table-cell office:value-type="float" office:value="51" calcext:value-type="float">
            <text:p>51</text:p>
          </table:table-cell>
          <table:table-cell office:value-type="float" office:value="9.162871" calcext:value-type="float">
            <text:p>9.162871</text:p>
          </table:table-cell>
          <table:table-cell office:value-type="float" office:value="0.179664" calcext:value-type="float">
            <text:p>0.179664</text:p>
          </table:table-cell>
          <table:table-cell office:value-type="float" office:value="0.190174" calcext:value-type="float">
            <text:p>0.190174</text:p>
          </table:table-cell>
          <table:table-cell office:value-type="float" office:value="0.170396" calcext:value-type="float">
            <text:p>0.17039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283508" calcext:value-type="float">
            <text:p>10.283508</text:p>
          </table:table-cell>
          <table:table-cell office:value-type="float" office:value="0.180412" calcext:value-type="float">
            <text:p>0.180412</text:p>
          </table:table-cell>
          <table:table-cell office:value-type="float" office:value="0.190585" calcext:value-type="float">
            <text:p>0.190585</text:p>
          </table:table-cell>
          <table:table-cell office:value-type="float" office:value="0.170179" calcext:value-type="float">
            <text:p>0.170179</text:p>
          </table:table-cell>
          <table:table-cell office:value-type="float" office:value="43" calcext:value-type="float">
            <text:p>43</text:p>
          </table:table-cell>
          <table:table-cell office:value-type="float" office:value="8.344544" calcext:value-type="float">
            <text:p>8.344544</text:p>
          </table:table-cell>
          <table:table-cell office:value-type="float" office:value="0.194059" calcext:value-type="float">
            <text:p>0.194059</text:p>
          </table:table-cell>
          <table:table-cell office:value-type="float" office:value="0.801605" calcext:value-type="float">
            <text:p>0.801605</text:p>
          </table:table-cell>
          <table:table-cell office:value-type="float" office:value="0.171428" calcext:value-type="float">
            <text:p>0.1714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76474" calcext:value-type="float">
            <text:p>6.976474</text:p>
          </table:table-cell>
          <table:table-cell office:value-type="float" office:value="0.178884" calcext:value-type="float">
            <text:p>0.178884</text:p>
          </table:table-cell>
          <table:table-cell office:value-type="float" office:value="0.188219" calcext:value-type="float">
            <text:p>0.188219</text:p>
          </table:table-cell>
          <table:table-cell office:value-type="float" office:value="0.172478" calcext:value-type="float">
            <text:p>0.172478</text:p>
          </table:table-cell>
          <table:table-cell office:value-type="float" office:value="61" calcext:value-type="float">
            <text:p>61</text:p>
          </table:table-cell>
          <table:table-cell office:value-type="float" office:value="11.652157" calcext:value-type="float">
            <text:p>11.652157</text:p>
          </table:table-cell>
          <table:table-cell office:value-type="float" office:value="0.191019" calcext:value-type="float">
            <text:p>0.191019</text:p>
          </table:table-cell>
          <table:table-cell office:value-type="float" office:value="0.801621" calcext:value-type="float">
            <text:p>0.801621</text:p>
          </table:table-cell>
          <table:table-cell office:value-type="float" office:value="0.168834" calcext:value-type="float">
            <text:p>0.1688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597058" calcext:value-type="float">
            <text:p>9.597058</text:p>
          </table:table-cell>
          <table:table-cell office:value-type="float" office:value="0.191941" calcext:value-type="float">
            <text:p>0.191941</text:p>
          </table:table-cell>
          <table:table-cell office:value-type="float" office:value="0.801545" calcext:value-type="float">
            <text:p>0.801545</text:p>
          </table:table-cell>
          <table:table-cell office:value-type="float" office:value="0.171195" calcext:value-type="float">
            <text:p>0.171195</text:p>
          </table:table-cell>
          <table:table-cell office:value-type="float" office:value="50" calcext:value-type="float">
            <text:p>50</text:p>
          </table:table-cell>
          <table:table-cell office:value-type="float" office:value="9.031673" calcext:value-type="float">
            <text:p>9.031673</text:p>
          </table:table-cell>
          <table:table-cell office:value-type="float" office:value="0.180633" calcext:value-type="float">
            <text:p>0.180633</text:p>
          </table:table-cell>
          <table:table-cell office:value-type="float" office:value="0.189365" calcext:value-type="float">
            <text:p>0.189365</text:p>
          </table:table-cell>
          <table:table-cell office:value-type="float" office:value="0.169848" calcext:value-type="float">
            <text:p>0.169848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616383" calcext:value-type="float">
            <text:p>8.616383</text:p>
          </table:table-cell>
          <table:table-cell office:value-type="float" office:value="0.195827" calcext:value-type="float">
            <text:p>0.195827</text:p>
          </table:table-cell>
          <table:table-cell office:value-type="float" office:value="0.805728" calcext:value-type="float">
            <text:p>0.805728</text:p>
          </table:table-cell>
          <table:table-cell office:value-type="float" office:value="0.173387" calcext:value-type="float">
            <text:p>0.173387</text:p>
          </table:table-cell>
          <table:table-cell office:value-type="float" office:value="56" calcext:value-type="float">
            <text:p>56</text:p>
          </table:table-cell>
          <table:table-cell office:value-type="float" office:value="10.195703" calcext:value-type="float">
            <text:p>10.195703</text:p>
          </table:table-cell>
          <table:table-cell office:value-type="float" office:value="0.182066" calcext:value-type="float">
            <text:p>0.182066</text:p>
          </table:table-cell>
          <table:table-cell office:value-type="float" office:value="0.189225" calcext:value-type="float">
            <text:p>0.189225</text:p>
          </table:table-cell>
          <table:table-cell office:value-type="float" office:value="0.170277" calcext:value-type="float">
            <text:p>0.17027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359985" calcext:value-type="float">
            <text:p>8.359985</text:p>
          </table:table-cell>
          <table:table-cell office:value-type="float" office:value="0.181739" calcext:value-type="float">
            <text:p>0.181739</text:p>
          </table:table-cell>
          <table:table-cell office:value-type="float" office:value="0.188187" calcext:value-type="float">
            <text:p>0.188187</text:p>
          </table:table-cell>
          <table:table-cell office:value-type="float" office:value="0.172874" calcext:value-type="float">
            <text:p>0.172874</text:p>
          </table:table-cell>
          <table:table-cell office:value-type="float" office:value="54" calcext:value-type="float">
            <text:p>54</text:p>
          </table:table-cell>
          <table:table-cell office:value-type="float" office:value="10.451534" calcext:value-type="float">
            <text:p>10.451534</text:p>
          </table:table-cell>
          <table:table-cell office:value-type="float" office:value="0.193547" calcext:value-type="float">
            <text:p>0.193547</text:p>
          </table:table-cell>
          <table:table-cell office:value-type="float" office:value="0.8078" calcext:value-type="float">
            <text:p>0.8078</text:p>
          </table:table-cell>
          <table:table-cell office:value-type="float" office:value="0.17252" calcext:value-type="float">
            <text:p>0.1725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82162" calcext:value-type="float">
            <text:p>10.082162</text:p>
          </table:table-cell>
          <table:table-cell office:value-type="float" office:value="0.193888" calcext:value-type="float">
            <text:p>0.193888</text:p>
          </table:table-cell>
          <table:table-cell office:value-type="float" office:value="0.806014" calcext:value-type="float">
            <text:p>0.806014</text:p>
          </table:table-cell>
          <table:table-cell office:value-type="float" office:value="0.17227" calcext:value-type="float">
            <text:p>0.17227</text:p>
          </table:table-cell>
          <table:table-cell office:value-type="float" office:value="48" calcext:value-type="float">
            <text:p>48</text:p>
          </table:table-cell>
          <table:table-cell office:value-type="float" office:value="8.729413" calcext:value-type="float">
            <text:p>8.729413</text:p>
          </table:table-cell>
          <table:table-cell office:value-type="float" office:value="0.181863" calcext:value-type="float">
            <text:p>0.181863</text:p>
          </table:table-cell>
          <table:table-cell office:value-type="float" office:value="0.188736" calcext:value-type="float">
            <text:p>0.188736</text:p>
          </table:table-cell>
          <table:table-cell office:value-type="float" office:value="0.17335" calcext:value-type="float">
            <text:p>0.173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281991" calcext:value-type="float">
            <text:p>9.281991</text:p>
          </table:table-cell>
          <table:table-cell office:value-type="float" office:value="0.182" calcext:value-type="float">
            <text:p>0.182</text:p>
          </table:table-cell>
          <table:table-cell office:value-type="float" office:value="0.189864" calcext:value-type="float">
            <text:p>0.189864</text:p>
          </table:table-cell>
          <table:table-cell office:value-type="float" office:value="0.17274" calcext:value-type="float">
            <text:p>0.17274</text:p>
          </table:table-cell>
          <table:table-cell office:value-type="float" office:value="49" calcext:value-type="float">
            <text:p>49</text:p>
          </table:table-cell>
          <table:table-cell office:value-type="float" office:value="9.529732" calcext:value-type="float">
            <text:p>9.529732</text:p>
          </table:table-cell>
          <table:table-cell office:value-type="float" office:value="0.194484" calcext:value-type="float">
            <text:p>0.194484</text:p>
          </table:table-cell>
          <table:table-cell office:value-type="float" office:value="0.806428" calcext:value-type="float">
            <text:p>0.806428</text:p>
          </table:table-cell>
          <table:table-cell office:value-type="float" office:value="0.171005" calcext:value-type="float">
            <text:p>0.1710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56628" calcext:value-type="float">
            <text:p>10.256628</text:p>
          </table:table-cell>
          <table:table-cell office:value-type="float" office:value="0.193521" calcext:value-type="float">
            <text:p>0.193521</text:p>
          </table:table-cell>
          <table:table-cell office:value-type="float" office:value="0.805981" calcext:value-type="float">
            <text:p>0.805981</text:p>
          </table:table-cell>
          <table:table-cell office:value-type="float" office:value="0.17296" calcext:value-type="float">
            <text:p>0.17296</text:p>
          </table:table-cell>
          <table:table-cell office:value-type="float" office:value="47" calcext:value-type="float">
            <text:p>47</text:p>
          </table:table-cell>
          <table:table-cell office:value-type="float" office:value="8.555313" calcext:value-type="float">
            <text:p>8.555313</text:p>
          </table:table-cell>
          <table:table-cell office:value-type="float" office:value="0.182028" calcext:value-type="float">
            <text:p>0.182028</text:p>
          </table:table-cell>
          <table:table-cell office:value-type="float" office:value="0.189465" calcext:value-type="float">
            <text:p>0.189465</text:p>
          </table:table-cell>
          <table:table-cell office:value-type="float" office:value="0.172789" calcext:value-type="float">
            <text:p>0.17278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665432" calcext:value-type="float">
            <text:p>9.665432</text:p>
          </table:table-cell>
          <table:table-cell office:value-type="float" office:value="0.182367" calcext:value-type="float">
            <text:p>0.182367</text:p>
          </table:table-cell>
          <table:table-cell office:value-type="float" office:value="0.188203" calcext:value-type="float">
            <text:p>0.188203</text:p>
          </table:table-cell>
          <table:table-cell office:value-type="float" office:value="0.172712" calcext:value-type="float">
            <text:p>0.172712</text:p>
          </table:table-cell>
          <table:table-cell office:value-type="float" office:value="47" calcext:value-type="float">
            <text:p>47</text:p>
          </table:table-cell>
          <table:table-cell office:value-type="float" office:value="9.146483" calcext:value-type="float">
            <text:p>9.146483</text:p>
          </table:table-cell>
          <table:table-cell office:value-type="float" office:value="0.194606" calcext:value-type="float">
            <text:p>0.194606</text:p>
          </table:table-cell>
          <table:table-cell office:value-type="float" office:value="0.805968" calcext:value-type="float">
            <text:p>0.805968</text:p>
          </table:table-cell>
          <table:table-cell office:value-type="float" office:value="0.17217" calcext:value-type="float">
            <text:p>0.1721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790618" calcext:value-type="float">
            <text:p>7.790618</text:p>
          </table:table-cell>
          <table:table-cell office:value-type="float" office:value="0.181177" calcext:value-type="float">
            <text:p>0.181177</text:p>
          </table:table-cell>
          <table:table-cell office:value-type="float" office:value="0.189851" calcext:value-type="float">
            <text:p>0.189851</text:p>
          </table:table-cell>
          <table:table-cell office:value-type="float" office:value="0.172527" calcext:value-type="float">
            <text:p>0.172527</text:p>
          </table:table-cell>
          <table:table-cell office:value-type="float" office:value="57" calcext:value-type="float">
            <text:p>57</text:p>
          </table:table-cell>
          <table:table-cell office:value-type="float" office:value="11.022419" calcext:value-type="float">
            <text:p>11.022419</text:p>
          </table:table-cell>
          <table:table-cell office:value-type="float" office:value="0.193376" calcext:value-type="float">
            <text:p>0.193376</text:p>
          </table:table-cell>
          <table:table-cell office:value-type="float" office:value="0.807905" calcext:value-type="float">
            <text:p>0.807905</text:p>
          </table:table-cell>
          <table:table-cell office:value-type="float" office:value="0.172959" calcext:value-type="float">
            <text:p>0.1729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686297" calcext:value-type="float">
            <text:p>8.686297</text:p>
          </table:table-cell>
          <table:table-cell office:value-type="float" office:value="0.180965" calcext:value-type="float">
            <text:p>0.180965</text:p>
          </table:table-cell>
          <table:table-cell office:value-type="float" office:value="0.190117" calcext:value-type="float">
            <text:p>0.190117</text:p>
          </table:table-cell>
          <table:table-cell office:value-type="float" office:value="0.172677" calcext:value-type="float">
            <text:p>0.172677</text:p>
          </table:table-cell>
          <table:table-cell office:value-type="float" office:value="52" calcext:value-type="float">
            <text:p>52</text:p>
          </table:table-cell>
          <table:table-cell office:value-type="float" office:value="10.125742" calcext:value-type="float">
            <text:p>10.125742</text:p>
          </table:table-cell>
          <table:table-cell office:value-type="float" office:value="0.194726" calcext:value-type="float">
            <text:p>0.194726</text:p>
          </table:table-cell>
          <table:table-cell office:value-type="float" office:value="0.806328" calcext:value-type="float">
            <text:p>0.806328</text:p>
          </table:table-cell>
          <table:table-cell office:value-type="float" office:value="0.173198" calcext:value-type="float">
            <text:p>0.17319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411546" calcext:value-type="float">
            <text:p>10.411546</text:p>
          </table:table-cell>
          <table:table-cell office:value-type="float" office:value="0.192806" calcext:value-type="float">
            <text:p>0.192806</text:p>
          </table:table-cell>
          <table:table-cell office:value-type="float" office:value="0.805417" calcext:value-type="float">
            <text:p>0.805417</text:p>
          </table:table-cell>
          <table:table-cell office:value-type="float" office:value="0.17278" calcext:value-type="float">
            <text:p>0.17278</text:p>
          </table:table-cell>
          <table:table-cell office:value-type="float" office:value="46" calcext:value-type="float">
            <text:p>46</text:p>
          </table:table-cell>
          <table:table-cell office:value-type="float" office:value="8.396999" calcext:value-type="float">
            <text:p>8.396999</text:p>
          </table:table-cell>
          <table:table-cell office:value-type="float" office:value="0.182543" calcext:value-type="float">
            <text:p>0.182543</text:p>
          </table:table-cell>
          <table:table-cell office:value-type="float" office:value="0.189591" calcext:value-type="float">
            <text:p>0.189591</text:p>
          </table:table-cell>
          <table:table-cell office:value-type="float" office:value="0.173003" calcext:value-type="float">
            <text:p>0.173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67178" calcext:value-type="float">
            <text:p>9.367178</text:p>
          </table:table-cell>
          <table:table-cell office:value-type="float" office:value="0.19515" calcext:value-type="float">
            <text:p>0.19515</text:p>
          </table:table-cell>
          <table:table-cell office:value-type="float" office:value="0.806256" calcext:value-type="float">
            <text:p>0.806256</text:p>
          </table:table-cell>
          <table:table-cell office:value-type="float" office:value="0.172436" calcext:value-type="float">
            <text:p>0.172436</text:p>
          </table:table-cell>
          <table:table-cell office:value-type="float" office:value="52" calcext:value-type="float">
            <text:p>52</text:p>
          </table:table-cell>
          <table:table-cell office:value-type="float" office:value="9.44512" calcext:value-type="float">
            <text:p>9.44512</text:p>
          </table:table-cell>
          <table:table-cell office:value-type="float" office:value="0.181637" calcext:value-type="float">
            <text:p>0.181637</text:p>
          </table:table-cell>
          <table:table-cell office:value-type="float" office:value="0.191102" calcext:value-type="float">
            <text:p>0.191102</text:p>
          </table:table-cell>
          <table:table-cell office:value-type="float" office:value="0.172716" calcext:value-type="float">
            <text:p>0.17271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2655" calcext:value-type="float">
            <text:p>10.62655</text:p>
          </table:table-cell>
          <table:table-cell office:value-type="float" office:value="0.19321" calcext:value-type="float">
            <text:p>0.19321</text:p>
          </table:table-cell>
          <table:table-cell office:value-type="float" office:value="0.805949" calcext:value-type="float">
            <text:p>0.805949</text:p>
          </table:table-cell>
          <table:table-cell office:value-type="float" office:value="0.173053" calcext:value-type="float">
            <text:p>0.173053</text:p>
          </table:table-cell>
          <table:table-cell office:value-type="float" office:value="45" calcext:value-type="float">
            <text:p>45</text:p>
          </table:table-cell>
          <table:table-cell office:value-type="float" office:value="8.185819" calcext:value-type="float">
            <text:p>8.185819</text:p>
          </table:table-cell>
          <table:table-cell office:value-type="float" office:value="0.181907" calcext:value-type="float">
            <text:p>0.181907</text:p>
          </table:table-cell>
          <table:table-cell office:value-type="float" office:value="0.187799" calcext:value-type="float">
            <text:p>0.187799</text:p>
          </table:table-cell>
          <table:table-cell office:value-type="float" office:value="0.171105" calcext:value-type="float">
            <text:p>0.17110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473034" calcext:value-type="float">
            <text:p>10.473034</text:p>
          </table:table-cell>
          <table:table-cell office:value-type="float" office:value="0.193945" calcext:value-type="float">
            <text:p>0.193945</text:p>
          </table:table-cell>
          <table:table-cell office:value-type="float" office:value="0.80632" calcext:value-type="float">
            <text:p>0.80632</text:p>
          </table:table-cell>
          <table:table-cell office:value-type="float" office:value="0.169978" calcext:value-type="float">
            <text:p>0.169978</text:p>
          </table:table-cell>
          <table:table-cell office:value-type="float" office:value="46" calcext:value-type="float">
            <text:p>46</text:p>
          </table:table-cell>
          <table:table-cell office:value-type="float" office:value="8.336896" calcext:value-type="float">
            <text:p>8.336896</text:p>
          </table:table-cell>
          <table:table-cell office:value-type="float" office:value="0.181237" calcext:value-type="float">
            <text:p>0.181237</text:p>
          </table:table-cell>
          <table:table-cell office:value-type="float" office:value="0.190481" calcext:value-type="float">
            <text:p>0.190481</text:p>
          </table:table-cell>
          <table:table-cell office:value-type="float" office:value="0.172678" calcext:value-type="float">
            <text:p>0.17267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926489" calcext:value-type="float">
            <text:p>9.926489</text:p>
          </table:table-cell>
          <table:table-cell office:value-type="float" office:value="0.194637" calcext:value-type="float">
            <text:p>0.194637</text:p>
          </table:table-cell>
          <table:table-cell office:value-type="float" office:value="0.805813" calcext:value-type="float">
            <text:p>0.805813</text:p>
          </table:table-cell>
          <table:table-cell office:value-type="float" office:value="0.173004" calcext:value-type="float">
            <text:p>0.173004</text:p>
          </table:table-cell>
          <table:table-cell office:value-type="float" office:value="49" calcext:value-type="float">
            <text:p>49</text:p>
          </table:table-cell>
          <table:table-cell office:value-type="float" office:value="8.886241" calcext:value-type="float">
            <text:p>8.886241</text:p>
          </table:table-cell>
          <table:table-cell office:value-type="float" office:value="0.181352" calcext:value-type="float">
            <text:p>0.181352</text:p>
          </table:table-cell>
          <table:table-cell office:value-type="float" office:value="0.191007" calcext:value-type="float">
            <text:p>0.191007</text:p>
          </table:table-cell>
          <table:table-cell office:value-type="float" office:value="0.172472" calcext:value-type="float">
            <text:p>0.17247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721414" calcext:value-type="float">
            <text:p>7.721414</text:p>
          </table:table-cell>
          <table:table-cell office:value-type="float" office:value="0.197985" calcext:value-type="float">
            <text:p>0.197985</text:p>
          </table:table-cell>
          <table:table-cell office:value-type="float" office:value="0.80556" calcext:value-type="float">
            <text:p>0.80556</text:p>
          </table:table-cell>
          <table:table-cell office:value-type="float" office:value="0.173326" calcext:value-type="float">
            <text:p>0.173326</text:p>
          </table:table-cell>
          <table:table-cell office:value-type="float" office:value="61" calcext:value-type="float">
            <text:p>61</text:p>
          </table:table-cell>
          <table:table-cell office:value-type="float" office:value="11.091219" calcext:value-type="float">
            <text:p>11.091219</text:p>
          </table:table-cell>
          <table:table-cell office:value-type="float" office:value="0.181823" calcext:value-type="float">
            <text:p>0.181823</text:p>
          </table:table-cell>
          <table:table-cell office:value-type="float" office:value="0.187772" calcext:value-type="float">
            <text:p>0.187772</text:p>
          </table:table-cell>
          <table:table-cell office:value-type="float" office:value="0.172923" calcext:value-type="float">
            <text:p>0.1729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08612" calcext:value-type="float">
            <text:p>9.308612</text:p>
          </table:table-cell>
          <table:table-cell office:value-type="float" office:value="0.193929" calcext:value-type="float">
            <text:p>0.193929</text:p>
          </table:table-cell>
          <table:table-cell office:value-type="float" office:value="0.806156" calcext:value-type="float">
            <text:p>0.806156</text:p>
          </table:table-cell>
          <table:table-cell office:value-type="float" office:value="0.172945" calcext:value-type="float">
            <text:p>0.172945</text:p>
          </table:table-cell>
          <table:table-cell office:value-type="float" office:value="52" calcext:value-type="float">
            <text:p>52</text:p>
          </table:table-cell>
          <table:table-cell office:value-type="float" office:value="9.504628" calcext:value-type="float">
            <text:p>9.504628</text:p>
          </table:table-cell>
          <table:table-cell office:value-type="float" office:value="0.182781" calcext:value-type="float">
            <text:p>0.182781</text:p>
          </table:table-cell>
          <table:table-cell office:value-type="float" office:value="0.190785" calcext:value-type="float">
            <text:p>0.190785</text:p>
          </table:table-cell>
          <table:table-cell office:value-type="float" office:value="0.172713" calcext:value-type="float">
            <text:p>0.17271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03393" calcext:value-type="float">
            <text:p>10.603393</text:p>
          </table:table-cell>
          <table:table-cell office:value-type="float" office:value="0.192789" calcext:value-type="float">
            <text:p>0.192789</text:p>
          </table:table-cell>
          <table:table-cell office:value-type="float" office:value="0.806132" calcext:value-type="float">
            <text:p>0.806132</text:p>
          </table:table-cell>
          <table:table-cell office:value-type="float" office:value="0.169633" calcext:value-type="float">
            <text:p>0.169633</text:p>
          </table:table-cell>
          <table:table-cell office:value-type="float" office:value="45" calcext:value-type="float">
            <text:p>45</text:p>
          </table:table-cell>
          <table:table-cell office:value-type="float" office:value="8.209124" calcext:value-type="float">
            <text:p>8.209124</text:p>
          </table:table-cell>
          <table:table-cell office:value-type="float" office:value="0.182425" calcext:value-type="float">
            <text:p>0.182425</text:p>
          </table:table-cell>
          <table:table-cell office:value-type="float" office:value="0.190461" calcext:value-type="float">
            <text:p>0.190461</text:p>
          </table:table-cell>
          <table:table-cell office:value-type="float" office:value="0.173121" calcext:value-type="float">
            <text:p>0.173121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934658" calcext:value-type="float">
            <text:p>10.934658</text:p>
          </table:table-cell>
          <table:table-cell office:value-type="float" office:value="0.188529" calcext:value-type="float">
            <text:p>0.188529</text:p>
          </table:table-cell>
          <table:table-cell office:value-type="float" office:value="0.810578" calcext:value-type="float">
            <text:p>0.810578</text:p>
          </table:table-cell>
          <table:table-cell office:value-type="float" office:value="0.167561" calcext:value-type="float">
            <text:p>0.167561</text:p>
          </table:table-cell>
          <table:table-cell office:value-type="float" office:value="42" calcext:value-type="float">
            <text:p>42</text:p>
          </table:table-cell>
          <table:table-cell office:value-type="float" office:value="7.468426" calcext:value-type="float">
            <text:p>7.468426</text:p>
          </table:table-cell>
          <table:table-cell office:value-type="float" office:value="0.17782" calcext:value-type="float">
            <text:p>0.17782</text:p>
          </table:table-cell>
          <table:table-cell office:value-type="float" office:value="0.190317" calcext:value-type="float">
            <text:p>0.190317</text:p>
          </table:table-cell>
          <table:table-cell office:value-type="float" office:value="0.169063" calcext:value-type="float">
            <text:p>0.1690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988658" calcext:value-type="float">
            <text:p>7.988658</text:p>
          </table:table-cell>
          <table:table-cell office:value-type="float" office:value="0.177526" calcext:value-type="float">
            <text:p>0.177526</text:p>
          </table:table-cell>
          <table:table-cell office:value-type="float" office:value="0.191094" calcext:value-type="float">
            <text:p>0.191094</text:p>
          </table:table-cell>
          <table:table-cell office:value-type="float" office:value="0.163086" calcext:value-type="float">
            <text:p>0.163086</text:p>
          </table:table-cell>
          <table:table-cell office:value-type="float" office:value="55" calcext:value-type="float">
            <text:p>55</text:p>
          </table:table-cell>
          <table:table-cell office:value-type="float" office:value="10.414917" calcext:value-type="float">
            <text:p>10.414917</text:p>
          </table:table-cell>
          <table:table-cell office:value-type="float" office:value="0.189362" calcext:value-type="float">
            <text:p>0.189362</text:p>
          </table:table-cell>
          <table:table-cell office:value-type="float" office:value="0.811895" calcext:value-type="float">
            <text:p>0.811895</text:p>
          </table:table-cell>
          <table:table-cell office:value-type="float" office:value="0.172657" calcext:value-type="float">
            <text:p>0.17265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34563" calcext:value-type="float">
            <text:p>10.434563</text:p>
          </table:table-cell>
          <table:table-cell office:value-type="float" office:value="0.189719" calcext:value-type="float">
            <text:p>0.189719</text:p>
          </table:table-cell>
          <table:table-cell office:value-type="float" office:value="0.810472" calcext:value-type="float">
            <text:p>0.810472</text:p>
          </table:table-cell>
          <table:table-cell office:value-type="float" office:value="0.172994" calcext:value-type="float">
            <text:p>0.172994</text:p>
          </table:table-cell>
          <table:table-cell office:value-type="float" office:value="45" calcext:value-type="float">
            <text:p>45</text:p>
          </table:table-cell>
          <table:table-cell office:value-type="float" office:value="7.9685" calcext:value-type="float">
            <text:p>7.9685</text:p>
          </table:table-cell>
          <table:table-cell office:value-type="float" office:value="0.177078" calcext:value-type="float">
            <text:p>0.177078</text:p>
          </table:table-cell>
          <table:table-cell office:value-type="float" office:value="0.190975" calcext:value-type="float">
            <text:p>0.190975</text:p>
          </table:table-cell>
          <table:table-cell office:value-type="float" office:value="0.163041" calcext:value-type="float">
            <text:p>0.1630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638993" calcext:value-type="float">
            <text:p>9.638993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190835" calcext:value-type="float">
            <text:p>0.190835</text:p>
          </table:table-cell>
          <table:table-cell office:value-type="float" office:value="0.166039" calcext:value-type="float">
            <text:p>0.166039</text:p>
          </table:table-cell>
          <table:table-cell office:value-type="float" office:value="46" calcext:value-type="float">
            <text:p>46</text:p>
          </table:table-cell>
          <table:table-cell office:value-type="float" office:value="8.764851" calcext:value-type="float">
            <text:p>8.764851</text:p>
          </table:table-cell>
          <table:table-cell office:value-type="float" office:value="0.19054" calcext:value-type="float">
            <text:p>0.19054</text:p>
          </table:table-cell>
          <table:table-cell office:value-type="float" office:value="0.81092" calcext:value-type="float">
            <text:p>0.81092</text:p>
          </table:table-cell>
          <table:table-cell office:value-type="float" office:value="0.168401" calcext:value-type="float">
            <text:p>0.1684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31416" calcext:value-type="float">
            <text:p>9.331416</text:p>
          </table:table-cell>
          <table:table-cell office:value-type="float" office:value="0.190437" calcext:value-type="float">
            <text:p>0.190437</text:p>
          </table:table-cell>
          <table:table-cell office:value-type="float" office:value="0.811378" calcext:value-type="float">
            <text:p>0.811378</text:p>
          </table:table-cell>
          <table:table-cell office:value-type="float" office:value="0.165781" calcext:value-type="float">
            <text:p>0.165781</text:p>
          </table:table-cell>
          <table:table-cell office:value-type="float" office:value="51" calcext:value-type="float">
            <text:p>51</text:p>
          </table:table-cell>
          <table:table-cell office:value-type="float" office:value="9.073365" calcext:value-type="float">
            <text:p>9.073365</text:p>
          </table:table-cell>
          <table:table-cell office:value-type="float" office:value="0.177909" calcext:value-type="float">
            <text:p>0.177909</text:p>
          </table:table-cell>
          <table:table-cell office:value-type="float" office:value="0.189692" calcext:value-type="float">
            <text:p>0.189692</text:p>
          </table:table-cell>
          <table:table-cell office:value-type="float" office:value="0.167838" calcext:value-type="float">
            <text:p>0.1678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76408" calcext:value-type="float">
            <text:p>10.76408</text:p>
          </table:table-cell>
          <table:table-cell office:value-type="float" office:value="0.188844" calcext:value-type="float">
            <text:p>0.188844</text:p>
          </table:table-cell>
          <table:table-cell office:value-type="float" office:value="0.809892" calcext:value-type="float">
            <text:p>0.809892</text:p>
          </table:table-cell>
          <table:table-cell office:value-type="float" office:value="0.166622" calcext:value-type="float">
            <text:p>0.166622</text:p>
          </table:table-cell>
          <table:table-cell office:value-type="float" office:value="43" calcext:value-type="float">
            <text:p>43</text:p>
          </table:table-cell>
          <table:table-cell office:value-type="float" office:value="7.639609" calcext:value-type="float">
            <text:p>7.639609</text:p>
          </table:table-cell>
          <table:table-cell office:value-type="float" office:value="0.177665" calcext:value-type="float">
            <text:p>0.177665</text:p>
          </table:table-cell>
          <table:table-cell office:value-type="float" office:value="0.189608" calcext:value-type="float">
            <text:p>0.189608</text:p>
          </table:table-cell>
          <table:table-cell office:value-type="float" office:value="0.17265" calcext:value-type="float">
            <text:p>0.172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088377" calcext:value-type="float">
            <text:p>11.088377</text:p>
          </table:table-cell>
          <table:table-cell office:value-type="float" office:value="0.187939" calcext:value-type="float">
            <text:p>0.187939</text:p>
          </table:table-cell>
          <table:table-cell office:value-type="float" office:value="0.811216" calcext:value-type="float">
            <text:p>0.811216</text:p>
          </table:table-cell>
          <table:table-cell office:value-type="float" office:value="0.16244" calcext:value-type="float">
            <text:p>0.16244</text:p>
          </table:table-cell>
          <table:table-cell office:value-type="float" office:value="41" calcext:value-type="float">
            <text:p>41</text:p>
          </table:table-cell>
          <table:table-cell office:value-type="float" office:value="7.315829" calcext:value-type="float">
            <text:p>7.315829</text:p>
          </table:table-cell>
          <table:table-cell office:value-type="float" office:value="0.178435" calcext:value-type="float">
            <text:p>0.178435</text:p>
          </table:table-cell>
          <table:table-cell office:value-type="float" office:value="0.190162" calcext:value-type="float">
            <text:p>0.190162</text:p>
          </table:table-cell>
          <table:table-cell office:value-type="float" office:value="0.172771" calcext:value-type="float">
            <text:p>0.1727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.385554" calcext:value-type="float">
            <text:p>11.385554</text:p>
          </table:table-cell>
          <table:table-cell office:value-type="float" office:value="0.177899" calcext:value-type="float">
            <text:p>0.177899</text:p>
          </table:table-cell>
          <table:table-cell office:value-type="float" office:value="0.19035" calcext:value-type="float">
            <text:p>0.19035</text:p>
          </table:table-cell>
          <table:table-cell office:value-type="float" office:value="0.16813" calcext:value-type="float">
            <text:p>0.16813</text:p>
          </table:table-cell>
          <table:table-cell office:value-type="float" office:value="36" calcext:value-type="float">
            <text:p>36</text:p>
          </table:table-cell>
          <table:table-cell office:value-type="float" office:value="7.019831" calcext:value-type="float">
            <text:p>7.019831</text:p>
          </table:table-cell>
          <table:table-cell office:value-type="float" office:value="0.194995" calcext:value-type="float">
            <text:p>0.194995</text:p>
          </table:table-cell>
          <table:table-cell office:value-type="float" office:value="0.812013" calcext:value-type="float">
            <text:p>0.812013</text:p>
          </table:table-cell>
          <table:table-cell office:value-type="float" office:value="0.163054" calcext:value-type="float">
            <text:p>0.1630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365614" calcext:value-type="float">
            <text:p>8.365614</text:p>
          </table:table-cell>
          <table:table-cell office:value-type="float" office:value="0.177992" calcext:value-type="float">
            <text:p>0.177992</text:p>
          </table:table-cell>
          <table:table-cell office:value-type="float" office:value="0.19066" calcext:value-type="float">
            <text:p>0.19066</text:p>
          </table:table-cell>
          <table:table-cell office:value-type="float" office:value="0.168138" calcext:value-type="float">
            <text:p>0.168138</text:p>
          </table:table-cell>
          <table:table-cell office:value-type="float" office:value="53" calcext:value-type="float">
            <text:p>53</text:p>
          </table:table-cell>
          <table:table-cell office:value-type="float" office:value="10.039114" calcext:value-type="float">
            <text:p>10.039114</text:p>
          </table:table-cell>
          <table:table-cell office:value-type="float" office:value="0.189417" calcext:value-type="float">
            <text:p>0.189417</text:p>
          </table:table-cell>
          <table:table-cell office:value-type="float" office:value="0.811476" calcext:value-type="float">
            <text:p>0.811476</text:p>
          </table:table-cell>
          <table:table-cell office:value-type="float" office:value="0.168397" calcext:value-type="float">
            <text:p>0.1683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18921" calcext:value-type="float">
            <text:p>8.018921</text:p>
          </table:table-cell>
          <table:table-cell office:value-type="float" office:value="0.178198" calcext:value-type="float">
            <text:p>0.178198</text:p>
          </table:table-cell>
          <table:table-cell office:value-type="float" office:value="0.190356" calcext:value-type="float">
            <text:p>0.190356</text:p>
          </table:table-cell>
          <table:table-cell office:value-type="float" office:value="0.166935" calcext:value-type="float">
            <text:p>0.166935</text:p>
          </table:table-cell>
          <table:table-cell office:value-type="float" office:value="55" calcext:value-type="float">
            <text:p>55</text:p>
          </table:table-cell>
          <table:table-cell office:value-type="float" office:value="10.386493" calcext:value-type="float">
            <text:p>10.386493</text:p>
          </table:table-cell>
          <table:table-cell office:value-type="float" office:value="0.188845" calcext:value-type="float">
            <text:p>0.188845</text:p>
          </table:table-cell>
          <table:table-cell office:value-type="float" office:value="0.810608" calcext:value-type="float">
            <text:p>0.810608</text:p>
          </table:table-cell>
          <table:table-cell office:value-type="float" office:value="0.170922" calcext:value-type="float">
            <text:p>0.1709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834273" calcext:value-type="float">
            <text:p>8.834273</text:p>
          </table:table-cell>
          <table:table-cell office:value-type="float" office:value="0.192049" calcext:value-type="float">
            <text:p>0.192049</text:p>
          </table:table-cell>
          <table:table-cell office:value-type="float" office:value="0.809777" calcext:value-type="float">
            <text:p>0.809777</text:p>
          </table:table-cell>
          <table:table-cell office:value-type="float" office:value="0.172345" calcext:value-type="float">
            <text:p>0.172345</text:p>
          </table:table-cell>
          <table:table-cell office:value-type="float" office:value="54" calcext:value-type="float">
            <text:p>54</text:p>
          </table:table-cell>
          <table:table-cell office:value-type="float" office:value="9.568825" calcext:value-type="float">
            <text:p>9.568825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191648" calcext:value-type="float">
            <text:p>0.191648</text:p>
          </table:table-cell>
          <table:table-cell office:value-type="float" office:value="0.166085" calcext:value-type="float">
            <text:p>0.1660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11476" calcext:value-type="float">
            <text:p>8.011476</text:p>
          </table:table-cell>
          <table:table-cell office:value-type="float" office:value="0.178033" calcext:value-type="float">
            <text:p>0.178033</text:p>
          </table:table-cell>
          <table:table-cell office:value-type="float" office:value="0.190769" calcext:value-type="float">
            <text:p>0.190769</text:p>
          </table:table-cell>
          <table:table-cell office:value-type="float" office:value="0.162914" calcext:value-type="float">
            <text:p>0.162914</text:p>
          </table:table-cell>
          <table:table-cell office:value-type="float" office:value="55" calcext:value-type="float">
            <text:p>55</text:p>
          </table:table-cell>
          <table:table-cell office:value-type="float" office:value="10.392785" calcext:value-type="float">
            <text:p>10.392785</text:p>
          </table:table-cell>
          <table:table-cell office:value-type="float" office:value="0.18896" calcext:value-type="float">
            <text:p>0.18896</text:p>
          </table:table-cell>
          <table:table-cell office:value-type="float" office:value="0.809376" calcext:value-type="float">
            <text:p>0.809376</text:p>
          </table:table-cell>
          <table:table-cell office:value-type="float" office:value="0.167345" calcext:value-type="float">
            <text:p>0.1673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954542" calcext:value-type="float">
            <text:p>6.954542</text:p>
          </table:table-cell>
          <table:table-cell office:value-type="float" office:value="0.178322" calcext:value-type="float">
            <text:p>0.178322</text:p>
          </table:table-cell>
          <table:table-cell office:value-type="float" office:value="0.188698" calcext:value-type="float">
            <text:p>0.188698</text:p>
          </table:table-cell>
          <table:table-cell office:value-type="float" office:value="0.171286" calcext:value-type="float">
            <text:p>0.171286</text:p>
          </table:table-cell>
          <table:table-cell office:value-type="float" office:value="61" calcext:value-type="float">
            <text:p>61</text:p>
          </table:table-cell>
          <table:table-cell office:value-type="float" office:value="11.449417" calcext:value-type="float">
            <text:p>11.449417</text:p>
          </table:table-cell>
          <table:table-cell office:value-type="float" office:value="0.187695" calcext:value-type="float">
            <text:p>0.187695</text:p>
          </table:table-cell>
          <table:table-cell office:value-type="float" office:value="0.811349" calcext:value-type="float">
            <text:p>0.811349</text:p>
          </table:table-cell>
          <table:table-cell office:value-type="float" office:value="0.162209" calcext:value-type="float">
            <text:p>0.1622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80706" calcext:value-type="float">
            <text:p>9.380706</text:p>
          </table:table-cell>
          <table:table-cell office:value-type="float" office:value="0.191443" calcext:value-type="float">
            <text:p>0.191443</text:p>
          </table:table-cell>
          <table:table-cell office:value-type="float" office:value="0.810175" calcext:value-type="float">
            <text:p>0.810175</text:p>
          </table:table-cell>
          <table:table-cell office:value-type="float" office:value="0.170557" calcext:value-type="float">
            <text:p>0.170557</text:p>
          </table:table-cell>
          <table:table-cell office:value-type="float" office:value="51" calcext:value-type="float">
            <text:p>51</text:p>
          </table:table-cell>
          <table:table-cell office:value-type="float" office:value="9.02418" calcext:value-type="float">
            <text:p>9.02418</text:p>
          </table:table-cell>
          <table:table-cell office:value-type="float" office:value="0.176945" calcext:value-type="float">
            <text:p>0.176945</text:p>
          </table:table-cell>
          <table:table-cell office:value-type="float" office:value="0.187744" calcext:value-type="float">
            <text:p>0.187744</text:p>
          </table:table-cell>
          <table:table-cell office:value-type="float" office:value="0.167889" calcext:value-type="float">
            <text:p>0.167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27593" calcext:value-type="float">
            <text:p>8.27593</text:p>
          </table:table-cell>
          <table:table-cell office:value-type="float" office:value="0.192463" calcext:value-type="float">
            <text:p>0.192463</text:p>
          </table:table-cell>
          <table:table-cell office:value-type="float" office:value="0.811086" calcext:value-type="float">
            <text:p>0.811086</text:p>
          </table:table-cell>
          <table:table-cell office:value-type="float" office:value="0.167464" calcext:value-type="float">
            <text:p>0.167464</text:p>
          </table:table-cell>
          <table:table-cell office:value-type="float" office:value="57" calcext:value-type="float">
            <text:p>57</text:p>
          </table:table-cell>
          <table:table-cell office:value-type="float" office:value="10.129686" calcext:value-type="float">
            <text:p>10.129686</text:p>
          </table:table-cell>
          <table:table-cell office:value-type="float" office:value="0.177714" calcext:value-type="float">
            <text:p>0.177714</text:p>
          </table:table-cell>
          <table:table-cell office:value-type="float" office:value="0.189852" calcext:value-type="float">
            <text:p>0.189852</text:p>
          </table:table-cell>
          <table:table-cell office:value-type="float" office:value="0.168441" calcext:value-type="float">
            <text:p>0.16844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205313" calcext:value-type="float">
            <text:p>8.205313</text:p>
          </table:table-cell>
          <table:table-cell office:value-type="float" office:value="0.178376" calcext:value-type="float">
            <text:p>0.178376</text:p>
          </table:table-cell>
          <table:table-cell office:value-type="float" office:value="0.190417" calcext:value-type="float">
            <text:p>0.190417</text:p>
          </table:table-cell>
          <table:table-cell office:value-type="float" office:value="0.172332" calcext:value-type="float">
            <text:p>0.172332</text:p>
          </table:table-cell>
          <table:table-cell office:value-type="float" office:value="54" calcext:value-type="float">
            <text:p>54</text:p>
          </table:table-cell>
          <table:table-cell office:value-type="float" office:value="10.200479" calcext:value-type="float">
            <text:p>10.200479</text:p>
          </table:table-cell>
          <table:table-cell office:value-type="float" office:value="0.188898" calcext:value-type="float">
            <text:p>0.188898</text:p>
          </table:table-cell>
          <table:table-cell office:value-type="float" office:value="0.811947" calcext:value-type="float">
            <text:p>0.811947</text:p>
          </table:table-cell>
          <table:table-cell office:value-type="float" office:value="0.165308" calcext:value-type="float">
            <text:p>0.16530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98925" calcext:value-type="float">
            <text:p>7.98925</text:p>
          </table:table-cell>
          <table:table-cell office:value-type="float" office:value="0.177539" calcext:value-type="float">
            <text:p>0.177539</text:p>
          </table:table-cell>
          <table:table-cell office:value-type="float" office:value="0.188575" calcext:value-type="float">
            <text:p>0.188575</text:p>
          </table:table-cell>
          <table:table-cell office:value-type="float" office:value="0.166937" calcext:value-type="float">
            <text:p>0.166937</text:p>
          </table:table-cell>
          <table:table-cell office:value-type="float" office:value="55" calcext:value-type="float">
            <text:p>55</text:p>
          </table:table-cell>
          <table:table-cell office:value-type="float" office:value="10.415393" calcext:value-type="float">
            <text:p>10.415393</text:p>
          </table:table-cell>
          <table:table-cell office:value-type="float" office:value="0.189371" calcext:value-type="float">
            <text:p>0.189371</text:p>
          </table:table-cell>
          <table:table-cell office:value-type="float" office:value="0.811802" calcext:value-type="float">
            <text:p>0.811802</text:p>
          </table:table-cell>
          <table:table-cell office:value-type="float" office:value="0.168465" calcext:value-type="float">
            <text:p>0.1684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61228" calcext:value-type="float">
            <text:p>8.861228</text:p>
          </table:table-cell>
          <table:table-cell office:value-type="float" office:value="0.177225" calcext:value-type="float">
            <text:p>0.177225</text:p>
          </table:table-cell>
          <table:table-cell office:value-type="float" office:value="0.189181" calcext:value-type="float">
            <text:p>0.189181</text:p>
          </table:table-cell>
          <table:table-cell office:value-type="float" office:value="0.163066" calcext:value-type="float">
            <text:p>0.163066</text:p>
          </table:table-cell>
          <table:table-cell office:value-type="float" office:value="50" calcext:value-type="float">
            <text:p>50</text:p>
          </table:table-cell>
          <table:table-cell office:value-type="float" office:value="9.544186" calcext:value-type="float">
            <text:p>9.544186</text:p>
          </table:table-cell>
          <table:table-cell office:value-type="float" office:value="0.190884" calcext:value-type="float">
            <text:p>0.190884</text:p>
          </table:table-cell>
          <table:table-cell office:value-type="float" office:value="0.810182" calcext:value-type="float">
            <text:p>0.810182</text:p>
          </table:table-cell>
          <table:table-cell office:value-type="float" office:value="0.172372" calcext:value-type="float">
            <text:p>0.17237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963968" calcext:value-type="float">
            <text:p>8.963968</text:p>
          </table:table-cell>
          <table:table-cell office:value-type="float" office:value="0.190723" calcext:value-type="float">
            <text:p>0.190723</text:p>
          </table:table-cell>
          <table:table-cell office:value-type="float" office:value="0.810642" calcext:value-type="float">
            <text:p>0.810642</text:p>
          </table:table-cell>
          <table:table-cell office:value-type="float" office:value="0.167036" calcext:value-type="float">
            <text:p>0.167036</text:p>
          </table:table-cell>
          <table:table-cell office:value-type="float" office:value="53" calcext:value-type="float">
            <text:p>53</text:p>
          </table:table-cell>
          <table:table-cell office:value-type="float" office:value="9.44011" calcext:value-type="float">
            <text:p>9.44011</text:p>
          </table:table-cell>
          <table:table-cell office:value-type="float" office:value="0.178115" calcext:value-type="float">
            <text:p>0.178115</text:p>
          </table:table-cell>
          <table:table-cell office:value-type="float" office:value="0.191132" calcext:value-type="float">
            <text:p>0.191132</text:p>
          </table:table-cell>
          <table:table-cell office:value-type="float" office:value="0.164569" calcext:value-type="float">
            <text:p>0.1645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772118" calcext:value-type="float">
            <text:p>9.772118</text:p>
          </table:table-cell>
          <table:table-cell office:value-type="float" office:value="0.177675" calcext:value-type="float">
            <text:p>0.177675</text:p>
          </table:table-cell>
          <table:table-cell office:value-type="float" office:value="0.190456" calcext:value-type="float">
            <text:p>0.190456</text:p>
          </table:table-cell>
          <table:table-cell office:value-type="float" office:value="0.162747" calcext:value-type="float">
            <text:p>0.162747</text:p>
          </table:table-cell>
          <table:table-cell office:value-type="float" office:value="45" calcext:value-type="float">
            <text:p>45</text:p>
          </table:table-cell>
          <table:table-cell office:value-type="float" office:value="8.631319" calcext:value-type="float">
            <text:p>8.631319</text:p>
          </table:table-cell>
          <table:table-cell office:value-type="float" office:value="0.191807" calcext:value-type="float">
            <text:p>0.191807</text:p>
          </table:table-cell>
          <table:table-cell office:value-type="float" office:value="0.809597" calcext:value-type="float">
            <text:p>0.809597</text:p>
          </table:table-cell>
          <table:table-cell office:value-type="float" office:value="0.169874" calcext:value-type="float">
            <text:p>0.16987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12021" calcext:value-type="float">
            <text:p>8.712021</text:p>
          </table:table-cell>
          <table:table-cell office:value-type="float" office:value="0.177796" calcext:value-type="float">
            <text:p>0.177796</text:p>
          </table:table-cell>
          <table:table-cell office:value-type="float" office:value="0.190202" calcext:value-type="float">
            <text:p>0.190202</text:p>
          </table:table-cell>
          <table:table-cell office:value-type="float" office:value="0.173398" calcext:value-type="float">
            <text:p>0.173398</text:p>
          </table:table-cell>
          <table:table-cell office:value-type="float" office:value="51" calcext:value-type="float">
            <text:p>51</text:p>
          </table:table-cell>
          <table:table-cell office:value-type="float" office:value="9.691503" calcext:value-type="float">
            <text:p>9.691503</text:p>
          </table:table-cell>
          <table:table-cell office:value-type="float" office:value="0.190029" calcext:value-type="float">
            <text:p>0.190029</text:p>
          </table:table-cell>
          <table:table-cell office:value-type="float" office:value="0.809734" calcext:value-type="float">
            <text:p>0.809734</text:p>
          </table:table-cell>
          <table:table-cell office:value-type="float" office:value="0.164646" calcext:value-type="float">
            <text:p>0.1646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929045" calcext:value-type="float">
            <text:p>7.929045</text:p>
          </table:table-cell>
          <table:table-cell office:value-type="float" office:value="0.193391" calcext:value-type="float">
            <text:p>0.193391</text:p>
          </table:table-cell>
          <table:table-cell office:value-type="float" office:value="0.81046" calcext:value-type="float">
            <text:p>0.81046</text:p>
          </table:table-cell>
          <table:table-cell office:value-type="float" office:value="0.170305" calcext:value-type="float">
            <text:p>0.170305</text:p>
          </table:table-cell>
          <table:table-cell office:value-type="float" office:value="59" calcext:value-type="float">
            <text:p>59</text:p>
          </table:table-cell>
          <table:table-cell office:value-type="float" office:value="10.4748" calcext:value-type="float">
            <text:p>10.4748</text:p>
          </table:table-cell>
          <table:table-cell office:value-type="float" office:value="0.177539" calcext:value-type="float">
            <text:p>0.177539</text:p>
          </table:table-cell>
          <table:table-cell office:value-type="float" office:value="0.190592" calcext:value-type="float">
            <text:p>0.190592</text:p>
          </table:table-cell>
          <table:table-cell office:value-type="float" office:value="0.165052" calcext:value-type="float">
            <text:p>0.1650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503199" calcext:value-type="float">
            <text:p>8.503199</text:p>
          </table:table-cell>
          <table:table-cell office:value-type="float" office:value="0.17715" calcext:value-type="float">
            <text:p>0.17715</text:p>
          </table:table-cell>
          <table:table-cell office:value-type="float" office:value="0.190723" calcext:value-type="float">
            <text:p>0.190723</text:p>
          </table:table-cell>
          <table:table-cell office:value-type="float" office:value="0.162924" calcext:value-type="float">
            <text:p>0.162924</text:p>
          </table:table-cell>
          <table:table-cell office:value-type="float" office:value="52" calcext:value-type="float">
            <text:p>52</text:p>
          </table:table-cell>
          <table:table-cell office:value-type="float" office:value="9.900788" calcext:value-type="float">
            <text:p>9.900788</text:p>
          </table:table-cell>
          <table:table-cell office:value-type="float" office:value="0.1904" calcext:value-type="float">
            <text:p>0.1904</text:p>
          </table:table-cell>
          <table:table-cell office:value-type="float" office:value="0.811291" calcext:value-type="float">
            <text:p>0.811291</text:p>
          </table:table-cell>
          <table:table-cell office:value-type="float" office:value="0.169631" calcext:value-type="float">
            <text:p>0.16963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957255" calcext:value-type="float">
            <text:p>7.957255</text:p>
          </table:table-cell>
          <table:table-cell office:value-type="float" office:value="0.176828" calcext:value-type="float">
            <text:p>0.176828</text:p>
          </table:table-cell>
          <table:table-cell office:value-type="float" office:value="0.188726" calcext:value-type="float">
            <text:p>0.188726</text:p>
          </table:table-cell>
          <table:table-cell office:value-type="float" office:value="0.168909" calcext:value-type="float">
            <text:p>0.168909</text:p>
          </table:table-cell>
          <table:table-cell office:value-type="float" office:value="55" calcext:value-type="float">
            <text:p>55</text:p>
          </table:table-cell>
          <table:table-cell office:value-type="float" office:value="10.449126" calcext:value-type="float">
            <text:p>10.449126</text:p>
          </table:table-cell>
          <table:table-cell office:value-type="float" office:value="0.189984" calcext:value-type="float">
            <text:p>0.189984</text:p>
          </table:table-cell>
          <table:table-cell office:value-type="float" office:value="0.811041" calcext:value-type="float">
            <text:p>0.811041</text:p>
          </table:table-cell>
          <table:table-cell office:value-type="float" office:value="0.166448" calcext:value-type="float">
            <text:p>0.1664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483096" calcext:value-type="float">
            <text:p>7.483096</text:p>
          </table:table-cell>
          <table:table-cell office:value-type="float" office:value="0.178169" calcext:value-type="float">
            <text:p>0.178169</text:p>
          </table:table-cell>
          <table:table-cell office:value-type="float" office:value="0.190235" calcext:value-type="float">
            <text:p>0.190235</text:p>
          </table:table-cell>
          <table:table-cell office:value-type="float" office:value="0.163284" calcext:value-type="float">
            <text:p>0.163284</text:p>
          </table:table-cell>
          <table:table-cell office:value-type="float" office:value="58" calcext:value-type="float">
            <text:p>58</text:p>
          </table:table-cell>
          <table:table-cell office:value-type="float" office:value="10.922382" calcext:value-type="float">
            <text:p>10.922382</text:p>
          </table:table-cell>
          <table:table-cell office:value-type="float" office:value="0.188317" calcext:value-type="float">
            <text:p>0.188317</text:p>
          </table:table-cell>
          <table:table-cell office:value-type="float" office:value="0.810985" calcext:value-type="float">
            <text:p>0.810985</text:p>
          </table:table-cell>
          <table:table-cell office:value-type="float" office:value="0.167052" calcext:value-type="float">
            <text:p>0.1670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03523" calcext:value-type="float">
            <text:p>9.003523</text:p>
          </table:table-cell>
          <table:table-cell office:value-type="float" office:value="0.191564" calcext:value-type="float">
            <text:p>0.191564</text:p>
          </table:table-cell>
          <table:table-cell office:value-type="float" office:value="0.810124" calcext:value-type="float">
            <text:p>0.810124</text:p>
          </table:table-cell>
          <table:table-cell office:value-type="float" office:value="0.171024" calcext:value-type="float">
            <text:p>0.171024</text:p>
          </table:table-cell>
          <table:table-cell office:value-type="float" office:value="53" calcext:value-type="float">
            <text:p>53</text:p>
          </table:table-cell>
          <table:table-cell office:value-type="float" office:value="9.402186" calcext:value-type="float">
            <text:p>9.402186</text:p>
          </table:table-cell>
          <table:table-cell office:value-type="float" office:value="0.1774" calcext:value-type="float">
            <text:p>0.1774</text:p>
          </table:table-cell>
          <table:table-cell office:value-type="float" office:value="0.190001" calcext:value-type="float">
            <text:p>0.190001</text:p>
          </table:table-cell>
          <table:table-cell office:value-type="float" office:value="0.16646" calcext:value-type="float">
            <text:p>0.166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320095" calcext:value-type="float">
            <text:p>11.320095</text:p>
          </table:table-cell>
          <table:table-cell office:value-type="float" office:value="0.188668" calcext:value-type="float">
            <text:p>0.188668</text:p>
          </table:table-cell>
          <table:table-cell office:value-type="float" office:value="0.812026" calcext:value-type="float">
            <text:p>0.812026</text:p>
          </table:table-cell>
          <table:table-cell office:value-type="float" office:value="0.166681" calcext:value-type="float">
            <text:p>0.166681</text:p>
          </table:table-cell>
          <table:table-cell office:value-type="float" office:value="40" calcext:value-type="float">
            <text:p>40</text:p>
          </table:table-cell>
          <table:table-cell office:value-type="float" office:value="7.085738" calcext:value-type="float">
            <text:p>7.085738</text:p>
          </table:table-cell>
          <table:table-cell office:value-type="float" office:value="0.177143" calcext:value-type="float">
            <text:p>0.177143</text:p>
          </table:table-cell>
          <table:table-cell office:value-type="float" office:value="0.190167" calcext:value-type="float">
            <text:p>0.190167</text:p>
          </table:table-cell>
          <table:table-cell office:value-type="float" office:value="0.168707" calcext:value-type="float">
            <text:p>0.1687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494144" calcext:value-type="float">
            <text:p>9.494144</text:p>
          </table:table-cell>
          <table:table-cell office:value-type="float" office:value="0.189883" calcext:value-type="float">
            <text:p>0.189883</text:p>
          </table:table-cell>
          <table:table-cell office:value-type="float" office:value="0.810471" calcext:value-type="float">
            <text:p>0.810471</text:p>
          </table:table-cell>
          <table:table-cell office:value-type="float" office:value="0.165402" calcext:value-type="float">
            <text:p>0.165402</text:p>
          </table:table-cell>
          <table:table-cell office:value-type="float" office:value="50" calcext:value-type="float">
            <text:p>50</text:p>
          </table:table-cell>
          <table:table-cell office:value-type="float" office:value="8.91091" calcext:value-type="float">
            <text:p>8.91091</text:p>
          </table:table-cell>
          <table:table-cell office:value-type="float" office:value="0.178218" calcext:value-type="float">
            <text:p>0.178218</text:p>
          </table:table-cell>
          <table:table-cell office:value-type="float" office:value="0.190525" calcext:value-type="float">
            <text:p>0.190525</text:p>
          </table:table-cell>
          <table:table-cell office:value-type="float" office:value="0.167312" calcext:value-type="float">
            <text:p>0.1673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089544" calcext:value-type="float">
            <text:p>7.089544</text:p>
          </table:table-cell>
          <table:table-cell office:value-type="float" office:value="0.177239" calcext:value-type="float">
            <text:p>0.177239</text:p>
          </table:table-cell>
          <table:table-cell office:value-type="float" office:value="0.189656" calcext:value-type="float">
            <text:p>0.189656</text:p>
          </table:table-cell>
          <table:table-cell office:value-type="float" office:value="0.166518" calcext:value-type="float">
            <text:p>0.166518</text:p>
          </table:table-cell>
          <table:table-cell office:value-type="float" office:value="60" calcext:value-type="float">
            <text:p>60</text:p>
          </table:table-cell>
          <table:table-cell office:value-type="float" office:value="11.315711" calcext:value-type="float">
            <text:p>11.315711</text:p>
          </table:table-cell>
          <table:table-cell office:value-type="float" office:value="0.188595" calcext:value-type="float">
            <text:p>0.188595</text:p>
          </table:table-cell>
          <table:table-cell office:value-type="float" office:value="0.810627" calcext:value-type="float">
            <text:p>0.810627</text:p>
          </table:table-cell>
          <table:table-cell office:value-type="float" office:value="0.172544" calcext:value-type="float">
            <text:p>0.17254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203425" calcext:value-type="float">
            <text:p>10.203425</text:p>
          </table:table-cell>
          <table:table-cell office:value-type="float" office:value="0.188952" calcext:value-type="float">
            <text:p>0.188952</text:p>
          </table:table-cell>
          <table:table-cell office:value-type="float" office:value="0.809908" calcext:value-type="float">
            <text:p>0.809908</text:p>
          </table:table-cell>
          <table:table-cell office:value-type="float" office:value="0.165582" calcext:value-type="float">
            <text:p>0.165582</text:p>
          </table:table-cell>
          <table:table-cell office:value-type="float" office:value="46" calcext:value-type="float">
            <text:p>46</text:p>
          </table:table-cell>
          <table:table-cell office:value-type="float" office:value="8.200615" calcext:value-type="float">
            <text:p>8.200615</text:p>
          </table:table-cell>
          <table:table-cell office:value-type="float" office:value="0.178274" calcext:value-type="float">
            <text:p>0.178274</text:p>
          </table:table-cell>
          <table:table-cell office:value-type="float" office:value="0.190329" calcext:value-type="float">
            <text:p>0.190329</text:p>
          </table:table-cell>
          <table:table-cell office:value-type="float" office:value="0.164459" calcext:value-type="float">
            <text:p>0.16445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427652" calcext:value-type="float">
            <text:p>8.427652</text:p>
          </table:table-cell>
          <table:table-cell office:value-type="float" office:value="0.191538" calcext:value-type="float">
            <text:p>0.191538</text:p>
          </table:table-cell>
          <table:table-cell office:value-type="float" office:value="0.811215" calcext:value-type="float">
            <text:p>0.811215</text:p>
          </table:table-cell>
          <table:table-cell office:value-type="float" office:value="0.165034" calcext:value-type="float">
            <text:p>0.165034</text:p>
          </table:table-cell>
          <table:table-cell office:value-type="float" office:value="56" calcext:value-type="float">
            <text:p>56</text:p>
          </table:table-cell>
          <table:table-cell office:value-type="float" office:value="9.973708" calcext:value-type="float">
            <text:p>9.973708</text:p>
          </table:table-cell>
          <table:table-cell office:value-type="float" office:value="0.178102" calcext:value-type="float">
            <text:p>0.178102</text:p>
          </table:table-cell>
          <table:table-cell office:value-type="float" office:value="0.188885" calcext:value-type="float">
            <text:p>0.188885</text:p>
          </table:table-cell>
          <table:table-cell office:value-type="float" office:value="0.171814" calcext:value-type="float">
            <text:p>0.1718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207315" calcext:value-type="float">
            <text:p>10.207315</text:p>
          </table:table-cell>
          <table:table-cell office:value-type="float" office:value="0.189024" calcext:value-type="float">
            <text:p>0.189024</text:p>
          </table:table-cell>
          <table:table-cell office:value-type="float" office:value="0.809705" calcext:value-type="float">
            <text:p>0.809705</text:p>
          </table:table-cell>
          <table:table-cell office:value-type="float" office:value="0.165952" calcext:value-type="float">
            <text:p>0.165952</text:p>
          </table:table-cell>
          <table:table-cell office:value-type="float" office:value="46" calcext:value-type="float">
            <text:p>46</text:p>
          </table:table-cell>
          <table:table-cell office:value-type="float" office:value="8.198461" calcext:value-type="float">
            <text:p>8.198461</text:p>
          </table:table-cell>
          <table:table-cell office:value-type="float" office:value="0.178227" calcext:value-type="float">
            <text:p>0.178227</text:p>
          </table:table-cell>
          <table:table-cell office:value-type="float" office:value="0.190305" calcext:value-type="float">
            <text:p>0.190305</text:p>
          </table:table-cell>
          <table:table-cell office:value-type="float" office:value="0.167345" calcext:value-type="float">
            <text:p>0.16734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610543" calcext:value-type="float">
            <text:p>9.610543</text:p>
          </table:table-cell>
          <table:table-cell office:value-type="float" office:value="0.192211" calcext:value-type="float">
            <text:p>0.192211</text:p>
          </table:table-cell>
          <table:table-cell office:value-type="float" office:value="0.806264" calcext:value-type="float">
            <text:p>0.806264</text:p>
          </table:table-cell>
          <table:table-cell office:value-type="float" office:value="0.162935" calcext:value-type="float">
            <text:p>0.162935</text:p>
          </table:table-cell>
          <table:table-cell office:value-type="float" office:value="50" calcext:value-type="float">
            <text:p>50</text:p>
          </table:table-cell>
          <table:table-cell office:value-type="float" office:value="9.016876" calcext:value-type="float">
            <text:p>9.016876</text:p>
          </table:table-cell>
          <table:table-cell office:value-type="float" office:value="0.180338" calcext:value-type="float">
            <text:p>0.180338</text:p>
          </table:table-cell>
          <table:table-cell office:value-type="float" office:value="0.192451" calcext:value-type="float">
            <text:p>0.192451</text:p>
          </table:table-cell>
          <table:table-cell office:value-type="float" office:value="0.167112" calcext:value-type="float">
            <text:p>0.16711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091247" calcext:value-type="float">
            <text:p>10.091247</text:p>
          </table:table-cell>
          <table:table-cell office:value-type="float" office:value="0.180201" calcext:value-type="float">
            <text:p>0.180201</text:p>
          </table:table-cell>
          <table:table-cell office:value-type="float" office:value="0.192779" calcext:value-type="float">
            <text:p>0.192779</text:p>
          </table:table-cell>
          <table:table-cell office:value-type="float" office:value="0.164199" calcext:value-type="float">
            <text:p>0.164199</text:p>
          </table:table-cell>
          <table:table-cell office:value-type="float" office:value="44" calcext:value-type="float">
            <text:p>44</text:p>
          </table:table-cell>
          <table:table-cell office:value-type="float" office:value="8.536635" calcext:value-type="float">
            <text:p>8.536635</text:p>
          </table:table-cell>
          <table:table-cell office:value-type="float" office:value="0.194014" calcext:value-type="float">
            <text:p>0.194014</text:p>
          </table:table-cell>
          <table:table-cell office:value-type="float" office:value="0.805624" calcext:value-type="float">
            <text:p>0.805624</text:p>
          </table:table-cell>
          <table:table-cell office:value-type="float" office:value="0.161492" calcext:value-type="float">
            <text:p>0.16149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103781" calcext:value-type="float">
            <text:p>9.103781</text:p>
          </table:table-cell>
          <table:table-cell office:value-type="float" office:value="0.193697" calcext:value-type="float">
            <text:p>0.193697</text:p>
          </table:table-cell>
          <table:table-cell office:value-type="float" office:value="0.805935" calcext:value-type="float">
            <text:p>0.805935</text:p>
          </table:table-cell>
          <table:table-cell office:value-type="float" office:value="0.163604" calcext:value-type="float">
            <text:p>0.163604</text:p>
          </table:table-cell>
          <table:table-cell office:value-type="float" office:value="53" calcext:value-type="float">
            <text:p>53</text:p>
          </table:table-cell>
          <table:table-cell office:value-type="float" office:value="9.524195" calcext:value-type="float">
            <text:p>9.524195</text:p>
          </table:table-cell>
          <table:table-cell office:value-type="float" office:value="0.179702" calcext:value-type="float">
            <text:p>0.179702</text:p>
          </table:table-cell>
          <table:table-cell office:value-type="float" office:value="0.19186" calcext:value-type="float">
            <text:p>0.19186</text:p>
          </table:table-cell>
          <table:table-cell office:value-type="float" office:value="0.161009" calcext:value-type="float">
            <text:p>0.1610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929055" calcext:value-type="float">
            <text:p>8.929055</text:p>
          </table:table-cell>
          <table:table-cell office:value-type="float" office:value="0.19411" calcext:value-type="float">
            <text:p>0.19411</text:p>
          </table:table-cell>
          <table:table-cell office:value-type="float" office:value="0.806866" calcext:value-type="float">
            <text:p>0.806866</text:p>
          </table:table-cell>
          <table:table-cell office:value-type="float" office:value="0.161623" calcext:value-type="float">
            <text:p>0.161623</text:p>
          </table:table-cell>
          <table:table-cell office:value-type="float" office:value="54" calcext:value-type="float">
            <text:p>54</text:p>
          </table:table-cell>
          <table:table-cell office:value-type="float" office:value="9.698694" calcext:value-type="float">
            <text:p>9.698694</text:p>
          </table:table-cell>
          <table:table-cell office:value-type="float" office:value="0.179605" calcext:value-type="float">
            <text:p>0.179605</text:p>
          </table:table-cell>
          <table:table-cell office:value-type="float" office:value="0.192468" calcext:value-type="float">
            <text:p>0.192468</text:p>
          </table:table-cell>
          <table:table-cell office:value-type="float" office:value="0.16245" calcext:value-type="float">
            <text:p>0.162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9757" calcext:value-type="float">
            <text:p>8.99757</text:p>
          </table:table-cell>
          <table:table-cell office:value-type="float" office:value="0.179951" calcext:value-type="float">
            <text:p>0.179951</text:p>
          </table:table-cell>
          <table:table-cell office:value-type="float" office:value="0.191171" calcext:value-type="float">
            <text:p>0.191171</text:p>
          </table:table-cell>
          <table:table-cell office:value-type="float" office:value="0.162973" calcext:value-type="float">
            <text:p>0.162973</text:p>
          </table:table-cell>
          <table:table-cell office:value-type="float" office:value="50" calcext:value-type="float">
            <text:p>50</text:p>
          </table:table-cell>
          <table:table-cell office:value-type="float" office:value="9.63076" calcext:value-type="float">
            <text:p>9.63076</text:p>
          </table:table-cell>
          <table:table-cell office:value-type="float" office:value="0.192615" calcext:value-type="float">
            <text:p>0.192615</text:p>
          </table:table-cell>
          <table:table-cell office:value-type="float" office:value="0.807015" calcext:value-type="float">
            <text:p>0.807015</text:p>
          </table:table-cell>
          <table:table-cell office:value-type="float" office:value="0.160595" calcext:value-type="float">
            <text:p>0.1605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112252" calcext:value-type="float">
            <text:p>11.112252</text:p>
          </table:table-cell>
          <table:table-cell office:value-type="float" office:value="0.191591" calcext:value-type="float">
            <text:p>0.191591</text:p>
          </table:table-cell>
          <table:table-cell office:value-type="float" office:value="0.807198" calcext:value-type="float">
            <text:p>0.807198</text:p>
          </table:table-cell>
          <table:table-cell office:value-type="float" office:value="0.159703" calcext:value-type="float">
            <text:p>0.159703</text:p>
          </table:table-cell>
          <table:table-cell office:value-type="float" office:value="42" calcext:value-type="float">
            <text:p>42</text:p>
          </table:table-cell>
          <table:table-cell office:value-type="float" office:value="7.516763" calcext:value-type="float">
            <text:p>7.516763</text:p>
          </table:table-cell>
          <table:table-cell office:value-type="float" office:value="0.178971" calcext:value-type="float">
            <text:p>0.178971</text:p>
          </table:table-cell>
          <table:table-cell office:value-type="float" office:value="0.193332" calcext:value-type="float">
            <text:p>0.193332</text:p>
          </table:table-cell>
          <table:table-cell office:value-type="float" office:value="0.161575" calcext:value-type="float">
            <text:p>0.1615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00685" calcext:value-type="float">
            <text:p>10.200685</text:p>
          </table:table-cell>
          <table:table-cell office:value-type="float" office:value="0.192466" calcext:value-type="float">
            <text:p>0.192466</text:p>
          </table:table-cell>
          <table:table-cell office:value-type="float" office:value="0.806622" calcext:value-type="float">
            <text:p>0.806622</text:p>
          </table:table-cell>
          <table:table-cell office:value-type="float" office:value="0.162367" calcext:value-type="float">
            <text:p>0.162367</text:p>
          </table:table-cell>
          <table:table-cell office:value-type="float" office:value="47" calcext:value-type="float">
            <text:p>47</text:p>
          </table:table-cell>
          <table:table-cell office:value-type="float" office:value="8.427632" calcext:value-type="float">
            <text:p>8.427632</text:p>
          </table:table-cell>
          <table:table-cell office:value-type="float" office:value="0.179311" calcext:value-type="float">
            <text:p>0.179311</text:p>
          </table:table-cell>
          <table:table-cell office:value-type="float" office:value="0.194344" calcext:value-type="float">
            <text:p>0.194344</text:p>
          </table:table-cell>
          <table:table-cell office:value-type="float" office:value="0.161907" calcext:value-type="float">
            <text:p>0.1619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439651" calcext:value-type="float">
            <text:p>8.439651</text:p>
          </table:table-cell>
          <table:table-cell office:value-type="float" office:value="0.179567" calcext:value-type="float">
            <text:p>0.179567</text:p>
          </table:table-cell>
          <table:table-cell office:value-type="float" office:value="0.191917" calcext:value-type="float">
            <text:p>0.191917</text:p>
          </table:table-cell>
          <table:table-cell office:value-type="float" office:value="0.162007" calcext:value-type="float">
            <text:p>0.162007</text:p>
          </table:table-cell>
          <table:table-cell office:value-type="float" office:value="53" calcext:value-type="float">
            <text:p>53</text:p>
          </table:table-cell>
          <table:table-cell office:value-type="float" office:value="10.188285" calcext:value-type="float">
            <text:p>10.188285</text:p>
          </table:table-cell>
          <table:table-cell office:value-type="float" office:value="0.192232" calcext:value-type="float">
            <text:p>0.192232</text:p>
          </table:table-cell>
          <table:table-cell office:value-type="float" office:value="0.805742" calcext:value-type="float">
            <text:p>0.805742</text:p>
          </table:table-cell>
          <table:table-cell office:value-type="float" office:value="0.160755" calcext:value-type="float">
            <text:p>0.16075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211965" calcext:value-type="float">
            <text:p>9.211965</text:p>
          </table:table-cell>
          <table:table-cell office:value-type="float" office:value="0.180627" calcext:value-type="float">
            <text:p>0.180627</text:p>
          </table:table-cell>
          <table:table-cell office:value-type="float" office:value="0.193079" calcext:value-type="float">
            <text:p>0.193079</text:p>
          </table:table-cell>
          <table:table-cell office:value-type="float" office:value="0.165149" calcext:value-type="float">
            <text:p>0.165149</text:p>
          </table:table-cell>
          <table:table-cell office:value-type="float" office:value="49" calcext:value-type="float">
            <text:p>49</text:p>
          </table:table-cell>
          <table:table-cell office:value-type="float" office:value="9.416525" calcext:value-type="float">
            <text:p>9.416525</text:p>
          </table:table-cell>
          <table:table-cell office:value-type="float" office:value="0.192174" calcext:value-type="float">
            <text:p>0.192174</text:p>
          </table:table-cell>
          <table:table-cell office:value-type="float" office:value="0.806535" calcext:value-type="float">
            <text:p>0.806535</text:p>
          </table:table-cell>
          <table:table-cell office:value-type="float" office:value="0.161333" calcext:value-type="float">
            <text:p>0.161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771673" calcext:value-type="float">
            <text:p>7.771673</text:p>
          </table:table-cell>
          <table:table-cell office:value-type="float" office:value="0.180737" calcext:value-type="float">
            <text:p>0.180737</text:p>
          </table:table-cell>
          <table:table-cell office:value-type="float" office:value="0.193319" calcext:value-type="float">
            <text:p>0.193319</text:p>
          </table:table-cell>
          <table:table-cell office:value-type="float" office:value="0.161517" calcext:value-type="float">
            <text:p>0.161517</text:p>
          </table:table-cell>
          <table:table-cell office:value-type="float" office:value="57" calcext:value-type="float">
            <text:p>57</text:p>
          </table:table-cell>
          <table:table-cell office:value-type="float" office:value="10.857735" calcext:value-type="float">
            <text:p>10.857735</text:p>
          </table:table-cell>
          <table:table-cell office:value-type="float" office:value="0.190487" calcext:value-type="float">
            <text:p>0.190487</text:p>
          </table:table-cell>
          <table:table-cell office:value-type="float" office:value="0.806769" calcext:value-type="float">
            <text:p>0.806769</text:p>
          </table:table-cell>
          <table:table-cell office:value-type="float" office:value="0.16915" calcext:value-type="float">
            <text:p>0.1691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593413" calcext:value-type="float">
            <text:p>8.593413</text:p>
          </table:table-cell>
          <table:table-cell office:value-type="float" office:value="0.195305" calcext:value-type="float">
            <text:p>0.195305</text:p>
          </table:table-cell>
          <table:table-cell office:value-type="float" office:value="0.806799" calcext:value-type="float">
            <text:p>0.806799</text:p>
          </table:table-cell>
          <table:table-cell office:value-type="float" office:value="0.165501" calcext:value-type="float">
            <text:p>0.165501</text:p>
          </table:table-cell>
          <table:table-cell office:value-type="float" office:value="56" calcext:value-type="float">
            <text:p>56</text:p>
          </table:table-cell>
          <table:table-cell office:value-type="float" office:value="10.035843" calcext:value-type="float">
            <text:p>10.035843</text:p>
          </table:table-cell>
          <table:table-cell office:value-type="float" office:value="0.179211" calcext:value-type="float">
            <text:p>0.179211</text:p>
          </table:table-cell>
          <table:table-cell office:value-type="float" office:value="0.194693" calcext:value-type="float">
            <text:p>0.194693</text:p>
          </table:table-cell>
          <table:table-cell office:value-type="float" office:value="0.160021" calcext:value-type="float">
            <text:p>0.16002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929434" calcext:value-type="float">
            <text:p>8.929434</text:p>
          </table:table-cell>
          <table:table-cell office:value-type="float" office:value="0.194118" calcext:value-type="float">
            <text:p>0.194118</text:p>
          </table:table-cell>
          <table:table-cell office:value-type="float" office:value="0.805759" calcext:value-type="float">
            <text:p>0.805759</text:p>
          </table:table-cell>
          <table:table-cell office:value-type="float" office:value="0.162375" calcext:value-type="float">
            <text:p>0.162375</text:p>
          </table:table-cell>
          <table:table-cell office:value-type="float" office:value="54" calcext:value-type="float">
            <text:p>54</text:p>
          </table:table-cell>
          <table:table-cell office:value-type="float" office:value="9.698424" calcext:value-type="float">
            <text:p>9.698424</text:p>
          </table:table-cell>
          <table:table-cell office:value-type="float" office:value="0.1796" calcext:value-type="float">
            <text:p>0.1796</text:p>
          </table:table-cell>
          <table:table-cell office:value-type="float" office:value="0.192059" calcext:value-type="float">
            <text:p>0.192059</text:p>
          </table:table-cell>
          <table:table-cell office:value-type="float" office:value="0.161033" calcext:value-type="float">
            <text:p>0.1610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478947" calcext:value-type="float">
            <text:p>9.478947</text:p>
          </table:table-cell>
          <table:table-cell office:value-type="float" office:value="0.193448" calcext:value-type="float">
            <text:p>0.193448</text:p>
          </table:table-cell>
          <table:table-cell office:value-type="float" office:value="0.805369" calcext:value-type="float">
            <text:p>0.805369</text:p>
          </table:table-cell>
          <table:table-cell office:value-type="float" office:value="0.16165" calcext:value-type="float">
            <text:p>0.16165</text:p>
          </table:table-cell>
          <table:table-cell office:value-type="float" office:value="51" calcext:value-type="float">
            <text:p>51</text:p>
          </table:table-cell>
          <table:table-cell office:value-type="float" office:value="9.149777" calcext:value-type="float">
            <text:p>9.149777</text:p>
          </table:table-cell>
          <table:table-cell office:value-type="float" office:value="0.179407" calcext:value-type="float">
            <text:p>0.179407</text:p>
          </table:table-cell>
          <table:table-cell office:value-type="float" office:value="0.193519" calcext:value-type="float">
            <text:p>0.193519</text:p>
          </table:table-cell>
          <table:table-cell office:value-type="float" office:value="0.161461" calcext:value-type="float">
            <text:p>0.1614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04163" calcext:value-type="float">
            <text:p>10.204163</text:p>
          </table:table-cell>
          <table:table-cell office:value-type="float" office:value="0.192531" calcext:value-type="float">
            <text:p>0.192531</text:p>
          </table:table-cell>
          <table:table-cell office:value-type="float" office:value="0.806463" calcext:value-type="float">
            <text:p>0.806463</text:p>
          </table:table-cell>
          <table:table-cell office:value-type="float" office:value="0.161304" calcext:value-type="float">
            <text:p>0.161304</text:p>
          </table:table-cell>
          <table:table-cell office:value-type="float" office:value="47" calcext:value-type="float">
            <text:p>47</text:p>
          </table:table-cell>
          <table:table-cell office:value-type="float" office:value="8.425068" calcext:value-type="float">
            <text:p>8.425068</text:p>
          </table:table-cell>
          <table:table-cell office:value-type="float" office:value="0.179257" calcext:value-type="float">
            <text:p>0.179257</text:p>
          </table:table-cell>
          <table:table-cell office:value-type="float" office:value="0.192256" calcext:value-type="float">
            <text:p>0.192256</text:p>
          </table:table-cell>
          <table:table-cell office:value-type="float" office:value="0.161845" calcext:value-type="float">
            <text:p>0.1618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56833" calcext:value-type="float">
            <text:p>9.056833</text:p>
          </table:table-cell>
          <table:table-cell office:value-type="float" office:value="0.181137" calcext:value-type="float">
            <text:p>0.181137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0.166592" calcext:value-type="float">
            <text:p>0.166592</text:p>
          </table:table-cell>
          <table:table-cell office:value-type="float" office:value="50" calcext:value-type="float">
            <text:p>50</text:p>
          </table:table-cell>
          <table:table-cell office:value-type="float" office:value="9.572399" calcext:value-type="float">
            <text:p>9.572399</text:p>
          </table:table-cell>
          <table:table-cell office:value-type="float" office:value="0.191448" calcext:value-type="float">
            <text:p>0.191448</text:p>
          </table:table-cell>
          <table:table-cell office:value-type="float" office:value="0.806787" calcext:value-type="float">
            <text:p>0.806787</text:p>
          </table:table-cell>
          <table:table-cell office:value-type="float" office:value="0.163342" calcext:value-type="float">
            <text:p>0.1633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96402" calcext:value-type="float">
            <text:p>8.096402</text:p>
          </table:table-cell>
          <table:table-cell office:value-type="float" office:value="0.17992" calcext:value-type="float">
            <text:p>0.17992</text:p>
          </table:table-cell>
          <table:table-cell office:value-type="float" office:value="0.192052" calcext:value-type="float">
            <text:p>0.192052</text:p>
          </table:table-cell>
          <table:table-cell office:value-type="float" office:value="0.161396" calcext:value-type="float">
            <text:p>0.161396</text:p>
          </table:table-cell>
          <table:table-cell office:value-type="float" office:value="55" calcext:value-type="float">
            <text:p>55</text:p>
          </table:table-cell>
          <table:table-cell office:value-type="float" office:value="10.532428" calcext:value-type="float">
            <text:p>10.532428</text:p>
          </table:table-cell>
          <table:table-cell office:value-type="float" office:value="0.191499" calcext:value-type="float">
            <text:p>0.191499</text:p>
          </table:table-cell>
          <table:table-cell office:value-type="float" office:value="0.805728" calcext:value-type="float">
            <text:p>0.805728</text:p>
          </table:table-cell>
          <table:table-cell office:value-type="float" office:value="0.163443" calcext:value-type="float">
            <text:p>0.16344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98816" calcext:value-type="float">
            <text:p>9.198816</text:p>
          </table:table-cell>
          <table:table-cell office:value-type="float" office:value="0.180369" calcext:value-type="float">
            <text:p>0.180369</text:p>
          </table:table-cell>
          <table:table-cell office:value-type="float" office:value="0.192606" calcext:value-type="float">
            <text:p>0.192606</text:p>
          </table:table-cell>
          <table:table-cell office:value-type="float" office:value="0.161221" calcext:value-type="float">
            <text:p>0.161221</text:p>
          </table:table-cell>
          <table:table-cell office:value-type="float" office:value="49" calcext:value-type="float">
            <text:p>49</text:p>
          </table:table-cell>
          <table:table-cell office:value-type="float" office:value="9.430278" calcext:value-type="float">
            <text:p>9.430278</text:p>
          </table:table-cell>
          <table:table-cell office:value-type="float" office:value="0.192455" calcext:value-type="float">
            <text:p>0.192455</text:p>
          </table:table-cell>
          <table:table-cell office:value-type="float" office:value="0.806959" calcext:value-type="float">
            <text:p>0.806959</text:p>
          </table:table-cell>
          <table:table-cell office:value-type="float" office:value="0.164967" calcext:value-type="float">
            <text:p>0.1649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647584" calcext:value-type="float">
            <text:p>9.647584</text:p>
          </table:table-cell>
          <table:table-cell office:value-type="float" office:value="0.192952" calcext:value-type="float">
            <text:p>0.192952</text:p>
          </table:table-cell>
          <table:table-cell office:value-type="float" office:value="0.807525" calcext:value-type="float">
            <text:p>0.807525</text:p>
          </table:table-cell>
          <table:table-cell office:value-type="float" office:value="0.166546" calcext:value-type="float">
            <text:p>0.166546</text:p>
          </table:table-cell>
          <table:table-cell office:value-type="float" office:value="50" calcext:value-type="float">
            <text:p>50</text:p>
          </table:table-cell>
          <table:table-cell office:value-type="float" office:value="8.982345" calcext:value-type="float">
            <text:p>8.982345</text:p>
          </table:table-cell>
          <table:table-cell office:value-type="float" office:value="0.179647" calcext:value-type="float">
            <text:p>0.179647</text:p>
          </table:table-cell>
          <table:table-cell office:value-type="float" office:value="0.193006" calcext:value-type="float">
            <text:p>0.193006</text:p>
          </table:table-cell>
          <table:table-cell office:value-type="float" office:value="0.161939" calcext:value-type="float">
            <text:p>0.16193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88214" calcext:value-type="float">
            <text:p>8.88214</text:p>
          </table:table-cell>
          <table:table-cell office:value-type="float" office:value="0.19309" calcext:value-type="float">
            <text:p>0.19309</text:p>
          </table:table-cell>
          <table:table-cell office:value-type="float" office:value="0.805801" calcext:value-type="float">
            <text:p>0.805801</text:p>
          </table:table-cell>
          <table:table-cell office:value-type="float" office:value="0.16223" calcext:value-type="float">
            <text:p>0.16223</text:p>
          </table:table-cell>
          <table:table-cell office:value-type="float" office:value="54" calcext:value-type="float">
            <text:p>54</text:p>
          </table:table-cell>
          <table:table-cell office:value-type="float" office:value="9.746563" calcext:value-type="float">
            <text:p>9.746563</text:p>
          </table:table-cell>
          <table:table-cell office:value-type="float" office:value="0.180492" calcext:value-type="float">
            <text:p>0.180492</text:p>
          </table:table-cell>
          <table:table-cell office:value-type="float" office:value="0.192076" calcext:value-type="float">
            <text:p>0.192076</text:p>
          </table:table-cell>
          <table:table-cell office:value-type="float" office:value="0.165582" calcext:value-type="float">
            <text:p>0.16558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03055" calcext:value-type="float">
            <text:p>9.803055</text:p>
          </table:table-cell>
          <table:table-cell office:value-type="float" office:value="0.192217" calcext:value-type="float">
            <text:p>0.192217</text:p>
          </table:table-cell>
          <table:table-cell office:value-type="float" office:value="0.805791" calcext:value-type="float">
            <text:p>0.805791</text:p>
          </table:table-cell>
          <table:table-cell office:value-type="float" office:value="0.161066" calcext:value-type="float">
            <text:p>0.161066</text:p>
          </table:table-cell>
          <table:table-cell office:value-type="float" office:value="49" calcext:value-type="float">
            <text:p>49</text:p>
          </table:table-cell>
          <table:table-cell office:value-type="float" office:value="8.826917" calcext:value-type="float">
            <text:p>8.826917</text:p>
          </table:table-cell>
          <table:table-cell office:value-type="float" office:value="0.180141" calcext:value-type="float">
            <text:p>0.180141</text:p>
          </table:table-cell>
          <table:table-cell office:value-type="float" office:value="0.193385" calcext:value-type="float">
            <text:p>0.193385</text:p>
          </table:table-cell>
          <table:table-cell office:value-type="float" office:value="0.161002" calcext:value-type="float">
            <text:p>0.16100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192621" calcext:value-type="float">
            <text:p>10.192621</text:p>
          </table:table-cell>
          <table:table-cell office:value-type="float" office:value="0.192314" calcext:value-type="float">
            <text:p>0.192314</text:p>
          </table:table-cell>
          <table:table-cell office:value-type="float" office:value="0.806292" calcext:value-type="float">
            <text:p>0.806292</text:p>
          </table:table-cell>
          <table:table-cell office:value-type="float" office:value="0.16192" calcext:value-type="float">
            <text:p>0.16192</text:p>
          </table:table-cell>
          <table:table-cell office:value-type="float" office:value="47" calcext:value-type="float">
            <text:p>47</text:p>
          </table:table-cell>
          <table:table-cell office:value-type="float" office:value="8.437533" calcext:value-type="float">
            <text:p>8.437533</text:p>
          </table:table-cell>
          <table:table-cell office:value-type="float" office:value="0.179522" calcext:value-type="float">
            <text:p>0.179522</text:p>
          </table:table-cell>
          <table:table-cell office:value-type="float" office:value="0.191815" calcext:value-type="float">
            <text:p>0.191815</text:p>
          </table:table-cell>
          <table:table-cell office:value-type="float" office:value="0.167516" calcext:value-type="float">
            <text:p>0.16751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102949" calcext:value-type="float">
            <text:p>8.102949</text:p>
          </table:table-cell>
          <table:table-cell office:value-type="float" office:value="0.180066" calcext:value-type="float">
            <text:p>0.180066</text:p>
          </table:table-cell>
          <table:table-cell office:value-type="float" office:value="0.192691" calcext:value-type="float">
            <text:p>0.192691</text:p>
          </table:table-cell>
          <table:table-cell office:value-type="float" office:value="0.163206" calcext:value-type="float">
            <text:p>0.163206</text:p>
          </table:table-cell>
          <table:table-cell office:value-type="float" office:value="55" calcext:value-type="float">
            <text:p>55</text:p>
          </table:table-cell>
          <table:table-cell office:value-type="float" office:value="10.527584" calcext:value-type="float">
            <text:p>10.527584</text:p>
          </table:table-cell>
          <table:table-cell office:value-type="float" office:value="0.191411" calcext:value-type="float">
            <text:p>0.191411</text:p>
          </table:table-cell>
          <table:table-cell office:value-type="float" office:value="0.807929" calcext:value-type="float">
            <text:p>0.807929</text:p>
          </table:table-cell>
          <table:table-cell office:value-type="float" office:value="0.161961" calcext:value-type="float">
            <text:p>0.1619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305264" calcext:value-type="float">
            <text:p>9.305264</text:p>
          </table:table-cell>
          <table:table-cell office:value-type="float" office:value="0.178947" calcext:value-type="float">
            <text:p>0.178947</text:p>
          </table:table-cell>
          <table:table-cell office:value-type="float" office:value="0.190862" calcext:value-type="float">
            <text:p>0.190862</text:p>
          </table:table-cell>
          <table:table-cell office:value-type="float" office:value="0.162065" calcext:value-type="float">
            <text:p>0.162065</text:p>
          </table:table-cell>
          <table:table-cell office:value-type="float" office:value="48" calcext:value-type="float">
            <text:p>48</text:p>
          </table:table-cell>
          <table:table-cell office:value-type="float" office:value="9.325014" calcext:value-type="float">
            <text:p>9.325014</text:p>
          </table:table-cell>
          <table:table-cell office:value-type="float" office:value="0.194271" calcext:value-type="float">
            <text:p>0.194271</text:p>
          </table:table-cell>
          <table:table-cell office:value-type="float" office:value="0.806338" calcext:value-type="float">
            <text:p>0.806338</text:p>
          </table:table-cell>
          <table:table-cell office:value-type="float" office:value="0.165214" calcext:value-type="float">
            <text:p>0.1652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576044" calcext:value-type="float">
            <text:p>8.576044</text:p>
          </table:table-cell>
          <table:table-cell office:value-type="float" office:value="0.178668" calcext:value-type="float">
            <text:p>0.178668</text:p>
          </table:table-cell>
          <table:table-cell office:value-type="float" office:value="0.193522" calcext:value-type="float">
            <text:p>0.193522</text:p>
          </table:table-cell>
          <table:table-cell office:value-type="float" office:value="0.162552" calcext:value-type="float">
            <text:p>0.162552</text:p>
          </table:table-cell>
          <table:table-cell office:value-type="float" office:value="52" calcext:value-type="float">
            <text:p>52</text:p>
          </table:table-cell>
          <table:table-cell office:value-type="float" office:value="10.053646" calcext:value-type="float">
            <text:p>10.053646</text:p>
          </table:table-cell>
          <table:table-cell office:value-type="float" office:value="0.193339" calcext:value-type="float">
            <text:p>0.193339</text:p>
          </table:table-cell>
          <table:table-cell office:value-type="float" office:value="0.806007" calcext:value-type="float">
            <text:p>0.806007</text:p>
          </table:table-cell>
          <table:table-cell office:value-type="float" office:value="0.161262" calcext:value-type="float">
            <text:p>0.16126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105065" calcext:value-type="float">
            <text:p>11.105065</text:p>
          </table:table-cell>
          <table:table-cell office:value-type="float" office:value="0.191467" calcext:value-type="float">
            <text:p>0.191467</text:p>
          </table:table-cell>
          <table:table-cell office:value-type="float" office:value="0.805728" calcext:value-type="float">
            <text:p>0.805728</text:p>
          </table:table-cell>
          <table:table-cell office:value-type="float" office:value="0.16436" calcext:value-type="float">
            <text:p>0.16436</text:p>
          </table:table-cell>
          <table:table-cell office:value-type="float" office:value="42" calcext:value-type="float">
            <text:p>42</text:p>
          </table:table-cell>
          <table:table-cell office:value-type="float" office:value="7.524102" calcext:value-type="float">
            <text:p>7.524102</text:p>
          </table:table-cell>
          <table:table-cell office:value-type="float" office:value="0.179145" calcext:value-type="float">
            <text:p>0.179145</text:p>
          </table:table-cell>
          <table:table-cell office:value-type="float" office:value="0.192944" calcext:value-type="float">
            <text:p>0.192944</text:p>
          </table:table-cell>
          <table:table-cell office:value-type="float" office:value="0.160646" calcext:value-type="float">
            <text:p>0.16064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817385" calcext:value-type="float">
            <text:p>8.817385</text:p>
          </table:table-cell>
          <table:table-cell office:value-type="float" office:value="0.179947" calcext:value-type="float">
            <text:p>0.179947</text:p>
          </table:table-cell>
          <table:table-cell office:value-type="float" office:value="0.192146" calcext:value-type="float">
            <text:p>0.192146</text:p>
          </table:table-cell>
          <table:table-cell office:value-type="float" office:value="0.16124" calcext:value-type="float">
            <text:p>0.16124</text:p>
          </table:table-cell>
          <table:table-cell office:value-type="float" office:value="51" calcext:value-type="float">
            <text:p>51</text:p>
          </table:table-cell>
          <table:table-cell office:value-type="float" office:value="9.812722" calcext:value-type="float">
            <text:p>9.812722</text:p>
          </table:table-cell>
          <table:table-cell office:value-type="float" office:value="0.192406" calcext:value-type="float">
            <text:p>0.192406</text:p>
          </table:table-cell>
          <table:table-cell office:value-type="float" office:value="0.807333" calcext:value-type="float">
            <text:p>0.807333</text:p>
          </table:table-cell>
          <table:table-cell office:value-type="float" office:value="0.163233" calcext:value-type="float">
            <text:p>0.1632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59335" calcext:value-type="float">
            <text:p>9.959335</text:p>
          </table:table-cell>
          <table:table-cell office:value-type="float" office:value="0.191526" calcext:value-type="float">
            <text:p>0.191526</text:p>
          </table:table-cell>
          <table:table-cell office:value-type="float" office:value="0.80532" calcext:value-type="float">
            <text:p>0.80532</text:p>
          </table:table-cell>
          <table:table-cell office:value-type="float" office:value="0.162744" calcext:value-type="float">
            <text:p>0.162744</text:p>
          </table:table-cell>
          <table:table-cell office:value-type="float" office:value="48" calcext:value-type="float">
            <text:p>48</text:p>
          </table:table-cell>
          <table:table-cell office:value-type="float" office:value="8.669193" calcext:value-type="float">
            <text:p>8.669193</text:p>
          </table:table-cell>
          <table:table-cell office:value-type="float" office:value="0.180608" calcext:value-type="float">
            <text:p>0.180608</text:p>
          </table:table-cell>
          <table:table-cell office:value-type="float" office:value="0.192969" calcext:value-type="float">
            <text:p>0.192969</text:p>
          </table:table-cell>
          <table:table-cell office:value-type="float" office:value="0.16199" calcext:value-type="float">
            <text:p>0.1619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793649" calcext:value-type="float">
            <text:p>9.793649</text:p>
          </table:table-cell>
          <table:table-cell office:value-type="float" office:value="0.192032" calcext:value-type="float">
            <text:p>0.192032</text:p>
          </table:table-cell>
          <table:table-cell office:value-type="float" office:value="0.807699" calcext:value-type="float">
            <text:p>0.807699</text:p>
          </table:table-cell>
          <table:table-cell office:value-type="float" office:value="0.163511" calcext:value-type="float">
            <text:p>0.163511</text:p>
          </table:table-cell>
          <table:table-cell office:value-type="float" office:value="49" calcext:value-type="float">
            <text:p>49</text:p>
          </table:table-cell>
          <table:table-cell office:value-type="float" office:value="8.83579" calcext:value-type="float">
            <text:p>8.83579</text:p>
          </table:table-cell>
          <table:table-cell office:value-type="float" office:value="0.180322" calcext:value-type="float">
            <text:p>0.180322</text:p>
          </table:table-cell>
          <table:table-cell office:value-type="float" office:value="0.190517" calcext:value-type="float">
            <text:p>0.190517</text:p>
          </table:table-cell>
          <table:table-cell office:value-type="float" office:value="0.163528" calcext:value-type="float">
            <text:p>0.16352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301323" calcext:value-type="float">
            <text:p>8.301323</text:p>
          </table:table-cell>
          <table:table-cell office:value-type="float" office:value="0.180464" calcext:value-type="float">
            <text:p>0.180464</text:p>
          </table:table-cell>
          <table:table-cell office:value-type="float" office:value="0.193246" calcext:value-type="float">
            <text:p>0.193246</text:p>
          </table:table-cell>
          <table:table-cell office:value-type="float" office:value="0.161754" calcext:value-type="float">
            <text:p>0.161754</text:p>
          </table:table-cell>
          <table:table-cell office:value-type="float" office:value="54" calcext:value-type="float">
            <text:p>54</text:p>
          </table:table-cell>
          <table:table-cell office:value-type="float" office:value="10.328865" calcext:value-type="float">
            <text:p>10.328865</text:p>
          </table:table-cell>
          <table:table-cell office:value-type="float" office:value="0.191275" calcext:value-type="float">
            <text:p>0.191275</text:p>
          </table:table-cell>
          <table:table-cell office:value-type="float" office:value="0.8061" calcext:value-type="float">
            <text:p>0.8061</text:p>
          </table:table-cell>
          <table:table-cell office:value-type="float" office:value="0.164855" calcext:value-type="float">
            <text:p>0.1648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670296" calcext:value-type="float">
            <text:p>9.670296</text:p>
          </table:table-cell>
          <table:table-cell office:value-type="float" office:value="0.193406" calcext:value-type="float">
            <text:p>0.193406</text:p>
          </table:table-cell>
          <table:table-cell office:value-type="float" office:value="0.807224" calcext:value-type="float">
            <text:p>0.807224</text:p>
          </table:table-cell>
          <table:table-cell office:value-type="float" office:value="0.161517" calcext:value-type="float">
            <text:p>0.161517</text:p>
          </table:table-cell>
          <table:table-cell office:value-type="float" office:value="50" calcext:value-type="float">
            <text:p>50</text:p>
          </table:table-cell>
          <table:table-cell office:value-type="float" office:value="8.959883" calcext:value-type="float">
            <text:p>8.959883</text:p>
          </table:table-cell>
          <table:table-cell office:value-type="float" office:value="0.179198" calcext:value-type="float">
            <text:p>0.179198</text:p>
          </table:table-cell>
          <table:table-cell office:value-type="float" office:value="0.193251" calcext:value-type="float">
            <text:p>0.193251</text:p>
          </table:table-cell>
          <table:table-cell office:value-type="float" office:value="0.16291" calcext:value-type="float">
            <text:p>0.1629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30492" calcext:value-type="float">
            <text:p>9.830492</text:p>
          </table:table-cell>
          <table:table-cell office:value-type="float" office:value="0.192755" calcext:value-type="float">
            <text:p>0.192755</text:p>
          </table:table-cell>
          <table:table-cell office:value-type="float" office:value="0.806434" calcext:value-type="float">
            <text:p>0.806434</text:p>
          </table:table-cell>
          <table:table-cell office:value-type="float" office:value="0.169187" calcext:value-type="float">
            <text:p>0.169187</text:p>
          </table:table-cell>
          <table:table-cell office:value-type="float" office:value="49" calcext:value-type="float">
            <text:p>49</text:p>
          </table:table-cell>
          <table:table-cell office:value-type="float" office:value="8.80049" calcext:value-type="float">
            <text:p>8.80049</text:p>
          </table:table-cell>
          <table:table-cell office:value-type="float" office:value="0.179602" calcext:value-type="float">
            <text:p>0.179602</text:p>
          </table:table-cell>
          <table:table-cell office:value-type="float" office:value="0.193757" calcext:value-type="float">
            <text:p>0.193757</text:p>
          </table:table-cell>
          <table:table-cell office:value-type="float" office:value="0.161149" calcext:value-type="float">
            <text:p>0.16114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49908" calcext:value-type="float">
            <text:p>10.349908</text:p>
          </table:table-cell>
          <table:table-cell office:value-type="float" office:value="0.191665" calcext:value-type="float">
            <text:p>0.191665</text:p>
          </table:table-cell>
          <table:table-cell office:value-type="float" office:value="0.806921" calcext:value-type="float">
            <text:p>0.806921</text:p>
          </table:table-cell>
          <table:table-cell office:value-type="float" office:value="0.165019" calcext:value-type="float">
            <text:p>0.165019</text:p>
          </table:table-cell>
          <table:table-cell office:value-type="float" office:value="46" calcext:value-type="float">
            <text:p>46</text:p>
          </table:table-cell>
          <table:table-cell office:value-type="float" office:value="8.281363" calcext:value-type="float">
            <text:p>8.281363</text:p>
          </table:table-cell>
          <table:table-cell office:value-type="float" office:value="0.18003" calcext:value-type="float">
            <text:p>0.18003</text:p>
          </table:table-cell>
          <table:table-cell office:value-type="float" office:value="0.190477" calcext:value-type="float">
            <text:p>0.190477</text:p>
          </table:table-cell>
          <table:table-cell office:value-type="float" office:value="0.164782" calcext:value-type="float">
            <text:p>0.164782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780019" calcext:value-type="float">
            <text:p>8.780019</text:p>
          </table:table-cell>
          <table:table-cell office:value-type="float" office:value="0.182917" calcext:value-type="float">
            <text:p>0.182917</text:p>
          </table:table-cell>
          <table:table-cell office:value-type="float" office:value="0.195644" calcext:value-type="float">
            <text:p>0.195644</text:p>
          </table:table-cell>
          <table:table-cell office:value-type="float" office:value="0.169938" calcext:value-type="float">
            <text:p>0.169938</text:p>
          </table:table-cell>
          <table:table-cell office:value-type="float" office:value="52" calcext:value-type="float">
            <text:p>52</text:p>
          </table:table-cell>
          <table:table-cell office:value-type="float" office:value="10.031024" calcext:value-type="float">
            <text:p>10.031024</text:p>
          </table:table-cell>
          <table:table-cell office:value-type="float" office:value="0.192904" calcext:value-type="float">
            <text:p>0.192904</text:p>
          </table:table-cell>
          <table:table-cell office:value-type="float" office:value="0.806864" calcext:value-type="float">
            <text:p>0.806864</text:p>
          </table:table-cell>
          <table:table-cell office:value-type="float" office:value="0.162813" calcext:value-type="float">
            <text:p>0.1628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429248" calcext:value-type="float">
            <text:p>8.429248</text:p>
          </table:table-cell>
          <table:table-cell office:value-type="float" office:value="0.196029" calcext:value-type="float">
            <text:p>0.196029</text:p>
          </table:table-cell>
          <table:table-cell office:value-type="float" office:value="0.804417" calcext:value-type="float">
            <text:p>0.804417</text:p>
          </table:table-cell>
          <table:table-cell office:value-type="float" office:value="0.162997" calcext:value-type="float">
            <text:p>0.162997</text:p>
          </table:table-cell>
          <table:table-cell office:value-type="float" office:value="57" calcext:value-type="float">
            <text:p>57</text:p>
          </table:table-cell>
          <table:table-cell office:value-type="float" office:value="10.382301" calcext:value-type="float">
            <text:p>10.382301</text:p>
          </table:table-cell>
          <table:table-cell office:value-type="float" office:value="0.182146" calcext:value-type="float">
            <text:p>0.182146</text:p>
          </table:table-cell>
          <table:table-cell office:value-type="float" office:value="0.194302" calcext:value-type="float">
            <text:p>0.194302</text:p>
          </table:table-cell>
          <table:table-cell office:value-type="float" office:value="0.16942" calcext:value-type="float">
            <text:p>0.169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869824" calcext:value-type="float">
            <text:p>8.869824</text:p>
          </table:table-cell>
          <table:table-cell office:value-type="float" office:value="0.181017" calcext:value-type="float">
            <text:p>0.181017</text:p>
          </table:table-cell>
          <table:table-cell office:value-type="float" office:value="0.194759" calcext:value-type="float">
            <text:p>0.194759</text:p>
          </table:table-cell>
          <table:table-cell office:value-type="float" office:value="0.163223" calcext:value-type="float">
            <text:p>0.163223</text:p>
          </table:table-cell>
          <table:table-cell office:value-type="float" office:value="51" calcext:value-type="float">
            <text:p>51</text:p>
          </table:table-cell>
          <table:table-cell office:value-type="float" office:value="9.940261" calcext:value-type="float">
            <text:p>9.940261</text:p>
          </table:table-cell>
          <table:table-cell office:value-type="float" office:value="0.194907" calcext:value-type="float">
            <text:p>0.194907</text:p>
          </table:table-cell>
          <table:table-cell office:value-type="float" office:value="0.80418" calcext:value-type="float">
            <text:p>0.80418</text:p>
          </table:table-cell>
          <table:table-cell office:value-type="float" office:value="0.171354" calcext:value-type="float">
            <text:p>0.1713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.038449" calcext:value-type="float">
            <text:p>11.038449</text:p>
          </table:table-cell>
          <table:table-cell office:value-type="float" office:value="0.193657" calcext:value-type="float">
            <text:p>0.193657</text:p>
          </table:table-cell>
          <table:table-cell office:value-type="float" office:value="0.807712" calcext:value-type="float">
            <text:p>0.807712</text:p>
          </table:table-cell>
          <table:table-cell office:value-type="float" office:value="0.168795" calcext:value-type="float">
            <text:p>0.168795</text:p>
          </table:table-cell>
          <table:table-cell office:value-type="float" office:value="43" calcext:value-type="float">
            <text:p>43</text:p>
          </table:table-cell>
          <table:table-cell office:value-type="float" office:value="7.773546" calcext:value-type="float">
            <text:p>7.773546</text:p>
          </table:table-cell>
          <table:table-cell office:value-type="float" office:value="0.18078" calcext:value-type="float">
            <text:p>0.18078</text:p>
          </table:table-cell>
          <table:table-cell office:value-type="float" office:value="0.190149" calcext:value-type="float">
            <text:p>0.190149</text:p>
          </table:table-cell>
          <table:table-cell office:value-type="float" office:value="0.170559" calcext:value-type="float">
            <text:p>0.1705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22464" calcext:value-type="float">
            <text:p>9.322464</text:p>
          </table:table-cell>
          <table:table-cell office:value-type="float" office:value="0.194218" calcext:value-type="float">
            <text:p>0.194218</text:p>
          </table:table-cell>
          <table:table-cell office:value-type="float" office:value="0.804411" calcext:value-type="float">
            <text:p>0.804411</text:p>
          </table:table-cell>
          <table:table-cell office:value-type="float" office:value="0.17139" calcext:value-type="float">
            <text:p>0.17139</text:p>
          </table:table-cell>
          <table:table-cell office:value-type="float" office:value="52" calcext:value-type="float">
            <text:p>52</text:p>
          </table:table-cell>
          <table:table-cell office:value-type="float" office:value="9.48941" calcext:value-type="float">
            <text:p>9.48941</text:p>
          </table:table-cell>
          <table:table-cell office:value-type="float" office:value="0.182489" calcext:value-type="float">
            <text:p>0.182489</text:p>
          </table:table-cell>
          <table:table-cell office:value-type="float" office:value="0.19298" calcext:value-type="float">
            <text:p>0.19298</text:p>
          </table:table-cell>
          <table:table-cell office:value-type="float" office:value="0.162612" calcext:value-type="float">
            <text:p>0.16261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648426" calcext:value-type="float">
            <text:p>9.648426</text:p>
          </table:table-cell>
          <table:table-cell office:value-type="float" office:value="0.182046" calcext:value-type="float">
            <text:p>0.182046</text:p>
          </table:table-cell>
          <table:table-cell office:value-type="float" office:value="0.193949" calcext:value-type="float">
            <text:p>0.193949</text:p>
          </table:table-cell>
          <table:table-cell office:value-type="float" office:value="0.170857" calcext:value-type="float">
            <text:p>0.170857</text:p>
          </table:table-cell>
          <table:table-cell office:value-type="float" office:value="47" calcext:value-type="float">
            <text:p>47</text:p>
          </table:table-cell>
          <table:table-cell office:value-type="float" office:value="9.163195" calcext:value-type="float">
            <text:p>9.163195</text:p>
          </table:table-cell>
          <table:table-cell office:value-type="float" office:value="0.194962" calcext:value-type="float">
            <text:p>0.194962</text:p>
          </table:table-cell>
          <table:table-cell office:value-type="float" office:value="0.806908" calcext:value-type="float">
            <text:p>0.806908</text:p>
          </table:table-cell>
          <table:table-cell office:value-type="float" office:value="0.170599" calcext:value-type="float">
            <text:p>0.17059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05598" calcext:value-type="float">
            <text:p>10.205598</text:p>
          </table:table-cell>
          <table:table-cell office:value-type="float" office:value="0.192558" calcext:value-type="float">
            <text:p>0.192558</text:p>
          </table:table-cell>
          <table:table-cell office:value-type="float" office:value="0.804822" calcext:value-type="float">
            <text:p>0.804822</text:p>
          </table:table-cell>
          <table:table-cell office:value-type="float" office:value="0.165656" calcext:value-type="float">
            <text:p>0.165656</text:p>
          </table:table-cell>
          <table:table-cell office:value-type="float" office:value="47" calcext:value-type="float">
            <text:p>47</text:p>
          </table:table-cell>
          <table:table-cell office:value-type="float" office:value="8.605459" calcext:value-type="float">
            <text:p>8.605459</text:p>
          </table:table-cell>
          <table:table-cell office:value-type="float" office:value="0.183095" calcext:value-type="float">
            <text:p>0.183095</text:p>
          </table:table-cell>
          <table:table-cell office:value-type="float" office:value="0.195234" calcext:value-type="float">
            <text:p>0.195234</text:p>
          </table:table-cell>
          <table:table-cell office:value-type="float" office:value="0.165565" calcext:value-type="float">
            <text:p>0.1655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612546" calcext:value-type="float">
            <text:p>7.612546</text:p>
          </table:table-cell>
          <table:table-cell office:value-type="float" office:value="0.181251" calcext:value-type="float">
            <text:p>0.181251</text:p>
          </table:table-cell>
          <table:table-cell office:value-type="float" office:value="0.194215" calcext:value-type="float">
            <text:p>0.194215</text:p>
          </table:table-cell>
          <table:table-cell office:value-type="float" office:value="0.163088" calcext:value-type="float">
            <text:p>0.163088</text:p>
          </table:table-cell>
          <table:table-cell office:value-type="float" office:value="58" calcext:value-type="float">
            <text:p>58</text:p>
          </table:table-cell>
          <table:table-cell office:value-type="float" office:value="11.199374" calcext:value-type="float">
            <text:p>11.199374</text:p>
          </table:table-cell>
          <table:table-cell office:value-type="float" office:value="0.193093" calcext:value-type="float">
            <text:p>0.193093</text:p>
          </table:table-cell>
          <table:table-cell office:value-type="float" office:value="0.806951" calcext:value-type="float">
            <text:p>0.806951</text:p>
          </table:table-cell>
          <table:table-cell office:value-type="float" office:value="0.163142" calcext:value-type="float">
            <text:p>0.16314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094319" calcext:value-type="float">
            <text:p>8.094319</text:p>
          </table:table-cell>
          <table:table-cell office:value-type="float" office:value="0.179874" calcext:value-type="float">
            <text:p>0.179874</text:p>
          </table:table-cell>
          <table:table-cell office:value-type="float" office:value="0.191046" calcext:value-type="float">
            <text:p>0.191046</text:p>
          </table:table-cell>
          <table:table-cell office:value-type="float" office:value="0.163065" calcext:value-type="float">
            <text:p>0.163065</text:p>
          </table:table-cell>
          <table:table-cell office:value-type="float" office:value="55" calcext:value-type="float">
            <text:p>55</text:p>
          </table:table-cell>
          <table:table-cell office:value-type="float" office:value="10.718774" calcext:value-type="float">
            <text:p>10.718774</text:p>
          </table:table-cell>
          <table:table-cell office:value-type="float" office:value="0.194887" calcext:value-type="float">
            <text:p>0.194887</text:p>
          </table:table-cell>
          <table:table-cell office:value-type="float" office:value="0.805825" calcext:value-type="float">
            <text:p>0.805825</text:p>
          </table:table-cell>
          <table:table-cell office:value-type="float" office:value="0.169092" calcext:value-type="float">
            <text:p>0.1690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726818" calcext:value-type="float">
            <text:p>9.726818</text:p>
          </table:table-cell>
          <table:table-cell office:value-type="float" office:value="0.194536" calcext:value-type="float">
            <text:p>0.194536</text:p>
          </table:table-cell>
          <table:table-cell office:value-type="float" office:value="0.805987" calcext:value-type="float">
            <text:p>0.805987</text:p>
          </table:table-cell>
          <table:table-cell office:value-type="float" office:value="0.16491" calcext:value-type="float">
            <text:p>0.16491</text:p>
          </table:table-cell>
          <table:table-cell office:value-type="float" office:value="50" calcext:value-type="float">
            <text:p>50</text:p>
          </table:table-cell>
          <table:table-cell office:value-type="float" office:value="9.084844" calcext:value-type="float">
            <text:p>9.084844</text:p>
          </table:table-cell>
          <table:table-cell office:value-type="float" office:value="0.181697" calcext:value-type="float">
            <text:p>0.181697</text:p>
          </table:table-cell>
          <table:table-cell office:value-type="float" office:value="0.193876" calcext:value-type="float">
            <text:p>0.193876</text:p>
          </table:table-cell>
          <table:table-cell office:value-type="float" office:value="0.162" calcext:value-type="float">
            <text:p>0.1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68389" calcext:value-type="float">
            <text:p>9.868389</text:p>
          </table:table-cell>
          <table:table-cell office:value-type="float" office:value="0.193498" calcext:value-type="float">
            <text:p>0.193498</text:p>
          </table:table-cell>
          <table:table-cell office:value-type="float" office:value="0.805866" calcext:value-type="float">
            <text:p>0.805866</text:p>
          </table:table-cell>
          <table:table-cell office:value-type="float" office:value="0.16865" calcext:value-type="float">
            <text:p>0.16865</text:p>
          </table:table-cell>
          <table:table-cell office:value-type="float" office:value="49" calcext:value-type="float">
            <text:p>49</text:p>
          </table:table-cell>
          <table:table-cell office:value-type="float" office:value="8.945088" calcext:value-type="float">
            <text:p>8.945088</text:p>
          </table:table-cell>
          <table:table-cell office:value-type="float" office:value="0.182553" calcext:value-type="float">
            <text:p>0.182553</text:p>
          </table:table-cell>
          <table:table-cell office:value-type="float" office:value="0.194275" calcext:value-type="float">
            <text:p>0.194275</text:p>
          </table:table-cell>
          <table:table-cell office:value-type="float" office:value="0.164606" calcext:value-type="float">
            <text:p>0.164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771858" calcext:value-type="float">
            <text:p>10.771858</text:p>
          </table:table-cell>
          <table:table-cell office:value-type="float" office:value="0.192355" calcext:value-type="float">
            <text:p>0.192355</text:p>
          </table:table-cell>
          <table:table-cell office:value-type="float" office:value="0.80521" calcext:value-type="float">
            <text:p>0.80521</text:p>
          </table:table-cell>
          <table:table-cell office:value-type="float" office:value="0.162838" calcext:value-type="float">
            <text:p>0.162838</text:p>
          </table:table-cell>
          <table:table-cell office:value-type="float" office:value="44" calcext:value-type="float">
            <text:p>44</text:p>
          </table:table-cell>
          <table:table-cell office:value-type="float" office:value="8.034887" calcext:value-type="float">
            <text:p>8.034887</text:p>
          </table:table-cell>
          <table:table-cell office:value-type="float" office:value="0.182611" calcext:value-type="float">
            <text:p>0.182611</text:p>
          </table:table-cell>
          <table:table-cell office:value-type="float" office:value="0.195984" calcext:value-type="float">
            <text:p>0.195984</text:p>
          </table:table-cell>
          <table:table-cell office:value-type="float" office:value="0.168596" calcext:value-type="float">
            <text:p>0.1685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168999" calcext:value-type="float">
            <text:p>8.168999</text:p>
          </table:table-cell>
          <table:table-cell office:value-type="float" office:value="0.181533" calcext:value-type="float">
            <text:p>0.181533</text:p>
          </table:table-cell>
          <table:table-cell office:value-type="float" office:value="0.19387" calcext:value-type="float">
            <text:p>0.19387</text:p>
          </table:table-cell>
          <table:table-cell office:value-type="float" office:value="0.164697" calcext:value-type="float">
            <text:p>0.164697</text:p>
          </table:table-cell>
          <table:table-cell office:value-type="float" office:value="55" calcext:value-type="float">
            <text:p>55</text:p>
          </table:table-cell>
          <table:table-cell office:value-type="float" office:value="10.644633" calcext:value-type="float">
            <text:p>10.644633</text:p>
          </table:table-cell>
          <table:table-cell office:value-type="float" office:value="0.193539" calcext:value-type="float">
            <text:p>0.193539</text:p>
          </table:table-cell>
          <table:table-cell office:value-type="float" office:value="0.809126" calcext:value-type="float">
            <text:p>0.809126</text:p>
          </table:table-cell>
          <table:table-cell office:value-type="float" office:value="0.162297" calcext:value-type="float">
            <text:p>0.16229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04706" calcext:value-type="float">
            <text:p>10.604706</text:p>
          </table:table-cell>
          <table:table-cell office:value-type="float" office:value="0.192813" calcext:value-type="float">
            <text:p>0.192813</text:p>
          </table:table-cell>
          <table:table-cell office:value-type="float" office:value="0.80376" calcext:value-type="float">
            <text:p>0.80376</text:p>
          </table:table-cell>
          <table:table-cell office:value-type="float" office:value="0.168207" calcext:value-type="float">
            <text:p>0.168207</text:p>
          </table:table-cell>
          <table:table-cell office:value-type="float" office:value="45" calcext:value-type="float">
            <text:p>45</text:p>
          </table:table-cell>
          <table:table-cell office:value-type="float" office:value="8.207572" calcext:value-type="float">
            <text:p>8.207572</text:p>
          </table:table-cell>
          <table:table-cell office:value-type="float" office:value="0.18239" calcext:value-type="float">
            <text:p>0.18239</text:p>
          </table:table-cell>
          <table:table-cell office:value-type="float" office:value="0.191088" calcext:value-type="float">
            <text:p>0.191088</text:p>
          </table:table-cell>
          <table:table-cell office:value-type="float" office:value="0.162831" calcext:value-type="float">
            <text:p>0.1628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419862" calcext:value-type="float">
            <text:p>10.419862</text:p>
          </table:table-cell>
          <table:table-cell office:value-type="float" office:value="0.19296" calcext:value-type="float">
            <text:p>0.19296</text:p>
          </table:table-cell>
          <table:table-cell office:value-type="float" office:value="0.80728" calcext:value-type="float">
            <text:p>0.80728</text:p>
          </table:table-cell>
          <table:table-cell office:value-type="float" office:value="0.173224" calcext:value-type="float">
            <text:p>0.173224</text:p>
          </table:table-cell>
          <table:table-cell office:value-type="float" office:value="46" calcext:value-type="float">
            <text:p>46</text:p>
          </table:table-cell>
          <table:table-cell office:value-type="float" office:value="8.393164" calcext:value-type="float">
            <text:p>8.393164</text:p>
          </table:table-cell>
          <table:table-cell office:value-type="float" office:value="0.18246" calcext:value-type="float">
            <text:p>0.18246</text:p>
          </table:table-cell>
          <table:table-cell office:value-type="float" office:value="0.194724" calcext:value-type="float">
            <text:p>0.194724</text:p>
          </table:table-cell>
          <table:table-cell office:value-type="float" office:value="0.16217" calcext:value-type="float">
            <text:p>0.1621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706032" calcext:value-type="float">
            <text:p>10.706032</text:p>
          </table:table-cell>
          <table:table-cell office:value-type="float" office:value="0.181458" calcext:value-type="float">
            <text:p>0.181458</text:p>
          </table:table-cell>
          <table:table-cell office:value-type="float" office:value="0.194975" calcext:value-type="float">
            <text:p>0.194975</text:p>
          </table:table-cell>
          <table:table-cell office:value-type="float" office:value="0.163063" calcext:value-type="float">
            <text:p>0.163063</text:p>
          </table:table-cell>
          <table:table-cell office:value-type="float" office:value="41" calcext:value-type="float">
            <text:p>41</text:p>
          </table:table-cell>
          <table:table-cell office:value-type="float" office:value="8.10791" calcext:value-type="float">
            <text:p>8.10791</text:p>
          </table:table-cell>
          <table:table-cell office:value-type="float" office:value="0.197754" calcext:value-type="float">
            <text:p>0.197754</text:p>
          </table:table-cell>
          <table:table-cell office:value-type="float" office:value="0.805916" calcext:value-type="float">
            <text:p>0.805916</text:p>
          </table:table-cell>
          <table:table-cell office:value-type="float" office:value="0.172251" calcext:value-type="float">
            <text:p>0.1722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464988" calcext:value-type="float">
            <text:p>9.464988</text:p>
          </table:table-cell>
          <table:table-cell office:value-type="float" office:value="0.182019" calcext:value-type="float">
            <text:p>0.182019</text:p>
          </table:table-cell>
          <table:table-cell office:value-type="float" office:value="0.195494" calcext:value-type="float">
            <text:p>0.195494</text:p>
          </table:table-cell>
          <table:table-cell office:value-type="float" office:value="0.170315" calcext:value-type="float">
            <text:p>0.170315</text:p>
          </table:table-cell>
          <table:table-cell office:value-type="float" office:value="48" calcext:value-type="float">
            <text:p>48</text:p>
          </table:table-cell>
          <table:table-cell office:value-type="float" office:value="9.34754" calcext:value-type="float">
            <text:p>9.34754</text:p>
          </table:table-cell>
          <table:table-cell office:value-type="float" office:value="0.19474" calcext:value-type="float">
            <text:p>0.19474</text:p>
          </table:table-cell>
          <table:table-cell office:value-type="float" office:value="0.804034" calcext:value-type="float">
            <text:p>0.804034</text:p>
          </table:table-cell>
          <table:table-cell office:value-type="float" office:value="0.166545" calcext:value-type="float">
            <text:p>0.1665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730413" calcext:value-type="float">
            <text:p>11.730413</text:p>
          </table:table-cell>
          <table:table-cell office:value-type="float" office:value="0.192302" calcext:value-type="float">
            <text:p>0.192302</text:p>
          </table:table-cell>
          <table:table-cell office:value-type="float" office:value="0.805111" calcext:value-type="float">
            <text:p>0.805111</text:p>
          </table:table-cell>
          <table:table-cell office:value-type="float" office:value="0.171549" calcext:value-type="float">
            <text:p>0.171549</text:p>
          </table:table-cell>
          <table:table-cell office:value-type="float" office:value="39" calcext:value-type="float">
            <text:p>39</text:p>
          </table:table-cell>
          <table:table-cell office:value-type="float" office:value="7.08242" calcext:value-type="float">
            <text:p>7.08242</text:p>
          </table:table-cell>
          <table:table-cell office:value-type="float" office:value="0.181601" calcext:value-type="float">
            <text:p>0.181601</text:p>
          </table:table-cell>
          <table:table-cell office:value-type="float" office:value="0.191378" calcext:value-type="float">
            <text:p>0.191378</text:p>
          </table:table-cell>
          <table:table-cell office:value-type="float" office:value="0.163862" calcext:value-type="float">
            <text:p>0.16386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657219" calcext:value-type="float">
            <text:p>9.657219</text:p>
          </table:table-cell>
          <table:table-cell office:value-type="float" office:value="0.182212" calcext:value-type="float">
            <text:p>0.182212</text:p>
          </table:table-cell>
          <table:table-cell office:value-type="float" office:value="0.198515" calcext:value-type="float">
            <text:p>0.198515</text:p>
          </table:table-cell>
          <table:table-cell office:value-type="float" office:value="0.173001" calcext:value-type="float">
            <text:p>0.173001</text:p>
          </table:table-cell>
          <table:table-cell office:value-type="float" office:value="47" calcext:value-type="float">
            <text:p>47</text:p>
          </table:table-cell>
          <table:table-cell office:value-type="float" office:value="9.157627" calcext:value-type="float">
            <text:p>9.157627</text:p>
          </table:table-cell>
          <table:table-cell office:value-type="float" office:value="0.194843" calcext:value-type="float">
            <text:p>0.194843</text:p>
          </table:table-cell>
          <table:table-cell office:value-type="float" office:value="0.809066" calcext:value-type="float">
            <text:p>0.809066</text:p>
          </table:table-cell>
          <table:table-cell office:value-type="float" office:value="0.163334" calcext:value-type="float">
            <text:p>0.1633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701998" calcext:value-type="float">
            <text:p>9.701998</text:p>
          </table:table-cell>
          <table:table-cell office:value-type="float" office:value="0.19404" calcext:value-type="float">
            <text:p>0.19404</text:p>
          </table:table-cell>
          <table:table-cell office:value-type="float" office:value="0.804638" calcext:value-type="float">
            <text:p>0.804638</text:p>
          </table:table-cell>
          <table:table-cell office:value-type="float" office:value="0.165148" calcext:value-type="float">
            <text:p>0.165148</text:p>
          </table:table-cell>
          <table:table-cell office:value-type="float" office:value="50" calcext:value-type="float">
            <text:p>50</text:p>
          </table:table-cell>
          <table:table-cell office:value-type="float" office:value="9.111643" calcext:value-type="float">
            <text:p>9.111643</text:p>
          </table:table-cell>
          <table:table-cell office:value-type="float" office:value="0.182233" calcext:value-type="float">
            <text:p>0.182233</text:p>
          </table:table-cell>
          <table:table-cell office:value-type="float" office:value="0.195402" calcext:value-type="float">
            <text:p>0.195402</text:p>
          </table:table-cell>
          <table:table-cell office:value-type="float" office:value="0.170647" calcext:value-type="float">
            <text:p>0.1706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458706" calcext:value-type="float">
            <text:p>9.458706</text:p>
          </table:table-cell>
          <table:table-cell office:value-type="float" office:value="0.193035" calcext:value-type="float">
            <text:p>0.193035</text:p>
          </table:table-cell>
          <table:table-cell office:value-type="float" office:value="0.804228" calcext:value-type="float">
            <text:p>0.804228</text:p>
          </table:table-cell>
          <table:table-cell office:value-type="float" office:value="0.164903" calcext:value-type="float">
            <text:p>0.164903</text:p>
          </table:table-cell>
          <table:table-cell office:value-type="float" office:value="51" calcext:value-type="float">
            <text:p>51</text:p>
          </table:table-cell>
          <table:table-cell office:value-type="float" office:value="9.353078" calcext:value-type="float">
            <text:p>9.353078</text:p>
          </table:table-cell>
          <table:table-cell office:value-type="float" office:value="0.183394" calcext:value-type="float">
            <text:p>0.183394</text:p>
          </table:table-cell>
          <table:table-cell office:value-type="float" office:value="0.196561" calcext:value-type="float">
            <text:p>0.196561</text:p>
          </table:table-cell>
          <table:table-cell office:value-type="float" office:value="0.172187" calcext:value-type="float">
            <text:p>0.17218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829422" calcext:value-type="float">
            <text:p>7.829422</text:p>
          </table:table-cell>
          <table:table-cell office:value-type="float" office:value="0.18208" calcext:value-type="float">
            <text:p>0.18208</text:p>
          </table:table-cell>
          <table:table-cell office:value-type="float" office:value="0.194942" calcext:value-type="float">
            <text:p>0.194942</text:p>
          </table:table-cell>
          <table:table-cell office:value-type="float" office:value="0.168748" calcext:value-type="float">
            <text:p>0.168748</text:p>
          </table:table-cell>
          <table:table-cell office:value-type="float" office:value="57" calcext:value-type="float">
            <text:p>57</text:p>
          </table:table-cell>
          <table:table-cell office:value-type="float" office:value="10.983749" calcext:value-type="float">
            <text:p>10.983749</text:p>
          </table:table-cell>
          <table:table-cell office:value-type="float" office:value="0.192697" calcext:value-type="float">
            <text:p>0.192697</text:p>
          </table:table-cell>
          <table:table-cell office:value-type="float" office:value="0.80903" calcext:value-type="float">
            <text:p>0.80903</text:p>
          </table:table-cell>
          <table:table-cell office:value-type="float" office:value="0.162595" calcext:value-type="float">
            <text:p>0.16259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059249" calcext:value-type="float">
            <text:p>10.059249</text:p>
          </table:table-cell>
          <table:table-cell office:value-type="float" office:value="0.182895" calcext:value-type="float">
            <text:p>0.182895</text:p>
          </table:table-cell>
          <table:table-cell office:value-type="float" office:value="0.195865" calcext:value-type="float">
            <text:p>0.195865</text:p>
          </table:table-cell>
          <table:table-cell office:value-type="float" office:value="0.171256" calcext:value-type="float">
            <text:p>0.171256</text:p>
          </table:table-cell>
          <table:table-cell office:value-type="float" office:value="45" calcext:value-type="float">
            <text:p>45</text:p>
          </table:table-cell>
          <table:table-cell office:value-type="float" office:value="8.753736" calcext:value-type="float">
            <text:p>8.753736</text:p>
          </table:table-cell>
          <table:table-cell office:value-type="float" office:value="0.194527" calcext:value-type="float">
            <text:p>0.194527</text:p>
          </table:table-cell>
          <table:table-cell office:value-type="float" office:value="0.803834" calcext:value-type="float">
            <text:p>0.803834</text:p>
          </table:table-cell>
          <table:table-cell office:value-type="float" office:value="0.165961" calcext:value-type="float">
            <text:p>0.1659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10157" calcext:value-type="float">
            <text:p>9.10157</text:p>
          </table:table-cell>
          <table:table-cell office:value-type="float" office:value="0.182031" calcext:value-type="float">
            <text:p>0.182031</text:p>
          </table:table-cell>
          <table:table-cell office:value-type="float" office:value="0.193141" calcext:value-type="float">
            <text:p>0.193141</text:p>
          </table:table-cell>
          <table:table-cell office:value-type="float" office:value="0.169299" calcext:value-type="float">
            <text:p>0.169299</text:p>
          </table:table-cell>
          <table:table-cell office:value-type="float" office:value="50" calcext:value-type="float">
            <text:p>50</text:p>
          </table:table-cell>
          <table:table-cell office:value-type="float" office:value="9.71121" calcext:value-type="float">
            <text:p>9.71121</text:p>
          </table:table-cell>
          <table:table-cell office:value-type="float" office:value="0.194224" calcext:value-type="float">
            <text:p>0.194224</text:p>
          </table:table-cell>
          <table:table-cell office:value-type="float" office:value="0.804026" calcext:value-type="float">
            <text:p>0.804026</text:p>
          </table:table-cell>
          <table:table-cell office:value-type="float" office:value="0.17025" calcext:value-type="float">
            <text:p>0.170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98318" calcext:value-type="float">
            <text:p>9.898318</text:p>
          </table:table-cell>
          <table:table-cell office:value-type="float" office:value="0.194085" calcext:value-type="float">
            <text:p>0.194085</text:p>
          </table:table-cell>
          <table:table-cell office:value-type="float" office:value="0.806679" calcext:value-type="float">
            <text:p>0.806679</text:p>
          </table:table-cell>
          <table:table-cell office:value-type="float" office:value="0.169247" calcext:value-type="float">
            <text:p>0.169247</text:p>
          </table:table-cell>
          <table:table-cell office:value-type="float" office:value="49" calcext:value-type="float">
            <text:p>49</text:p>
          </table:table-cell>
          <table:table-cell office:value-type="float" office:value="8.915315" calcext:value-type="float">
            <text:p>8.915315</text:p>
          </table:table-cell>
          <table:table-cell office:value-type="float" office:value="0.181945" calcext:value-type="float">
            <text:p>0.181945</text:p>
          </table:table-cell>
          <table:table-cell office:value-type="float" office:value="0.194452" calcext:value-type="float">
            <text:p>0.194452</text:p>
          </table:table-cell>
          <table:table-cell office:value-type="float" office:value="0.163582" calcext:value-type="float">
            <text:p>0.16358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172205" calcext:value-type="float">
            <text:p>11.172205</text:p>
          </table:table-cell>
          <table:table-cell office:value-type="float" office:value="0.192624" calcext:value-type="float">
            <text:p>0.192624</text:p>
          </table:table-cell>
          <table:table-cell office:value-type="float" office:value="0.807103" calcext:value-type="float">
            <text:p>0.807103</text:p>
          </table:table-cell>
          <table:table-cell office:value-type="float" office:value="0.163092" calcext:value-type="float">
            <text:p>0.163092</text:p>
          </table:table-cell>
          <table:table-cell office:value-type="float" office:value="42" calcext:value-type="float">
            <text:p>42</text:p>
          </table:table-cell>
          <table:table-cell office:value-type="float" office:value="7.642284" calcext:value-type="float">
            <text:p>7.642284</text:p>
          </table:table-cell>
          <table:table-cell office:value-type="float" office:value="0.181959" calcext:value-type="float">
            <text:p>0.181959</text:p>
          </table:table-cell>
          <table:table-cell office:value-type="float" office:value="0.194044" calcext:value-type="float">
            <text:p>0.194044</text:p>
          </table:table-cell>
          <table:table-cell office:value-type="float" office:value="0.169067" calcext:value-type="float">
            <text:p>0.1690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126765" calcext:value-type="float">
            <text:p>9.126765</text:p>
          </table:table-cell>
          <table:table-cell office:value-type="float" office:value="0.194186" calcext:value-type="float">
            <text:p>0.194186</text:p>
          </table:table-cell>
          <table:table-cell office:value-type="float" office:value="0.804728" calcext:value-type="float">
            <text:p>0.804728</text:p>
          </table:table-cell>
          <table:table-cell office:value-type="float" office:value="0.16574" calcext:value-type="float">
            <text:p>0.16574</text:p>
          </table:table-cell>
          <table:table-cell office:value-type="float" office:value="53" calcext:value-type="float">
            <text:p>53</text:p>
          </table:table-cell>
          <table:table-cell office:value-type="float" office:value="9.686647" calcext:value-type="float">
            <text:p>9.686647</text:p>
          </table:table-cell>
          <table:table-cell office:value-type="float" office:value="0.182767" calcext:value-type="float">
            <text:p>0.182767</text:p>
          </table:table-cell>
          <table:table-cell office:value-type="float" office:value="0.194971" calcext:value-type="float">
            <text:p>0.194971</text:p>
          </table:table-cell>
          <table:table-cell office:value-type="float" office:value="0.168754" calcext:value-type="float">
            <text:p>0.1687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529848" calcext:value-type="float">
            <text:p>9.529848</text:p>
          </table:table-cell>
          <table:table-cell office:value-type="float" office:value="0.194487" calcext:value-type="float">
            <text:p>0.194487</text:p>
          </table:table-cell>
          <table:table-cell office:value-type="float" office:value="0.80576" calcext:value-type="float">
            <text:p>0.80576</text:p>
          </table:table-cell>
          <table:table-cell office:value-type="float" office:value="0.173026" calcext:value-type="float">
            <text:p>0.173026</text:p>
          </table:table-cell>
          <table:table-cell office:value-type="float" office:value="51" calcext:value-type="float">
            <text:p>51</text:p>
          </table:table-cell>
          <table:table-cell office:value-type="float" office:value="9.281446" calcext:value-type="float">
            <text:p>9.281446</text:p>
          </table:table-cell>
          <table:table-cell office:value-type="float" office:value="0.181989" calcext:value-type="float">
            <text:p>0.181989</text:p>
          </table:table-cell>
          <table:table-cell office:value-type="float" office:value="0.193759" calcext:value-type="float">
            <text:p>0.193759</text:p>
          </table:table-cell>
          <table:table-cell office:value-type="float" office:value="0.16629" calcext:value-type="float">
            <text:p>0.166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304001" calcext:value-type="float">
            <text:p>10.304001</text:p>
          </table:table-cell>
          <table:table-cell office:value-type="float" office:value="0.194415" calcext:value-type="float">
            <text:p>0.194415</text:p>
          </table:table-cell>
          <table:table-cell office:value-type="float" office:value="0.807227" calcext:value-type="float">
            <text:p>0.807227</text:p>
          </table:table-cell>
          <table:table-cell office:value-type="float" office:value="0.170234" calcext:value-type="float">
            <text:p>0.170234</text:p>
          </table:table-cell>
          <table:table-cell office:value-type="float" office:value="47" calcext:value-type="float">
            <text:p>47</text:p>
          </table:table-cell>
          <table:table-cell office:value-type="float" office:value="8.509784" calcext:value-type="float">
            <text:p>8.509784</text:p>
          </table:table-cell>
          <table:table-cell office:value-type="float" office:value="0.181059" calcext:value-type="float">
            <text:p>0.181059</text:p>
          </table:table-cell>
          <table:table-cell office:value-type="float" office:value="0.191763" calcext:value-type="float">
            <text:p>0.191763</text:p>
          </table:table-cell>
          <table:table-cell office:value-type="float" office:value="0.167628" calcext:value-type="float">
            <text:p>0.1676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76032" calcext:value-type="float">
            <text:p>9.76032</text:p>
          </table:table-cell>
          <table:table-cell office:value-type="float" office:value="0.195206" calcext:value-type="float">
            <text:p>0.195206</text:p>
          </table:table-cell>
          <table:table-cell office:value-type="float" office:value="0.804934" calcext:value-type="float">
            <text:p>0.804934</text:p>
          </table:table-cell>
          <table:table-cell office:value-type="float" office:value="0.169604" calcext:value-type="float">
            <text:p>0.169604</text:p>
          </table:table-cell>
          <table:table-cell office:value-type="float" office:value="50" calcext:value-type="float">
            <text:p>50</text:p>
          </table:table-cell>
          <table:table-cell office:value-type="float" office:value="9.053828" calcext:value-type="float">
            <text:p>9.053828</text:p>
          </table:table-cell>
          <table:table-cell office:value-type="float" office:value="0.181077" calcext:value-type="float">
            <text:p>0.181077</text:p>
          </table:table-cell>
          <table:table-cell office:value-type="float" office:value="0.193854" calcext:value-type="float">
            <text:p>0.193854</text:p>
          </table:table-cell>
          <table:table-cell office:value-type="float" office:value="0.165389" calcext:value-type="float">
            <text:p>0.1653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899417" calcext:value-type="float">
            <text:p>9.899417</text:p>
          </table:table-cell>
          <table:table-cell office:value-type="float" office:value="0.194106" calcext:value-type="float">
            <text:p>0.194106</text:p>
          </table:table-cell>
          <table:table-cell office:value-type="float" office:value="0.805835" calcext:value-type="float">
            <text:p>0.805835</text:p>
          </table:table-cell>
          <table:table-cell office:value-type="float" office:value="0.16539" calcext:value-type="float">
            <text:p>0.16539</text:p>
          </table:table-cell>
          <table:table-cell office:value-type="float" office:value="49" calcext:value-type="float">
            <text:p>49</text:p>
          </table:table-cell>
          <table:table-cell office:value-type="float" office:value="8.913368" calcext:value-type="float">
            <text:p>8.913368</text:p>
          </table:table-cell>
          <table:table-cell office:value-type="float" office:value="0.181905" calcext:value-type="float">
            <text:p>0.181905</text:p>
          </table:table-cell>
          <table:table-cell office:value-type="float" office:value="0.192045" calcext:value-type="float">
            <text:p>0.192045</text:p>
          </table:table-cell>
          <table:table-cell office:value-type="float" office:value="0.173009" calcext:value-type="float">
            <text:p>0.1730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832271" calcext:value-type="float">
            <text:p>7.832271</text:p>
          </table:table-cell>
          <table:table-cell office:value-type="float" office:value="0.182146" calcext:value-type="float">
            <text:p>0.182146</text:p>
          </table:table-cell>
          <table:table-cell office:value-type="float" office:value="0.193305" calcext:value-type="float">
            <text:p>0.193305</text:p>
          </table:table-cell>
          <table:table-cell office:value-type="float" office:value="0.165472" calcext:value-type="float">
            <text:p>0.165472</text:p>
          </table:table-cell>
          <table:table-cell office:value-type="float" office:value="57" calcext:value-type="float">
            <text:p>57</text:p>
          </table:table-cell>
          <table:table-cell office:value-type="float" office:value="10.980652" calcext:value-type="float">
            <text:p>10.980652</text:p>
          </table:table-cell>
          <table:table-cell office:value-type="float" office:value="0.192643" calcext:value-type="float">
            <text:p>0.192643</text:p>
          </table:table-cell>
          <table:table-cell office:value-type="float" office:value="0.803626" calcext:value-type="float">
            <text:p>0.803626</text:p>
          </table:table-cell>
          <table:table-cell office:value-type="float" office:value="0.168066" calcext:value-type="float">
            <text:p>0.168066</text:p>
          </table:table-cell>
        </table:table-row>
      </table:table>
      <table:table table:name="Unreliable" table:style-name="ta1">
        <table:table-column table:style-name="co1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943965" calcext:value-type="float">
            <text:p>9.943965</text:p>
          </table:table-cell>
          <table:table-cell office:value-type="float" office:value="0.184147" calcext:value-type="float">
            <text:p>0.184147</text:p>
          </table:table-cell>
          <table:table-cell office:value-type="float" office:value="0.358091" calcext:value-type="float">
            <text:p>0.358091</text:p>
          </table:table-cell>
          <table:table-cell office:value-type="float" office:value="0.172876" calcext:value-type="float">
            <text:p>0.172876</text:p>
          </table:table-cell>
          <table:table-cell office:value-type="float" office:value="46" calcext:value-type="float">
            <text:p>46</text:p>
          </table:table-cell>
          <table:table-cell office:value-type="float" office:value="8.774883" calcext:value-type="float">
            <text:p>8.774883</text:p>
          </table:table-cell>
          <table:table-cell office:value-type="float" office:value="0.190758" calcext:value-type="float">
            <text:p>0.190758</text:p>
          </table:table-cell>
          <table:table-cell office:value-type="float" office:value="0.801076" calcext:value-type="float">
            <text:p>0.801076</text:p>
          </table:table-cell>
          <table:table-cell office:value-type="float" office:value="0.172207" calcext:value-type="float">
            <text:p>0.1722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078657" calcext:value-type="float">
            <text:p>8.078657</text:p>
          </table:table-cell>
          <table:table-cell office:value-type="float" office:value="0.19704" calcext:value-type="float">
            <text:p>0.19704</text:p>
          </table:table-cell>
          <table:table-cell office:value-type="float" office:value="0.801058" calcext:value-type="float">
            <text:p>0.801058</text:p>
          </table:table-cell>
          <table:table-cell office:value-type="float" office:value="0.17221" calcext:value-type="float">
            <text:p>0.17221</text:p>
          </table:table-cell>
          <table:table-cell office:value-type="float" office:value="59" calcext:value-type="float">
            <text:p>59</text:p>
          </table:table-cell>
          <table:table-cell office:value-type="float" office:value="10.640196" calcext:value-type="float">
            <text:p>10.640196</text:p>
          </table:table-cell>
          <table:table-cell office:value-type="float" office:value="0.180342" calcext:value-type="float">
            <text:p>0.180342</text:p>
          </table:table-cell>
          <table:table-cell office:value-type="float" office:value="0.34777" calcext:value-type="float">
            <text:p>0.34777</text:p>
          </table:table-cell>
          <table:table-cell office:value-type="float" office:value="0.172533" calcext:value-type="float">
            <text:p>0.172533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716328" calcext:value-type="float">
            <text:p>9.716328</text:p>
          </table:table-cell>
          <table:table-cell office:value-type="float" office:value="0.179932" calcext:value-type="float">
            <text:p>0.179932</text:p>
          </table:table-cell>
          <table:table-cell office:value-type="float" office:value="0.184488" calcext:value-type="float">
            <text:p>0.184488</text:p>
          </table:table-cell>
          <table:table-cell office:value-type="float" office:value="0.173195" calcext:value-type="float">
            <text:p>0.173195</text:p>
          </table:table-cell>
          <table:table-cell office:value-type="float" office:value="46" calcext:value-type="float">
            <text:p>46</text:p>
          </table:table-cell>
          <table:table-cell office:value-type="float" office:value="8.851761" calcext:value-type="float">
            <text:p>8.851761</text:p>
          </table:table-cell>
          <table:table-cell office:value-type="float" office:value="0.19243" calcext:value-type="float">
            <text:p>0.19243</text:p>
          </table:table-cell>
          <table:table-cell office:value-type="float" office:value="0.809987" calcext:value-type="float">
            <text:p>0.809987</text:p>
          </table:table-cell>
          <table:table-cell office:value-type="float" office:value="0.172909" calcext:value-type="float">
            <text:p>0.17290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840299" calcext:value-type="float">
            <text:p>9.840299</text:p>
          </table:table-cell>
          <table:table-cell office:value-type="float" office:value="0.178915" calcext:value-type="float">
            <text:p>0.178915</text:p>
          </table:table-cell>
          <table:table-cell office:value-type="float" office:value="0.184584" calcext:value-type="float">
            <text:p>0.184584</text:p>
          </table:table-cell>
          <table:table-cell office:value-type="float" office:value="0.17317" calcext:value-type="float">
            <text:p>0.17317</text:p>
          </table:table-cell>
          <table:table-cell office:value-type="float" office:value="45" calcext:value-type="float">
            <text:p>45</text:p>
          </table:table-cell>
          <table:table-cell office:value-type="float" office:value="8.727748" calcext:value-type="float">
            <text:p>8.727748</text:p>
          </table:table-cell>
          <table:table-cell office:value-type="float" office:value="0.19395" calcext:value-type="float">
            <text:p>0.19395</text:p>
          </table:table-cell>
          <table:table-cell office:value-type="float" office:value="0.810068" calcext:value-type="float">
            <text:p>0.810068</text:p>
          </table:table-cell>
          <table:table-cell office:value-type="float" office:value="0.172917" calcext:value-type="float">
            <text:p>0.172917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884306" calcext:value-type="float">
            <text:p>6.884306</text:p>
          </table:table-cell>
          <table:table-cell office:value-type="float" office:value="0.181166" calcext:value-type="float">
            <text:p>0.181166</text:p>
          </table:table-cell>
          <table:table-cell office:value-type="float" office:value="0.184621" calcext:value-type="float">
            <text:p>0.184621</text:p>
          </table:table-cell>
          <table:table-cell office:value-type="float" office:value="0.173083" calcext:value-type="float">
            <text:p>0.173083</text:p>
          </table:table-cell>
          <table:table-cell office:value-type="float" office:value="62" calcext:value-type="float">
            <text:p>62</text:p>
          </table:table-cell>
          <table:table-cell office:value-type="float" office:value="12.051143" calcext:value-type="float">
            <text:p>12.051143</text:p>
          </table:table-cell>
          <table:table-cell office:value-type="float" office:value="0.194373" calcext:value-type="float">
            <text:p>0.194373</text:p>
          </table:table-cell>
          <table:table-cell office:value-type="float" office:value="0.809906" calcext:value-type="float">
            <text:p>0.809906</text:p>
          </table:table-cell>
          <table:table-cell office:value-type="float" office:value="0.173372" calcext:value-type="float">
            <text:p>0.1733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.801348" calcext:value-type="float">
            <text:p>7.801348</text:p>
          </table:table-cell>
          <table:table-cell office:value-type="float" office:value="0.185746" calcext:value-type="float">
            <text:p>0.185746</text:p>
          </table:table-cell>
          <table:table-cell office:value-type="float" office:value="0.357734" calcext:value-type="float">
            <text:p>0.357734</text:p>
          </table:table-cell>
          <table:table-cell office:value-type="float" office:value="0.172867" calcext:value-type="float">
            <text:p>0.172867</text:p>
          </table:table-cell>
          <table:table-cell office:value-type="float" office:value="58" calcext:value-type="float">
            <text:p>58</text:p>
          </table:table-cell>
          <table:table-cell office:value-type="float" office:value="11.134145" calcext:value-type="float">
            <text:p>11.134145</text:p>
          </table:table-cell>
          <table:table-cell office:value-type="float" office:value="0.191968" calcext:value-type="float">
            <text:p>0.191968</text:p>
          </table:table-cell>
          <table:table-cell office:value-type="float" office:value="0.809909" calcext:value-type="float">
            <text:p>0.809909</text:p>
          </table:table-cell>
          <table:table-cell office:value-type="float" office:value="0.173082" calcext:value-type="float">
            <text:p>0.173082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03277" calcext:value-type="float">
            <text:p>9.903277</text:p>
          </table:table-cell>
          <table:table-cell office:value-type="float" office:value="0.190448" calcext:value-type="float">
            <text:p>0.190448</text:p>
          </table:table-cell>
          <table:table-cell office:value-type="float" office:value="0.357512" calcext:value-type="float">
            <text:p>0.357512</text:p>
          </table:table-cell>
          <table:table-cell office:value-type="float" office:value="0.172272" calcext:value-type="float">
            <text:p>0.172272</text:p>
          </table:table-cell>
          <table:table-cell office:value-type="float" office:value="48" calcext:value-type="float">
            <text:p>48</text:p>
          </table:table-cell>
          <table:table-cell office:value-type="float" office:value="9.843751" calcext:value-type="float">
            <text:p>9.843751</text:p>
          </table:table-cell>
          <table:table-cell office:value-type="float" office:value="0.205078" calcext:value-type="float">
            <text:p>0.205078</text:p>
          </table:table-cell>
          <table:table-cell office:value-type="float" office:value="0.936407" calcext:value-type="float">
            <text:p>0.936407</text:p>
          </table:table-cell>
          <table:table-cell office:value-type="float" office:value="0.172105" calcext:value-type="float">
            <text:p>0.1721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916714" calcext:value-type="float">
            <text:p>9.916714</text:p>
          </table:table-cell>
          <table:table-cell office:value-type="float" office:value="0.198334" calcext:value-type="float">
            <text:p>0.198334</text:p>
          </table:table-cell>
          <table:table-cell office:value-type="float" office:value="0.357844" calcext:value-type="float">
            <text:p>0.357844</text:p>
          </table:table-cell>
          <table:table-cell office:value-type="float" office:value="0.172381" calcext:value-type="float">
            <text:p>0.172381</text:p>
          </table:table-cell>
          <table:table-cell office:value-type="float" office:value="50" calcext:value-type="float">
            <text:p>50</text:p>
          </table:table-cell>
          <table:table-cell office:value-type="float" office:value="9.830925" calcext:value-type="float">
            <text:p>9.830925</text:p>
          </table:table-cell>
          <table:table-cell office:value-type="float" office:value="0.196619" calcext:value-type="float">
            <text:p>0.196619</text:p>
          </table:table-cell>
          <table:table-cell office:value-type="float" office:value="0.936737" calcext:value-type="float">
            <text:p>0.936737</text:p>
          </table:table-cell>
          <table:table-cell office:value-type="float" office:value="0.173114" calcext:value-type="float">
            <text:p>0.17311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331224" calcext:value-type="float">
            <text:p>10.331224</text:p>
          </table:table-cell>
          <table:table-cell office:value-type="float" office:value="0.202573" calcext:value-type="float">
            <text:p>0.202573</text:p>
          </table:table-cell>
          <table:table-cell office:value-type="float" office:value="0.936715" calcext:value-type="float">
            <text:p>0.936715</text:p>
          </table:table-cell>
          <table:table-cell office:value-type="float" office:value="0.171456" calcext:value-type="float">
            <text:p>0.171456</text:p>
          </table:table-cell>
          <table:table-cell office:value-type="float" office:value="49" calcext:value-type="float">
            <text:p>49</text:p>
          </table:table-cell>
          <table:table-cell office:value-type="float" office:value="9.416583" calcext:value-type="float">
            <text:p>9.416583</text:p>
          </table:table-cell>
          <table:table-cell office:value-type="float" office:value="0.192175" calcext:value-type="float">
            <text:p>0.192175</text:p>
          </table:table-cell>
          <table:table-cell office:value-type="float" office:value="0.356593" calcext:value-type="float">
            <text:p>0.356593</text:p>
          </table:table-cell>
          <table:table-cell office:value-type="float" office:value="0.173018" calcext:value-type="float">
            <text:p>0.173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.252852" calcext:value-type="float">
            <text:p>11.252852</text:p>
          </table:table-cell>
          <table:table-cell office:value-type="float" office:value="0.200944" calcext:value-type="float">
            <text:p>0.200944</text:p>
          </table:table-cell>
          <table:table-cell office:value-type="float" office:value="0.936443" calcext:value-type="float">
            <text:p>0.936443</text:p>
          </table:table-cell>
          <table:table-cell office:value-type="float" office:value="0.172993" calcext:value-type="float">
            <text:p>0.172993</text:p>
          </table:table-cell>
          <table:table-cell office:value-type="float" office:value="44" calcext:value-type="float">
            <text:p>44</text:p>
          </table:table-cell>
          <table:table-cell office:value-type="float" office:value="8.49467" calcext:value-type="float">
            <text:p>8.49467</text:p>
          </table:table-cell>
          <table:table-cell office:value-type="float" office:value="0.193061" calcext:value-type="float">
            <text:p>0.193061</text:p>
          </table:table-cell>
          <table:table-cell office:value-type="float" office:value="0.357822" calcext:value-type="float">
            <text:p>0.357822</text:p>
          </table:table-cell>
          <table:table-cell office:value-type="float" office:value="0.172235" calcext:value-type="float">
            <text:p>0.17223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819463" calcext:value-type="float">
            <text:p>9.819463</text:p>
          </table:table-cell>
          <table:table-cell office:value-type="float" office:value="0.178536" calcext:value-type="float">
            <text:p>0.178536</text:p>
          </table:table-cell>
          <table:table-cell office:value-type="float" office:value="0.185357" calcext:value-type="float">
            <text:p>0.185357</text:p>
          </table:table-cell>
          <table:table-cell office:value-type="float" office:value="0.171776" calcext:value-type="float">
            <text:p>0.171776</text:p>
          </table:table-cell>
          <table:table-cell office:value-type="float" office:value="45" calcext:value-type="float">
            <text:p>45</text:p>
          </table:table-cell>
          <table:table-cell office:value-type="float" office:value="9.085147" calcext:value-type="float">
            <text:p>9.085147</text:p>
          </table:table-cell>
          <table:table-cell office:value-type="float" office:value="0.201892" calcext:value-type="float">
            <text:p>0.201892</text:p>
          </table:table-cell>
          <table:table-cell office:value-type="float" office:value="0.800905" calcext:value-type="float">
            <text:p>0.800905</text:p>
          </table:table-cell>
          <table:table-cell office:value-type="float" office:value="0.171926" calcext:value-type="float">
            <text:p>0.17192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329859" calcext:value-type="float">
            <text:p>11.329859</text:p>
          </table:table-cell>
          <table:table-cell office:value-type="float" office:value="0.195342" calcext:value-type="float">
            <text:p>0.195342</text:p>
          </table:table-cell>
          <table:table-cell office:value-type="float" office:value="0.800939" calcext:value-type="float">
            <text:p>0.800939</text:p>
          </table:table-cell>
          <table:table-cell office:value-type="float" office:value="0.172689" calcext:value-type="float">
            <text:p>0.172689</text:p>
          </table:table-cell>
          <table:table-cell office:value-type="float" office:value="42" calcext:value-type="float">
            <text:p>42</text:p>
          </table:table-cell>
          <table:table-cell office:value-type="float" office:value="7.574698" calcext:value-type="float">
            <text:p>7.574698</text:p>
          </table:table-cell>
          <table:table-cell office:value-type="float" office:value="0.18035" calcext:value-type="float">
            <text:p>0.18035</text:p>
          </table:table-cell>
          <table:table-cell office:value-type="float" office:value="0.184533" calcext:value-type="float">
            <text:p>0.184533</text:p>
          </table:table-cell>
          <table:table-cell office:value-type="float" office:value="0.172485" calcext:value-type="float">
            <text:p>0.1724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26714" calcext:value-type="float">
            <text:p>8.626714</text:p>
          </table:table-cell>
          <table:table-cell office:value-type="float" office:value="0.183547" calcext:value-type="float">
            <text:p>0.183547</text:p>
          </table:table-cell>
          <table:table-cell office:value-type="float" office:value="0.357699" calcext:value-type="float">
            <text:p>0.357699</text:p>
          </table:table-cell>
          <table:table-cell office:value-type="float" office:value="0.171053" calcext:value-type="float">
            <text:p>0.171053</text:p>
          </table:table-cell>
          <table:table-cell office:value-type="float" office:value="53" calcext:value-type="float">
            <text:p>53</text:p>
          </table:table-cell>
          <table:table-cell office:value-type="float" office:value="10.277976" calcext:value-type="float">
            <text:p>10.277976</text:p>
          </table:table-cell>
          <table:table-cell office:value-type="float" office:value="0.193924" calcext:value-type="float">
            <text:p>0.193924</text:p>
          </table:table-cell>
          <table:table-cell office:value-type="float" office:value="0.800913" calcext:value-type="float">
            <text:p>0.800913</text:p>
          </table:table-cell>
          <table:table-cell office:value-type="float" office:value="0.17191" calcext:value-type="float">
            <text:p>0.171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414372" calcext:value-type="float">
            <text:p>11.414372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800751" calcext:value-type="float">
            <text:p>0.800751</text:p>
          </table:table-cell>
          <table:table-cell office:value-type="float" office:value="0.171716" calcext:value-type="float">
            <text:p>0.171716</text:p>
          </table:table-cell>
          <table:table-cell office:value-type="float" office:value="42" calcext:value-type="float">
            <text:p>42</text:p>
          </table:table-cell>
          <table:table-cell office:value-type="float" office:value="7.490113" calcext:value-type="float">
            <text:p>7.490113</text:p>
          </table:table-cell>
          <table:table-cell office:value-type="float" office:value="0.178336" calcext:value-type="float">
            <text:p>0.178336</text:p>
          </table:table-cell>
          <table:table-cell office:value-type="float" office:value="0.184493" calcext:value-type="float">
            <text:p>0.184493</text:p>
          </table:table-cell>
          <table:table-cell office:value-type="float" office:value="0.1721" calcext:value-type="float">
            <text:p>0.1721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4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351385" calcext:value-type="float">
            <text:p>8.351385</text:p>
          </table:table-cell>
          <table:table-cell office:value-type="float" office:value="0.185586" calcext:value-type="float">
            <text:p>0.185586</text:p>
          </table:table-cell>
          <table:table-cell office:value-type="float" office:value="0.367609" calcext:value-type="float">
            <text:p>0.367609</text:p>
          </table:table-cell>
          <table:table-cell office:value-type="float" office:value="0.172507" calcext:value-type="float">
            <text:p>0.172507</text:p>
          </table:table-cell>
          <table:table-cell office:value-type="float" office:value="55" calcext:value-type="float">
            <text:p>55</text:p>
          </table:table-cell>
          <table:table-cell office:value-type="float" office:value="10.565699" calcext:value-type="float">
            <text:p>10.565699</text:p>
          </table:table-cell>
          <table:table-cell office:value-type="float" office:value="0.192104" calcext:value-type="float">
            <text:p>0.192104</text:p>
          </table:table-cell>
          <table:table-cell office:value-type="float" office:value="0.802272" calcext:value-type="float">
            <text:p>0.802272</text:p>
          </table:table-cell>
          <table:table-cell office:value-type="float" office:value="0.172644" calcext:value-type="float">
            <text:p>0.1726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312133" calcext:value-type="float">
            <text:p>8.312133</text:p>
          </table:table-cell>
          <table:table-cell office:value-type="float" office:value="0.184714" calcext:value-type="float">
            <text:p>0.184714</text:p>
          </table:table-cell>
          <table:table-cell office:value-type="float" office:value="0.367607" calcext:value-type="float">
            <text:p>0.367607</text:p>
          </table:table-cell>
          <table:table-cell office:value-type="float" office:value="0.172511" calcext:value-type="float">
            <text:p>0.172511</text:p>
          </table:table-cell>
          <table:table-cell office:value-type="float" office:value="55" calcext:value-type="float">
            <text:p>55</text:p>
          </table:table-cell>
          <table:table-cell office:value-type="float" office:value="10.604553" calcext:value-type="float">
            <text:p>10.604553</text:p>
          </table:table-cell>
          <table:table-cell office:value-type="float" office:value="0.19281" calcext:value-type="float">
            <text:p>0.19281</text:p>
          </table:table-cell>
          <table:table-cell office:value-type="float" office:value="0.802451" calcext:value-type="float">
            <text:p>0.802451</text:p>
          </table:table-cell>
          <table:table-cell office:value-type="float" office:value="0.172558" calcext:value-type="float">
            <text:p>0.1725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801403" calcext:value-type="float">
            <text:p>7.801403</text:p>
          </table:table-cell>
          <table:table-cell office:value-type="float" office:value="0.181428" calcext:value-type="float">
            <text:p>0.181428</text:p>
          </table:table-cell>
          <table:table-cell office:value-type="float" office:value="0.186259" calcext:value-type="float">
            <text:p>0.186259</text:p>
          </table:table-cell>
          <table:table-cell office:value-type="float" office:value="0.172615" calcext:value-type="float">
            <text:p>0.172615</text:p>
          </table:table-cell>
          <table:table-cell office:value-type="float" office:value="57" calcext:value-type="float">
            <text:p>57</text:p>
          </table:table-cell>
          <table:table-cell office:value-type="float" office:value="11.115829" calcext:value-type="float">
            <text:p>11.115829</text:p>
          </table:table-cell>
          <table:table-cell office:value-type="float" office:value="0.195015" calcext:value-type="float">
            <text:p>0.195015</text:p>
          </table:table-cell>
          <table:table-cell office:value-type="float" office:value="0.802495" calcext:value-type="float">
            <text:p>0.802495</text:p>
          </table:table-cell>
          <table:table-cell office:value-type="float" office:value="0.172521" calcext:value-type="float">
            <text:p>0.17252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669736" calcext:value-type="float">
            <text:p>8.669736</text:p>
          </table:table-cell>
          <table:table-cell office:value-type="float" office:value="0.180619" calcext:value-type="float">
            <text:p>0.180619</text:p>
          </table:table-cell>
          <table:table-cell office:value-type="float" office:value="0.18481" calcext:value-type="float">
            <text:p>0.18481</text:p>
          </table:table-cell>
          <table:table-cell office:value-type="float" office:value="0.172561" calcext:value-type="float">
            <text:p>0.172561</text:p>
          </table:table-cell>
          <table:table-cell office:value-type="float" office:value="52" calcext:value-type="float">
            <text:p>52</text:p>
          </table:table-cell>
          <table:table-cell office:value-type="float" office:value="10.247653" calcext:value-type="float">
            <text:p>10.247653</text:p>
          </table:table-cell>
          <table:table-cell office:value-type="float" office:value="0.19707" calcext:value-type="float">
            <text:p>0.19707</text:p>
          </table:table-cell>
          <table:table-cell office:value-type="float" office:value="0.802522" calcext:value-type="float">
            <text:p>0.802522</text:p>
          </table:table-cell>
          <table:table-cell office:value-type="float" office:value="0.172521" calcext:value-type="float">
            <text:p>0.172521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804559" calcext:value-type="float">
            <text:p>7.804559</text:p>
          </table:table-cell>
          <table:table-cell office:value-type="float" office:value="0.177376" calcext:value-type="float">
            <text:p>0.177376</text:p>
          </table:table-cell>
          <table:table-cell office:value-type="float" office:value="0.186124" calcext:value-type="float">
            <text:p>0.186124</text:p>
          </table:table-cell>
          <table:table-cell office:value-type="float" office:value="0.171526" calcext:value-type="float">
            <text:p>0.171526</text:p>
          </table:table-cell>
          <table:table-cell office:value-type="float" office:value="56" calcext:value-type="float">
            <text:p>56</text:p>
          </table:table-cell>
          <table:table-cell office:value-type="float" office:value="10.746091" calcext:value-type="float">
            <text:p>10.746091</text:p>
          </table:table-cell>
          <table:table-cell office:value-type="float" office:value="0.191894" calcext:value-type="float">
            <text:p>0.191894</text:p>
          </table:table-cell>
          <table:table-cell office:value-type="float" office:value="0.80584" calcext:value-type="float">
            <text:p>0.80584</text:p>
          </table:table-cell>
          <table:table-cell office:value-type="float" office:value="0.17285" calcext:value-type="float">
            <text:p>0.172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803543" calcext:value-type="float">
            <text:p>7.803543</text:p>
          </table:table-cell>
          <table:table-cell office:value-type="float" office:value="0.181478" calcext:value-type="float">
            <text:p>0.181478</text:p>
          </table:table-cell>
          <table:table-cell office:value-type="float" office:value="0.348539" calcext:value-type="float">
            <text:p>0.348539</text:p>
          </table:table-cell>
          <table:table-cell office:value-type="float" office:value="0.169326" calcext:value-type="float">
            <text:p>0.169326</text:p>
          </table:table-cell>
          <table:table-cell office:value-type="float" office:value="57" calcext:value-type="float">
            <text:p>57</text:p>
          </table:table-cell>
          <table:table-cell office:value-type="float" office:value="10.747075" calcext:value-type="float">
            <text:p>10.747075</text:p>
          </table:table-cell>
          <table:table-cell office:value-type="float" office:value="0.188545" calcext:value-type="float">
            <text:p>0.188545</text:p>
          </table:table-cell>
          <table:table-cell office:value-type="float" office:value="0.806202" calcext:value-type="float">
            <text:p>0.806202</text:p>
          </table:table-cell>
          <table:table-cell office:value-type="float" office:value="0.171126" calcext:value-type="float">
            <text:p>0.1711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81188" calcext:value-type="float">
            <text:p>9.281188</text:p>
          </table:table-cell>
          <table:table-cell office:value-type="float" office:value="0.193358" calcext:value-type="float">
            <text:p>0.193358</text:p>
          </table:table-cell>
          <table:table-cell office:value-type="float" office:value="0.806024" calcext:value-type="float">
            <text:p>0.806024</text:p>
          </table:table-cell>
          <table:table-cell office:value-type="float" office:value="0.172675" calcext:value-type="float">
            <text:p>0.172675</text:p>
          </table:table-cell>
          <table:table-cell office:value-type="float" office:value="52" calcext:value-type="float">
            <text:p>52</text:p>
          </table:table-cell>
          <table:table-cell office:value-type="float" office:value="9.268982" calcext:value-type="float">
            <text:p>9.268982</text:p>
          </table:table-cell>
          <table:table-cell office:value-type="float" office:value="0.17825" calcext:value-type="float">
            <text:p>0.17825</text:p>
          </table:table-cell>
          <table:table-cell office:value-type="float" office:value="0.186831" calcext:value-type="float">
            <text:p>0.186831</text:p>
          </table:table-cell>
          <table:table-cell office:value-type="float" office:value="0.17231" calcext:value-type="float">
            <text:p>0.172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7642" calcext:value-type="float">
            <text:p>10.37642</text:p>
          </table:table-cell>
          <table:table-cell office:value-type="float" office:value="0.192156" calcext:value-type="float">
            <text:p>0.192156</text:p>
          </table:table-cell>
          <table:table-cell office:value-type="float" office:value="0.806533" calcext:value-type="float">
            <text:p>0.806533</text:p>
          </table:table-cell>
          <table:table-cell office:value-type="float" office:value="0.172374" calcext:value-type="float">
            <text:p>0.172374</text:p>
          </table:table-cell>
          <table:table-cell office:value-type="float" office:value="46" calcext:value-type="float">
            <text:p>46</text:p>
          </table:table-cell>
          <table:table-cell office:value-type="float" office:value="8.17499" calcext:value-type="float">
            <text:p>8.17499</text:p>
          </table:table-cell>
          <table:table-cell office:value-type="float" office:value="0.177717" calcext:value-type="float">
            <text:p>0.177717</text:p>
          </table:table-cell>
          <table:table-cell office:value-type="float" office:value="0.187207" calcext:value-type="float">
            <text:p>0.187207</text:p>
          </table:table-cell>
          <table:table-cell office:value-type="float" office:value="0.172306" calcext:value-type="float">
            <text:p>0.172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574452" calcext:value-type="float">
            <text:p>9.574452</text:p>
          </table:table-cell>
          <table:table-cell office:value-type="float" office:value="0.18065" calcext:value-type="float">
            <text:p>0.18065</text:p>
          </table:table-cell>
          <table:table-cell office:value-type="float" office:value="0.348572" calcext:value-type="float">
            <text:p>0.348572</text:p>
          </table:table-cell>
          <table:table-cell office:value-type="float" office:value="0.171046" calcext:value-type="float">
            <text:p>0.171046</text:p>
          </table:table-cell>
          <table:table-cell office:value-type="float" office:value="47" calcext:value-type="float">
            <text:p>47</text:p>
          </table:table-cell>
          <table:table-cell office:value-type="float" office:value="8.97718" calcext:value-type="float">
            <text:p>8.97718</text:p>
          </table:table-cell>
          <table:table-cell office:value-type="float" office:value="0.191004" calcext:value-type="float">
            <text:p>0.191004</text:p>
          </table:table-cell>
          <table:table-cell office:value-type="float" office:value="0.807186" calcext:value-type="float">
            <text:p>0.807186</text:p>
          </table:table-cell>
          <table:table-cell office:value-type="float" office:value="0.172447" calcext:value-type="float">
            <text:p>0.1724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11901" calcext:value-type="float">
            <text:p>8.511901</text:p>
          </table:table-cell>
          <table:table-cell office:value-type="float" office:value="0.181104" calcext:value-type="float">
            <text:p>0.181104</text:p>
          </table:table-cell>
          <table:table-cell office:value-type="float" office:value="0.348715" calcext:value-type="float">
            <text:p>0.348715</text:p>
          </table:table-cell>
          <table:table-cell office:value-type="float" office:value="0.172491" calcext:value-type="float">
            <text:p>0.172491</text:p>
          </table:table-cell>
          <table:table-cell office:value-type="float" office:value="53" calcext:value-type="float">
            <text:p>53</text:p>
          </table:table-cell>
          <table:table-cell office:value-type="float" office:value="10.039576" calcext:value-type="float">
            <text:p>10.039576</text:p>
          </table:table-cell>
          <table:table-cell office:value-type="float" office:value="0.189426" calcext:value-type="float">
            <text:p>0.189426</text:p>
          </table:table-cell>
          <table:table-cell office:value-type="float" office:value="0.805589" calcext:value-type="float">
            <text:p>0.805589</text:p>
          </table:table-cell>
          <table:table-cell office:value-type="float" office:value="0.171073" calcext:value-type="float">
            <text:p>0.1710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22076" calcext:value-type="float">
            <text:p>9.322076</text:p>
          </table:table-cell>
          <table:table-cell office:value-type="float" office:value="0.19421" calcext:value-type="float">
            <text:p>0.19421</text:p>
          </table:table-cell>
          <table:table-cell office:value-type="float" office:value="0.806088" calcext:value-type="float">
            <text:p>0.806088</text:p>
          </table:table-cell>
          <table:table-cell office:value-type="float" office:value="0.16935" calcext:value-type="float">
            <text:p>0.16935</text:p>
          </table:table-cell>
          <table:table-cell office:value-type="float" office:value="52" calcext:value-type="float">
            <text:p>52</text:p>
          </table:table-cell>
          <table:table-cell office:value-type="float" office:value="9.229645" calcext:value-type="float">
            <text:p>9.229645</text:p>
          </table:table-cell>
          <table:table-cell office:value-type="float" office:value="0.177493" calcext:value-type="float">
            <text:p>0.177493</text:p>
          </table:table-cell>
          <table:table-cell office:value-type="float" office:value="0.186393" calcext:value-type="float">
            <text:p>0.186393</text:p>
          </table:table-cell>
          <table:table-cell office:value-type="float" office:value="0.171066" calcext:value-type="float">
            <text:p>0.1710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37169" calcext:value-type="float">
            <text:p>10.37169</text:p>
          </table:table-cell>
          <table:table-cell office:value-type="float" office:value="0.188576" calcext:value-type="float">
            <text:p>0.188576</text:p>
          </table:table-cell>
          <table:table-cell office:value-type="float" office:value="0.80755" calcext:value-type="float">
            <text:p>0.80755</text:p>
          </table:table-cell>
          <table:table-cell office:value-type="float" office:value="0.172687" calcext:value-type="float">
            <text:p>0.172687</text:p>
          </table:table-cell>
          <table:table-cell office:value-type="float" office:value="45" calcext:value-type="float">
            <text:p>45</text:p>
          </table:table-cell>
          <table:table-cell office:value-type="float" office:value="8.18038" calcext:value-type="float">
            <text:p>8.18038</text:p>
          </table:table-cell>
          <table:table-cell office:value-type="float" office:value="0.181786" calcext:value-type="float">
            <text:p>0.181786</text:p>
          </table:table-cell>
          <table:table-cell office:value-type="float" office:value="0.348622" calcext:value-type="float">
            <text:p>0.348622</text:p>
          </table:table-cell>
          <table:table-cell office:value-type="float" office:value="0.171784" calcext:value-type="float">
            <text:p>0.171784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106249" calcext:value-type="float">
            <text:p>8.106249</text:p>
          </table:table-cell>
          <table:table-cell office:value-type="float" office:value="0.180139" calcext:value-type="float">
            <text:p>0.180139</text:p>
          </table:table-cell>
          <table:table-cell office:value-type="float" office:value="0.186805" calcext:value-type="float">
            <text:p>0.186805</text:p>
          </table:table-cell>
          <table:table-cell office:value-type="float" office:value="0.170598" calcext:value-type="float">
            <text:p>0.170598</text:p>
          </table:table-cell>
          <table:table-cell office:value-type="float" office:value="55" calcext:value-type="float">
            <text:p>55</text:p>
          </table:table-cell>
          <table:table-cell office:value-type="float" office:value="10.826365" calcext:value-type="float">
            <text:p>10.826365</text:p>
          </table:table-cell>
          <table:table-cell office:value-type="float" office:value="0.196843" calcext:value-type="float">
            <text:p>0.196843</text:p>
          </table:table-cell>
          <table:table-cell office:value-type="float" office:value="0.809101" calcext:value-type="float">
            <text:p>0.809101</text:p>
          </table:table-cell>
          <table:table-cell office:value-type="float" office:value="0.172267" calcext:value-type="float">
            <text:p>0.1722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45408" calcext:value-type="float">
            <text:p>9.245408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80914" calcext:value-type="float">
            <text:p>0.80914</text:p>
          </table:table-cell>
          <table:table-cell office:value-type="float" office:value="0.170164" calcext:value-type="float">
            <text:p>0.170164</text:p>
          </table:table-cell>
          <table:table-cell office:value-type="float" office:value="52" calcext:value-type="float">
            <text:p>52</text:p>
          </table:table-cell>
          <table:table-cell office:value-type="float" office:value="9.686714" calcext:value-type="float">
            <text:p>9.686714</text:p>
          </table:table-cell>
          <table:table-cell office:value-type="float" office:value="0.186283" calcext:value-type="float">
            <text:p>0.186283</text:p>
          </table:table-cell>
          <table:table-cell office:value-type="float" office:value="0.367898" calcext:value-type="float">
            <text:p>0.367898</text:p>
          </table:table-cell>
          <table:table-cell office:value-type="float" office:value="0.17255" calcext:value-type="float">
            <text:p>0.172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804624" calcext:value-type="float">
            <text:p>7.804624</text:p>
          </table:table-cell>
          <table:table-cell office:value-type="float" office:value="0.195116" calcext:value-type="float">
            <text:p>0.195116</text:p>
          </table:table-cell>
          <table:table-cell office:value-type="float" office:value="0.809164" calcext:value-type="float">
            <text:p>0.809164</text:p>
          </table:table-cell>
          <table:table-cell office:value-type="float" office:value="0.172597" calcext:value-type="float">
            <text:p>0.172597</text:p>
          </table:table-cell>
          <table:table-cell office:value-type="float" office:value="60" calcext:value-type="float">
            <text:p>60</text:p>
          </table:table-cell>
          <table:table-cell office:value-type="float" office:value="11.127237" calcext:value-type="float">
            <text:p>11.127237</text:p>
          </table:table-cell>
          <table:table-cell office:value-type="float" office:value="0.185454" calcext:value-type="float">
            <text:p>0.185454</text:p>
          </table:table-cell>
          <table:table-cell office:value-type="float" office:value="0.367843" calcext:value-type="float">
            <text:p>0.367843</text:p>
          </table:table-cell>
          <table:table-cell office:value-type="float" office:value="0.171824" calcext:value-type="float">
            <text:p>0.17182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143024" calcext:value-type="float">
            <text:p>10.143024</text:p>
          </table:table-cell>
          <table:table-cell office:value-type="float" office:value="0.191378" calcext:value-type="float">
            <text:p>0.191378</text:p>
          </table:table-cell>
          <table:table-cell office:value-type="float" office:value="0.80924" calcext:value-type="float">
            <text:p>0.80924</text:p>
          </table:table-cell>
          <table:table-cell office:value-type="float" office:value="0.172146" calcext:value-type="float">
            <text:p>0.172146</text:p>
          </table:table-cell>
          <table:table-cell office:value-type="float" office:value="47" calcext:value-type="float">
            <text:p>47</text:p>
          </table:table-cell>
          <table:table-cell office:value-type="float" office:value="8.78904" calcext:value-type="float">
            <text:p>8.78904</text:p>
          </table:table-cell>
          <table:table-cell office:value-type="float" office:value="0.187001" calcext:value-type="float">
            <text:p>0.187001</text:p>
          </table:table-cell>
          <table:table-cell office:value-type="float" office:value="0.36788" calcext:value-type="float">
            <text:p>0.36788</text:p>
          </table:table-cell>
          <table:table-cell office:value-type="float" office:value="0.172694" calcext:value-type="float">
            <text:p>0.17269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911107" calcext:value-type="float">
            <text:p>8.911107</text:p>
          </table:table-cell>
          <table:table-cell office:value-type="float" office:value="0.202525" calcext:value-type="float">
            <text:p>0.202525</text:p>
          </table:table-cell>
          <table:table-cell office:value-type="float" office:value="0.809409" calcext:value-type="float">
            <text:p>0.809409</text:p>
          </table:table-cell>
          <table:table-cell office:value-type="float" office:value="0.17281" calcext:value-type="float">
            <text:p>0.17281</text:p>
          </table:table-cell>
          <table:table-cell office:value-type="float" office:value="56" calcext:value-type="float">
            <text:p>56</text:p>
          </table:table-cell>
          <table:table-cell office:value-type="float" office:value="10.021688" calcext:value-type="float">
            <text:p>10.021688</text:p>
          </table:table-cell>
          <table:table-cell office:value-type="float" office:value="0.178959" calcext:value-type="float">
            <text:p>0.178959</text:p>
          </table:table-cell>
          <table:table-cell office:value-type="float" office:value="0.186331" calcext:value-type="float">
            <text:p>0.186331</text:p>
          </table:table-cell>
          <table:table-cell office:value-type="float" office:value="0.172839" calcext:value-type="float">
            <text:p>0.17283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309275" calcext:value-type="float">
            <text:p>9.309275</text:p>
          </table:table-cell>
          <table:table-cell office:value-type="float" office:value="0.182535" calcext:value-type="float">
            <text:p>0.182535</text:p>
          </table:table-cell>
          <table:table-cell office:value-type="float" office:value="0.369036" calcext:value-type="float">
            <text:p>0.369036</text:p>
          </table:table-cell>
          <table:table-cell office:value-type="float" office:value="0.172726" calcext:value-type="float">
            <text:p>0.172726</text:p>
          </table:table-cell>
          <table:table-cell office:value-type="float" office:value="49" calcext:value-type="float">
            <text:p>49</text:p>
          </table:table-cell>
          <table:table-cell office:value-type="float" office:value="9.621459" calcext:value-type="float">
            <text:p>9.621459</text:p>
          </table:table-cell>
          <table:table-cell office:value-type="float" office:value="0.196356" calcext:value-type="float">
            <text:p>0.196356</text:p>
          </table:table-cell>
          <table:table-cell office:value-type="float" office:value="0.809567" calcext:value-type="float">
            <text:p>0.809567</text:p>
          </table:table-cell>
          <table:table-cell office:value-type="float" office:value="0.170282" calcext:value-type="float">
            <text:p>0.1702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093502" calcext:value-type="float">
            <text:p>10.093502</text:p>
          </table:table-cell>
          <table:table-cell office:value-type="float" office:value="0.186917" calcext:value-type="float">
            <text:p>0.186917</text:p>
          </table:table-cell>
          <table:table-cell office:value-type="float" office:value="0.367051" calcext:value-type="float">
            <text:p>0.367051</text:p>
          </table:table-cell>
          <table:table-cell office:value-type="float" office:value="0.172785" calcext:value-type="float">
            <text:p>0.172785</text:p>
          </table:table-cell>
          <table:table-cell office:value-type="float" office:value="46" calcext:value-type="float">
            <text:p>46</text:p>
          </table:table-cell>
          <table:table-cell office:value-type="float" office:value="8.838925" calcext:value-type="float">
            <text:p>8.838925</text:p>
          </table:table-cell>
          <table:table-cell office:value-type="float" office:value="0.192151" calcext:value-type="float">
            <text:p>0.192151</text:p>
          </table:table-cell>
          <table:table-cell office:value-type="float" office:value="0.809387" calcext:value-type="float">
            <text:p>0.809387</text:p>
          </table:table-cell>
          <table:table-cell office:value-type="float" office:value="0.172192" calcext:value-type="float">
            <text:p>0.17219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337562" calcext:value-type="float">
            <text:p>9.337562</text:p>
          </table:table-cell>
          <table:table-cell office:value-type="float" office:value="0.183089" calcext:value-type="float">
            <text:p>0.183089</text:p>
          </table:table-cell>
          <table:table-cell office:value-type="float" office:value="0.357113" calcext:value-type="float">
            <text:p>0.357113</text:p>
          </table:table-cell>
          <table:table-cell office:value-type="float" office:value="0.172349" calcext:value-type="float">
            <text:p>0.172349</text:p>
          </table:table-cell>
          <table:table-cell office:value-type="float" office:value="49" calcext:value-type="float">
            <text:p>49</text:p>
          </table:table-cell>
          <table:table-cell office:value-type="float" office:value="9.594898" calcext:value-type="float">
            <text:p>9.594898</text:p>
          </table:table-cell>
          <table:table-cell office:value-type="float" office:value="0.195814" calcext:value-type="float">
            <text:p>0.195814</text:p>
          </table:table-cell>
          <table:table-cell office:value-type="float" office:value="0.809086" calcext:value-type="float">
            <text:p>0.809086</text:p>
          </table:table-cell>
          <table:table-cell office:value-type="float" office:value="0.172049" calcext:value-type="float">
            <text:p>0.172049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8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450608" calcext:value-type="float">
            <text:p>9.450608</text:p>
          </table:table-cell>
          <table:table-cell office:value-type="float" office:value="0.181742" calcext:value-type="float">
            <text:p>0.181742</text:p>
          </table:table-cell>
          <table:table-cell office:value-type="float" office:value="0.194608" calcext:value-type="float">
            <text:p>0.194608</text:p>
          </table:table-cell>
          <table:table-cell office:value-type="float" office:value="0.170619" calcext:value-type="float">
            <text:p>0.170619</text:p>
          </table:table-cell>
          <table:table-cell office:value-type="float" office:value="48" calcext:value-type="float">
            <text:p>48</text:p>
          </table:table-cell>
          <table:table-cell office:value-type="float" office:value="9.493461" calcext:value-type="float">
            <text:p>9.493461</text:p>
          </table:table-cell>
          <table:table-cell office:value-type="float" office:value="0.19778" calcext:value-type="float">
            <text:p>0.19778</text:p>
          </table:table-cell>
          <table:table-cell office:value-type="float" office:value="0.808708" calcext:value-type="float">
            <text:p>0.808708</text:p>
          </table:table-cell>
          <table:table-cell office:value-type="float" office:value="0.172108" calcext:value-type="float">
            <text:p>0.1721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417572" calcext:value-type="float">
            <text:p>8.417572</text:p>
          </table:table-cell>
          <table:table-cell office:value-type="float" office:value="0.195757" calcext:value-type="float">
            <text:p>0.195757</text:p>
          </table:table-cell>
          <table:table-cell office:value-type="float" office:value="0.807971" calcext:value-type="float">
            <text:p>0.807971</text:p>
          </table:table-cell>
          <table:table-cell office:value-type="float" office:value="0.172441" calcext:value-type="float">
            <text:p>0.172441</text:p>
          </table:table-cell>
          <table:table-cell office:value-type="float" office:value="57" calcext:value-type="float">
            <text:p>57</text:p>
          </table:table-cell>
          <table:table-cell office:value-type="float" office:value="10.526161" calcext:value-type="float">
            <text:p>10.526161</text:p>
          </table:table-cell>
          <table:table-cell office:value-type="float" office:value="0.184669" calcext:value-type="float">
            <text:p>0.184669</text:p>
          </table:table-cell>
          <table:table-cell office:value-type="float" office:value="0.357792" calcext:value-type="float">
            <text:p>0.357792</text:p>
          </table:table-cell>
          <table:table-cell office:value-type="float" office:value="0.169676" calcext:value-type="float">
            <text:p>0.1696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235072" calcext:value-type="float">
            <text:p>9.235072</text:p>
          </table:table-cell>
          <table:table-cell office:value-type="float" office:value="0.18108" calcext:value-type="float">
            <text:p>0.18108</text:p>
          </table:table-cell>
          <table:table-cell office:value-type="float" office:value="0.188518" calcext:value-type="float">
            <text:p>0.188518</text:p>
          </table:table-cell>
          <table:table-cell office:value-type="float" office:value="0.17184" calcext:value-type="float">
            <text:p>0.17184</text:p>
          </table:table-cell>
          <table:table-cell office:value-type="float" office:value="49" calcext:value-type="float">
            <text:p>49</text:p>
          </table:table-cell>
          <table:table-cell office:value-type="float" office:value="9.708952" calcext:value-type="float">
            <text:p>9.708952</text:p>
          </table:table-cell>
          <table:table-cell office:value-type="float" office:value="0.198142" calcext:value-type="float">
            <text:p>0.198142</text:p>
          </table:table-cell>
          <table:table-cell office:value-type="float" office:value="0.808625" calcext:value-type="float">
            <text:p>0.808625</text:p>
          </table:table-cell>
          <table:table-cell office:value-type="float" office:value="0.172587" calcext:value-type="float">
            <text:p>0.1725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86489" calcext:value-type="float">
            <text:p>9.086489</text:p>
          </table:table-cell>
          <table:table-cell office:value-type="float" office:value="0.18173" calcext:value-type="float">
            <text:p>0.18173</text:p>
          </table:table-cell>
          <table:table-cell office:value-type="float" office:value="0.194709" calcext:value-type="float">
            <text:p>0.194709</text:p>
          </table:table-cell>
          <table:table-cell office:value-type="float" office:value="0.170698" calcext:value-type="float">
            <text:p>0.170698</text:p>
          </table:table-cell>
          <table:table-cell office:value-type="float" office:value="50" calcext:value-type="float">
            <text:p>50</text:p>
          </table:table-cell>
          <table:table-cell office:value-type="float" office:value="9.858002" calcext:value-type="float">
            <text:p>9.858002</text:p>
          </table:table-cell>
          <table:table-cell office:value-type="float" office:value="0.19716" calcext:value-type="float">
            <text:p>0.19716</text:p>
          </table:table-cell>
          <table:table-cell office:value-type="float" office:value="0.808594" calcext:value-type="float">
            <text:p>0.808594</text:p>
          </table:table-cell>
          <table:table-cell office:value-type="float" office:value="0.172046" calcext:value-type="float">
            <text:p>0.1720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238141" calcext:value-type="float">
            <text:p>9.238141</text:p>
          </table:table-cell>
          <table:table-cell office:value-type="float" office:value="0.184763" calcext:value-type="float">
            <text:p>0.184763</text:p>
          </table:table-cell>
          <table:table-cell office:value-type="float" office:value="0.357924" calcext:value-type="float">
            <text:p>0.357924</text:p>
          </table:table-cell>
          <table:table-cell office:value-type="float" office:value="0.171145" calcext:value-type="float">
            <text:p>0.171145</text:p>
          </table:table-cell>
          <table:table-cell office:value-type="float" office:value="50" calcext:value-type="float">
            <text:p>50</text:p>
          </table:table-cell>
          <table:table-cell office:value-type="float" office:value="9.706232" calcext:value-type="float">
            <text:p>9.706232</text:p>
          </table:table-cell>
          <table:table-cell office:value-type="float" office:value="0.194125" calcext:value-type="float">
            <text:p>0.194125</text:p>
          </table:table-cell>
          <table:table-cell office:value-type="float" office:value="0.808008" calcext:value-type="float">
            <text:p>0.808008</text:p>
          </table:table-cell>
          <table:table-cell office:value-type="float" office:value="0.171954" calcext:value-type="float">
            <text:p>0.17195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276426" calcext:value-type="float">
            <text:p>9.276426</text:p>
          </table:table-cell>
          <table:table-cell office:value-type="float" office:value="0.181891" calcext:value-type="float">
            <text:p>0.181891</text:p>
          </table:table-cell>
          <table:table-cell office:value-type="float" office:value="0.195482" calcext:value-type="float">
            <text:p>0.195482</text:p>
          </table:table-cell>
          <table:table-cell office:value-type="float" office:value="0.171544" calcext:value-type="float">
            <text:p>0.171544</text:p>
          </table:table-cell>
          <table:table-cell office:value-type="float" office:value="49" calcext:value-type="float">
            <text:p>49</text:p>
          </table:table-cell>
          <table:table-cell office:value-type="float" office:value="9.667924" calcext:value-type="float">
            <text:p>9.667924</text:p>
          </table:table-cell>
          <table:table-cell office:value-type="float" office:value="0.197305" calcext:value-type="float">
            <text:p>0.197305</text:p>
          </table:table-cell>
          <table:table-cell office:value-type="float" office:value="0.808488" calcext:value-type="float">
            <text:p>0.808488</text:p>
          </table:table-cell>
          <table:table-cell office:value-type="float" office:value="0.172644" calcext:value-type="float">
            <text:p>0.17264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149734" calcext:value-type="float">
            <text:p>10.149734</text:p>
          </table:table-cell>
          <table:table-cell office:value-type="float" office:value="0.184541" calcext:value-type="float">
            <text:p>0.184541</text:p>
          </table:table-cell>
          <table:table-cell office:value-type="float" office:value="0.357965" calcext:value-type="float">
            <text:p>0.357965</text:p>
          </table:table-cell>
          <table:table-cell office:value-type="float" office:value="0.172027" calcext:value-type="float">
            <text:p>0.172027</text:p>
          </table:table-cell>
          <table:table-cell office:value-type="float" office:value="45" calcext:value-type="float">
            <text:p>45</text:p>
          </table:table-cell>
          <table:table-cell office:value-type="float" office:value="8.79488" calcext:value-type="float">
            <text:p>8.79488</text:p>
          </table:table-cell>
          <table:table-cell office:value-type="float" office:value="0.195442" calcext:value-type="float">
            <text:p>0.195442</text:p>
          </table:table-cell>
          <table:table-cell office:value-type="float" office:value="0.808029" calcext:value-type="float">
            <text:p>0.808029</text:p>
          </table:table-cell>
          <table:table-cell office:value-type="float" office:value="0.172203" calcext:value-type="float">
            <text:p>0.17220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91011" calcext:value-type="float">
            <text:p>8.691011</text:p>
          </table:table-cell>
          <table:table-cell office:value-type="float" office:value="0.184915" calcext:value-type="float">
            <text:p>0.184915</text:p>
          </table:table-cell>
          <table:table-cell office:value-type="float" office:value="0.357752" calcext:value-type="float">
            <text:p>0.357752</text:p>
          </table:table-cell>
          <table:table-cell office:value-type="float" office:value="0.170443" calcext:value-type="float">
            <text:p>0.170443</text:p>
          </table:table-cell>
          <table:table-cell office:value-type="float" office:value="53" calcext:value-type="float">
            <text:p>53</text:p>
          </table:table-cell>
          <table:table-cell office:value-type="float" office:value="10.25383" calcext:value-type="float">
            <text:p>10.25383</text:p>
          </table:table-cell>
          <table:table-cell office:value-type="float" office:value="0.193468" calcext:value-type="float">
            <text:p>0.193468</text:p>
          </table:table-cell>
          <table:table-cell office:value-type="float" office:value="0.80814" calcext:value-type="float">
            <text:p>0.80814</text:p>
          </table:table-cell>
          <table:table-cell office:value-type="float" office:value="0.171936" calcext:value-type="float">
            <text:p>0.171936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643766" calcext:value-type="float">
            <text:p>7.643766</text:p>
          </table:table-cell>
          <table:table-cell office:value-type="float" office:value="0.177762" calcext:value-type="float">
            <text:p>0.177762</text:p>
          </table:table-cell>
          <table:table-cell office:value-type="float" office:value="0.18829" calcext:value-type="float">
            <text:p>0.18829</text:p>
          </table:table-cell>
          <table:table-cell office:value-type="float" office:value="0.172189" calcext:value-type="float">
            <text:p>0.172189</text:p>
          </table:table-cell>
          <table:table-cell office:value-type="float" office:value="57" calcext:value-type="float">
            <text:p>57</text:p>
          </table:table-cell>
          <table:table-cell office:value-type="float" office:value="11.157843" calcext:value-type="float">
            <text:p>11.157843</text:p>
          </table:table-cell>
          <table:table-cell office:value-type="float" office:value="0.195752" calcext:value-type="float">
            <text:p>0.195752</text:p>
          </table:table-cell>
          <table:table-cell office:value-type="float" office:value="0.866622" calcext:value-type="float">
            <text:p>0.866622</text:p>
          </table:table-cell>
          <table:table-cell office:value-type="float" office:value="0.170922" calcext:value-type="float">
            <text:p>0.1709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997479" calcext:value-type="float">
            <text:p>10.997479</text:p>
          </table:table-cell>
          <table:table-cell office:value-type="float" office:value="0.183291" calcext:value-type="float">
            <text:p>0.183291</text:p>
          </table:table-cell>
          <table:table-cell office:value-type="float" office:value="0.359916" calcext:value-type="float">
            <text:p>0.359916</text:p>
          </table:table-cell>
          <table:table-cell office:value-type="float" office:value="0.172446" calcext:value-type="float">
            <text:p>0.172446</text:p>
          </table:table-cell>
          <table:table-cell office:value-type="float" office:value="40" calcext:value-type="float">
            <text:p>40</text:p>
          </table:table-cell>
          <table:table-cell office:value-type="float" office:value="7.803437" calcext:value-type="float">
            <text:p>7.803437</text:p>
          </table:table-cell>
          <table:table-cell office:value-type="float" office:value="0.195086" calcext:value-type="float">
            <text:p>0.195086</text:p>
          </table:table-cell>
          <table:table-cell office:value-type="float" office:value="0.866448" calcext:value-type="float">
            <text:p>0.866448</text:p>
          </table:table-cell>
          <table:table-cell office:value-type="float" office:value="0.17168" calcext:value-type="float">
            <text:p>0.171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569205" calcext:value-type="float">
            <text:p>9.569205</text:p>
          </table:table-cell>
          <table:table-cell office:value-type="float" office:value="0.180551" calcext:value-type="float">
            <text:p>0.180551</text:p>
          </table:table-cell>
          <table:table-cell office:value-type="float" office:value="0.358329" calcext:value-type="float">
            <text:p>0.358329</text:p>
          </table:table-cell>
          <table:table-cell office:value-type="float" office:value="0.172524" calcext:value-type="float">
            <text:p>0.172524</text:p>
          </table:table-cell>
          <table:table-cell office:value-type="float" office:value="47" calcext:value-type="float">
            <text:p>47</text:p>
          </table:table-cell>
          <table:table-cell office:value-type="float" office:value="9.232484" calcext:value-type="float">
            <text:p>9.232484</text:p>
          </table:table-cell>
          <table:table-cell office:value-type="float" office:value="0.196436" calcext:value-type="float">
            <text:p>0.196436</text:p>
          </table:table-cell>
          <table:table-cell office:value-type="float" office:value="0.866379" calcext:value-type="float">
            <text:p>0.866379</text:p>
          </table:table-cell>
          <table:table-cell office:value-type="float" office:value="0.172718" calcext:value-type="float">
            <text:p>0.1727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51691" calcext:value-type="float">
            <text:p>10.251691</text:p>
          </table:table-cell>
          <table:table-cell office:value-type="float" office:value="0.193428" calcext:value-type="float">
            <text:p>0.193428</text:p>
          </table:table-cell>
          <table:table-cell office:value-type="float" office:value="0.866586" calcext:value-type="float">
            <text:p>0.866586</text:p>
          </table:table-cell>
          <table:table-cell office:value-type="float" office:value="0.168807" calcext:value-type="float">
            <text:p>0.168807</text:p>
          </table:table-cell>
          <table:table-cell office:value-type="float" office:value="47" calcext:value-type="float">
            <text:p>47</text:p>
          </table:table-cell>
          <table:table-cell office:value-type="float" office:value="8.54989" calcext:value-type="float">
            <text:p>8.54989</text:p>
          </table:table-cell>
          <table:table-cell office:value-type="float" office:value="0.181913" calcext:value-type="float">
            <text:p>0.181913</text:p>
          </table:table-cell>
          <table:table-cell office:value-type="float" office:value="0.350651" calcext:value-type="float">
            <text:p>0.350651</text:p>
          </table:table-cell>
          <table:table-cell office:value-type="float" office:value="0.172223" calcext:value-type="float">
            <text:p>0.17222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126882" calcext:value-type="float">
            <text:p>8.126882</text:p>
          </table:table-cell>
          <table:table-cell office:value-type="float" office:value="0.184702" calcext:value-type="float">
            <text:p>0.184702</text:p>
          </table:table-cell>
          <table:table-cell office:value-type="float" office:value="0.363009" calcext:value-type="float">
            <text:p>0.363009</text:p>
          </table:table-cell>
          <table:table-cell office:value-type="float" office:value="0.168918" calcext:value-type="float">
            <text:p>0.168918</text:p>
          </table:table-cell>
          <table:table-cell office:value-type="float" office:value="56" calcext:value-type="float">
            <text:p>56</text:p>
          </table:table-cell>
          <table:table-cell office:value-type="float" office:value="10.67348" calcext:value-type="float">
            <text:p>10.67348</text:p>
          </table:table-cell>
          <table:table-cell office:value-type="float" office:value="0.190598" calcext:value-type="float">
            <text:p>0.190598</text:p>
          </table:table-cell>
          <table:table-cell office:value-type="float" office:value="0.865961" calcext:value-type="float">
            <text:p>0.865961</text:p>
          </table:table-cell>
          <table:table-cell office:value-type="float" office:value="0.172777" calcext:value-type="float">
            <text:p>0.1727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541743" calcext:value-type="float">
            <text:p>9.541743</text:p>
          </table:table-cell>
          <table:table-cell office:value-type="float" office:value="0.198786" calcext:value-type="float">
            <text:p>0.198786</text:p>
          </table:table-cell>
          <table:table-cell office:value-type="float" office:value="0.865831" calcext:value-type="float">
            <text:p>0.865831</text:p>
          </table:table-cell>
          <table:table-cell office:value-type="float" office:value="0.171933" calcext:value-type="float">
            <text:p>0.171933</text:p>
          </table:table-cell>
          <table:table-cell office:value-type="float" office:value="52" calcext:value-type="float">
            <text:p>52</text:p>
          </table:table-cell>
          <table:table-cell office:value-type="float" office:value="9.260232" calcext:value-type="float">
            <text:p>9.260232</text:p>
          </table:table-cell>
          <table:table-cell office:value-type="float" office:value="0.178081" calcext:value-type="float">
            <text:p>0.178081</text:p>
          </table:table-cell>
          <table:table-cell office:value-type="float" office:value="0.188133" calcext:value-type="float">
            <text:p>0.188133</text:p>
          </table:table-cell>
          <table:table-cell office:value-type="float" office:value="0.170511" calcext:value-type="float">
            <text:p>0.1705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903596" calcext:value-type="float">
            <text:p>9.903596</text:p>
          </table:table-cell>
          <table:table-cell office:value-type="float" office:value="0.194188" calcext:value-type="float">
            <text:p>0.194188</text:p>
          </table:table-cell>
          <table:table-cell office:value-type="float" office:value="0.865599" calcext:value-type="float">
            <text:p>0.865599</text:p>
          </table:table-cell>
          <table:table-cell office:value-type="float" office:value="0.169782" calcext:value-type="float">
            <text:p>0.169782</text:p>
          </table:table-cell>
          <table:table-cell office:value-type="float" office:value="49" calcext:value-type="float">
            <text:p>49</text:p>
          </table:table-cell>
          <table:table-cell office:value-type="float" office:value="8.897322" calcext:value-type="float">
            <text:p>8.897322</text:p>
          </table:table-cell>
          <table:table-cell office:value-type="float" office:value="0.181578" calcext:value-type="float">
            <text:p>0.181578</text:p>
          </table:table-cell>
          <table:table-cell office:value-type="float" office:value="0.356707" calcext:value-type="float">
            <text:p>0.356707</text:p>
          </table:table-cell>
          <table:table-cell office:value-type="float" office:value="0.172778" calcext:value-type="float">
            <text:p>0.1727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822696" calcext:value-type="float">
            <text:p>10.822696</text:p>
          </table:table-cell>
          <table:table-cell office:value-type="float" office:value="0.177421" calcext:value-type="float">
            <text:p>0.177421</text:p>
          </table:table-cell>
          <table:table-cell office:value-type="float" office:value="0.187483" calcext:value-type="float">
            <text:p>0.187483</text:p>
          </table:table-cell>
          <table:table-cell office:value-type="float" office:value="0.170409" calcext:value-type="float">
            <text:p>0.170409</text:p>
          </table:table-cell>
          <table:table-cell office:value-type="float" office:value="39" calcext:value-type="float">
            <text:p>39</text:p>
          </table:table-cell>
          <table:table-cell office:value-type="float" office:value="7.978147" calcext:value-type="float">
            <text:p>7.978147</text:p>
          </table:table-cell>
          <table:table-cell office:value-type="float" office:value="0.204568" calcext:value-type="float">
            <text:p>0.204568</text:p>
          </table:table-cell>
          <table:table-cell office:value-type="float" office:value="0.868036" calcext:value-type="float">
            <text:p>0.868036</text:p>
          </table:table-cell>
          <table:table-cell office:value-type="float" office:value="0.172803" calcext:value-type="float">
            <text:p>0.1728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682144" calcext:value-type="float">
            <text:p>10.682144</text:p>
          </table:table-cell>
          <table:table-cell office:value-type="float" office:value="0.184175" calcext:value-type="float">
            <text:p>0.184175</text:p>
          </table:table-cell>
          <table:table-cell office:value-type="float" office:value="0.362496" calcext:value-type="float">
            <text:p>0.362496</text:p>
          </table:table-cell>
          <table:table-cell office:value-type="float" office:value="0.172247" calcext:value-type="float">
            <text:p>0.172247</text:p>
          </table:table-cell>
          <table:table-cell office:value-type="float" office:value="42" calcext:value-type="float">
            <text:p>42</text:p>
          </table:table-cell>
          <table:table-cell office:value-type="float" office:value="8.119274" calcext:value-type="float">
            <text:p>8.119274</text:p>
          </table:table-cell>
          <table:table-cell office:value-type="float" office:value="0.193316" calcext:value-type="float">
            <text:p>0.193316</text:p>
          </table:table-cell>
          <table:table-cell office:value-type="float" office:value="0.865666" calcext:value-type="float">
            <text:p>0.865666</text:p>
          </table:table-cell>
          <table:table-cell office:value-type="float" office:value="0.170414" calcext:value-type="float">
            <text:p>0.17041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776048" calcext:value-type="float">
            <text:p>6.776048</text:p>
          </table:table-cell>
          <table:table-cell office:value-type="float" office:value="0.183136" calcext:value-type="float">
            <text:p>0.183136</text:p>
          </table:table-cell>
          <table:table-cell office:value-type="float" office:value="0.349775" calcext:value-type="float">
            <text:p>0.349775</text:p>
          </table:table-cell>
          <table:table-cell office:value-type="float" office:value="0.172981" calcext:value-type="float">
            <text:p>0.172981</text:p>
          </table:table-cell>
          <table:table-cell office:value-type="float" office:value="63" calcext:value-type="float">
            <text:p>63</text:p>
          </table:table-cell>
          <table:table-cell office:value-type="float" office:value="12.025736" calcext:value-type="float">
            <text:p>12.025736</text:p>
          </table:table-cell>
          <table:table-cell office:value-type="float" office:value="0.190885" calcext:value-type="float">
            <text:p>0.190885</text:p>
          </table:table-cell>
          <table:table-cell office:value-type="float" office:value="0.865605" calcext:value-type="float">
            <text:p>0.865605</text:p>
          </table:table-cell>
          <table:table-cell office:value-type="float" office:value="0.169275" calcext:value-type="float">
            <text:p>0.1692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782424" calcext:value-type="float">
            <text:p>9.782424</text:p>
          </table:table-cell>
          <table:table-cell office:value-type="float" office:value="0.184574" calcext:value-type="float">
            <text:p>0.184574</text:p>
          </table:table-cell>
          <table:table-cell office:value-type="float" office:value="0.365101" calcext:value-type="float">
            <text:p>0.365101</text:p>
          </table:table-cell>
          <table:table-cell office:value-type="float" office:value="0.173149" calcext:value-type="float">
            <text:p>0.173149</text:p>
          </table:table-cell>
          <table:table-cell office:value-type="float" office:value="47" calcext:value-type="float">
            <text:p>47</text:p>
          </table:table-cell>
          <table:table-cell office:value-type="float" office:value="9.020191" calcext:value-type="float">
            <text:p>9.020191</text:p>
          </table:table-cell>
          <table:table-cell office:value-type="float" office:value="0.191919" calcext:value-type="float">
            <text:p>0.191919</text:p>
          </table:table-cell>
          <table:table-cell office:value-type="float" office:value="0.86636" calcext:value-type="float">
            <text:p>0.86636</text:p>
          </table:table-cell>
          <table:table-cell office:value-type="float" office:value="0.168808" calcext:value-type="float">
            <text:p>0.16880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744429" calcext:value-type="float">
            <text:p>8.744429</text:p>
          </table:table-cell>
          <table:table-cell office:value-type="float" office:value="0.186052" calcext:value-type="float">
            <text:p>0.186052</text:p>
          </table:table-cell>
          <table:table-cell office:value-type="float" office:value="0.359248" calcext:value-type="float">
            <text:p>0.359248</text:p>
          </table:table-cell>
          <table:table-cell office:value-type="float" office:value="0.172747" calcext:value-type="float">
            <text:p>0.172747</text:p>
          </table:table-cell>
          <table:table-cell office:value-type="float" office:value="53" calcext:value-type="float">
            <text:p>53</text:p>
          </table:table-cell>
          <table:table-cell office:value-type="float" office:value="10.057655" calcext:value-type="float">
            <text:p>10.057655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865549" calcext:value-type="float">
            <text:p>0.865549</text:p>
          </table:table-cell>
          <table:table-cell office:value-type="float" office:value="0.169535" calcext:value-type="float">
            <text:p>0.16953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114457" calcext:value-type="float">
            <text:p>7.114457</text:p>
          </table:table-cell>
          <table:table-cell office:value-type="float" office:value="0.182422" calcext:value-type="float">
            <text:p>0.182422</text:p>
          </table:table-cell>
          <table:table-cell office:value-type="float" office:value="0.349" calcext:value-type="float">
            <text:p>0.349</text:p>
          </table:table-cell>
          <table:table-cell office:value-type="float" office:value="0.171448" calcext:value-type="float">
            <text:p>0.171448</text:p>
          </table:table-cell>
          <table:table-cell office:value-type="float" office:value="61" calcext:value-type="float">
            <text:p>61</text:p>
          </table:table-cell>
          <table:table-cell office:value-type="float" office:value="11.687811" calcext:value-type="float">
            <text:p>11.687811</text:p>
          </table:table-cell>
          <table:table-cell office:value-type="float" office:value="0.191603" calcext:value-type="float">
            <text:p>0.191603</text:p>
          </table:table-cell>
          <table:table-cell office:value-type="float" office:value="0.866574" calcext:value-type="float">
            <text:p>0.866574</text:p>
          </table:table-cell>
          <table:table-cell office:value-type="float" office:value="0.171761" calcext:value-type="float">
            <text:p>0.1717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604942" calcext:value-type="float">
            <text:p>7.604942</text:p>
          </table:table-cell>
          <table:table-cell office:value-type="float" office:value="0.20013" calcext:value-type="float">
            <text:p>0.20013</text:p>
          </table:table-cell>
          <table:table-cell office:value-type="float" office:value="0.865766" calcext:value-type="float">
            <text:p>0.865766</text:p>
          </table:table-cell>
          <table:table-cell office:value-type="float" office:value="0.17307" calcext:value-type="float">
            <text:p>0.17307</text:p>
          </table:table-cell>
          <table:table-cell office:value-type="float" office:value="62" calcext:value-type="float">
            <text:p>62</text:p>
          </table:table-cell>
          <table:table-cell office:value-type="float" office:value="11.196421" calcext:value-type="float">
            <text:p>11.196421</text:p>
          </table:table-cell>
          <table:table-cell office:value-type="float" office:value="0.180587" calcext:value-type="float">
            <text:p>0.180587</text:p>
          </table:table-cell>
          <table:table-cell office:value-type="float" office:value="0.359314" calcext:value-type="float">
            <text:p>0.359314</text:p>
          </table:table-cell>
          <table:table-cell office:value-type="float" office:value="0.171361" calcext:value-type="float">
            <text:p>0.17136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275724" calcext:value-type="float">
            <text:p>10.275724</text:p>
          </table:table-cell>
          <table:table-cell office:value-type="float" office:value="0.19761" calcext:value-type="float">
            <text:p>0.19761</text:p>
          </table:table-cell>
          <table:table-cell office:value-type="float" office:value="0.866436" calcext:value-type="float">
            <text:p>0.866436</text:p>
          </table:table-cell>
          <table:table-cell office:value-type="float" office:value="0.172618" calcext:value-type="float">
            <text:p>0.172618</text:p>
          </table:table-cell>
          <table:table-cell office:value-type="float" office:value="48" calcext:value-type="float">
            <text:p>48</text:p>
          </table:table-cell>
          <table:table-cell office:value-type="float" office:value="8.527235" calcext:value-type="float">
            <text:p>8.527235</text:p>
          </table:table-cell>
          <table:table-cell office:value-type="float" office:value="0.177651" calcext:value-type="float">
            <text:p>0.177651</text:p>
          </table:table-cell>
          <table:table-cell office:value-type="float" office:value="0.186056" calcext:value-type="float">
            <text:p>0.186056</text:p>
          </table:table-cell>
          <table:table-cell office:value-type="float" office:value="0.172931" calcext:value-type="float">
            <text:p>0.1729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88203" calcext:value-type="float">
            <text:p>8.88203</text:p>
          </table:table-cell>
          <table:table-cell office:value-type="float" office:value="0.177641" calcext:value-type="float">
            <text:p>0.177641</text:p>
          </table:table-cell>
          <table:table-cell office:value-type="float" office:value="0.186631" calcext:value-type="float">
            <text:p>0.186631</text:p>
          </table:table-cell>
          <table:table-cell office:value-type="float" office:value="0.172798" calcext:value-type="float">
            <text:p>0.172798</text:p>
          </table:table-cell>
          <table:table-cell office:value-type="float" office:value="50" calcext:value-type="float">
            <text:p>50</text:p>
          </table:table-cell>
          <table:table-cell office:value-type="float" office:value="9.920138" calcext:value-type="float">
            <text:p>9.920138</text:p>
          </table:table-cell>
          <table:table-cell office:value-type="float" office:value="0.198403" calcext:value-type="float">
            <text:p>0.198403</text:p>
          </table:table-cell>
          <table:table-cell office:value-type="float" office:value="0.869314" calcext:value-type="float">
            <text:p>0.869314</text:p>
          </table:table-cell>
          <table:table-cell office:value-type="float" office:value="0.171941" calcext:value-type="float">
            <text:p>0.171941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03157" calcext:value-type="float">
            <text:p>8.903157</text:p>
          </table:table-cell>
          <table:table-cell office:value-type="float" office:value="0.178063" calcext:value-type="float">
            <text:p>0.178063</text:p>
          </table:table-cell>
          <table:table-cell office:value-type="float" office:value="0.189552" calcext:value-type="float">
            <text:p>0.189552</text:p>
          </table:table-cell>
          <table:table-cell office:value-type="float" office:value="0.168473" calcext:value-type="float">
            <text:p>0.168473</text:p>
          </table:table-cell>
          <table:table-cell office:value-type="float" office:value="50" calcext:value-type="float">
            <text:p>50</text:p>
          </table:table-cell>
          <table:table-cell office:value-type="float" office:value="9.620177" calcext:value-type="float">
            <text:p>9.620177</text:p>
          </table:table-cell>
          <table:table-cell office:value-type="float" office:value="0.192404" calcext:value-type="float">
            <text:p>0.192404</text:p>
          </table:table-cell>
          <table:table-cell office:value-type="float" office:value="0.808656" calcext:value-type="float">
            <text:p>0.808656</text:p>
          </table:table-cell>
          <table:table-cell office:value-type="float" office:value="0.172189" calcext:value-type="float">
            <text:p>0.1721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.175347" calcext:value-type="float">
            <text:p>8.175347</text:p>
          </table:table-cell>
          <table:table-cell office:value-type="float" office:value="0.194651" calcext:value-type="float">
            <text:p>0.194651</text:p>
          </table:table-cell>
          <table:table-cell office:value-type="float" office:value="0.808679" calcext:value-type="float">
            <text:p>0.808679</text:p>
          </table:table-cell>
          <table:table-cell office:value-type="float" office:value="0.170977" calcext:value-type="float">
            <text:p>0.170977</text:p>
          </table:table-cell>
          <table:table-cell office:value-type="float" office:value="58" calcext:value-type="float">
            <text:p>58</text:p>
          </table:table-cell>
          <table:table-cell office:value-type="float" office:value="10.347616" calcext:value-type="float">
            <text:p>10.347616</text:p>
          </table:table-cell>
          <table:table-cell office:value-type="float" office:value="0.178407" calcext:value-type="float">
            <text:p>0.178407</text:p>
          </table:table-cell>
          <table:table-cell office:value-type="float" office:value="0.189937" calcext:value-type="float">
            <text:p>0.189937</text:p>
          </table:table-cell>
          <table:table-cell office:value-type="float" office:value="0.168574" calcext:value-type="float">
            <text:p>0.16857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508125" calcext:value-type="float">
            <text:p>10.508125</text:p>
          </table:table-cell>
          <table:table-cell office:value-type="float" office:value="0.191057" calcext:value-type="float">
            <text:p>0.191057</text:p>
          </table:table-cell>
          <table:table-cell office:value-type="float" office:value="0.807699" calcext:value-type="float">
            <text:p>0.807699</text:p>
          </table:table-cell>
          <table:table-cell office:value-type="float" office:value="0.167335" calcext:value-type="float">
            <text:p>0.167335</text:p>
          </table:table-cell>
          <table:table-cell office:value-type="float" office:value="45" calcext:value-type="float">
            <text:p>45</text:p>
          </table:table-cell>
          <table:table-cell office:value-type="float" office:value="8.014525" calcext:value-type="float">
            <text:p>8.014525</text:p>
          </table:table-cell>
          <table:table-cell office:value-type="float" office:value="0.178101" calcext:value-type="float">
            <text:p>0.178101</text:p>
          </table:table-cell>
          <table:table-cell office:value-type="float" office:value="0.189078" calcext:value-type="float">
            <text:p>0.189078</text:p>
          </table:table-cell>
          <table:table-cell office:value-type="float" office:value="0.169033" calcext:value-type="float">
            <text:p>0.1690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42601" calcext:value-type="float">
            <text:p>10.442601</text:p>
          </table:table-cell>
          <table:table-cell office:value-type="float" office:value="0.189865" calcext:value-type="float">
            <text:p>0.189865</text:p>
          </table:table-cell>
          <table:table-cell office:value-type="float" office:value="0.808339" calcext:value-type="float">
            <text:p>0.808339</text:p>
          </table:table-cell>
          <table:table-cell office:value-type="float" office:value="0.168374" calcext:value-type="float">
            <text:p>0.168374</text:p>
          </table:table-cell>
          <table:table-cell office:value-type="float" office:value="45" calcext:value-type="float">
            <text:p>45</text:p>
          </table:table-cell>
          <table:table-cell office:value-type="float" office:value="8.080498" calcext:value-type="float">
            <text:p>8.080498</text:p>
          </table:table-cell>
          <table:table-cell office:value-type="float" office:value="0.179567" calcext:value-type="float">
            <text:p>0.179567</text:p>
          </table:table-cell>
          <table:table-cell office:value-type="float" office:value="0.191831" calcext:value-type="float">
            <text:p>0.191831</text:p>
          </table:table-cell>
          <table:table-cell office:value-type="float" office:value="0.166034" calcext:value-type="float">
            <text:p>0.16603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325628" calcext:value-type="float">
            <text:p>9.325628</text:p>
          </table:table-cell>
          <table:table-cell office:value-type="float" office:value="0.190319" calcext:value-type="float">
            <text:p>0.190319</text:p>
          </table:table-cell>
          <table:table-cell office:value-type="float" office:value="0.808757" calcext:value-type="float">
            <text:p>0.808757</text:p>
          </table:table-cell>
          <table:table-cell office:value-type="float" office:value="0.169478" calcext:value-type="float">
            <text:p>0.169478</text:p>
          </table:table-cell>
          <table:table-cell office:value-type="float" office:value="51" calcext:value-type="float">
            <text:p>51</text:p>
          </table:table-cell>
          <table:table-cell office:value-type="float" office:value="9.197609" calcext:value-type="float">
            <text:p>9.197609</text:p>
          </table:table-cell>
          <table:table-cell office:value-type="float" office:value="0.180345" calcext:value-type="float">
            <text:p>0.180345</text:p>
          </table:table-cell>
          <table:table-cell office:value-type="float" office:value="0.190638" calcext:value-type="float">
            <text:p>0.190638</text:p>
          </table:table-cell>
          <table:table-cell office:value-type="float" office:value="0.170311" calcext:value-type="float">
            <text:p>0.1703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10329" calcext:value-type="float">
            <text:p>8.710329</text:p>
          </table:table-cell>
          <table:table-cell office:value-type="float" office:value="0.177762" calcext:value-type="float">
            <text:p>0.177762</text:p>
          </table:table-cell>
          <table:table-cell office:value-type="float" office:value="0.192861" calcext:value-type="float">
            <text:p>0.192861</text:p>
          </table:table-cell>
          <table:table-cell office:value-type="float" office:value="0.166318" calcext:value-type="float">
            <text:p>0.166318</text:p>
          </table:table-cell>
          <table:table-cell office:value-type="float" office:value="51" calcext:value-type="float">
            <text:p>51</text:p>
          </table:table-cell>
          <table:table-cell office:value-type="float" office:value="9.812467" calcext:value-type="float">
            <text:p>9.812467</text:p>
          </table:table-cell>
          <table:table-cell office:value-type="float" office:value="0.192401" calcext:value-type="float">
            <text:p>0.192401</text:p>
          </table:table-cell>
          <table:table-cell office:value-type="float" office:value="0.808103" calcext:value-type="float">
            <text:p>0.808103</text:p>
          </table:table-cell>
          <table:table-cell office:value-type="float" office:value="0.172132" calcext:value-type="float">
            <text:p>0.1721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52426" calcext:value-type="float">
            <text:p>8.952426</text:p>
          </table:table-cell>
          <table:table-cell office:value-type="float" office:value="0.179049" calcext:value-type="float">
            <text:p>0.179049</text:p>
          </table:table-cell>
          <table:table-cell office:value-type="float" office:value="0.189714" calcext:value-type="float">
            <text:p>0.189714</text:p>
          </table:table-cell>
          <table:table-cell office:value-type="float" office:value="0.169478" calcext:value-type="float">
            <text:p>0.169478</text:p>
          </table:table-cell>
          <table:table-cell office:value-type="float" office:value="50" calcext:value-type="float">
            <text:p>50</text:p>
          </table:table-cell>
          <table:table-cell office:value-type="float" office:value="9.570821" calcext:value-type="float">
            <text:p>9.570821</text:p>
          </table:table-cell>
          <table:table-cell office:value-type="float" office:value="0.191416" calcext:value-type="float">
            <text:p>0.191416</text:p>
          </table:table-cell>
          <table:table-cell office:value-type="float" office:value="0.808102" calcext:value-type="float">
            <text:p>0.808102</text:p>
          </table:table-cell>
          <table:table-cell office:value-type="float" office:value="0.168318" calcext:value-type="float">
            <text:p>0.1683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31157" calcext:value-type="float">
            <text:p>9.231157</text:p>
          </table:table-cell>
          <table:table-cell office:value-type="float" office:value="0.192316" calcext:value-type="float">
            <text:p>0.192316</text:p>
          </table:table-cell>
          <table:table-cell office:value-type="float" office:value="0.808897" calcext:value-type="float">
            <text:p>0.808897</text:p>
          </table:table-cell>
          <table:table-cell office:value-type="float" office:value="0.168462" calcext:value-type="float">
            <text:p>0.168462</text:p>
          </table:table-cell>
          <table:table-cell office:value-type="float" office:value="52" calcext:value-type="float">
            <text:p>52</text:p>
          </table:table-cell>
          <table:table-cell office:value-type="float" office:value="9.291374" calcext:value-type="float">
            <text:p>9.291374</text:p>
          </table:table-cell>
          <table:table-cell office:value-type="float" office:value="0.17868" calcext:value-type="float">
            <text:p>0.17868</text:p>
          </table:table-cell>
          <table:table-cell office:value-type="float" office:value="0.189506" calcext:value-type="float">
            <text:p>0.189506</text:p>
          </table:table-cell>
          <table:table-cell office:value-type="float" office:value="0.16936" calcext:value-type="float">
            <text:p>0.169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69897" calcext:value-type="float">
            <text:p>9.969897</text:p>
          </table:table-cell>
          <table:table-cell office:value-type="float" office:value="0.191729" calcext:value-type="float">
            <text:p>0.191729</text:p>
          </table:table-cell>
          <table:table-cell office:value-type="float" office:value="0.807971" calcext:value-type="float">
            <text:p>0.807971</text:p>
          </table:table-cell>
          <table:table-cell office:value-type="float" office:value="0.169979" calcext:value-type="float">
            <text:p>0.169979</text:p>
          </table:table-cell>
          <table:table-cell office:value-type="float" office:value="48" calcext:value-type="float">
            <text:p>48</text:p>
          </table:table-cell>
          <table:table-cell office:value-type="float" office:value="8.55282" calcext:value-type="float">
            <text:p>8.55282</text:p>
          </table:table-cell>
          <table:table-cell office:value-type="float" office:value="0.178184" calcext:value-type="float">
            <text:p>0.178184</text:p>
          </table:table-cell>
          <table:table-cell office:value-type="float" office:value="0.192275" calcext:value-type="float">
            <text:p>0.192275</text:p>
          </table:table-cell>
          <table:table-cell office:value-type="float" office:value="0.166317" calcext:value-type="float">
            <text:p>0.1663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534177" calcext:value-type="float">
            <text:p>8.534177</text:p>
          </table:table-cell>
          <table:table-cell office:value-type="float" office:value="0.193959" calcext:value-type="float">
            <text:p>0.193959</text:p>
          </table:table-cell>
          <table:table-cell office:value-type="float" office:value="0.80805" calcext:value-type="float">
            <text:p>0.80805</text:p>
          </table:table-cell>
          <table:table-cell office:value-type="float" office:value="0.172561" calcext:value-type="float">
            <text:p>0.172561</text:p>
          </table:table-cell>
          <table:table-cell office:value-type="float" office:value="56" calcext:value-type="float">
            <text:p>56</text:p>
          </table:table-cell>
          <table:table-cell office:value-type="float" office:value="9.986578" calcext:value-type="float">
            <text:p>9.986578</text:p>
          </table:table-cell>
          <table:table-cell office:value-type="float" office:value="0.178332" calcext:value-type="float">
            <text:p>0.178332</text:p>
          </table:table-cell>
          <table:table-cell office:value-type="float" office:value="0.187058" calcext:value-type="float">
            <text:p>0.187058</text:p>
          </table:table-cell>
          <table:table-cell office:value-type="float" office:value="0.165446" calcext:value-type="float">
            <text:p>0.1654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576394" calcext:value-type="float">
            <text:p>8.576394</text:p>
          </table:table-cell>
          <table:table-cell office:value-type="float" office:value="0.178675" calcext:value-type="float">
            <text:p>0.178675</text:p>
          </table:table-cell>
          <table:table-cell office:value-type="float" office:value="0.192751" calcext:value-type="float">
            <text:p>0.192751</text:p>
          </table:table-cell>
          <table:table-cell office:value-type="float" office:value="0.170686" calcext:value-type="float">
            <text:p>0.170686</text:p>
          </table:table-cell>
          <table:table-cell office:value-type="float" office:value="52" calcext:value-type="float">
            <text:p>52</text:p>
          </table:table-cell>
          <table:table-cell office:value-type="float" office:value="9.946162" calcext:value-type="float">
            <text:p>9.946162</text:p>
          </table:table-cell>
          <table:table-cell office:value-type="float" office:value="0.191272" calcext:value-type="float">
            <text:p>0.191272</text:p>
          </table:table-cell>
          <table:table-cell office:value-type="float" office:value="0.808676" calcext:value-type="float">
            <text:p>0.808676</text:p>
          </table:table-cell>
          <table:table-cell office:value-type="float" office:value="0.165711" calcext:value-type="float">
            <text:p>0.1657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37582" calcext:value-type="float">
            <text:p>9.137582</text:p>
          </table:table-cell>
          <table:table-cell office:value-type="float" office:value="0.179168" calcext:value-type="float">
            <text:p>0.179168</text:p>
          </table:table-cell>
          <table:table-cell office:value-type="float" office:value="0.18935" calcext:value-type="float">
            <text:p>0.18935</text:p>
          </table:table-cell>
          <table:table-cell office:value-type="float" office:value="0.171937" calcext:value-type="float">
            <text:p>0.171937</text:p>
          </table:table-cell>
          <table:table-cell office:value-type="float" office:value="49" calcext:value-type="float">
            <text:p>49</text:p>
          </table:table-cell>
          <table:table-cell office:value-type="float" office:value="9.385837" calcext:value-type="float">
            <text:p>9.385837</text:p>
          </table:table-cell>
          <table:table-cell office:value-type="float" office:value="0.191548" calcext:value-type="float">
            <text:p>0.191548</text:p>
          </table:table-cell>
          <table:table-cell office:value-type="float" office:value="0.808867" calcext:value-type="float">
            <text:p>0.808867</text:p>
          </table:table-cell>
          <table:table-cell office:value-type="float" office:value="0.169791" calcext:value-type="float">
            <text:p>0.1697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19569" calcext:value-type="float">
            <text:p>10.19569</text:p>
          </table:table-cell>
          <table:table-cell office:value-type="float" office:value="0.178872" calcext:value-type="float">
            <text:p>0.178872</text:p>
          </table:table-cell>
          <table:table-cell office:value-type="float" office:value="0.188152" calcext:value-type="float">
            <text:p>0.188152</text:p>
          </table:table-cell>
          <table:table-cell office:value-type="float" office:value="0.169575" calcext:value-type="float">
            <text:p>0.169575</text:p>
          </table:table-cell>
          <table:table-cell office:value-type="float" office:value="43" calcext:value-type="float">
            <text:p>43</text:p>
          </table:table-cell>
          <table:table-cell office:value-type="float" office:value="8.328229" calcext:value-type="float">
            <text:p>8.328229</text:p>
          </table:table-cell>
          <table:table-cell office:value-type="float" office:value="0.19368" calcext:value-type="float">
            <text:p>0.19368</text:p>
          </table:table-cell>
          <table:table-cell office:value-type="float" office:value="0.808832" calcext:value-type="float">
            <text:p>0.808832</text:p>
          </table:table-cell>
          <table:table-cell office:value-type="float" office:value="0.168826" calcext:value-type="float">
            <text:p>0.1688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7492" calcext:value-type="float">
            <text:p>8.97492</text:p>
          </table:table-cell>
          <table:table-cell office:value-type="float" office:value="0.179498" calcext:value-type="float">
            <text:p>0.179498</text:p>
          </table:table-cell>
          <table:table-cell office:value-type="float" office:value="0.191109" calcext:value-type="float">
            <text:p>0.191109</text:p>
          </table:table-cell>
          <table:table-cell office:value-type="float" office:value="0.166976" calcext:value-type="float">
            <text:p>0.166976</text:p>
          </table:table-cell>
          <table:table-cell office:value-type="float" office:value="50" calcext:value-type="float">
            <text:p>50</text:p>
          </table:table-cell>
          <table:table-cell office:value-type="float" office:value="9.541175" calcext:value-type="float">
            <text:p>9.541175</text:p>
          </table:table-cell>
          <table:table-cell office:value-type="float" office:value="0.190823" calcext:value-type="float">
            <text:p>0.190823</text:p>
          </table:table-cell>
          <table:table-cell office:value-type="float" office:value="0.808356" calcext:value-type="float">
            <text:p>0.808356</text:p>
          </table:table-cell>
          <table:table-cell office:value-type="float" office:value="0.172238" calcext:value-type="float">
            <text:p>0.1722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626934" calcext:value-type="float">
            <text:p>10.626934</text:p>
          </table:table-cell>
          <table:table-cell office:value-type="float" office:value="0.189767" calcext:value-type="float">
            <text:p>0.189767</text:p>
          </table:table-cell>
          <table:table-cell office:value-type="float" office:value="0.808235" calcext:value-type="float">
            <text:p>0.808235</text:p>
          </table:table-cell>
          <table:table-cell office:value-type="float" office:value="0.170374" calcext:value-type="float">
            <text:p>0.170374</text:p>
          </table:table-cell>
          <table:table-cell office:value-type="float" office:value="44" calcext:value-type="float">
            <text:p>44</text:p>
          </table:table-cell>
          <table:table-cell office:value-type="float" office:value="7.896648" calcext:value-type="float">
            <text:p>7.896648</text:p>
          </table:table-cell>
          <table:table-cell office:value-type="float" office:value="0.179469" calcext:value-type="float">
            <text:p>0.179469</text:p>
          </table:table-cell>
          <table:table-cell office:value-type="float" office:value="0.190665" calcext:value-type="float">
            <text:p>0.190665</text:p>
          </table:table-cell>
          <table:table-cell office:value-type="float" office:value="0.168632" calcext:value-type="float">
            <text:p>0.1686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2.262318" calcext:value-type="float">
            <text:p>12.262318</text:p>
          </table:table-cell>
          <table:table-cell office:value-type="float" office:value="0.188651" calcext:value-type="float">
            <text:p>0.188651</text:p>
          </table:table-cell>
          <table:table-cell office:value-type="float" office:value="0.808382" calcext:value-type="float">
            <text:p>0.808382</text:p>
          </table:table-cell>
          <table:table-cell office:value-type="float" office:value="0.16683" calcext:value-type="float">
            <text:p>0.16683</text:p>
          </table:table-cell>
          <table:table-cell office:value-type="float" office:value="35" calcext:value-type="float">
            <text:p>35</text:p>
          </table:table-cell>
          <table:table-cell office:value-type="float" office:value="6.261484" calcext:value-type="float">
            <text:p>6.261484</text:p>
          </table:table-cell>
          <table:table-cell office:value-type="float" office:value="0.1789" calcext:value-type="float">
            <text:p>0.1789</text:p>
          </table:table-cell>
          <table:table-cell office:value-type="float" office:value="0.191314" calcext:value-type="float">
            <text:p>0.191314</text:p>
          </table:table-cell>
          <table:table-cell office:value-type="float" office:value="0.172585" calcext:value-type="float">
            <text:p>0.172585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16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549682" calcext:value-type="float">
            <text:p>10.549682</text:p>
          </table:table-cell>
          <table:table-cell office:value-type="float" office:value="0.191812" calcext:value-type="float">
            <text:p>0.191812</text:p>
          </table:table-cell>
          <table:table-cell office:value-type="float" office:value="0.805741" calcext:value-type="float">
            <text:p>0.805741</text:p>
          </table:table-cell>
          <table:table-cell office:value-type="float" office:value="0.170644" calcext:value-type="float">
            <text:p>0.170644</text:p>
          </table:table-cell>
          <table:table-cell office:value-type="float" office:value="45" calcext:value-type="float">
            <text:p>45</text:p>
          </table:table-cell>
          <table:table-cell office:value-type="float" office:value="8.129825" calcext:value-type="float">
            <text:p>8.129825</text:p>
          </table:table-cell>
          <table:table-cell office:value-type="float" office:value="0.180663" calcext:value-type="float">
            <text:p>0.180663</text:p>
          </table:table-cell>
          <table:table-cell office:value-type="float" office:value="0.188261" calcext:value-type="float">
            <text:p>0.188261</text:p>
          </table:table-cell>
          <table:table-cell office:value-type="float" office:value="0.171486" calcext:value-type="float">
            <text:p>0.17148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765814" calcext:value-type="float">
            <text:p>9.765814</text:p>
          </table:table-cell>
          <table:table-cell office:value-type="float" office:value="0.180848" calcext:value-type="float">
            <text:p>0.180848</text:p>
          </table:table-cell>
          <table:table-cell office:value-type="float" office:value="0.189704" calcext:value-type="float">
            <text:p>0.189704</text:p>
          </table:table-cell>
          <table:table-cell office:value-type="float" office:value="0.172561" calcext:value-type="float">
            <text:p>0.172561</text:p>
          </table:table-cell>
          <table:table-cell office:value-type="float" office:value="46" calcext:value-type="float">
            <text:p>46</text:p>
          </table:table-cell>
          <table:table-cell office:value-type="float" office:value="8.914093" calcext:value-type="float">
            <text:p>8.914093</text:p>
          </table:table-cell>
          <table:table-cell office:value-type="float" office:value="0.193785" calcext:value-type="float">
            <text:p>0.193785</text:p>
          </table:table-cell>
          <table:table-cell office:value-type="float" office:value="0.805782" calcext:value-type="float">
            <text:p>0.805782</text:p>
          </table:table-cell>
          <table:table-cell office:value-type="float" office:value="0.169932" calcext:value-type="float">
            <text:p>0.16993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30526" calcext:value-type="float">
            <text:p>10.930526</text:p>
          </table:table-cell>
          <table:table-cell office:value-type="float" office:value="0.191764" calcext:value-type="float">
            <text:p>0.191764</text:p>
          </table:table-cell>
          <table:table-cell office:value-type="float" office:value="0.805542" calcext:value-type="float">
            <text:p>0.805542</text:p>
          </table:table-cell>
          <table:table-cell office:value-type="float" office:value="0.169595" calcext:value-type="float">
            <text:p>0.169595</text:p>
          </table:table-cell>
          <table:table-cell office:value-type="float" office:value="43" calcext:value-type="float">
            <text:p>43</text:p>
          </table:table-cell>
          <table:table-cell office:value-type="float" office:value="7.74952" calcext:value-type="float">
            <text:p>7.74952</text:p>
          </table:table-cell>
          <table:table-cell office:value-type="float" office:value="0.180221" calcext:value-type="float">
            <text:p>0.180221</text:p>
          </table:table-cell>
          <table:table-cell office:value-type="float" office:value="0.190602" calcext:value-type="float">
            <text:p>0.190602</text:p>
          </table:table-cell>
          <table:table-cell office:value-type="float" office:value="0.170459" calcext:value-type="float">
            <text:p>0.1704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73997" calcext:value-type="float">
            <text:p>9.273997</text:p>
          </table:table-cell>
          <table:table-cell office:value-type="float" office:value="0.193208" calcext:value-type="float">
            <text:p>0.193208</text:p>
          </table:table-cell>
          <table:table-cell office:value-type="float" office:value="0.805296" calcext:value-type="float">
            <text:p>0.805296</text:p>
          </table:table-cell>
          <table:table-cell office:value-type="float" office:value="0.170001" calcext:value-type="float">
            <text:p>0.170001</text:p>
          </table:table-cell>
          <table:table-cell office:value-type="float" office:value="52" calcext:value-type="float">
            <text:p>52</text:p>
          </table:table-cell>
          <table:table-cell office:value-type="float" office:value="9.40602" calcext:value-type="float">
            <text:p>9.40602</text:p>
          </table:table-cell>
          <table:table-cell office:value-type="float" office:value="0.180885" calcext:value-type="float">
            <text:p>0.180885</text:p>
          </table:table-cell>
          <table:table-cell office:value-type="float" office:value="0.190083" calcext:value-type="float">
            <text:p>0.190083</text:p>
          </table:table-cell>
          <table:table-cell office:value-type="float" office:value="0.170933" calcext:value-type="float">
            <text:p>0.1709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931709" calcext:value-type="float">
            <text:p>10.931709</text:p>
          </table:table-cell>
          <table:table-cell office:value-type="float" office:value="0.191784" calcext:value-type="float">
            <text:p>0.191784</text:p>
          </table:table-cell>
          <table:table-cell office:value-type="float" office:value="0.805463" calcext:value-type="float">
            <text:p>0.805463</text:p>
          </table:table-cell>
          <table:table-cell office:value-type="float" office:value="0.169583" calcext:value-type="float">
            <text:p>0.169583</text:p>
          </table:table-cell>
          <table:table-cell office:value-type="float" office:value="43" calcext:value-type="float">
            <text:p>43</text:p>
          </table:table-cell>
          <table:table-cell office:value-type="float" office:value="7.748455" calcext:value-type="float">
            <text:p>7.748455</text:p>
          </table:table-cell>
          <table:table-cell office:value-type="float" office:value="0.180197" calcext:value-type="float">
            <text:p>0.180197</text:p>
          </table:table-cell>
          <table:table-cell office:value-type="float" office:value="0.19113" calcext:value-type="float">
            <text:p>0.19113</text:p>
          </table:table-cell>
          <table:table-cell office:value-type="float" office:value="0.170273" calcext:value-type="float">
            <text:p>0.1702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1.643281" calcext:value-type="float">
            <text:p>11.643281</text:p>
          </table:table-cell>
          <table:table-cell office:value-type="float" office:value="0.190873" calcext:value-type="float">
            <text:p>0.190873</text:p>
          </table:table-cell>
          <table:table-cell office:value-type="float" office:value="0.805678" calcext:value-type="float">
            <text:p>0.805678</text:p>
          </table:table-cell>
          <table:table-cell office:value-type="float" office:value="0.169808" calcext:value-type="float">
            <text:p>0.169808</text:p>
          </table:table-cell>
          <table:table-cell office:value-type="float" office:value="39" calcext:value-type="float">
            <text:p>39</text:p>
          </table:table-cell>
          <table:table-cell office:value-type="float" office:value="7.03665" calcext:value-type="float">
            <text:p>7.03665</text:p>
          </table:table-cell>
          <table:table-cell office:value-type="float" office:value="0.180427" calcext:value-type="float">
            <text:p>0.180427</text:p>
          </table:table-cell>
          <table:table-cell office:value-type="float" office:value="0.191028" calcext:value-type="float">
            <text:p>0.191028</text:p>
          </table:table-cell>
          <table:table-cell office:value-type="float" office:value="0.170782" calcext:value-type="float">
            <text:p>0.1707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104713" calcext:value-type="float">
            <text:p>8.104713</text:p>
          </table:table-cell>
          <table:table-cell office:value-type="float" office:value="0.180105" calcext:value-type="float">
            <text:p>0.180105</text:p>
          </table:table-cell>
          <table:table-cell office:value-type="float" office:value="0.187673" calcext:value-type="float">
            <text:p>0.187673</text:p>
          </table:table-cell>
          <table:table-cell office:value-type="float" office:value="0.169685" calcext:value-type="float">
            <text:p>0.169685</text:p>
          </table:table-cell>
          <table:table-cell office:value-type="float" office:value="55" calcext:value-type="float">
            <text:p>55</text:p>
          </table:table-cell>
          <table:table-cell office:value-type="float" office:value="10.575138" calcext:value-type="float">
            <text:p>10.575138</text:p>
          </table:table-cell>
          <table:table-cell office:value-type="float" office:value="0.192275" calcext:value-type="float">
            <text:p>0.192275</text:p>
          </table:table-cell>
          <table:table-cell office:value-type="float" office:value="0.805927" calcext:value-type="float">
            <text:p>0.805927</text:p>
          </table:table-cell>
          <table:table-cell office:value-type="float" office:value="0.172647" calcext:value-type="float">
            <text:p>0.17264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39517" calcext:value-type="float">
            <text:p>10.039517</text:p>
          </table:table-cell>
          <table:table-cell office:value-type="float" office:value="0.193068" calcext:value-type="float">
            <text:p>0.193068</text:p>
          </table:table-cell>
          <table:table-cell office:value-type="float" office:value="0.805428" calcext:value-type="float">
            <text:p>0.805428</text:p>
          </table:table-cell>
          <table:table-cell office:value-type="float" office:value="0.169856" calcext:value-type="float">
            <text:p>0.169856</text:p>
          </table:table-cell>
          <table:table-cell office:value-type="float" office:value="48" calcext:value-type="float">
            <text:p>48</text:p>
          </table:table-cell>
          <table:table-cell office:value-type="float" office:value="8.640124" calcext:value-type="float">
            <text:p>8.640124</text:p>
          </table:table-cell>
          <table:table-cell office:value-type="float" office:value="0.180003" calcext:value-type="float">
            <text:p>0.180003</text:p>
          </table:table-cell>
          <table:table-cell office:value-type="float" office:value="0.188781" calcext:value-type="float">
            <text:p>0.188781</text:p>
          </table:table-cell>
          <table:table-cell office:value-type="float" office:value="0.17086" calcext:value-type="float">
            <text:p>0.1708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213592" calcext:value-type="float">
            <text:p>10.213592</text:p>
          </table:table-cell>
          <table:table-cell office:value-type="float" office:value="0.192709" calcext:value-type="float">
            <text:p>0.192709</text:p>
          </table:table-cell>
          <table:table-cell office:value-type="float" office:value="0.805832" calcext:value-type="float">
            <text:p>0.805832</text:p>
          </table:table-cell>
          <table:table-cell office:value-type="float" office:value="0.168787" calcext:value-type="float">
            <text:p>0.168787</text:p>
          </table:table-cell>
          <table:table-cell office:value-type="float" office:value="47" calcext:value-type="float">
            <text:p>47</text:p>
          </table:table-cell>
          <table:table-cell office:value-type="float" office:value="8.465899" calcext:value-type="float">
            <text:p>8.465899</text:p>
          </table:table-cell>
          <table:table-cell office:value-type="float" office:value="0.180126" calcext:value-type="float">
            <text:p>0.180126</text:p>
          </table:table-cell>
          <table:table-cell office:value-type="float" office:value="0.189151" calcext:value-type="float">
            <text:p>0.189151</text:p>
          </table:table-cell>
          <table:table-cell office:value-type="float" office:value="0.170338" calcext:value-type="float">
            <text:p>0.1703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04806" calcext:value-type="float">
            <text:p>7.04806</text:p>
          </table:table-cell>
          <table:table-cell office:value-type="float" office:value="0.180719" calcext:value-type="float">
            <text:p>0.180719</text:p>
          </table:table-cell>
          <table:table-cell office:value-type="float" office:value="0.188443" calcext:value-type="float">
            <text:p>0.188443</text:p>
          </table:table-cell>
          <table:table-cell office:value-type="float" office:value="0.171945" calcext:value-type="float">
            <text:p>0.171945</text:p>
          </table:table-cell>
          <table:table-cell office:value-type="float" office:value="61" calcext:value-type="float">
            <text:p>61</text:p>
          </table:table-cell>
          <table:table-cell office:value-type="float" office:value="11.632175" calcext:value-type="float">
            <text:p>11.632175</text:p>
          </table:table-cell>
          <table:table-cell office:value-type="float" office:value="0.190691" calcext:value-type="float">
            <text:p>0.190691</text:p>
          </table:table-cell>
          <table:table-cell office:value-type="float" office:value="0.805924" calcext:value-type="float">
            <text:p>0.805924</text:p>
          </table:table-cell>
          <table:table-cell office:value-type="float" office:value="0.17225" calcext:value-type="float">
            <text:p>0.172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976617" calcext:value-type="float">
            <text:p>7.976617</text:p>
          </table:table-cell>
          <table:table-cell office:value-type="float" office:value="0.181287" calcext:value-type="float">
            <text:p>0.181287</text:p>
          </table:table-cell>
          <table:table-cell office:value-type="float" office:value="0.186752" calcext:value-type="float">
            <text:p>0.186752</text:p>
          </table:table-cell>
          <table:table-cell office:value-type="float" office:value="0.171335" calcext:value-type="float">
            <text:p>0.171335</text:p>
          </table:table-cell>
          <table:table-cell office:value-type="float" office:value="56" calcext:value-type="float">
            <text:p>56</text:p>
          </table:table-cell>
          <table:table-cell office:value-type="float" office:value="10.704287" calcext:value-type="float">
            <text:p>10.704287</text:p>
          </table:table-cell>
          <table:table-cell office:value-type="float" office:value="0.191148" calcext:value-type="float">
            <text:p>0.191148</text:p>
          </table:table-cell>
          <table:table-cell office:value-type="float" office:value="0.805887" calcext:value-type="float">
            <text:p>0.805887</text:p>
          </table:table-cell>
          <table:table-cell office:value-type="float" office:value="0.172154" calcext:value-type="float">
            <text:p>0.1721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476999" calcext:value-type="float">
            <text:p>9.476999</text:p>
          </table:table-cell>
          <table:table-cell office:value-type="float" office:value="0.193408" calcext:value-type="float">
            <text:p>0.193408</text:p>
          </table:table-cell>
          <table:table-cell office:value-type="float" office:value="0.805527" calcext:value-type="float">
            <text:p>0.805527</text:p>
          </table:table-cell>
          <table:table-cell office:value-type="float" office:value="0.169034" calcext:value-type="float">
            <text:p>0.169034</text:p>
          </table:table-cell>
          <table:table-cell office:value-type="float" office:value="51" calcext:value-type="float">
            <text:p>51</text:p>
          </table:table-cell>
          <table:table-cell office:value-type="float" office:value="9.203953" calcext:value-type="float">
            <text:p>9.203953</text:p>
          </table:table-cell>
          <table:table-cell office:value-type="float" office:value="0.18047" calcext:value-type="float">
            <text:p>0.18047</text:p>
          </table:table-cell>
          <table:table-cell office:value-type="float" office:value="0.189606" calcext:value-type="float">
            <text:p>0.189606</text:p>
          </table:table-cell>
          <table:table-cell office:value-type="float" office:value="0.171636" calcext:value-type="float">
            <text:p>0.17163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37816" calcext:value-type="float">
            <text:p>10.037816</text:p>
          </table:table-cell>
          <table:table-cell office:value-type="float" office:value="0.193035" calcext:value-type="float">
            <text:p>0.193035</text:p>
          </table:table-cell>
          <table:table-cell office:value-type="float" office:value="0.804874" calcext:value-type="float">
            <text:p>0.804874</text:p>
          </table:table-cell>
          <table:table-cell office:value-type="float" office:value="0.170527" calcext:value-type="float">
            <text:p>0.170527</text:p>
          </table:table-cell>
          <table:table-cell office:value-type="float" office:value="48" calcext:value-type="float">
            <text:p>48</text:p>
          </table:table-cell>
          <table:table-cell office:value-type="float" office:value="8.641475" calcext:value-type="float">
            <text:p>8.641475</text:p>
          </table:table-cell>
          <table:table-cell office:value-type="float" office:value="0.180031" calcext:value-type="float">
            <text:p>0.180031</text:p>
          </table:table-cell>
          <table:table-cell office:value-type="float" office:value="0.189381" calcext:value-type="float">
            <text:p>0.189381</text:p>
          </table:table-cell>
          <table:table-cell office:value-type="float" office:value="0.171553" calcext:value-type="float">
            <text:p>0.17155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74147" calcext:value-type="float">
            <text:p>9.174147</text:p>
          </table:table-cell>
          <table:table-cell office:value-type="float" office:value="0.179885" calcext:value-type="float">
            <text:p>0.179885</text:p>
          </table:table-cell>
          <table:table-cell office:value-type="float" office:value="0.189634" calcext:value-type="float">
            <text:p>0.189634</text:p>
          </table:table-cell>
          <table:table-cell office:value-type="float" office:value="0.171125" calcext:value-type="float">
            <text:p>0.171125</text:p>
          </table:table-cell>
          <table:table-cell office:value-type="float" office:value="49" calcext:value-type="float">
            <text:p>49</text:p>
          </table:table-cell>
          <table:table-cell office:value-type="float" office:value="9.50548" calcext:value-type="float">
            <text:p>9.50548</text:p>
          </table:table-cell>
          <table:table-cell office:value-type="float" office:value="0.193989" calcext:value-type="float">
            <text:p>0.193989</text:p>
          </table:table-cell>
          <table:table-cell office:value-type="float" office:value="0.805178" calcext:value-type="float">
            <text:p>0.805178</text:p>
          </table:table-cell>
          <table:table-cell office:value-type="float" office:value="0.16988" calcext:value-type="float">
            <text:p>0.1698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908434" calcext:value-type="float">
            <text:p>9.908434</text:p>
          </table:table-cell>
          <table:table-cell office:value-type="float" office:value="0.180153" calcext:value-type="float">
            <text:p>0.180153</text:p>
          </table:table-cell>
          <table:table-cell office:value-type="float" office:value="0.188813" calcext:value-type="float">
            <text:p>0.188813</text:p>
          </table:table-cell>
          <table:table-cell office:value-type="float" office:value="0.171369" calcext:value-type="float">
            <text:p>0.171369</text:p>
          </table:table-cell>
          <table:table-cell office:value-type="float" office:value="45" calcext:value-type="float">
            <text:p>45</text:p>
          </table:table-cell>
          <table:table-cell office:value-type="float" office:value="8.772019" calcext:value-type="float">
            <text:p>8.772019</text:p>
          </table:table-cell>
          <table:table-cell office:value-type="float" office:value="0.194934" calcext:value-type="float">
            <text:p>0.194934</text:p>
          </table:table-cell>
          <table:table-cell office:value-type="float" office:value="0.805641" calcext:value-type="float">
            <text:p>0.805641</text:p>
          </table:table-cell>
          <table:table-cell office:value-type="float" office:value="0.170769" calcext:value-type="float">
            <text:p>0.1707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728246" calcext:value-type="float">
            <text:p>10.728246</text:p>
          </table:table-cell>
          <table:table-cell office:value-type="float" office:value="0.191576" calcext:value-type="float">
            <text:p>0.191576</text:p>
          </table:table-cell>
          <table:table-cell office:value-type="float" office:value="0.805706" calcext:value-type="float">
            <text:p>0.805706</text:p>
          </table:table-cell>
          <table:table-cell office:value-type="float" office:value="0.169806" calcext:value-type="float">
            <text:p>0.169806</text:p>
          </table:table-cell>
          <table:table-cell office:value-type="float" office:value="44" calcext:value-type="float">
            <text:p>44</text:p>
          </table:table-cell>
          <table:table-cell office:value-type="float" office:value="7.95224" calcext:value-type="float">
            <text:p>7.95224</text:p>
          </table:table-cell>
          <table:table-cell office:value-type="float" office:value="0.180733" calcext:value-type="float">
            <text:p>0.180733</text:p>
          </table:table-cell>
          <table:table-cell office:value-type="float" office:value="0.187884" calcext:value-type="float">
            <text:p>0.187884</text:p>
          </table:table-cell>
          <table:table-cell office:value-type="float" office:value="0.171305" calcext:value-type="float">
            <text:p>0.17130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3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430311" calcext:value-type="float">
            <text:p>9.430311</text:p>
          </table:table-cell>
          <table:table-cell office:value-type="float" office:value="0.181352" calcext:value-type="float">
            <text:p>0.181352</text:p>
          </table:table-cell>
          <table:table-cell office:value-type="float" office:value="0.358718" calcext:value-type="float">
            <text:p>0.358718</text:p>
          </table:table-cell>
          <table:table-cell office:value-type="float" office:value="0.171441" calcext:value-type="float">
            <text:p>0.171441</text:p>
          </table:table-cell>
          <table:table-cell office:value-type="float" office:value="48" calcext:value-type="float">
            <text:p>48</text:p>
          </table:table-cell>
          <table:table-cell office:value-type="float" office:value="9.460467" calcext:value-type="float">
            <text:p>9.460467</text:p>
          </table:table-cell>
          <table:table-cell office:value-type="float" office:value="0.197093" calcext:value-type="float">
            <text:p>0.197093</text:p>
          </table:table-cell>
          <table:table-cell office:value-type="float" office:value="0.805652" calcext:value-type="float">
            <text:p>0.805652</text:p>
          </table:table-cell>
          <table:table-cell office:value-type="float" office:value="0.164446" calcext:value-type="float">
            <text:p>0.1644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340914" calcext:value-type="float">
            <text:p>9.340914</text:p>
          </table:table-cell>
          <table:table-cell office:value-type="float" office:value="0.176244" calcext:value-type="float">
            <text:p>0.176244</text:p>
          </table:table-cell>
          <table:table-cell office:value-type="float" office:value="0.188308" calcext:value-type="float">
            <text:p>0.188308</text:p>
          </table:table-cell>
          <table:table-cell office:value-type="float" office:value="0.168546" calcext:value-type="float">
            <text:p>0.168546</text:p>
          </table:table-cell>
          <table:table-cell office:value-type="float" office:value="47" calcext:value-type="float">
            <text:p>47</text:p>
          </table:table-cell>
          <table:table-cell office:value-type="float" office:value="9.549128" calcext:value-type="float">
            <text:p>9.549128</text:p>
          </table:table-cell>
          <table:table-cell office:value-type="float" office:value="0.203173" calcext:value-type="float">
            <text:p>0.203173</text:p>
          </table:table-cell>
          <table:table-cell office:value-type="float" office:value="0.804932" calcext:value-type="float">
            <text:p>0.804932</text:p>
          </table:table-cell>
          <table:table-cell office:value-type="float" office:value="0.168088" calcext:value-type="float">
            <text:p>0.1680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455004" calcext:value-type="float">
            <text:p>8.455004</text:p>
          </table:table-cell>
          <table:table-cell office:value-type="float" office:value="0.179894" calcext:value-type="float">
            <text:p>0.179894</text:p>
          </table:table-cell>
          <table:table-cell office:value-type="float" office:value="0.362791" calcext:value-type="float">
            <text:p>0.362791</text:p>
          </table:table-cell>
          <table:table-cell office:value-type="float" office:value="0.168917" calcext:value-type="float">
            <text:p>0.168917</text:p>
          </table:table-cell>
          <table:table-cell office:value-type="float" office:value="53" calcext:value-type="float">
            <text:p>53</text:p>
          </table:table-cell>
          <table:table-cell office:value-type="float" office:value="10.435504" calcext:value-type="float">
            <text:p>10.435504</text:p>
          </table:table-cell>
          <table:table-cell office:value-type="float" office:value="0.196896" calcext:value-type="float">
            <text:p>0.196896</text:p>
          </table:table-cell>
          <table:table-cell office:value-type="float" office:value="0.80548" calcext:value-type="float">
            <text:p>0.80548</text:p>
          </table:table-cell>
          <table:table-cell office:value-type="float" office:value="0.172868" calcext:value-type="float">
            <text:p>0.1728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506551" calcext:value-type="float">
            <text:p>9.506551</text:p>
          </table:table-cell>
          <table:table-cell office:value-type="float" office:value="0.198053" calcext:value-type="float">
            <text:p>0.198053</text:p>
          </table:table-cell>
          <table:table-cell office:value-type="float" office:value="0.804012" calcext:value-type="float">
            <text:p>0.804012</text:p>
          </table:table-cell>
          <table:table-cell office:value-type="float" office:value="0.169865" calcext:value-type="float">
            <text:p>0.169865</text:p>
          </table:table-cell>
          <table:table-cell office:value-type="float" office:value="52" calcext:value-type="float">
            <text:p>52</text:p>
          </table:table-cell>
          <table:table-cell office:value-type="float" office:value="9.385071" calcext:value-type="float">
            <text:p>9.385071</text:p>
          </table:table-cell>
          <table:table-cell office:value-type="float" office:value="0.180482" calcext:value-type="float">
            <text:p>0.180482</text:p>
          </table:table-cell>
          <table:table-cell office:value-type="float" office:value="0.358808" calcext:value-type="float">
            <text:p>0.358808</text:p>
          </table:table-cell>
          <table:table-cell office:value-type="float" office:value="0.169229" calcext:value-type="float">
            <text:p>0.1692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1.469601" calcext:value-type="float">
            <text:p>11.469601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805458" calcext:value-type="float">
            <text:p>0.805458</text:p>
          </table:table-cell>
          <table:table-cell office:value-type="float" office:value="0.164581" calcext:value-type="float">
            <text:p>0.164581</text:p>
          </table:table-cell>
          <table:table-cell office:value-type="float" office:value="41" calcext:value-type="float">
            <text:p>41</text:p>
          </table:table-cell>
          <table:table-cell office:value-type="float" office:value="7.421484" calcext:value-type="float">
            <text:p>7.421484</text:p>
          </table:table-cell>
          <table:table-cell office:value-type="float" office:value="0.181012" calcext:value-type="float">
            <text:p>0.181012</text:p>
          </table:table-cell>
          <table:table-cell office:value-type="float" office:value="0.357869" calcext:value-type="float">
            <text:p>0.357869</text:p>
          </table:table-cell>
          <table:table-cell office:value-type="float" office:value="0.169849" calcext:value-type="float">
            <text:p>0.1698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819779" calcext:value-type="float">
            <text:p>9.819779</text:p>
          </table:table-cell>
          <table:table-cell office:value-type="float" office:value="0.196396" calcext:value-type="float">
            <text:p>0.196396</text:p>
          </table:table-cell>
          <table:table-cell office:value-type="float" office:value="0.805425" calcext:value-type="float">
            <text:p>0.805425</text:p>
          </table:table-cell>
          <table:table-cell office:value-type="float" office:value="0.169088" calcext:value-type="float">
            <text:p>0.169088</text:p>
          </table:table-cell>
          <table:table-cell office:value-type="float" office:value="50" calcext:value-type="float">
            <text:p>50</text:p>
          </table:table-cell>
          <table:table-cell office:value-type="float" office:value="9.070828" calcext:value-type="float">
            <text:p>9.070828</text:p>
          </table:table-cell>
          <table:table-cell office:value-type="float" office:value="0.181417" calcext:value-type="float">
            <text:p>0.181417</text:p>
          </table:table-cell>
          <table:table-cell office:value-type="float" office:value="0.360999" calcext:value-type="float">
            <text:p>0.360999</text:p>
          </table:table-cell>
          <table:table-cell office:value-type="float" office:value="0.164647" calcext:value-type="float">
            <text:p>0.16464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669583" calcext:value-type="float">
            <text:p>10.669583</text:p>
          </table:table-cell>
          <table:table-cell office:value-type="float" office:value="0.190528" calcext:value-type="float">
            <text:p>0.190528</text:p>
          </table:table-cell>
          <table:table-cell office:value-type="float" office:value="0.805404" calcext:value-type="float">
            <text:p>0.805404</text:p>
          </table:table-cell>
          <table:table-cell office:value-type="float" office:value="0.16586" calcext:value-type="float">
            <text:p>0.16586</text:p>
          </table:table-cell>
          <table:table-cell office:value-type="float" office:value="44" calcext:value-type="float">
            <text:p>44</text:p>
          </table:table-cell>
          <table:table-cell office:value-type="float" office:value="8.221108" calcext:value-type="float">
            <text:p>8.221108</text:p>
          </table:table-cell>
          <table:table-cell office:value-type="float" office:value="0.186843" calcext:value-type="float">
            <text:p>0.186843</text:p>
          </table:table-cell>
          <table:table-cell office:value-type="float" office:value="0.35892" calcext:value-type="float">
            <text:p>0.35892</text:p>
          </table:table-cell>
          <table:table-cell office:value-type="float" office:value="0.1731" calcext:value-type="float">
            <text:p>0.17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317231" calcext:value-type="float">
            <text:p>9.317231</text:p>
          </table:table-cell>
          <table:table-cell office:value-type="float" office:value="0.194109" calcext:value-type="float">
            <text:p>0.194109</text:p>
          </table:table-cell>
          <table:table-cell office:value-type="float" office:value="0.804565" calcext:value-type="float">
            <text:p>0.804565</text:p>
          </table:table-cell>
          <table:table-cell office:value-type="float" office:value="0.170736" calcext:value-type="float">
            <text:p>0.170736</text:p>
          </table:table-cell>
          <table:table-cell office:value-type="float" office:value="52" calcext:value-type="float">
            <text:p>52</text:p>
          </table:table-cell>
          <table:table-cell office:value-type="float" office:value="9.573216" calcext:value-type="float">
            <text:p>9.573216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358058" calcext:value-type="float">
            <text:p>0.358058</text:p>
          </table:table-cell>
          <table:table-cell office:value-type="float" office:value="0.164133" calcext:value-type="float">
            <text:p>0.1641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32604" calcext:value-type="float">
            <text:p>9.32604</text:p>
          </table:table-cell>
          <table:table-cell office:value-type="float" office:value="0.182864" calcext:value-type="float">
            <text:p>0.182864</text:p>
          </table:table-cell>
          <table:table-cell office:value-type="float" office:value="0.358497" calcext:value-type="float">
            <text:p>0.358497</text:p>
          </table:table-cell>
          <table:table-cell office:value-type="float" office:value="0.163796" calcext:value-type="float">
            <text:p>0.163796</text:p>
          </table:table-cell>
          <table:table-cell office:value-type="float" office:value="49" calcext:value-type="float">
            <text:p>49</text:p>
          </table:table-cell>
          <table:table-cell office:value-type="float" office:value="9.5645" calcext:value-type="float">
            <text:p>9.5645</text:p>
          </table:table-cell>
          <table:table-cell office:value-type="float" office:value="0.195194" calcext:value-type="float">
            <text:p>0.195194</text:p>
          </table:table-cell>
          <table:table-cell office:value-type="float" office:value="0.804086" calcext:value-type="float">
            <text:p>0.804086</text:p>
          </table:table-cell>
          <table:table-cell office:value-type="float" office:value="0.170787" calcext:value-type="float">
            <text:p>0.1707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.243607" calcext:value-type="float">
            <text:p>11.243607</text:p>
          </table:table-cell>
          <table:table-cell office:value-type="float" office:value="0.193855" calcext:value-type="float">
            <text:p>0.193855</text:p>
          </table:table-cell>
          <table:table-cell office:value-type="float" office:value="0.804614" calcext:value-type="float">
            <text:p>0.804614</text:p>
          </table:table-cell>
          <table:table-cell office:value-type="float" office:value="0.164302" calcext:value-type="float">
            <text:p>0.164302</text:p>
          </table:table-cell>
          <table:table-cell office:value-type="float" office:value="42" calcext:value-type="float">
            <text:p>42</text:p>
          </table:table-cell>
          <table:table-cell office:value-type="float" office:value="7.644531" calcext:value-type="float">
            <text:p>7.644531</text:p>
          </table:table-cell>
          <table:table-cell office:value-type="float" office:value="0.182013" calcext:value-type="float">
            <text:p>0.182013</text:p>
          </table:table-cell>
          <table:table-cell office:value-type="float" office:value="0.358089" calcext:value-type="float">
            <text:p>0.358089</text:p>
          </table:table-cell>
          <table:table-cell office:value-type="float" office:value="0.170738" calcext:value-type="float">
            <text:p>0.1707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795173" calcext:value-type="float">
            <text:p>10.795173</text:p>
          </table:table-cell>
          <table:table-cell office:value-type="float" office:value="0.17992" calcext:value-type="float">
            <text:p>0.17992</text:p>
          </table:table-cell>
          <table:table-cell office:value-type="float" office:value="0.358178" calcext:value-type="float">
            <text:p>0.358178</text:p>
          </table:table-cell>
          <table:table-cell office:value-type="float" office:value="0.163483" calcext:value-type="float">
            <text:p>0.163483</text:p>
          </table:table-cell>
          <table:table-cell office:value-type="float" office:value="40" calcext:value-type="float">
            <text:p>40</text:p>
          </table:table-cell>
          <table:table-cell office:value-type="float" office:value="8.096111" calcext:value-type="float">
            <text:p>8.096111</text:p>
          </table:table-cell>
          <table:table-cell office:value-type="float" office:value="0.202403" calcext:value-type="float">
            <text:p>0.202403</text:p>
          </table:table-cell>
          <table:table-cell office:value-type="float" office:value="0.804134" calcext:value-type="float">
            <text:p>0.804134</text:p>
          </table:table-cell>
          <table:table-cell office:value-type="float" office:value="0.170862" calcext:value-type="float">
            <text:p>0.1708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576214" calcext:value-type="float">
            <text:p>6.576214</text:p>
          </table:table-cell>
          <table:table-cell office:value-type="float" office:value="0.187892" calcext:value-type="float">
            <text:p>0.187892</text:p>
          </table:table-cell>
          <table:table-cell office:value-type="float" office:value="0.358268" calcext:value-type="float">
            <text:p>0.358268</text:p>
          </table:table-cell>
          <table:table-cell office:value-type="float" office:value="0.173266" calcext:value-type="float">
            <text:p>0.173266</text:p>
          </table:table-cell>
          <table:table-cell office:value-type="float" office:value="65" calcext:value-type="float">
            <text:p>65</text:p>
          </table:table-cell>
          <table:table-cell office:value-type="float" office:value="12.314977" calcext:value-type="float">
            <text:p>12.314977</text:p>
          </table:table-cell>
          <table:table-cell office:value-type="float" office:value="0.189461" calcext:value-type="float">
            <text:p>0.189461</text:p>
          </table:table-cell>
          <table:table-cell office:value-type="float" office:value="0.805616" calcext:value-type="float">
            <text:p>0.805616</text:p>
          </table:table-cell>
          <table:table-cell office:value-type="float" office:value="0.164233" calcext:value-type="float">
            <text:p>0.16423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084114" calcext:value-type="float">
            <text:p>10.084114</text:p>
          </table:table-cell>
          <table:table-cell office:value-type="float" office:value="0.180073" calcext:value-type="float">
            <text:p>0.180073</text:p>
          </table:table-cell>
          <table:table-cell office:value-type="float" office:value="0.35772" calcext:value-type="float">
            <text:p>0.35772</text:p>
          </table:table-cell>
          <table:table-cell office:value-type="float" office:value="0.169669" calcext:value-type="float">
            <text:p>0.169669</text:p>
          </table:table-cell>
          <table:table-cell office:value-type="float" office:value="44" calcext:value-type="float">
            <text:p>44</text:p>
          </table:table-cell>
          <table:table-cell office:value-type="float" office:value="8.806826" calcext:value-type="float">
            <text:p>8.806826</text:p>
          </table:table-cell>
          <table:table-cell office:value-type="float" office:value="0.200155" calcext:value-type="float">
            <text:p>0.200155</text:p>
          </table:table-cell>
          <table:table-cell office:value-type="float" office:value="0.805211" calcext:value-type="float">
            <text:p>0.805211</text:p>
          </table:table-cell>
          <table:table-cell office:value-type="float" office:value="0.164428" calcext:value-type="float">
            <text:p>0.1644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09228" calcext:value-type="float">
            <text:p>10.09228</text:p>
          </table:table-cell>
          <table:table-cell office:value-type="float" office:value="0.183496" calcext:value-type="float">
            <text:p>0.183496</text:p>
          </table:table-cell>
          <table:table-cell office:value-type="float" office:value="0.361094" calcext:value-type="float">
            <text:p>0.361094</text:p>
          </table:table-cell>
          <table:table-cell office:value-type="float" office:value="0.163921" calcext:value-type="float">
            <text:p>0.163921</text:p>
          </table:table-cell>
          <table:table-cell office:value-type="float" office:value="45" calcext:value-type="float">
            <text:p>45</text:p>
          </table:table-cell>
          <table:table-cell office:value-type="float" office:value="8.798494" calcext:value-type="float">
            <text:p>8.798494</text:p>
          </table:table-cell>
          <table:table-cell office:value-type="float" office:value="0.195522" calcext:value-type="float">
            <text:p>0.195522</text:p>
          </table:table-cell>
          <table:table-cell office:value-type="float" office:value="0.804702" calcext:value-type="float">
            <text:p>0.804702</text:p>
          </table:table-cell>
          <table:table-cell office:value-type="float" office:value="0.16878" calcext:value-type="float">
            <text:p>0.1687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566798" calcext:value-type="float">
            <text:p>10.566798</text:p>
          </table:table-cell>
          <table:table-cell office:value-type="float" office:value="0.192124" calcext:value-type="float">
            <text:p>0.192124</text:p>
          </table:table-cell>
          <table:table-cell office:value-type="float" office:value="0.802898" calcext:value-type="float">
            <text:p>0.802898</text:p>
          </table:table-cell>
          <table:table-cell office:value-type="float" office:value="0.164948" calcext:value-type="float">
            <text:p>0.164948</text:p>
          </table:table-cell>
          <table:table-cell office:value-type="float" office:value="45" calcext:value-type="float">
            <text:p>45</text:p>
          </table:table-cell>
          <table:table-cell office:value-type="float" office:value="8.323559" calcext:value-type="float">
            <text:p>8.323559</text:p>
          </table:table-cell>
          <table:table-cell office:value-type="float" office:value="0.184968" calcext:value-type="float">
            <text:p>0.184968</text:p>
          </table:table-cell>
          <table:table-cell office:value-type="float" office:value="0.363359" calcext:value-type="float">
            <text:p>0.363359</text:p>
          </table:table-cell>
          <table:table-cell office:value-type="float" office:value="0.169516" calcext:value-type="float">
            <text:p>0.16951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055873" calcext:value-type="float">
            <text:p>9.055873</text:p>
          </table:table-cell>
          <table:table-cell office:value-type="float" office:value="0.184814" calcext:value-type="float">
            <text:p>0.184814</text:p>
          </table:table-cell>
          <table:table-cell office:value-type="float" office:value="0.358473" calcext:value-type="float">
            <text:p>0.358473</text:p>
          </table:table-cell>
          <table:table-cell office:value-type="float" office:value="0.171736" calcext:value-type="float">
            <text:p>0.171736</text:p>
          </table:table-cell>
          <table:table-cell office:value-type="float" office:value="51" calcext:value-type="float">
            <text:p>51</text:p>
          </table:table-cell>
          <table:table-cell office:value-type="float" office:value="9.833984" calcext:value-type="float">
            <text:p>9.833984</text:p>
          </table:table-cell>
          <table:table-cell office:value-type="float" office:value="0.192823" calcext:value-type="float">
            <text:p>0.192823</text:p>
          </table:table-cell>
          <table:table-cell office:value-type="float" office:value="0.802665" calcext:value-type="float">
            <text:p>0.802665</text:p>
          </table:table-cell>
          <table:table-cell office:value-type="float" office:value="0.170216" calcext:value-type="float">
            <text:p>0.1702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.744997" calcext:value-type="float">
            <text:p>9.744997</text:p>
          </table:table-cell>
          <table:table-cell office:value-type="float" office:value="0.180463" calcext:value-type="float">
            <text:p>0.180463</text:p>
          </table:table-cell>
          <table:table-cell office:value-type="float" office:value="0.362385" calcext:value-type="float">
            <text:p>0.362385</text:p>
          </table:table-cell>
          <table:table-cell office:value-type="float" office:value="0.169196" calcext:value-type="float">
            <text:p>0.169196</text:p>
          </table:table-cell>
          <table:table-cell office:value-type="float" office:value="46" calcext:value-type="float">
            <text:p>46</text:p>
          </table:table-cell>
          <table:table-cell office:value-type="float" office:value="9.145645" calcext:value-type="float">
            <text:p>9.145645</text:p>
          </table:table-cell>
          <table:table-cell office:value-type="float" office:value="0.198818" calcext:value-type="float">
            <text:p>0.198818</text:p>
          </table:table-cell>
          <table:table-cell office:value-type="float" office:value="0.802911" calcext:value-type="float">
            <text:p>0.802911</text:p>
          </table:table-cell>
          <table:table-cell office:value-type="float" office:value="0.164603" calcext:value-type="float">
            <text:p>0.16460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838775" calcext:value-type="float">
            <text:p>10.838775</text:p>
          </table:table-cell>
          <table:table-cell office:value-type="float" office:value="0.186875" calcext:value-type="float">
            <text:p>0.186875</text:p>
          </table:table-cell>
          <table:table-cell office:value-type="float" office:value="0.362669" calcext:value-type="float">
            <text:p>0.362669</text:p>
          </table:table-cell>
          <table:table-cell office:value-type="float" office:value="0.169988" calcext:value-type="float">
            <text:p>0.169988</text:p>
          </table:table-cell>
          <table:table-cell office:value-type="float" office:value="42" calcext:value-type="float">
            <text:p>42</text:p>
          </table:table-cell>
          <table:table-cell office:value-type="float" office:value="8.051917" calcext:value-type="float">
            <text:p>8.051917</text:p>
          </table:table-cell>
          <table:table-cell office:value-type="float" office:value="0.191712" calcext:value-type="float">
            <text:p>0.191712</text:p>
          </table:table-cell>
          <table:table-cell office:value-type="float" office:value="0.804921" calcext:value-type="float">
            <text:p>0.804921</text:p>
          </table:table-cell>
          <table:table-cell office:value-type="float" office:value="0.163627" calcext:value-type="float">
            <text:p>0.16362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485747" calcext:value-type="float">
            <text:p>10.485747</text:p>
          </table:table-cell>
          <table:table-cell office:value-type="float" office:value="0.180789" calcext:value-type="float">
            <text:p>0.180789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167134" calcext:value-type="float">
            <text:p>0.167134</text:p>
          </table:table-cell>
          <table:table-cell office:value-type="float" office:value="42" calcext:value-type="float">
            <text:p>42</text:p>
          </table:table-cell>
          <table:table-cell office:value-type="float" office:value="8.402703" calcext:value-type="float">
            <text:p>8.402703</text:p>
          </table:table-cell>
          <table:table-cell office:value-type="float" office:value="0.200064" calcext:value-type="float">
            <text:p>0.200064</text:p>
          </table:table-cell>
          <table:table-cell office:value-type="float" office:value="0.80134" calcext:value-type="float">
            <text:p>0.80134</text:p>
          </table:table-cell>
          <table:table-cell office:value-type="float" office:value="0.1673" calcext:value-type="float">
            <text:p>0.16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047709" calcext:value-type="float">
            <text:p>10.047709</text:p>
          </table:table-cell>
          <table:table-cell office:value-type="float" office:value="0.197014" calcext:value-type="float">
            <text:p>0.197014</text:p>
          </table:table-cell>
          <table:table-cell office:value-type="float" office:value="0.802858" calcext:value-type="float">
            <text:p>0.802858</text:p>
          </table:table-cell>
          <table:table-cell office:value-type="float" office:value="0.16898" calcext:value-type="float">
            <text:p>0.16898</text:p>
          </table:table-cell>
          <table:table-cell office:value-type="float" office:value="49" calcext:value-type="float">
            <text:p>49</text:p>
          </table:table-cell>
          <table:table-cell office:value-type="float" office:value="8.843072" calcext:value-type="float">
            <text:p>8.843072</text:p>
          </table:table-cell>
          <table:table-cell office:value-type="float" office:value="0.180471" calcext:value-type="float">
            <text:p>0.180471</text:p>
          </table:table-cell>
          <table:table-cell office:value-type="float" office:value="0.357791" calcext:value-type="float">
            <text:p>0.357791</text:p>
          </table:table-cell>
          <table:table-cell office:value-type="float" office:value="0.164173" calcext:value-type="float">
            <text:p>0.16417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54837" calcext:value-type="float">
            <text:p>10.054837</text:p>
          </table:table-cell>
          <table:table-cell office:value-type="float" office:value="0.193362" calcext:value-type="float">
            <text:p>0.193362</text:p>
          </table:table-cell>
          <table:table-cell office:value-type="float" office:value="0.805928" calcext:value-type="float">
            <text:p>0.805928</text:p>
          </table:table-cell>
          <table:table-cell office:value-type="float" office:value="0.165446" calcext:value-type="float">
            <text:p>0.165446</text:p>
          </table:table-cell>
          <table:table-cell office:value-type="float" office:value="48" calcext:value-type="float">
            <text:p>48</text:p>
          </table:table-cell>
          <table:table-cell office:value-type="float" office:value="8.835628" calcext:value-type="float">
            <text:p>8.835628</text:p>
          </table:table-cell>
          <table:table-cell office:value-type="float" office:value="0.184076" calcext:value-type="float">
            <text:p>0.184076</text:p>
          </table:table-cell>
          <table:table-cell office:value-type="float" office:value="0.360479" calcext:value-type="float">
            <text:p>0.360479</text:p>
          </table:table-cell>
          <table:table-cell office:value-type="float" office:value="0.170956" calcext:value-type="float">
            <text:p>0.1709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935044" calcext:value-type="float">
            <text:p>8.935044</text:p>
          </table:table-cell>
          <table:table-cell office:value-type="float" office:value="0.198557" calcext:value-type="float">
            <text:p>0.198557</text:p>
          </table:table-cell>
          <table:table-cell office:value-type="float" office:value="0.805317" calcext:value-type="float">
            <text:p>0.805317</text:p>
          </table:table-cell>
          <table:table-cell office:value-type="float" office:value="0.164331" calcext:value-type="float">
            <text:p>0.164331</text:p>
          </table:table-cell>
          <table:table-cell office:value-type="float" office:value="55" calcext:value-type="float">
            <text:p>55</text:p>
          </table:table-cell>
          <table:table-cell office:value-type="float" office:value="9.953623" calcext:value-type="float">
            <text:p>9.953623</text:p>
          </table:table-cell>
          <table:table-cell office:value-type="float" office:value="0.180975" calcext:value-type="float">
            <text:p>0.180975</text:p>
          </table:table-cell>
          <table:table-cell office:value-type="float" office:value="0.357581" calcext:value-type="float">
            <text:p>0.357581</text:p>
          </table:table-cell>
          <table:table-cell office:value-type="float" office:value="0.168652" calcext:value-type="float">
            <text:p>0.16865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18402" calcext:value-type="float">
            <text:p>9.318402</text:p>
          </table:table-cell>
          <table:table-cell office:value-type="float" office:value="0.198264" calcext:value-type="float">
            <text:p>0.198264</text:p>
          </table:table-cell>
          <table:table-cell office:value-type="float" office:value="0.8055" calcext:value-type="float">
            <text:p>0.8055</text:p>
          </table:table-cell>
          <table:table-cell office:value-type="float" office:value="0.169449" calcext:value-type="float">
            <text:p>0.169449</text:p>
          </table:table-cell>
          <table:table-cell office:value-type="float" office:value="53" calcext:value-type="float">
            <text:p>53</text:p>
          </table:table-cell>
          <table:table-cell office:value-type="float" office:value="9.572362" calcext:value-type="float">
            <text:p>9.572362</text:p>
          </table:table-cell>
          <table:table-cell office:value-type="float" office:value="0.180611" calcext:value-type="float">
            <text:p>0.180611</text:p>
          </table:table-cell>
          <table:table-cell office:value-type="float" office:value="0.357457" calcext:value-type="float">
            <text:p>0.357457</text:p>
          </table:table-cell>
          <table:table-cell office:value-type="float" office:value="0.170475" calcext:value-type="float">
            <text:p>0.1704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602513" calcext:value-type="float">
            <text:p>11.602513</text:p>
          </table:table-cell>
          <table:table-cell office:value-type="float" office:value="0.193375" calcext:value-type="float">
            <text:p>0.193375</text:p>
          </table:table-cell>
          <table:table-cell office:value-type="float" office:value="0.805" calcext:value-type="float">
            <text:p>0.805</text:p>
          </table:table-cell>
          <table:table-cell office:value-type="float" office:value="0.163838" calcext:value-type="float">
            <text:p>0.163838</text:p>
          </table:table-cell>
          <table:table-cell office:value-type="float" office:value="40" calcext:value-type="float">
            <text:p>40</text:p>
          </table:table-cell>
          <table:table-cell office:value-type="float" office:value="7.286712" calcext:value-type="float">
            <text:p>7.286712</text:p>
          </table:table-cell>
          <table:table-cell office:value-type="float" office:value="0.182168" calcext:value-type="float">
            <text:p>0.182168</text:p>
          </table:table-cell>
          <table:table-cell office:value-type="float" office:value="0.357938" calcext:value-type="float">
            <text:p>0.357938</text:p>
          </table:table-cell>
          <table:table-cell office:value-type="float" office:value="0.169382" calcext:value-type="float">
            <text:p>0.1693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131683" calcext:value-type="float">
            <text:p>9.131683</text:p>
          </table:table-cell>
          <table:table-cell office:value-type="float" office:value="0.194291" calcext:value-type="float">
            <text:p>0.194291</text:p>
          </table:table-cell>
          <table:table-cell office:value-type="float" office:value="0.805651" calcext:value-type="float">
            <text:p>0.805651</text:p>
          </table:table-cell>
          <table:table-cell office:value-type="float" office:value="0.166169" calcext:value-type="float">
            <text:p>0.166169</text:p>
          </table:table-cell>
          <table:table-cell office:value-type="float" office:value="53" calcext:value-type="float">
            <text:p>53</text:p>
          </table:table-cell>
          <table:table-cell office:value-type="float" office:value="9.760185" calcext:value-type="float">
            <text:p>9.760185</text:p>
          </table:table-cell>
          <table:table-cell office:value-type="float" office:value="0.184154" calcext:value-type="float">
            <text:p>0.184154</text:p>
          </table:table-cell>
          <table:table-cell office:value-type="float" office:value="0.365896" calcext:value-type="float">
            <text:p>0.365896</text:p>
          </table:table-cell>
          <table:table-cell office:value-type="float" office:value="0.16919" calcext:value-type="float">
            <text:p>0.169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910985" calcext:value-type="float">
            <text:p>10.910985</text:p>
          </table:table-cell>
          <table:table-cell office:value-type="float" office:value="0.194839" calcext:value-type="float">
            <text:p>0.194839</text:p>
          </table:table-cell>
          <table:table-cell office:value-type="float" office:value="0.804843" calcext:value-type="float">
            <text:p>0.804843</text:p>
          </table:table-cell>
          <table:table-cell office:value-type="float" office:value="0.164102" calcext:value-type="float">
            <text:p>0.164102</text:p>
          </table:table-cell>
          <table:table-cell office:value-type="float" office:value="44" calcext:value-type="float">
            <text:p>44</text:p>
          </table:table-cell>
          <table:table-cell office:value-type="float" office:value="7.980282" calcext:value-type="float">
            <text:p>7.980282</text:p>
          </table:table-cell>
          <table:table-cell office:value-type="float" office:value="0.18137" calcext:value-type="float">
            <text:p>0.18137</text:p>
          </table:table-cell>
          <table:table-cell office:value-type="float" office:value="0.362366" calcext:value-type="float">
            <text:p>0.362366</text:p>
          </table:table-cell>
          <table:table-cell office:value-type="float" office:value="0.164529" calcext:value-type="float">
            <text:p>0.1645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660726" calcext:value-type="float">
            <text:p>8.660726</text:p>
          </table:table-cell>
          <table:table-cell office:value-type="float" office:value="0.184271" calcext:value-type="float">
            <text:p>0.184271</text:p>
          </table:table-cell>
          <table:table-cell office:value-type="float" office:value="0.363159" calcext:value-type="float">
            <text:p>0.363159</text:p>
          </table:table-cell>
          <table:table-cell office:value-type="float" office:value="0.168403" calcext:value-type="float">
            <text:p>0.168403</text:p>
          </table:table-cell>
          <table:table-cell office:value-type="float" office:value="53" calcext:value-type="float">
            <text:p>53</text:p>
          </table:table-cell>
          <table:table-cell office:value-type="float" office:value="10.230212" calcext:value-type="float">
            <text:p>10.230212</text:p>
          </table:table-cell>
          <table:table-cell office:value-type="float" office:value="0.193023" calcext:value-type="float">
            <text:p>0.193023</text:p>
          </table:table-cell>
          <table:table-cell office:value-type="float" office:value="0.804482" calcext:value-type="float">
            <text:p>0.804482</text:p>
          </table:table-cell>
          <table:table-cell office:value-type="float" office:value="0.16839" calcext:value-type="float">
            <text:p>0.16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01502" calcext:value-type="float">
            <text:p>9.301502</text:p>
          </table:table-cell>
          <table:table-cell office:value-type="float" office:value="0.197904" calcext:value-type="float">
            <text:p>0.197904</text:p>
          </table:table-cell>
          <table:table-cell office:value-type="float" office:value="0.804739" calcext:value-type="float">
            <text:p>0.804739</text:p>
          </table:table-cell>
          <table:table-cell office:value-type="float" office:value="0.172602" calcext:value-type="float">
            <text:p>0.172602</text:p>
          </table:table-cell>
          <table:table-cell office:value-type="float" office:value="53" calcext:value-type="float">
            <text:p>53</text:p>
          </table:table-cell>
          <table:table-cell office:value-type="float" office:value="9.58957" calcext:value-type="float">
            <text:p>9.58957</text:p>
          </table:table-cell>
          <table:table-cell office:value-type="float" office:value="0.180935" calcext:value-type="float">
            <text:p>0.180935</text:p>
          </table:table-cell>
          <table:table-cell office:value-type="float" office:value="0.357783" calcext:value-type="float">
            <text:p>0.357783</text:p>
          </table:table-cell>
          <table:table-cell office:value-type="float" office:value="0.168438" calcext:value-type="float">
            <text:p>0.16843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810504" calcext:value-type="float">
            <text:p>8.810504</text:p>
          </table:table-cell>
          <table:table-cell office:value-type="float" office:value="0.195789" calcext:value-type="float">
            <text:p>0.195789</text:p>
          </table:table-cell>
          <table:table-cell office:value-type="float" office:value="0.805477" calcext:value-type="float">
            <text:p>0.805477</text:p>
          </table:table-cell>
          <table:table-cell office:value-type="float" office:value="0.172773" calcext:value-type="float">
            <text:p>0.172773</text:p>
          </table:table-cell>
          <table:table-cell office:value-type="float" office:value="55" calcext:value-type="float">
            <text:p>55</text:p>
          </table:table-cell>
          <table:table-cell office:value-type="float" office:value="10.080344" calcext:value-type="float">
            <text:p>10.080344</text:p>
          </table:table-cell>
          <table:table-cell office:value-type="float" office:value="0.183279" calcext:value-type="float">
            <text:p>0.183279</text:p>
          </table:table-cell>
          <table:table-cell office:value-type="float" office:value="0.358497" calcext:value-type="float">
            <text:p>0.358497</text:p>
          </table:table-cell>
          <table:table-cell office:value-type="float" office:value="0.163914" calcext:value-type="float">
            <text:p>0.16391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89533" calcext:value-type="float">
            <text:p>10.89533</text:p>
          </table:table-cell>
          <table:table-cell office:value-type="float" office:value="0.191146" calcext:value-type="float">
            <text:p>0.191146</text:p>
          </table:table-cell>
          <table:table-cell office:value-type="float" office:value="0.803442" calcext:value-type="float">
            <text:p>0.803442</text:p>
          </table:table-cell>
          <table:table-cell office:value-type="float" office:value="0.163918" calcext:value-type="float">
            <text:p>0.163918</text:p>
          </table:table-cell>
          <table:table-cell office:value-type="float" office:value="43" calcext:value-type="float">
            <text:p>43</text:p>
          </table:table-cell>
          <table:table-cell office:value-type="float" office:value="7.996627" calcext:value-type="float">
            <text:p>7.996627</text:p>
          </table:table-cell>
          <table:table-cell office:value-type="float" office:value="0.185968" calcext:value-type="float">
            <text:p>0.185968</text:p>
          </table:table-cell>
          <table:table-cell office:value-type="float" office:value="0.357443" calcext:value-type="float">
            <text:p>0.357443</text:p>
          </table:table-cell>
          <table:table-cell office:value-type="float" office:value="0.171842" calcext:value-type="float">
            <text:p>0.17184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99702" calcext:value-type="float">
            <text:p>9.99702</text:p>
          </table:table-cell>
          <table:table-cell office:value-type="float" office:value="0.181764" calcext:value-type="float">
            <text:p>0.181764</text:p>
          </table:table-cell>
          <table:table-cell office:value-type="float" office:value="0.357966" calcext:value-type="float">
            <text:p>0.357966</text:p>
          </table:table-cell>
          <table:table-cell office:value-type="float" office:value="0.170456" calcext:value-type="float">
            <text:p>0.170456</text:p>
          </table:table-cell>
          <table:table-cell office:value-type="float" office:value="45" calcext:value-type="float">
            <text:p>45</text:p>
          </table:table-cell>
          <table:table-cell office:value-type="float" office:value="8.891273" calcext:value-type="float">
            <text:p>8.891273</text:p>
          </table:table-cell>
          <table:table-cell office:value-type="float" office:value="0.197584" calcext:value-type="float">
            <text:p>0.197584</text:p>
          </table:table-cell>
          <table:table-cell office:value-type="float" office:value="0.803272" calcext:value-type="float">
            <text:p>0.803272</text:p>
          </table:table-cell>
          <table:table-cell office:value-type="float" office:value="0.164581" calcext:value-type="float">
            <text:p>0.1645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.023424" calcext:value-type="float">
            <text:p>10.023424</text:p>
          </table:table-cell>
          <table:table-cell office:value-type="float" office:value="0.196538" calcext:value-type="float">
            <text:p>0.196538</text:p>
          </table:table-cell>
          <table:table-cell office:value-type="float" office:value="0.80405" calcext:value-type="float">
            <text:p>0.80405</text:p>
          </table:table-cell>
          <table:table-cell office:value-type="float" office:value="0.168702" calcext:value-type="float">
            <text:p>0.168702</text:p>
          </table:table-cell>
          <table:table-cell office:value-type="float" office:value="49" calcext:value-type="float">
            <text:p>49</text:p>
          </table:table-cell>
          <table:table-cell office:value-type="float" office:value="8.868017" calcext:value-type="float">
            <text:p>8.868017</text:p>
          </table:table-cell>
          <table:table-cell office:value-type="float" office:value="0.18098" calcext:value-type="float">
            <text:p>0.18098</text:p>
          </table:table-cell>
          <table:table-cell office:value-type="float" office:value="0.357545" calcext:value-type="float">
            <text:p>0.357545</text:p>
          </table:table-cell>
          <table:table-cell office:value-type="float" office:value="0.169193" calcext:value-type="float">
            <text:p>0.169193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5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59247" calcext:value-type="float">
            <text:p>9.259247</text:p>
          </table:table-cell>
          <table:table-cell office:value-type="float" office:value="0.192901" calcext:value-type="float">
            <text:p>0.192901</text:p>
          </table:table-cell>
          <table:table-cell office:value-type="float" office:value="0.813126" calcext:value-type="float">
            <text:p>0.813126</text:p>
          </table:table-cell>
          <table:table-cell office:value-type="float" office:value="0.161667" calcext:value-type="float">
            <text:p>0.161667</text:p>
          </table:table-cell>
          <table:table-cell office:value-type="float" office:value="52" calcext:value-type="float">
            <text:p>52</text:p>
          </table:table-cell>
          <table:table-cell office:value-type="float" office:value="9.239023" calcext:value-type="float">
            <text:p>9.239023</text:p>
          </table:table-cell>
          <table:table-cell office:value-type="float" office:value="0.177674" calcext:value-type="float">
            <text:p>0.177674</text:p>
          </table:table-cell>
          <table:table-cell office:value-type="float" office:value="0.192913" calcext:value-type="float">
            <text:p>0.192913</text:p>
          </table:table-cell>
          <table:table-cell office:value-type="float" office:value="0.172073" calcext:value-type="float">
            <text:p>0.17207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49887" calcext:value-type="float">
            <text:p>10.449887</text:p>
          </table:table-cell>
          <table:table-cell office:value-type="float" office:value="0.189998" calcext:value-type="float">
            <text:p>0.189998</text:p>
          </table:table-cell>
          <table:table-cell office:value-type="float" office:value="0.808122" calcext:value-type="float">
            <text:p>0.808122</text:p>
          </table:table-cell>
          <table:table-cell office:value-type="float" office:value="0.170792" calcext:value-type="float">
            <text:p>0.170792</text:p>
          </table:table-cell>
          <table:table-cell office:value-type="float" office:value="45" calcext:value-type="float">
            <text:p>45</text:p>
          </table:table-cell>
          <table:table-cell office:value-type="float" office:value="8.046156" calcext:value-type="float">
            <text:p>8.046156</text:p>
          </table:table-cell>
          <table:table-cell office:value-type="float" office:value="0.178803" calcext:value-type="float">
            <text:p>0.178803</text:p>
          </table:table-cell>
          <table:table-cell office:value-type="float" office:value="0.191632" calcext:value-type="float">
            <text:p>0.191632</text:p>
          </table:table-cell>
          <table:table-cell office:value-type="float" office:value="0.167193" calcext:value-type="float">
            <text:p>0.1671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152212" calcext:value-type="float">
            <text:p>7.152212</text:p>
          </table:table-cell>
          <table:table-cell office:value-type="float" office:value="0.178805" calcext:value-type="float">
            <text:p>0.178805</text:p>
          </table:table-cell>
          <table:table-cell office:value-type="float" office:value="0.189418" calcext:value-type="float">
            <text:p>0.189418</text:p>
          </table:table-cell>
          <table:table-cell office:value-type="float" office:value="0.169299" calcext:value-type="float">
            <text:p>0.169299</text:p>
          </table:table-cell>
          <table:table-cell office:value-type="float" office:value="60" calcext:value-type="float">
            <text:p>60</text:p>
          </table:table-cell>
          <table:table-cell office:value-type="float" office:value="11.346708" calcext:value-type="float">
            <text:p>11.346708</text:p>
          </table:table-cell>
          <table:table-cell office:value-type="float" office:value="0.189112" calcext:value-type="float">
            <text:p>0.189112</text:p>
          </table:table-cell>
          <table:table-cell office:value-type="float" office:value="0.809968" calcext:value-type="float">
            <text:p>0.809968</text:p>
          </table:table-cell>
          <table:table-cell office:value-type="float" office:value="0.171559" calcext:value-type="float">
            <text:p>0.17155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906804" calcext:value-type="float">
            <text:p>8.906804</text:p>
          </table:table-cell>
          <table:table-cell office:value-type="float" office:value="0.193626" calcext:value-type="float">
            <text:p>0.193626</text:p>
          </table:table-cell>
          <table:table-cell office:value-type="float" office:value="0.811453" calcext:value-type="float">
            <text:p>0.811453</text:p>
          </table:table-cell>
          <table:table-cell office:value-type="float" office:value="0.17001" calcext:value-type="float">
            <text:p>0.17001</text:p>
          </table:table-cell>
          <table:table-cell office:value-type="float" office:value="54" calcext:value-type="float">
            <text:p>54</text:p>
          </table:table-cell>
          <table:table-cell office:value-type="float" office:value="9.591016" calcext:value-type="float">
            <text:p>9.591016</text:p>
          </table:table-cell>
          <table:table-cell office:value-type="float" office:value="0.177611" calcext:value-type="float">
            <text:p>0.177611</text:p>
          </table:table-cell>
          <table:table-cell office:value-type="float" office:value="0.187694" calcext:value-type="float">
            <text:p>0.187694</text:p>
          </table:table-cell>
          <table:table-cell office:value-type="float" office:value="0.162918" calcext:value-type="float">
            <text:p>0.1629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228506" calcext:value-type="float">
            <text:p>8.228506</text:p>
          </table:table-cell>
          <table:table-cell office:value-type="float" office:value="0.178881" calcext:value-type="float">
            <text:p>0.178881</text:p>
          </table:table-cell>
          <table:table-cell office:value-type="float" office:value="0.189041" calcext:value-type="float">
            <text:p>0.189041</text:p>
          </table:table-cell>
          <table:table-cell office:value-type="float" office:value="0.171873" calcext:value-type="float">
            <text:p>0.171873</text:p>
          </table:table-cell>
          <table:table-cell office:value-type="float" office:value="54" calcext:value-type="float">
            <text:p>54</text:p>
          </table:table-cell>
          <table:table-cell office:value-type="float" office:value="10.268335" calcext:value-type="float">
            <text:p>10.268335</text:p>
          </table:table-cell>
          <table:table-cell office:value-type="float" office:value="0.190154" calcext:value-type="float">
            <text:p>0.190154</text:p>
          </table:table-cell>
          <table:table-cell office:value-type="float" office:value="0.811482" calcext:value-type="float">
            <text:p>0.811482</text:p>
          </table:table-cell>
          <table:table-cell office:value-type="float" office:value="0.168255" calcext:value-type="float">
            <text:p>0.16825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816444" calcext:value-type="float">
            <text:p>10.816444</text:p>
          </table:table-cell>
          <table:table-cell office:value-type="float" office:value="0.189762" calcext:value-type="float">
            <text:p>0.189762</text:p>
          </table:table-cell>
          <table:table-cell office:value-type="float" office:value="0.809516" calcext:value-type="float">
            <text:p>0.809516</text:p>
          </table:table-cell>
          <table:table-cell office:value-type="float" office:value="0.164383" calcext:value-type="float">
            <text:p>0.164383</text:p>
          </table:table-cell>
          <table:table-cell office:value-type="float" office:value="43" calcext:value-type="float">
            <text:p>43</text:p>
          </table:table-cell>
          <table:table-cell office:value-type="float" office:value="7.680805" calcext:value-type="float">
            <text:p>7.680805</text:p>
          </table:table-cell>
          <table:table-cell office:value-type="float" office:value="0.178623" calcext:value-type="float">
            <text:p>0.178623</text:p>
          </table:table-cell>
          <table:table-cell office:value-type="float" office:value="0.191665" calcext:value-type="float">
            <text:p>0.191665</text:p>
          </table:table-cell>
          <table:table-cell office:value-type="float" office:value="0.170391" calcext:value-type="float">
            <text:p>0.1703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41416" calcext:value-type="float">
            <text:p>8.941416</text:p>
          </table:table-cell>
          <table:table-cell office:value-type="float" office:value="0.178828" calcext:value-type="float">
            <text:p>0.178828</text:p>
          </table:table-cell>
          <table:table-cell office:value-type="float" office:value="0.193435" calcext:value-type="float">
            <text:p>0.193435</text:p>
          </table:table-cell>
          <table:table-cell office:value-type="float" office:value="0.166738" calcext:value-type="float">
            <text:p>0.166738</text:p>
          </table:table-cell>
          <table:table-cell office:value-type="float" office:value="50" calcext:value-type="float">
            <text:p>50</text:p>
          </table:table-cell>
          <table:table-cell office:value-type="float" office:value="9.555527" calcext:value-type="float">
            <text:p>9.555527</text:p>
          </table:table-cell>
          <table:table-cell office:value-type="float" office:value="0.191111" calcext:value-type="float">
            <text:p>0.191111</text:p>
          </table:table-cell>
          <table:table-cell office:value-type="float" office:value="0.808945" calcext:value-type="float">
            <text:p>0.808945</text:p>
          </table:table-cell>
          <table:table-cell office:value-type="float" office:value="0.165879" calcext:value-type="float">
            <text:p>0.16587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362072" calcext:value-type="float">
            <text:p>7.362072</text:p>
          </table:table-cell>
          <table:table-cell office:value-type="float" office:value="0.179563" calcext:value-type="float">
            <text:p>0.179563</text:p>
          </table:table-cell>
          <table:table-cell office:value-type="float" office:value="0.192986" calcext:value-type="float">
            <text:p>0.192986</text:p>
          </table:table-cell>
          <table:table-cell office:value-type="float" office:value="0.171521" calcext:value-type="float">
            <text:p>0.171521</text:p>
          </table:table-cell>
          <table:table-cell office:value-type="float" office:value="59" calcext:value-type="float">
            <text:p>59</text:p>
          </table:table-cell>
          <table:table-cell office:value-type="float" office:value="11.136022" calcext:value-type="float">
            <text:p>11.136022</text:p>
          </table:table-cell>
          <table:table-cell office:value-type="float" office:value="0.188746" calcext:value-type="float">
            <text:p>0.188746</text:p>
          </table:table-cell>
          <table:table-cell office:value-type="float" office:value="0.809872" calcext:value-type="float">
            <text:p>0.809872</text:p>
          </table:table-cell>
          <table:table-cell office:value-type="float" office:value="0.163474" calcext:value-type="float">
            <text:p>0.16347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.235094" calcext:value-type="float">
            <text:p>9.235094</text:p>
          </table:table-cell>
          <table:table-cell office:value-type="float" office:value="0.192398" calcext:value-type="float">
            <text:p>0.192398</text:p>
          </table:table-cell>
          <table:table-cell office:value-type="float" office:value="0.81267" calcext:value-type="float">
            <text:p>0.81267</text:p>
          </table:table-cell>
          <table:table-cell office:value-type="float" office:value="0.171569" calcext:value-type="float">
            <text:p>0.171569</text:p>
          </table:table-cell>
          <table:table-cell office:value-type="float" office:value="52" calcext:value-type="float">
            <text:p>52</text:p>
          </table:table-cell>
          <table:table-cell office:value-type="float" office:value="9.262995" calcext:value-type="float">
            <text:p>9.262995</text:p>
          </table:table-cell>
          <table:table-cell office:value-type="float" office:value="0.178135" calcext:value-type="float">
            <text:p>0.178135</text:p>
          </table:table-cell>
          <table:table-cell office:value-type="float" office:value="0.188176" calcext:value-type="float">
            <text:p>0.188176</text:p>
          </table:table-cell>
          <table:table-cell office:value-type="float" office:value="0.166822" calcext:value-type="float">
            <text:p>0.1668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70993" calcext:value-type="float">
            <text:p>10.470993</text:p>
          </table:table-cell>
          <table:table-cell office:value-type="float" office:value="0.190382" calcext:value-type="float">
            <text:p>0.190382</text:p>
          </table:table-cell>
          <table:table-cell office:value-type="float" office:value="0.809756" calcext:value-type="float">
            <text:p>0.809756</text:p>
          </table:table-cell>
          <table:table-cell office:value-type="float" office:value="0.16915" calcext:value-type="float">
            <text:p>0.16915</text:p>
          </table:table-cell>
          <table:table-cell office:value-type="float" office:value="45" calcext:value-type="float">
            <text:p>45</text:p>
          </table:table-cell>
          <table:table-cell office:value-type="float" office:value="8.026712" calcext:value-type="float">
            <text:p>8.026712</text:p>
          </table:table-cell>
          <table:table-cell office:value-type="float" office:value="0.178371" calcext:value-type="float">
            <text:p>0.178371</text:p>
          </table:table-cell>
          <table:table-cell office:value-type="float" office:value="0.19551" calcext:value-type="float">
            <text:p>0.19551</text:p>
          </table:table-cell>
          <table:table-cell office:value-type="float" office:value="0.164397" calcext:value-type="float">
            <text:p>0.16439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537319" calcext:value-type="float">
            <text:p>8.537319</text:p>
          </table:table-cell>
          <table:table-cell office:value-type="float" office:value="0.19403" calcext:value-type="float">
            <text:p>0.19403</text:p>
          </table:table-cell>
          <table:table-cell office:value-type="float" office:value="0.80922" calcext:value-type="float">
            <text:p>0.80922</text:p>
          </table:table-cell>
          <table:table-cell office:value-type="float" office:value="0.173029" calcext:value-type="float">
            <text:p>0.173029</text:p>
          </table:table-cell>
          <table:table-cell office:value-type="float" office:value="56" calcext:value-type="float">
            <text:p>56</text:p>
          </table:table-cell>
          <table:table-cell office:value-type="float" office:value="9.96078" calcext:value-type="float">
            <text:p>9.96078</text:p>
          </table:table-cell>
          <table:table-cell office:value-type="float" office:value="0.177871" calcext:value-type="float">
            <text:p>0.177871</text:p>
          </table:table-cell>
          <table:table-cell office:value-type="float" office:value="0.194836" calcext:value-type="float">
            <text:p>0.194836</text:p>
          </table:table-cell>
          <table:table-cell office:value-type="float" office:value="0.161946" calcext:value-type="float">
            <text:p>0.16194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930337" calcext:value-type="float">
            <text:p>8.930337</text:p>
          </table:table-cell>
          <table:table-cell office:value-type="float" office:value="0.178607" calcext:value-type="float">
            <text:p>0.178607</text:p>
          </table:table-cell>
          <table:table-cell office:value-type="float" office:value="0.195084" calcext:value-type="float">
            <text:p>0.195084</text:p>
          </table:table-cell>
          <table:table-cell office:value-type="float" office:value="0.170265" calcext:value-type="float">
            <text:p>0.170265</text:p>
          </table:table-cell>
          <table:table-cell office:value-type="float" office:value="50" calcext:value-type="float">
            <text:p>50</text:p>
          </table:table-cell>
          <table:table-cell office:value-type="float" office:value="9.568154" calcext:value-type="float">
            <text:p>9.568154</text:p>
          </table:table-cell>
          <table:table-cell office:value-type="float" office:value="0.191363" calcext:value-type="float">
            <text:p>0.191363</text:p>
          </table:table-cell>
          <table:table-cell office:value-type="float" office:value="0.812968" calcext:value-type="float">
            <text:p>0.812968</text:p>
          </table:table-cell>
          <table:table-cell office:value-type="float" office:value="0.162001" calcext:value-type="float">
            <text:p>0.16200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832447" calcext:value-type="float">
            <text:p>8.832447</text:p>
          </table:table-cell>
          <table:table-cell office:value-type="float" office:value="0.19201" calcext:value-type="float">
            <text:p>0.19201</text:p>
          </table:table-cell>
          <table:table-cell office:value-type="float" office:value="0.809371" calcext:value-type="float">
            <text:p>0.809371</text:p>
          </table:table-cell>
          <table:table-cell office:value-type="float" office:value="0.171019" calcext:value-type="float">
            <text:p>0.171019</text:p>
          </table:table-cell>
          <table:table-cell office:value-type="float" office:value="54" calcext:value-type="float">
            <text:p>54</text:p>
          </table:table-cell>
          <table:table-cell office:value-type="float" office:value="9.666074" calcext:value-type="float">
            <text:p>9.666074</text:p>
          </table:table-cell>
          <table:table-cell office:value-type="float" office:value="0.179001" calcext:value-type="float">
            <text:p>0.179001</text:p>
          </table:table-cell>
          <table:table-cell office:value-type="float" office:value="0.193762" calcext:value-type="float">
            <text:p>0.193762</text:p>
          </table:table-cell>
          <table:table-cell office:value-type="float" office:value="0.167841" calcext:value-type="float">
            <text:p>0.16784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111228" calcext:value-type="float">
            <text:p>10.111228</text:p>
          </table:table-cell>
          <table:table-cell office:value-type="float" office:value="0.190778" calcext:value-type="float">
            <text:p>0.190778</text:p>
          </table:table-cell>
          <table:table-cell office:value-type="float" office:value="0.813172" calcext:value-type="float">
            <text:p>0.813172</text:p>
          </table:table-cell>
          <table:table-cell office:value-type="float" office:value="0.169273" calcext:value-type="float">
            <text:p>0.169273</text:p>
          </table:table-cell>
          <table:table-cell office:value-type="float" office:value="47" calcext:value-type="float">
            <text:p>47</text:p>
          </table:table-cell>
          <table:table-cell office:value-type="float" office:value="8.386985" calcext:value-type="float">
            <text:p>8.386985</text:p>
          </table:table-cell>
          <table:table-cell office:value-type="float" office:value="0.178446" calcext:value-type="float">
            <text:p>0.178446</text:p>
          </table:table-cell>
          <table:table-cell office:value-type="float" office:value="0.192817" calcext:value-type="float">
            <text:p>0.192817</text:p>
          </table:table-cell>
          <table:table-cell office:value-type="float" office:value="0.163132" calcext:value-type="float">
            <text:p>0.16313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312567" calcext:value-type="float">
            <text:p>8.312567</text:p>
          </table:table-cell>
          <table:table-cell office:value-type="float" office:value="0.193316" calcext:value-type="float">
            <text:p>0.193316</text:p>
          </table:table-cell>
          <table:table-cell office:value-type="float" office:value="0.812684" calcext:value-type="float">
            <text:p>0.812684</text:p>
          </table:table-cell>
          <table:table-cell office:value-type="float" office:value="0.165061" calcext:value-type="float">
            <text:p>0.165061</text:p>
          </table:table-cell>
          <table:table-cell office:value-type="float" office:value="57" calcext:value-type="float">
            <text:p>57</text:p>
          </table:table-cell>
          <table:table-cell office:value-type="float" office:value="10.186724" calcext:value-type="float">
            <text:p>10.186724</text:p>
          </table:table-cell>
          <table:table-cell office:value-type="float" office:value="0.178714" calcext:value-type="float">
            <text:p>0.178714</text:p>
          </table:table-cell>
          <table:table-cell office:value-type="float" office:value="0.19254" calcext:value-type="float">
            <text:p>0.19254</text:p>
          </table:table-cell>
          <table:table-cell office:value-type="float" office:value="0.170696" calcext:value-type="float">
            <text:p>0.17069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541908" calcext:value-type="float">
            <text:p>10.541908</text:p>
          </table:table-cell>
          <table:table-cell office:value-type="float" office:value="0.178676" calcext:value-type="float">
            <text:p>0.178676</text:p>
          </table:table-cell>
          <table:table-cell office:value-type="float" office:value="0.19204" calcext:value-type="float">
            <text:p>0.19204</text:p>
          </table:table-cell>
          <table:table-cell office:value-type="float" office:value="0.163913" calcext:value-type="float">
            <text:p>0.163913</text:p>
          </table:table-cell>
          <table:table-cell office:value-type="float" office:value="41" calcext:value-type="float">
            <text:p>41</text:p>
          </table:table-cell>
          <table:table-cell office:value-type="float" office:value="7.955822" calcext:value-type="float">
            <text:p>7.955822</text:p>
          </table:table-cell>
          <table:table-cell office:value-type="float" office:value="0.194044" calcext:value-type="float">
            <text:p>0.194044</text:p>
          </table:table-cell>
          <table:table-cell office:value-type="float" office:value="0.808919" calcext:value-type="float">
            <text:p>0.808919</text:p>
          </table:table-cell>
          <table:table-cell office:value-type="float" office:value="0.167854" calcext:value-type="float">
            <text:p>0.16785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18766" calcext:value-type="float">
            <text:p>9.918766</text:p>
          </table:table-cell>
          <table:table-cell office:value-type="float" office:value="0.190745" calcext:value-type="float">
            <text:p>0.190745</text:p>
          </table:table-cell>
          <table:table-cell office:value-type="float" office:value="0.811957" calcext:value-type="float">
            <text:p>0.811957</text:p>
          </table:table-cell>
          <table:table-cell office:value-type="float" office:value="0.163254" calcext:value-type="float">
            <text:p>0.163254</text:p>
          </table:table-cell>
          <table:table-cell office:value-type="float" office:value="48" calcext:value-type="float">
            <text:p>48</text:p>
          </table:table-cell>
          <table:table-cell office:value-type="float" office:value="8.578801" calcext:value-type="float">
            <text:p>8.578801</text:p>
          </table:table-cell>
          <table:table-cell office:value-type="float" office:value="0.178725" calcext:value-type="float">
            <text:p>0.178725</text:p>
          </table:table-cell>
          <table:table-cell office:value-type="float" office:value="0.19434" calcext:value-type="float">
            <text:p>0.19434</text:p>
          </table:table-cell>
          <table:table-cell office:value-type="float" office:value="0.169165" calcext:value-type="float">
            <text:p>0.16916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092874" calcext:value-type="float">
            <text:p>9.092874</text:p>
          </table:table-cell>
          <table:table-cell office:value-type="float" office:value="0.178292" calcext:value-type="float">
            <text:p>0.178292</text:p>
          </table:table-cell>
          <table:table-cell office:value-type="float" office:value="0.194011" calcext:value-type="float">
            <text:p>0.194011</text:p>
          </table:table-cell>
          <table:table-cell office:value-type="float" office:value="0.168852" calcext:value-type="float">
            <text:p>0.168852</text:p>
          </table:table-cell>
          <table:table-cell office:value-type="float" office:value="49" calcext:value-type="float">
            <text:p>49</text:p>
          </table:table-cell>
          <table:table-cell office:value-type="float" office:value="9.405801" calcext:value-type="float">
            <text:p>9.405801</text:p>
          </table:table-cell>
          <table:table-cell office:value-type="float" office:value="0.191955" calcext:value-type="float">
            <text:p>0.191955</text:p>
          </table:table-cell>
          <table:table-cell office:value-type="float" office:value="0.810995" calcext:value-type="float">
            <text:p>0.810995</text:p>
          </table:table-cell>
          <table:table-cell office:value-type="float" office:value="0.164228" calcext:value-type="float">
            <text:p>0.1642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447563" calcext:value-type="float">
            <text:p>9.447563</text:p>
          </table:table-cell>
          <table:table-cell office:value-type="float" office:value="0.178256" calcext:value-type="float">
            <text:p>0.178256</text:p>
          </table:table-cell>
          <table:table-cell office:value-type="float" office:value="0.193352" calcext:value-type="float">
            <text:p>0.193352</text:p>
          </table:table-cell>
          <table:table-cell office:value-type="float" office:value="0.162971" calcext:value-type="float">
            <text:p>0.162971</text:p>
          </table:table-cell>
          <table:table-cell office:value-type="float" office:value="47" calcext:value-type="float">
            <text:p>47</text:p>
          </table:table-cell>
          <table:table-cell office:value-type="float" office:value="9.05096" calcext:value-type="float">
            <text:p>9.05096</text:p>
          </table:table-cell>
          <table:table-cell office:value-type="float" office:value="0.192574" calcext:value-type="float">
            <text:p>0.192574</text:p>
          </table:table-cell>
          <table:table-cell office:value-type="float" office:value="0.809267" calcext:value-type="float">
            <text:p>0.809267</text:p>
          </table:table-cell>
          <table:table-cell office:value-type="float" office:value="0.171501" calcext:value-type="float">
            <text:p>0.1715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.668419" calcext:value-type="float">
            <text:p>7.668419</text:p>
          </table:table-cell>
          <table:table-cell office:value-type="float" office:value="0.178335" calcext:value-type="float">
            <text:p>0.178335</text:p>
          </table:table-cell>
          <table:table-cell office:value-type="float" office:value="0.190515" calcext:value-type="float">
            <text:p>0.190515</text:p>
          </table:table-cell>
          <table:table-cell office:value-type="float" office:value="0.16343" calcext:value-type="float">
            <text:p>0.16343</text:p>
          </table:table-cell>
          <table:table-cell office:value-type="float" office:value="57" calcext:value-type="float">
            <text:p>57</text:p>
          </table:table-cell>
          <table:table-cell office:value-type="float" office:value="10.829758" calcext:value-type="float">
            <text:p>10.829758</text:p>
          </table:table-cell>
          <table:table-cell office:value-type="float" office:value="0.189996" calcext:value-type="float">
            <text:p>0.189996</text:p>
          </table:table-cell>
          <table:table-cell office:value-type="float" office:value="0.809783" calcext:value-type="float">
            <text:p>0.809783</text:p>
          </table:table-cell>
          <table:table-cell office:value-type="float" office:value="0.169517" calcext:value-type="float">
            <text:p>0.1695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8.82079" calcext:value-type="float">
            <text:p>8.82079</text:p>
          </table:table-cell>
          <table:table-cell office:value-type="float" office:value="0.191756" calcext:value-type="float">
            <text:p>0.191756</text:p>
          </table:table-cell>
          <table:table-cell office:value-type="float" office:value="0.810707" calcext:value-type="float">
            <text:p>0.810707</text:p>
          </table:table-cell>
          <table:table-cell office:value-type="float" office:value="0.170899" calcext:value-type="float">
            <text:p>0.170899</text:p>
          </table:table-cell>
          <table:table-cell office:value-type="float" office:value="54" calcext:value-type="float">
            <text:p>54</text:p>
          </table:table-cell>
          <table:table-cell office:value-type="float" office:value="9.678738" calcext:value-type="float">
            <text:p>9.678738</text:p>
          </table:table-cell>
          <table:table-cell office:value-type="float" office:value="0.179236" calcext:value-type="float">
            <text:p>0.179236</text:p>
          </table:table-cell>
          <table:table-cell office:value-type="float" office:value="0.191977" calcext:value-type="float">
            <text:p>0.191977</text:p>
          </table:table-cell>
          <table:table-cell office:value-type="float" office:value="0.166089" calcext:value-type="float">
            <text:p>0.1660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588308" calcext:value-type="float">
            <text:p>8.588308</text:p>
          </table:table-cell>
          <table:table-cell office:value-type="float" office:value="0.178923" calcext:value-type="float">
            <text:p>0.178923</text:p>
          </table:table-cell>
          <table:table-cell office:value-type="float" office:value="0.191182" calcext:value-type="float">
            <text:p>0.191182</text:p>
          </table:table-cell>
          <table:table-cell office:value-type="float" office:value="0.171215" calcext:value-type="float">
            <text:p>0.171215</text:p>
          </table:table-cell>
          <table:table-cell office:value-type="float" office:value="52" calcext:value-type="float">
            <text:p>52</text:p>
          </table:table-cell>
          <table:table-cell office:value-type="float" office:value="9.910911" calcext:value-type="float">
            <text:p>9.910911</text:p>
          </table:table-cell>
          <table:table-cell office:value-type="float" office:value="0.190594" calcext:value-type="float">
            <text:p>0.190594</text:p>
          </table:table-cell>
          <table:table-cell office:value-type="float" office:value="0.814065" calcext:value-type="float">
            <text:p>0.814065</text:p>
          </table:table-cell>
          <table:table-cell office:value-type="float" office:value="0.167088" calcext:value-type="float">
            <text:p>0.1670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062019" calcext:value-type="float">
            <text:p>9.062019</text:p>
          </table:table-cell>
          <table:table-cell office:value-type="float" office:value="0.177687" calcext:value-type="float">
            <text:p>0.177687</text:p>
          </table:table-cell>
          <table:table-cell office:value-type="float" office:value="0.193124" calcext:value-type="float">
            <text:p>0.193124</text:p>
          </table:table-cell>
          <table:table-cell office:value-type="float" office:value="0.166625" calcext:value-type="float">
            <text:p>0.166625</text:p>
          </table:table-cell>
          <table:table-cell office:value-type="float" office:value="49" calcext:value-type="float">
            <text:p>49</text:p>
          </table:table-cell>
          <table:table-cell office:value-type="float" office:value="9.436986" calcext:value-type="float">
            <text:p>9.436986</text:p>
          </table:table-cell>
          <table:table-cell office:value-type="float" office:value="0.192592" calcext:value-type="float">
            <text:p>0.192592</text:p>
          </table:table-cell>
          <table:table-cell office:value-type="float" office:value="0.813413" calcext:value-type="float">
            <text:p>0.813413</text:p>
          </table:table-cell>
          <table:table-cell office:value-type="float" office:value="0.164219" calcext:value-type="float">
            <text:p>0.1642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69849" calcext:value-type="float">
            <text:p>10.469849</text:p>
          </table:table-cell>
          <table:table-cell office:value-type="float" office:value="0.190361" calcext:value-type="float">
            <text:p>0.190361</text:p>
          </table:table-cell>
          <table:table-cell office:value-type="float" office:value="0.812495" calcext:value-type="float">
            <text:p>0.812495</text:p>
          </table:table-cell>
          <table:table-cell office:value-type="float" office:value="0.167745" calcext:value-type="float">
            <text:p>0.167745</text:p>
          </table:table-cell>
          <table:table-cell office:value-type="float" office:value="45" calcext:value-type="float">
            <text:p>45</text:p>
          </table:table-cell>
          <table:table-cell office:value-type="float" office:value="8.029492" calcext:value-type="float">
            <text:p>8.029492</text:p>
          </table:table-cell>
          <table:table-cell office:value-type="float" office:value="0.178433" calcext:value-type="float">
            <text:p>0.178433</text:p>
          </table:table-cell>
          <table:table-cell office:value-type="float" office:value="0.188868" calcext:value-type="float">
            <text:p>0.188868</text:p>
          </table:table-cell>
          <table:table-cell office:value-type="float" office:value="0.169907" calcext:value-type="float">
            <text:p>0.1699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53475" calcext:value-type="float">
            <text:p>9.53475</text:p>
          </table:table-cell>
          <table:table-cell office:value-type="float" office:value="0.190695" calcext:value-type="float">
            <text:p>0.190695</text:p>
          </table:table-cell>
          <table:table-cell office:value-type="float" office:value="0.810712" calcext:value-type="float">
            <text:p>0.810712</text:p>
          </table:table-cell>
          <table:table-cell office:value-type="float" office:value="0.163351" calcext:value-type="float">
            <text:p>0.163351</text:p>
          </table:table-cell>
          <table:table-cell office:value-type="float" office:value="50" calcext:value-type="float">
            <text:p>50</text:p>
          </table:table-cell>
          <table:table-cell office:value-type="float" office:value="8.964412" calcext:value-type="float">
            <text:p>8.964412</text:p>
          </table:table-cell>
          <table:table-cell office:value-type="float" office:value="0.179288" calcext:value-type="float">
            <text:p>0.179288</text:p>
          </table:table-cell>
          <table:table-cell office:value-type="float" office:value="0.195412" calcext:value-type="float">
            <text:p>0.195412</text:p>
          </table:table-cell>
          <table:table-cell office:value-type="float" office:value="0.17022" calcext:value-type="float">
            <text:p>0.170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558403" calcext:value-type="float">
            <text:p>9.558403</text:p>
          </table:table-cell>
          <table:table-cell office:value-type="float" office:value="0.191168" calcext:value-type="float">
            <text:p>0.191168</text:p>
          </table:table-cell>
          <table:table-cell office:value-type="float" office:value="0.813377" calcext:value-type="float">
            <text:p>0.813377</text:p>
          </table:table-cell>
          <table:table-cell office:value-type="float" office:value="0.16346" calcext:value-type="float">
            <text:p>0.16346</text:p>
          </table:table-cell>
          <table:table-cell office:value-type="float" office:value="50" calcext:value-type="float">
            <text:p>50</text:p>
          </table:table-cell>
          <table:table-cell office:value-type="float" office:value="8.940897" calcext:value-type="float">
            <text:p>8.940897</text:p>
          </table:table-cell>
          <table:table-cell office:value-type="float" office:value="0.178818" calcext:value-type="float">
            <text:p>0.178818</text:p>
          </table:table-cell>
          <table:table-cell office:value-type="float" office:value="0.194279" calcext:value-type="float">
            <text:p>0.194279</text:p>
          </table:table-cell>
          <table:table-cell office:value-type="float" office:value="0.169719" calcext:value-type="float">
            <text:p>0.16971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48068" calcext:value-type="float">
            <text:p>9.048068</text:p>
          </table:table-cell>
          <table:table-cell office:value-type="float" office:value="0.192512" calcext:value-type="float">
            <text:p>0.192512</text:p>
          </table:table-cell>
          <table:table-cell office:value-type="float" office:value="0.810837" calcext:value-type="float">
            <text:p>0.810837</text:p>
          </table:table-cell>
          <table:table-cell office:value-type="float" office:value="0.16227" calcext:value-type="float">
            <text:p>0.16227</text:p>
          </table:table-cell>
          <table:table-cell office:value-type="float" office:value="53" calcext:value-type="float">
            <text:p>53</text:p>
          </table:table-cell>
          <table:table-cell office:value-type="float" office:value="9.451017" calcext:value-type="float">
            <text:p>9.451017</text:p>
          </table:table-cell>
          <table:table-cell office:value-type="float" office:value="0.178321" calcext:value-type="float">
            <text:p>0.178321</text:p>
          </table:table-cell>
          <table:table-cell office:value-type="float" office:value="0.193189" calcext:value-type="float">
            <text:p>0.193189</text:p>
          </table:table-cell>
          <table:table-cell office:value-type="float" office:value="0.166345" calcext:value-type="float">
            <text:p>0.16634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313883" calcext:value-type="float">
            <text:p>10.313883</text:p>
          </table:table-cell>
          <table:table-cell office:value-type="float" office:value="0.190998" calcext:value-type="float">
            <text:p>0.190998</text:p>
          </table:table-cell>
          <table:table-cell office:value-type="float" office:value="0.808609" calcext:value-type="float">
            <text:p>0.808609</text:p>
          </table:table-cell>
          <table:table-cell office:value-type="float" office:value="0.169749" calcext:value-type="float">
            <text:p>0.169749</text:p>
          </table:table-cell>
          <table:table-cell office:value-type="float" office:value="46" calcext:value-type="float">
            <text:p>46</text:p>
          </table:table-cell>
          <table:table-cell office:value-type="float" office:value="8.184002" calcext:value-type="float">
            <text:p>8.184002</text:p>
          </table:table-cell>
          <table:table-cell office:value-type="float" office:value="0.177913" calcext:value-type="float">
            <text:p>0.177913</text:p>
          </table:table-cell>
          <table:table-cell office:value-type="float" office:value="0.192026" calcext:value-type="float">
            <text:p>0.192026</text:p>
          </table:table-cell>
          <table:table-cell office:value-type="float" office:value="0.164304" calcext:value-type="float">
            <text:p>0.1643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791962" calcext:value-type="float">
            <text:p>9.791962</text:p>
          </table:table-cell>
          <table:table-cell office:value-type="float" office:value="0.178036" calcext:value-type="float">
            <text:p>0.178036</text:p>
          </table:table-cell>
          <table:table-cell office:value-type="float" office:value="0.193402" calcext:value-type="float">
            <text:p>0.193402</text:p>
          </table:table-cell>
          <table:table-cell office:value-type="float" office:value="0.163013" calcext:value-type="float">
            <text:p>0.163013</text:p>
          </table:table-cell>
          <table:table-cell office:value-type="float" office:value="45" calcext:value-type="float">
            <text:p>45</text:p>
          </table:table-cell>
          <table:table-cell office:value-type="float" office:value="8.70733" calcext:value-type="float">
            <text:p>8.70733</text:p>
          </table:table-cell>
          <table:table-cell office:value-type="float" office:value="0.193496" calcext:value-type="float">
            <text:p>0.193496</text:p>
          </table:table-cell>
          <table:table-cell office:value-type="float" office:value="0.810786" calcext:value-type="float">
            <text:p>0.810786</text:p>
          </table:table-cell>
          <table:table-cell office:value-type="float" office:value="0.168026" calcext:value-type="float">
            <text:p>0.1680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941637" calcext:value-type="float">
            <text:p>9.941637</text:p>
          </table:table-cell>
          <table:table-cell office:value-type="float" office:value="0.191185" calcext:value-type="float">
            <text:p>0.191185</text:p>
          </table:table-cell>
          <table:table-cell office:value-type="float" office:value="0.812834" calcext:value-type="float">
            <text:p>0.812834</text:p>
          </table:table-cell>
          <table:table-cell office:value-type="float" office:value="0.163373" calcext:value-type="float">
            <text:p>0.163373</text:p>
          </table:table-cell>
          <table:table-cell office:value-type="float" office:value="48" calcext:value-type="float">
            <text:p>48</text:p>
          </table:table-cell>
          <table:table-cell office:value-type="float" office:value="8.556434" calcext:value-type="float">
            <text:p>8.556434</text:p>
          </table:table-cell>
          <table:table-cell office:value-type="float" office:value="0.178259" calcext:value-type="float">
            <text:p>0.178259</text:p>
          </table:table-cell>
          <table:table-cell office:value-type="float" office:value="0.191258" calcext:value-type="float">
            <text:p>0.191258</text:p>
          </table:table-cell>
          <table:table-cell office:value-type="float" office:value="0.171388" calcext:value-type="float">
            <text:p>0.1713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030263" calcext:value-type="float">
            <text:p>9.030263</text:p>
          </table:table-cell>
          <table:table-cell office:value-type="float" office:value="0.192133" calcext:value-type="float">
            <text:p>0.192133</text:p>
          </table:table-cell>
          <table:table-cell office:value-type="float" office:value="0.813699" calcext:value-type="float">
            <text:p>0.813699</text:p>
          </table:table-cell>
          <table:table-cell office:value-type="float" office:value="0.173207" calcext:value-type="float">
            <text:p>0.173207</text:p>
          </table:table-cell>
          <table:table-cell office:value-type="float" office:value="53" calcext:value-type="float">
            <text:p>53</text:p>
          </table:table-cell>
          <table:table-cell office:value-type="float" office:value="9.469478" calcext:value-type="float">
            <text:p>9.469478</text:p>
          </table:table-cell>
          <table:table-cell office:value-type="float" office:value="0.178669" calcext:value-type="float">
            <text:p>0.178669</text:p>
          </table:table-cell>
          <table:table-cell office:value-type="float" office:value="0.190792" calcext:value-type="float">
            <text:p>0.190792</text:p>
          </table:table-cell>
          <table:table-cell office:value-type="float" office:value="0.166643" calcext:value-type="float">
            <text:p>0.16664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763776" calcext:value-type="float">
            <text:p>8.763776</text:p>
          </table:table-cell>
          <table:table-cell office:value-type="float" office:value="0.178853" calcext:value-type="float">
            <text:p>0.178853</text:p>
          </table:table-cell>
          <table:table-cell office:value-type="float" office:value="0.193002" calcext:value-type="float">
            <text:p>0.193002</text:p>
          </table:table-cell>
          <table:table-cell office:value-type="float" office:value="0.163787" calcext:value-type="float">
            <text:p>0.163787</text:p>
          </table:table-cell>
          <table:table-cell office:value-type="float" office:value="51" calcext:value-type="float">
            <text:p>51</text:p>
          </table:table-cell>
          <table:table-cell office:value-type="float" office:value="9.734835" calcext:value-type="float">
            <text:p>9.734835</text:p>
          </table:table-cell>
          <table:table-cell office:value-type="float" office:value="0.190879" calcext:value-type="float">
            <text:p>0.190879</text:p>
          </table:table-cell>
          <table:table-cell office:value-type="float" office:value="0.809344" calcext:value-type="float">
            <text:p>0.809344</text:p>
          </table:table-cell>
          <table:table-cell office:value-type="float" office:value="0.169224" calcext:value-type="float">
            <text:p>0.169224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Type: UNREL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Clients:32 NumServers: 7 NumRequests: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(GET)</text:p>
          </table:table-cell>
          <table:table-cell office:value-type="string" calcext:value-type="string">
            <text:p>TotalTime(GET)</text:p>
          </table:table-cell>
          <table:table-cell office:value-type="string" calcext:value-type="string">
            <text:p>Average Latency(GET)</text:p>
          </table:table-cell>
          <table:table-cell office:value-type="string" calcext:value-type="string">
            <text:p>Max Latency(GET)</text:p>
          </table:table-cell>
          <table:table-cell office:value-type="string" calcext:value-type="string">
            <text:p>Min Latency(GET)</text:p>
          </table:table-cell>
          <table:table-cell office:value-type="string" calcext:value-type="string">
            <text:p>Num(PUT)</text:p>
          </table:table-cell>
          <table:table-cell office:value-type="string" calcext:value-type="string">
            <text:p>TotalTime(PUT)</text:p>
          </table:table-cell>
          <table:table-cell office:value-type="string" calcext:value-type="string">
            <text:p>Average Latency(PUT)</text:p>
          </table:table-cell>
          <table:table-cell office:value-type="string" calcext:value-type="string">
            <text:p>Max Latency(PUT)</text:p>
          </table:table-cell>
          <table:table-cell office:value-type="string" calcext:value-type="string">
            <text:p>Min Latency(PUT)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1.005435" calcext:value-type="float">
            <text:p>11.005435</text:p>
          </table:table-cell>
          <table:table-cell office:value-type="float" office:value="0.183424" calcext:value-type="float">
            <text:p>0.183424</text:p>
          </table:table-cell>
          <table:table-cell office:value-type="float" office:value="0.359302" calcext:value-type="float">
            <text:p>0.359302</text:p>
          </table:table-cell>
          <table:table-cell office:value-type="float" office:value="0.171411" calcext:value-type="float">
            <text:p>0.171411</text:p>
          </table:table-cell>
          <table:table-cell office:value-type="float" office:value="40" calcext:value-type="float">
            <text:p>40</text:p>
          </table:table-cell>
          <table:table-cell office:value-type="float" office:value="7.86289" calcext:value-type="float">
            <text:p>7.86289</text:p>
          </table:table-cell>
          <table:table-cell office:value-type="float" office:value="0.196572" calcext:value-type="float">
            <text:p>0.196572</text:p>
          </table:table-cell>
          <table:table-cell office:value-type="float" office:value="0.801191" calcext:value-type="float">
            <text:p>0.801191</text:p>
          </table:table-cell>
          <table:table-cell office:value-type="float" office:value="0.168396" calcext:value-type="float">
            <text:p>0.1683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024402" calcext:value-type="float">
            <text:p>10.024402</text:p>
          </table:table-cell>
          <table:table-cell office:value-type="float" office:value="0.192777" calcext:value-type="float">
            <text:p>0.192777</text:p>
          </table:table-cell>
          <table:table-cell office:value-type="float" office:value="0.80334" calcext:value-type="float">
            <text:p>0.80334</text:p>
          </table:table-cell>
          <table:table-cell office:value-type="float" office:value="0.171777" calcext:value-type="float">
            <text:p>0.171777</text:p>
          </table:table-cell>
          <table:table-cell office:value-type="float" office:value="48" calcext:value-type="float">
            <text:p>48</text:p>
          </table:table-cell>
          <table:table-cell office:value-type="float" office:value="8.845327" calcext:value-type="float">
            <text:p>8.845327</text:p>
          </table:table-cell>
          <table:table-cell office:value-type="float" office:value="0.184278" calcext:value-type="float">
            <text:p>0.184278</text:p>
          </table:table-cell>
          <table:table-cell office:value-type="float" office:value="0.360068" calcext:value-type="float">
            <text:p>0.360068</text:p>
          </table:table-cell>
          <table:table-cell office:value-type="float" office:value="0.168939" calcext:value-type="float">
            <text:p>0.16893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756914" calcext:value-type="float">
            <text:p>8.756914</text:p>
          </table:table-cell>
          <table:table-cell office:value-type="float" office:value="0.194598" calcext:value-type="float">
            <text:p>0.194598</text:p>
          </table:table-cell>
          <table:table-cell office:value-type="float" office:value="0.802021" calcext:value-type="float">
            <text:p>0.802021</text:p>
          </table:table-cell>
          <table:table-cell office:value-type="float" office:value="0.16598" calcext:value-type="float">
            <text:p>0.16598</text:p>
          </table:table-cell>
          <table:table-cell office:value-type="float" office:value="55" calcext:value-type="float">
            <text:p>55</text:p>
          </table:table-cell>
          <table:table-cell office:value-type="float" office:value="10.110534" calcext:value-type="float">
            <text:p>10.110534</text:p>
          </table:table-cell>
          <table:table-cell office:value-type="float" office:value="0.183828" calcext:value-type="float">
            <text:p>0.183828</text:p>
          </table:table-cell>
          <table:table-cell office:value-type="float" office:value="0.360021" calcext:value-type="float">
            <text:p>0.360021</text:p>
          </table:table-cell>
          <table:table-cell office:value-type="float" office:value="0.167364" calcext:value-type="float">
            <text:p>0.1673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870076" calcext:value-type="float">
            <text:p>9.870076</text:p>
          </table:table-cell>
          <table:table-cell office:value-type="float" office:value="0.197402" calcext:value-type="float">
            <text:p>0.197402</text:p>
          </table:table-cell>
          <table:table-cell office:value-type="float" office:value="0.801369" calcext:value-type="float">
            <text:p>0.801369</text:p>
          </table:table-cell>
          <table:table-cell office:value-type="float" office:value="0.171711" calcext:value-type="float">
            <text:p>0.171711</text:p>
          </table:table-cell>
          <table:table-cell office:value-type="float" office:value="50" calcext:value-type="float">
            <text:p>50</text:p>
          </table:table-cell>
          <table:table-cell office:value-type="float" office:value="8.999828" calcext:value-type="float">
            <text:p>8.999828</text:p>
          </table:table-cell>
          <table:table-cell office:value-type="float" office:value="0.179997" calcext:value-type="float">
            <text:p>0.179997</text:p>
          </table:table-cell>
          <table:table-cell office:value-type="float" office:value="0.188024" calcext:value-type="float">
            <text:p>0.188024</text:p>
          </table:table-cell>
          <table:table-cell office:value-type="float" office:value="0.169688" calcext:value-type="float">
            <text:p>0.16968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464197" calcext:value-type="float">
            <text:p>9.464197</text:p>
          </table:table-cell>
          <table:table-cell office:value-type="float" office:value="0.193147" calcext:value-type="float">
            <text:p>0.193147</text:p>
          </table:table-cell>
          <table:table-cell office:value-type="float" office:value="0.802227" calcext:value-type="float">
            <text:p>0.802227</text:p>
          </table:table-cell>
          <table:table-cell office:value-type="float" office:value="0.16301" calcext:value-type="float">
            <text:p>0.16301</text:p>
          </table:table-cell>
          <table:table-cell office:value-type="float" office:value="51" calcext:value-type="float">
            <text:p>51</text:p>
          </table:table-cell>
          <table:table-cell office:value-type="float" office:value="9.405867" calcext:value-type="float">
            <text:p>9.405867</text:p>
          </table:table-cell>
          <table:table-cell office:value-type="float" office:value="0.184429" calcext:value-type="float">
            <text:p>0.184429</text:p>
          </table:table-cell>
          <table:table-cell office:value-type="float" office:value="0.359447" calcext:value-type="float">
            <text:p>0.359447</text:p>
          </table:table-cell>
          <table:table-cell office:value-type="float" office:value="0.172799" calcext:value-type="float">
            <text:p>0.1727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.410866" calcext:value-type="float">
            <text:p>9.410866</text:p>
          </table:table-cell>
          <table:table-cell office:value-type="float" office:value="0.180978" calcext:value-type="float">
            <text:p>0.180978</text:p>
          </table:table-cell>
          <table:table-cell office:value-type="float" office:value="0.193278" calcext:value-type="float">
            <text:p>0.193278</text:p>
          </table:table-cell>
          <table:table-cell office:value-type="float" office:value="0.16689" calcext:value-type="float">
            <text:p>0.16689</text:p>
          </table:table-cell>
          <table:table-cell office:value-type="float" office:value="48" calcext:value-type="float">
            <text:p>48</text:p>
          </table:table-cell>
          <table:table-cell office:value-type="float" office:value="9.459202" calcext:value-type="float">
            <text:p>9.459202</text:p>
          </table:table-cell>
          <table:table-cell office:value-type="float" office:value="0.197067" calcext:value-type="float">
            <text:p>0.197067</text:p>
          </table:table-cell>
          <table:table-cell office:value-type="float" office:value="0.802516" calcext:value-type="float">
            <text:p>0.802516</text:p>
          </table:table-cell>
          <table:table-cell office:value-type="float" office:value="0.165445" calcext:value-type="float">
            <text:p>0.16544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.227104" calcext:value-type="float">
            <text:p>10.227104</text:p>
          </table:table-cell>
          <table:table-cell office:value-type="float" office:value="0.196675" calcext:value-type="float">
            <text:p>0.196675</text:p>
          </table:table-cell>
          <table:table-cell office:value-type="float" office:value="0.802594" calcext:value-type="float">
            <text:p>0.802594</text:p>
          </table:table-cell>
          <table:table-cell office:value-type="float" office:value="0.162339" calcext:value-type="float">
            <text:p>0.162339</text:p>
          </table:table-cell>
          <table:table-cell office:value-type="float" office:value="48" calcext:value-type="float">
            <text:p>48</text:p>
          </table:table-cell>
          <table:table-cell office:value-type="float" office:value="8.642919" calcext:value-type="float">
            <text:p>8.642919</text:p>
          </table:table-cell>
          <table:table-cell office:value-type="float" office:value="0.180061" calcext:value-type="float">
            <text:p>0.180061</text:p>
          </table:table-cell>
          <table:table-cell office:value-type="float" office:value="0.190411" calcext:value-type="float">
            <text:p>0.190411</text:p>
          </table:table-cell>
          <table:table-cell office:value-type="float" office:value="0.167245" calcext:value-type="float">
            <text:p>0.1672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.899672" calcext:value-type="float">
            <text:p>8.899672</text:p>
          </table:table-cell>
          <table:table-cell office:value-type="float" office:value="0.18541" calcext:value-type="float">
            <text:p>0.18541</text:p>
          </table:table-cell>
          <table:table-cell office:value-type="float" office:value="0.358626" calcext:value-type="float">
            <text:p>0.358626</text:p>
          </table:table-cell>
          <table:table-cell office:value-type="float" office:value="0.170863" calcext:value-type="float">
            <text:p>0.170863</text:p>
          </table:table-cell>
          <table:table-cell office:value-type="float" office:value="52" calcext:value-type="float">
            <text:p>52</text:p>
          </table:table-cell>
          <table:table-cell office:value-type="float" office:value="9.968254" calcext:value-type="float">
            <text:p>9.968254</text:p>
          </table:table-cell>
          <table:table-cell office:value-type="float" office:value="0.191697" calcext:value-type="float">
            <text:p>0.191697</text:p>
          </table:table-cell>
          <table:table-cell office:value-type="float" office:value="0.802377" calcext:value-type="float">
            <text:p>0.802377</text:p>
          </table:table-cell>
          <table:table-cell office:value-type="float" office:value="0.170767" calcext:value-type="float">
            <text:p>0.1707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144027" calcext:value-type="float">
            <text:p>10.144027</text:p>
          </table:table-cell>
          <table:table-cell office:value-type="float" office:value="0.191397" calcext:value-type="float">
            <text:p>0.191397</text:p>
          </table:table-cell>
          <table:table-cell office:value-type="float" office:value="0.801911" calcext:value-type="float">
            <text:p>0.801911</text:p>
          </table:table-cell>
          <table:table-cell office:value-type="float" office:value="0.169411" calcext:value-type="float">
            <text:p>0.169411</text:p>
          </table:table-cell>
          <table:table-cell office:value-type="float" office:value="47" calcext:value-type="float">
            <text:p>47</text:p>
          </table:table-cell>
          <table:table-cell office:value-type="float" office:value="8.725999" calcext:value-type="float">
            <text:p>8.725999</text:p>
          </table:table-cell>
          <table:table-cell office:value-type="float" office:value="0.18566" calcext:value-type="float">
            <text:p>0.18566</text:p>
          </table:table-cell>
          <table:table-cell office:value-type="float" office:value="0.359036" calcext:value-type="float">
            <text:p>0.359036</text:p>
          </table:table-cell>
          <table:table-cell office:value-type="float" office:value="0.172786" calcext:value-type="float">
            <text:p>0.1727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82224" calcext:value-type="float">
            <text:p>9.82224</text:p>
          </table:table-cell>
          <table:table-cell office:value-type="float" office:value="0.196445" calcext:value-type="float">
            <text:p>0.196445</text:p>
          </table:table-cell>
          <table:table-cell office:value-type="float" office:value="0.802671" calcext:value-type="float">
            <text:p>0.802671</text:p>
          </table:table-cell>
          <table:table-cell office:value-type="float" office:value="0.163601" calcext:value-type="float">
            <text:p>0.163601</text:p>
          </table:table-cell>
          <table:table-cell office:value-type="float" office:value="50" calcext:value-type="float">
            <text:p>50</text:p>
          </table:table-cell>
          <table:table-cell office:value-type="float" office:value="9.047404" calcext:value-type="float">
            <text:p>9.047404</text:p>
          </table:table-cell>
          <table:table-cell office:value-type="float" office:value="0.180948" calcext:value-type="float">
            <text:p>0.180948</text:p>
          </table:table-cell>
          <table:table-cell office:value-type="float" office:value="0.196465" calcext:value-type="float">
            <text:p>0.196465</text:p>
          </table:table-cell>
          <table:table-cell office:value-type="float" office:value="0.167789" calcext:value-type="float">
            <text:p>0.1677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109457" calcext:value-type="float">
            <text:p>8.109457</text:p>
          </table:table-cell>
          <table:table-cell office:value-type="float" office:value="0.184306" calcext:value-type="float">
            <text:p>0.184306</text:p>
          </table:table-cell>
          <table:table-cell office:value-type="float" office:value="0.359553" calcext:value-type="float">
            <text:p>0.359553</text:p>
          </table:table-cell>
          <table:table-cell office:value-type="float" office:value="0.168254" calcext:value-type="float">
            <text:p>0.168254</text:p>
          </table:table-cell>
          <table:table-cell office:value-type="float" office:value="56" calcext:value-type="float">
            <text:p>56</text:p>
          </table:table-cell>
          <table:table-cell office:value-type="float" office:value="10.75907" calcext:value-type="float">
            <text:p>10.75907</text:p>
          </table:table-cell>
          <table:table-cell office:value-type="float" office:value="0.192126" calcext:value-type="float">
            <text:p>0.192126</text:p>
          </table:table-cell>
          <table:table-cell office:value-type="float" office:value="0.802339" calcext:value-type="float">
            <text:p>0.802339</text:p>
          </table:table-cell>
          <table:table-cell office:value-type="float" office:value="0.170036" calcext:value-type="float">
            <text:p>0.1700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122674" calcext:value-type="float">
            <text:p>10.122674</text:p>
          </table:table-cell>
          <table:table-cell office:value-type="float" office:value="0.180762" calcext:value-type="float">
            <text:p>0.180762</text:p>
          </table:table-cell>
          <table:table-cell office:value-type="float" office:value="0.188801" calcext:value-type="float">
            <text:p>0.188801</text:p>
          </table:table-cell>
          <table:table-cell office:value-type="float" office:value="0.171469" calcext:value-type="float">
            <text:p>0.171469</text:p>
          </table:table-cell>
          <table:table-cell office:value-type="float" office:value="44" calcext:value-type="float">
            <text:p>44</text:p>
          </table:table-cell>
          <table:table-cell office:value-type="float" office:value="8.747508" calcext:value-type="float">
            <text:p>8.747508</text:p>
          </table:table-cell>
          <table:table-cell office:value-type="float" office:value="0.198807" calcext:value-type="float">
            <text:p>0.198807</text:p>
          </table:table-cell>
          <table:table-cell office:value-type="float" office:value="0.801335" calcext:value-type="float">
            <text:p>0.801335</text:p>
          </table:table-cell>
          <table:table-cell office:value-type="float" office:value="0.170374" calcext:value-type="float">
            <text:p>0.170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01569" calcext:value-type="float">
            <text:p>9.01569</text:p>
          </table:table-cell>
          <table:table-cell office:value-type="float" office:value="0.180314" calcext:value-type="float">
            <text:p>0.180314</text:p>
          </table:table-cell>
          <table:table-cell office:value-type="float" office:value="0.195113" calcext:value-type="float">
            <text:p>0.195113</text:p>
          </table:table-cell>
          <table:table-cell office:value-type="float" office:value="0.171855" calcext:value-type="float">
            <text:p>0.171855</text:p>
          </table:table-cell>
          <table:table-cell office:value-type="float" office:value="50" calcext:value-type="float">
            <text:p>50</text:p>
          </table:table-cell>
          <table:table-cell office:value-type="float" office:value="9.855332" calcext:value-type="float">
            <text:p>9.855332</text:p>
          </table:table-cell>
          <table:table-cell office:value-type="float" office:value="0.197107" calcext:value-type="float">
            <text:p>0.197107</text:p>
          </table:table-cell>
          <table:table-cell office:value-type="float" office:value="0.802077" calcext:value-type="float">
            <text:p>0.802077</text:p>
          </table:table-cell>
          <table:table-cell office:value-type="float" office:value="0.16794" calcext:value-type="float">
            <text:p>0.1679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853391" calcext:value-type="float">
            <text:p>8.853391</text:p>
          </table:table-cell>
          <table:table-cell office:value-type="float" office:value="0.180681" calcext:value-type="float">
            <text:p>0.180681</text:p>
          </table:table-cell>
          <table:table-cell office:value-type="float" office:value="0.193062" calcext:value-type="float">
            <text:p>0.193062</text:p>
          </table:table-cell>
          <table:table-cell office:value-type="float" office:value="0.171452" calcext:value-type="float">
            <text:p>0.171452</text:p>
          </table:table-cell>
          <table:table-cell office:value-type="float" office:value="51" calcext:value-type="float">
            <text:p>51</text:p>
          </table:table-cell>
          <table:table-cell office:value-type="float" office:value="10.019387" calcext:value-type="float">
            <text:p>10.019387</text:p>
          </table:table-cell>
          <table:table-cell office:value-type="float" office:value="0.196459" calcext:value-type="float">
            <text:p>0.196459</text:p>
          </table:table-cell>
          <table:table-cell office:value-type="float" office:value="0.803596" calcext:value-type="float">
            <text:p>0.803596</text:p>
          </table:table-cell>
          <table:table-cell office:value-type="float" office:value="0.17025" calcext:value-type="float">
            <text:p>0.170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.38081" calcext:value-type="float">
            <text:p>7.38081</text:p>
          </table:table-cell>
          <table:table-cell office:value-type="float" office:value="0.18002" calcext:value-type="float">
            <text:p>0.18002</text:p>
          </table:table-cell>
          <table:table-cell office:value-type="float" office:value="0.189921" calcext:value-type="float">
            <text:p>0.189921</text:p>
          </table:table-cell>
          <table:table-cell office:value-type="float" office:value="0.171427" calcext:value-type="float">
            <text:p>0.171427</text:p>
          </table:table-cell>
          <table:table-cell office:value-type="float" office:value="59" calcext:value-type="float">
            <text:p>59</text:p>
          </table:table-cell>
          <table:table-cell office:value-type="float" office:value="11.490997" calcext:value-type="float">
            <text:p>11.490997</text:p>
          </table:table-cell>
          <table:table-cell office:value-type="float" office:value="0.194763" calcext:value-type="float">
            <text:p>0.194763</text:p>
          </table:table-cell>
          <table:table-cell office:value-type="float" office:value="0.801541" calcext:value-type="float">
            <text:p>0.801541</text:p>
          </table:table-cell>
          <table:table-cell office:value-type="float" office:value="0.167298" calcext:value-type="float">
            <text:p>0.16729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048093" calcext:value-type="float">
            <text:p>9.048093</text:p>
          </table:table-cell>
          <table:table-cell office:value-type="float" office:value="0.184655" calcext:value-type="float">
            <text:p>0.184655</text:p>
          </table:table-cell>
          <table:table-cell office:value-type="float" office:value="0.360066" calcext:value-type="float">
            <text:p>0.360066</text:p>
          </table:table-cell>
          <table:table-cell office:value-type="float" office:value="0.166105" calcext:value-type="float">
            <text:p>0.166105</text:p>
          </table:table-cell>
          <table:table-cell office:value-type="float" office:value="51" calcext:value-type="float">
            <text:p>51</text:p>
          </table:table-cell>
          <table:table-cell office:value-type="float" office:value="9.825364" calcext:value-type="float">
            <text:p>9.825364</text:p>
          </table:table-cell>
          <table:table-cell office:value-type="float" office:value="0.192654" calcext:value-type="float">
            <text:p>0.192654</text:p>
          </table:table-cell>
          <table:table-cell office:value-type="float" office:value="0.803177" calcext:value-type="float">
            <text:p>0.803177</text:p>
          </table:table-cell>
          <table:table-cell office:value-type="float" office:value="0.171722" calcext:value-type="float">
            <text:p>0.1717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8.103313" calcext:value-type="float">
            <text:p>8.103313</text:p>
          </table:table-cell>
          <table:table-cell office:value-type="float" office:value="0.184166" calcext:value-type="float">
            <text:p>0.184166</text:p>
          </table:table-cell>
          <table:table-cell office:value-type="float" office:value="0.360157" calcext:value-type="float">
            <text:p>0.360157</text:p>
          </table:table-cell>
          <table:table-cell office:value-type="float" office:value="0.171049" calcext:value-type="float">
            <text:p>0.171049</text:p>
          </table:table-cell>
          <table:table-cell office:value-type="float" office:value="56" calcext:value-type="float">
            <text:p>56</text:p>
          </table:table-cell>
          <table:table-cell office:value-type="float" office:value="10.770334" calcext:value-type="float">
            <text:p>10.770334</text:p>
          </table:table-cell>
          <table:table-cell office:value-type="float" office:value="0.192327" calcext:value-type="float">
            <text:p>0.192327</text:p>
          </table:table-cell>
          <table:table-cell office:value-type="float" office:value="0.802746" calcext:value-type="float">
            <text:p>0.802746</text:p>
          </table:table-cell>
          <table:table-cell office:value-type="float" office:value="0.169685" calcext:value-type="float">
            <text:p>0.1696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587854" calcext:value-type="float">
            <text:p>10.587854</text:p>
          </table:table-cell>
          <table:table-cell office:value-type="float" office:value="0.196071" calcext:value-type="float">
            <text:p>0.196071</text:p>
          </table:table-cell>
          <table:table-cell office:value-type="float" office:value="0.802514" calcext:value-type="float">
            <text:p>0.802514</text:p>
          </table:table-cell>
          <table:table-cell office:value-type="float" office:value="0.169194" calcext:value-type="float">
            <text:p>0.169194</text:p>
          </table:table-cell>
          <table:table-cell office:value-type="float" office:value="46" calcext:value-type="float">
            <text:p>46</text:p>
          </table:table-cell>
          <table:table-cell office:value-type="float" office:value="8.28768" calcext:value-type="float">
            <text:p>8.28768</text:p>
          </table:table-cell>
          <table:table-cell office:value-type="float" office:value="0.180167" calcext:value-type="float">
            <text:p>0.180167</text:p>
          </table:table-cell>
          <table:table-cell office:value-type="float" office:value="0.187938" calcext:value-type="float">
            <text:p>0.187938</text:p>
          </table:table-cell>
          <table:table-cell office:value-type="float" office:value="0.172239" calcext:value-type="float">
            <text:p>0.17223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452051" calcext:value-type="float">
            <text:p>10.452051</text:p>
          </table:table-cell>
          <table:table-cell office:value-type="float" office:value="0.183369" calcext:value-type="float">
            <text:p>0.183369</text:p>
          </table:table-cell>
          <table:table-cell office:value-type="float" office:value="0.358431" calcext:value-type="float">
            <text:p>0.358431</text:p>
          </table:table-cell>
          <table:table-cell office:value-type="float" office:value="0.169416" calcext:value-type="float">
            <text:p>0.169416</text:p>
          </table:table-cell>
          <table:table-cell office:value-type="float" office:value="43" calcext:value-type="float">
            <text:p>43</text:p>
          </table:table-cell>
          <table:table-cell office:value-type="float" office:value="8.421885" calcext:value-type="float">
            <text:p>8.421885</text:p>
          </table:table-cell>
          <table:table-cell office:value-type="float" office:value="0.195858" calcext:value-type="float">
            <text:p>0.195858</text:p>
          </table:table-cell>
          <table:table-cell office:value-type="float" office:value="0.80117" calcext:value-type="float">
            <text:p>0.80117</text:p>
          </table:table-cell>
          <table:table-cell office:value-type="float" office:value="0.170214" calcext:value-type="float">
            <text:p>0.1702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835471" calcext:value-type="float">
            <text:p>10.835471</text:p>
          </table:table-cell>
          <table:table-cell office:value-type="float" office:value="0.183652" calcext:value-type="float">
            <text:p>0.183652</text:p>
          </table:table-cell>
          <table:table-cell office:value-type="float" office:value="0.358997" calcext:value-type="float">
            <text:p>0.358997</text:p>
          </table:table-cell>
          <table:table-cell office:value-type="float" office:value="0.16696" calcext:value-type="float">
            <text:p>0.16696</text:p>
          </table:table-cell>
          <table:table-cell office:value-type="float" office:value="41" calcext:value-type="float">
            <text:p>41</text:p>
          </table:table-cell>
          <table:table-cell office:value-type="float" office:value="8.041147" calcext:value-type="float">
            <text:p>8.041147</text:p>
          </table:table-cell>
          <table:table-cell office:value-type="float" office:value="0.196126" calcext:value-type="float">
            <text:p>0.196126</text:p>
          </table:table-cell>
          <table:table-cell office:value-type="float" office:value="0.803525" calcext:value-type="float">
            <text:p>0.803525</text:p>
          </table:table-cell>
          <table:table-cell office:value-type="float" office:value="0.167983" calcext:value-type="float">
            <text:p>0.1679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.349424" calcext:value-type="float">
            <text:p>10.349424</text:p>
          </table:table-cell>
          <table:table-cell office:value-type="float" office:value="0.195272" calcext:value-type="float">
            <text:p>0.195272</text:p>
          </table:table-cell>
          <table:table-cell office:value-type="float" office:value="0.801834" calcext:value-type="float">
            <text:p>0.801834</text:p>
          </table:table-cell>
          <table:table-cell office:value-type="float" office:value="0.171066" calcext:value-type="float">
            <text:p>0.171066</text:p>
          </table:table-cell>
          <table:table-cell office:value-type="float" office:value="47" calcext:value-type="float">
            <text:p>47</text:p>
          </table:table-cell>
          <table:table-cell office:value-type="float" office:value="8.52546" calcext:value-type="float">
            <text:p>8.52546</text:p>
          </table:table-cell>
          <table:table-cell office:value-type="float" office:value="0.181393" calcext:value-type="float">
            <text:p>0.181393</text:p>
          </table:table-cell>
          <table:table-cell office:value-type="float" office:value="0.190655" calcext:value-type="float">
            <text:p>0.190655</text:p>
          </table:table-cell>
          <table:table-cell office:value-type="float" office:value="0.169535" calcext:value-type="float">
            <text:p>0.1695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301095" calcext:value-type="float">
            <text:p>8.301095</text:p>
          </table:table-cell>
          <table:table-cell office:value-type="float" office:value="0.184469" calcext:value-type="float">
            <text:p>0.184469</text:p>
          </table:table-cell>
          <table:table-cell office:value-type="float" office:value="0.358424" calcext:value-type="float">
            <text:p>0.358424</text:p>
          </table:table-cell>
          <table:table-cell office:value-type="float" office:value="0.169495" calcext:value-type="float">
            <text:p>0.169495</text:p>
          </table:table-cell>
          <table:table-cell office:value-type="float" office:value="55" calcext:value-type="float">
            <text:p>55</text:p>
          </table:table-cell>
          <table:table-cell office:value-type="float" office:value="10.574379" calcext:value-type="float">
            <text:p>10.574379</text:p>
          </table:table-cell>
          <table:table-cell office:value-type="float" office:value="0.192261" calcext:value-type="float">
            <text:p>0.192261</text:p>
          </table:table-cell>
          <table:table-cell office:value-type="float" office:value="0.802338" calcext:value-type="float">
            <text:p>0.802338</text:p>
          </table:table-cell>
          <table:table-cell office:value-type="float" office:value="0.169781" calcext:value-type="float">
            <text:p>0.16978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10148" calcext:value-type="float">
            <text:p>8.510148</text:p>
          </table:table-cell>
          <table:table-cell office:value-type="float" office:value="0.181067" calcext:value-type="float">
            <text:p>0.181067</text:p>
          </table:table-cell>
          <table:table-cell office:value-type="float" office:value="0.1948" calcext:value-type="float">
            <text:p>0.1948</text:p>
          </table:table-cell>
          <table:table-cell office:value-type="float" office:value="0.167625" calcext:value-type="float">
            <text:p>0.167625</text:p>
          </table:table-cell>
          <table:table-cell office:value-type="float" office:value="53" calcext:value-type="float">
            <text:p>53</text:p>
          </table:table-cell>
          <table:table-cell office:value-type="float" office:value="10.36688" calcext:value-type="float">
            <text:p>10.36688</text:p>
          </table:table-cell>
          <table:table-cell office:value-type="float" office:value="0.195602" calcext:value-type="float">
            <text:p>0.195602</text:p>
          </table:table-cell>
          <table:table-cell office:value-type="float" office:value="0.802376" calcext:value-type="float">
            <text:p>0.802376</text:p>
          </table:table-cell>
          <table:table-cell office:value-type="float" office:value="0.169994" calcext:value-type="float">
            <text:p>0.16999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620064" calcext:value-type="float">
            <text:p>10.620064</text:p>
          </table:table-cell>
          <table:table-cell office:value-type="float" office:value="0.193092" calcext:value-type="float">
            <text:p>0.193092</text:p>
          </table:table-cell>
          <table:table-cell office:value-type="float" office:value="0.802346" calcext:value-type="float">
            <text:p>0.802346</text:p>
          </table:table-cell>
          <table:table-cell office:value-type="float" office:value="0.167245" calcext:value-type="float">
            <text:p>0.167245</text:p>
          </table:table-cell>
          <table:table-cell office:value-type="float" office:value="45" calcext:value-type="float">
            <text:p>45</text:p>
          </table:table-cell>
          <table:table-cell office:value-type="float" office:value="8.255905" calcext:value-type="float">
            <text:p>8.255905</text:p>
          </table:table-cell>
          <table:table-cell office:value-type="float" office:value="0.183465" calcext:value-type="float">
            <text:p>0.183465</text:p>
          </table:table-cell>
          <table:table-cell office:value-type="float" office:value="0.359496" calcext:value-type="float">
            <text:p>0.359496</text:p>
          </table:table-cell>
          <table:table-cell office:value-type="float" office:value="0.162388" calcext:value-type="float">
            <text:p>0.1623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12883" calcext:value-type="float">
            <text:p>9.312883</text:p>
          </table:table-cell>
          <table:table-cell office:value-type="float" office:value="0.198146" calcext:value-type="float">
            <text:p>0.198146</text:p>
          </table:table-cell>
          <table:table-cell office:value-type="float" office:value="0.802389" calcext:value-type="float">
            <text:p>0.802389</text:p>
          </table:table-cell>
          <table:table-cell office:value-type="float" office:value="0.171986" calcext:value-type="float">
            <text:p>0.171986</text:p>
          </table:table-cell>
          <table:table-cell office:value-type="float" office:value="53" calcext:value-type="float">
            <text:p>53</text:p>
          </table:table-cell>
          <table:table-cell office:value-type="float" office:value="9.56393" calcext:value-type="float">
            <text:p>9.56393</text:p>
          </table:table-cell>
          <table:table-cell office:value-type="float" office:value="0.180452" calcext:value-type="float">
            <text:p>0.180452</text:p>
          </table:table-cell>
          <table:table-cell office:value-type="float" office:value="0.191505" calcext:value-type="float">
            <text:p>0.191505</text:p>
          </table:table-cell>
          <table:table-cell office:value-type="float" office:value="0.167227" calcext:value-type="float">
            <text:p>0.16722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518104" calcext:value-type="float">
            <text:p>9.518104</text:p>
          </table:table-cell>
          <table:table-cell office:value-type="float" office:value="0.179587" calcext:value-type="float">
            <text:p>0.179587</text:p>
          </table:table-cell>
          <table:table-cell office:value-type="float" office:value="0.191916" calcext:value-type="float">
            <text:p>0.191916</text:p>
          </table:table-cell>
          <table:table-cell office:value-type="float" office:value="0.168234" calcext:value-type="float">
            <text:p>0.168234</text:p>
          </table:table-cell>
          <table:table-cell office:value-type="float" office:value="47" calcext:value-type="float">
            <text:p>47</text:p>
          </table:table-cell>
          <table:table-cell office:value-type="float" office:value="9.359432" calcext:value-type="float">
            <text:p>9.359432</text:p>
          </table:table-cell>
          <table:table-cell office:value-type="float" office:value="0.199137" calcext:value-type="float">
            <text:p>0.199137</text:p>
          </table:table-cell>
          <table:table-cell office:value-type="float" office:value="0.803426" calcext:value-type="float">
            <text:p>0.803426</text:p>
          </table:table-cell>
          <table:table-cell office:value-type="float" office:value="0.169741" calcext:value-type="float">
            <text:p>0.16974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703035" calcext:value-type="float">
            <text:p>10.703035</text:p>
          </table:table-cell>
          <table:table-cell office:value-type="float" office:value="0.184535" calcext:value-type="float">
            <text:p>0.184535</text:p>
          </table:table-cell>
          <table:table-cell office:value-type="float" office:value="0.359957" calcext:value-type="float">
            <text:p>0.359957</text:p>
          </table:table-cell>
          <table:table-cell office:value-type="float" office:value="0.17066" calcext:value-type="float">
            <text:p>0.17066</text:p>
          </table:table-cell>
          <table:table-cell office:value-type="float" office:value="42" calcext:value-type="float">
            <text:p>42</text:p>
          </table:table-cell>
          <table:table-cell office:value-type="float" office:value="8.174559" calcext:value-type="float">
            <text:p>8.174559</text:p>
          </table:table-cell>
          <table:table-cell office:value-type="float" office:value="0.194632" calcext:value-type="float">
            <text:p>0.194632</text:p>
          </table:table-cell>
          <table:table-cell office:value-type="float" office:value="0.804086" calcext:value-type="float">
            <text:p>0.804086</text:p>
          </table:table-cell>
          <table:table-cell office:value-type="float" office:value="0.168031" calcext:value-type="float">
            <text:p>0.16803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312298" calcext:value-type="float">
            <text:p>9.312298</text:p>
          </table:table-cell>
          <table:table-cell office:value-type="float" office:value="0.198134" calcext:value-type="float">
            <text:p>0.198134</text:p>
          </table:table-cell>
          <table:table-cell office:value-type="float" office:value="0.801594" calcext:value-type="float">
            <text:p>0.801594</text:p>
          </table:table-cell>
          <table:table-cell office:value-type="float" office:value="0.169251" calcext:value-type="float">
            <text:p>0.169251</text:p>
          </table:table-cell>
          <table:table-cell office:value-type="float" office:value="53" calcext:value-type="float">
            <text:p>53</text:p>
          </table:table-cell>
          <table:table-cell office:value-type="float" office:value="9.564601" calcext:value-type="float">
            <text:p>9.564601</text:p>
          </table:table-cell>
          <table:table-cell office:value-type="float" office:value="0.180464" calcext:value-type="float">
            <text:p>0.180464</text:p>
          </table:table-cell>
          <table:table-cell office:value-type="float" office:value="0.193433" calcext:value-type="float">
            <text:p>0.193433</text:p>
          </table:table-cell>
          <table:table-cell office:value-type="float" office:value="0.16806" calcext:value-type="float">
            <text:p>0.168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720941" calcext:value-type="float">
            <text:p>9.720941</text:p>
          </table:table-cell>
          <table:table-cell office:value-type="float" office:value="0.183414" calcext:value-type="float">
            <text:p>0.183414</text:p>
          </table:table-cell>
          <table:table-cell office:value-type="float" office:value="0.360119" calcext:value-type="float">
            <text:p>0.360119</text:p>
          </table:table-cell>
          <table:table-cell office:value-type="float" office:value="0.166842" calcext:value-type="float">
            <text:p>0.166842</text:p>
          </table:table-cell>
          <table:table-cell office:value-type="float" office:value="47" calcext:value-type="float">
            <text:p>47</text:p>
          </table:table-cell>
          <table:table-cell office:value-type="float" office:value="9.154604" calcext:value-type="float">
            <text:p>9.154604</text:p>
          </table:table-cell>
          <table:table-cell office:value-type="float" office:value="0.194779" calcext:value-type="float">
            <text:p>0.194779</text:p>
          </table:table-cell>
          <table:table-cell office:value-type="float" office:value="0.801083" calcext:value-type="float">
            <text:p>0.801083</text:p>
          </table:table-cell>
          <table:table-cell office:value-type="float" office:value="0.17147" calcext:value-type="float">
            <text:p>0.171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.63474" calcext:value-type="float">
            <text:p>9.63474</text:p>
          </table:table-cell>
          <table:table-cell office:value-type="float" office:value="0.196627" calcext:value-type="float">
            <text:p>0.196627</text:p>
          </table:table-cell>
          <table:table-cell office:value-type="float" office:value="0.801636" calcext:value-type="float">
            <text:p>0.801636</text:p>
          </table:table-cell>
          <table:table-cell office:value-type="float" office:value="0.169606" calcext:value-type="float">
            <text:p>0.169606</text:p>
          </table:table-cell>
          <table:table-cell office:value-type="float" office:value="51" calcext:value-type="float">
            <text:p>51</text:p>
          </table:table-cell>
          <table:table-cell office:value-type="float" office:value="9.242433" calcext:value-type="float">
            <text:p>9.242433</text:p>
          </table:table-cell>
          <table:table-cell office:value-type="float" office:value="0.181224" calcext:value-type="float">
            <text:p>0.181224</text:p>
          </table:table-cell>
          <table:table-cell office:value-type="float" office:value="0.192893" calcext:value-type="float">
            <text:p>0.192893</text:p>
          </table:table-cell>
          <table:table-cell office:value-type="float" office:value="0.166352" calcext:value-type="float">
            <text:p>0.16635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310873" calcext:value-type="float">
            <text:p>8.310873</text:p>
          </table:table-cell>
          <table:table-cell office:value-type="float" office:value="0.184686" calcext:value-type="float">
            <text:p>0.184686</text:p>
          </table:table-cell>
          <table:table-cell office:value-type="float" office:value="0.359686" calcext:value-type="float">
            <text:p>0.359686</text:p>
          </table:table-cell>
          <table:table-cell office:value-type="float" office:value="0.167045" calcext:value-type="float">
            <text:p>0.167045</text:p>
          </table:table-cell>
          <table:table-cell office:value-type="float" office:value="55" calcext:value-type="float">
            <text:p>55</text:p>
          </table:table-cell>
          <table:table-cell office:value-type="float" office:value="10.567071" calcext:value-type="float">
            <text:p>10.567071</text:p>
          </table:table-cell>
          <table:table-cell office:value-type="float" office:value="0.192129" calcext:value-type="float">
            <text:p>0.192129</text:p>
          </table:table-cell>
          <table:table-cell office:value-type="float" office:value="0.802222" calcext:value-type="float">
            <text:p>0.802222</text:p>
          </table:table-cell>
          <table:table-cell office:value-type="float" office:value="0.166047" calcext:value-type="float">
            <text:p>0.16604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1.838964" calcext:value-type="float">
            <text:p>11.838964</text:p>
          </table:table-cell>
          <table:table-cell office:value-type="float" office:value="0.190951" calcext:value-type="float">
            <text:p>0.190951</text:p>
          </table:table-cell>
          <table:table-cell office:value-type="float" office:value="0.802077" calcext:value-type="float">
            <text:p>0.802077</text:p>
          </table:table-cell>
          <table:table-cell office:value-type="float" office:value="0.166641" calcext:value-type="float">
            <text:p>0.166641</text:p>
          </table:table-cell>
          <table:table-cell office:value-type="float" office:value="38" calcext:value-type="float">
            <text:p>38</text:p>
          </table:table-cell>
          <table:table-cell office:value-type="float" office:value="7.03878" calcext:value-type="float">
            <text:p>7.03878</text:p>
          </table:table-cell>
          <table:table-cell office:value-type="float" office:value="0.185231" calcext:value-type="float">
            <text:p>0.185231</text:p>
          </table:table-cell>
          <table:table-cell office:value-type="float" office:value="0.358173" calcext:value-type="float">
            <text:p>0.358173</text:p>
          </table:table-cell>
          <table:table-cell office:value-type="float" office:value="0.162727" calcext:value-type="float">
            <text:p>0.1627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13T16:11:30.545882057</dc:date>
    <meta:document-statistic meta:table-count="2" meta:cell-count="4080" meta:object-count="0"/>
    <meta:generator>LibreOffice/4.2.3.3$Linux_X86_64 LibreOffice_project/420m0$Build-3</meta:generator>
  </office:meta>
</office:document-meta>
</file>